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gr1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969696"/>
    </style:style>
    <style:style style:name="gr2" style:family="graphic">
      <style:graphic-properties draw:stroke="none" draw:fill="solid" draw:fill-color="#ffcc99" draw:textarea-horizontal-align="justify" draw:textarea-vertical-align="top" draw:auto-grow-height="true" fo:padding-top="0.13cm" fo:padding-bottom="0.13cm" fo:padding-left="0.25cm" fo:padding-right="0.25cm" fo:wrap-option="wrap" draw:shadow="visible" draw:shadow-offset-x="0.212cm" draw:shadow-offset-y="0.212cm" draw:shadow-color="#969696" draw:shadow-opacity="50%"/>
    </style:style>
    <style:style style:name="gr3" style:family="graphic">
      <style:graphic-properties draw:stroke="none" draw:fill="solid" draw:fill-color="#ffff99" draw:textarea-horizontal-align="justify" draw:textarea-vertical-align="top" draw:auto-grow-height="true" fo:padding-top="0.13cm" fo:padding-bottom="0.13cm" fo:padding-left="0.25cm" fo:padding-right="0.25cm" fo:wrap-option="wrap" draw:shadow="visible" draw:shadow-offset-x="0.212cm" draw:shadow-offset-y="0.212cm" draw:shadow-color="#969696" draw:shadow-opacity="50%"/>
    </style:style>
    <style:style style:name="gr4" style:family="graphic">
      <style:graphic-properties draw:stroke="none" draw:fill="solid" draw:fill-color="#ffffff" draw:opacity="100%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draw:stroke="solid" svg:stroke-width="0.071cm" svg:stroke-color="#000000" draw:stroke-linejoin="miter" draw:fill="solid" draw:fill-color="#ffff99" draw:textarea-horizontal-align="justify" draw:textarea-vertical-align="middle" draw:auto-grow-height="true" fo:padding-top="0.13cm" fo:padding-bottom="0.13cm" fo:padding-left="0.25cm" fo:padding-right="0.25cm" fo:wrap-option="wrap" draw:shadow="hidden" draw:shadow-offset-x="0.212cm" draw:shadow-offset-y="0.212cm" draw:shadow-color="#969696"/>
    </style:style>
    <style:style style:name="gr6" style:family="graphic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969696"/>
    </style:style>
    <style:style style:name="gr7" style:family="graphic">
      <style:graphic-properties draw:stroke="solid" svg:stroke-width="0.071cm" svg:stroke-color="#000000" draw:stroke-linejoin="miter" draw:fill="solid" draw:fill-color="#ffcc66" draw:textarea-horizontal-align="justify" draw:textarea-vertical-align="top" draw:auto-grow-height="true" fo:padding-top="0.13cm" fo:padding-bottom="0.13cm" fo:padding-left="0.25cm" fo:padding-right="0.25cm" fo:wrap-option="wrap" draw:shadow="hidden" draw:shadow-color="#969696"/>
    </style:style>
    <style:style style:name="gr8" style:family="graphic">
      <style:graphic-properties draw:stroke="solid" svg:stroke-width="0.071cm" svg:stroke-color="#ff0000" draw:marker-end="msArrowEnd_20_8" draw:marker-end-width="0.355cm" draw:marker-end-center="false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gr9" style:family="graphic">
      <style:graphic-properties draw:stroke="none" draw:fill="none" draw:fill-color="#ffffff" draw:textarea-horizontal-align="justify" draw:textarea-vertical-align="top" draw:auto-grow-height="true" fo:padding-top="0.123cm" fo:padding-bottom="0.123cm" fo:padding-left="0.251cm" fo:padding-right="0.251cm" fo:wrap-option="wrap" draw:shadow="hidden" draw:shadow-color="#969696"/>
    </style:style>
    <style:style style:name="gr10" style:family="graphic">
      <style:graphic-properties draw:stroke="none" draw:fill="none" draw:fill-color="#00cc99" draw:textarea-horizontal-align="justify" draw:textarea-vertical-align="top" draw:auto-grow-height="true" fo:padding-top="0.128cm" fo:padding-bottom="0.128cm" fo:padding-left="0.256cm" fo:padding-right="0.256cm" fo:wrap-option="no-wrap" draw:shadow="hidden" draw:shadow-color="#969696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>
      <style:graphic-properties draw:stroke="none" draw:fill="solid" draw:fill-color="#016734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>
      <style:graphic-properties draw:stroke="none" draw:fill="solid" draw:fill-color="#676767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>
      <style:graphic-properties draw:stroke="none" draw:fill="solid" draw:fill-color="#ccccc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" style:family="graphic">
      <style:graphic-properties draw:stroke="solid" svg:stroke-width="0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" style:family="graphic">
      <style:graphic-properties draw:stroke="solid" svg:stroke-width="0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>
      <style:graphic-properties draw:stroke="none" draw:fill="solid" draw:fill-color="#fffff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" style:family="graphic">
      <style:graphic-properties draw:stroke="none" draw:fill="solid" draw:fill-color="#f3f3e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" style:family="graphic">
      <style:graphic-properties draw:stroke="solid" svg:stroke-width="0.093cm" svg:stroke-color="#d2d9d9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" style:family="graphic">
      <style:graphic-properties draw:stroke="none" draw:fill="solid" draw:fill-color="#0000e7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" style:family="graphic">
      <style:graphic-properties draw:stroke="none" draw:fill="solid" draw:fill-color="#67ffc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" style:family="graphic">
      <style:graphic-properties draw:stroke="none" draw:fill="solid" draw:fill-color="#5bf3c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" style:family="graphic">
      <style:graphic-properties draw:stroke="solid" svg:stroke-width="0.009cm" svg:stroke-color="#34cc99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" style:family="graphic">
      <style:graphic-properties draw:stroke="none" draw:fill="solid" draw:fill-color="#f3c08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" style:family="graphic">
      <style:graphic-properties draw:stroke="none" draw:fill="solid" draw:fill-color="#e6b38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" style:family="graphic">
      <style:graphic-properties draw:stroke="solid" svg:stroke-width="0cm" svg:stroke-color="#4d1a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" style:family="graphic">
      <style:graphic-properties draw:stroke="none" draw:fill="solid" draw:fill-color="#f3c39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8" style:family="graphic">
      <style:graphic-properties draw:stroke="solid" svg:stroke-width="0.049cm" svg:stroke-color="#4d1a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9" style:family="graphic">
      <style:graphic-properties draw:stroke="none" draw:fill="solid" draw:fill-color="#ffcc9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0" style:family="graphic">
      <style:graphic-properties draw:stroke="solid" svg:stroke-width="0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1" style:family="graphic">
      <style:graphic-properties draw:stroke="none" draw:fill="solid" draw:fill-color="#4d1a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2" style:family="graphic">
      <style:graphic-properties draw:stroke="none" draw:fill="solid" draw:fill-color="#0000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3" style:family="graphic">
      <style:graphic-properties draw:stroke="solid" svg:stroke-width="0.009cm" svg:stroke-color="#330199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4" style:family="graphic">
      <style:graphic-properties draw:stroke="none" draw:fill="solid" draw:fill-color="#ffff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5" style:family="graphic">
      <style:graphic-properties draw:stroke="none" draw:fill="solid" draw:fill-color="#f3ee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6" style:family="graphic">
      <style:graphic-properties draw:stroke="solid" svg:stroke-width="0.071cm" svg:stroke-color="#ff0000" draw:stroke-linejoin="miter" draw:fill="solid" draw:fill-color="#ffffff" draw:opacity="25%" draw:textarea-horizontal-align="left" draw:textarea-vertical-align="middle" draw:auto-grow-height="false" fo:padding-top="0.127cm" fo:padding-bottom="0.127cm" fo:padding-left="0.255cm" fo:padding-right="0.255cm" fo:wrap-option="no-wrap" draw:shadow="hidden" draw:shadow-color="#969696"/>
    </style:style>
    <style:style style:name="gr37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969696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73cm" fo:min-width="0cm" fo:padding-top="0.128cm" fo:padding-bottom="0.128cm" fo:padding-left="0.256cm" fo:padding-right="0.256cm" fo:wrap-option="wrap" draw:shadow="hidden" draw:shadow-color="#969696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0.982cm" fo:min-width="0cm" fo:padding-top="0.13cm" fo:padding-bottom="0.13cm" fo:padding-left="0.25cm" fo:padding-right="0.25cm" fo:wrap-option="wrap" draw:shadow="hidden"/>
    </style:style>
    <style:style style:name="pr3" style:family="presentation" style:parent-style-name="Default-outline1">
      <style:graphic-properties draw:stroke="none" draw:fill="none" draw:fill-color="#00cc99" fo:min-height="16.935cm" draw:shadow="hidden" draw:shadow-color="#969696"/>
    </style:style>
    <style:style style:name="pr4" style:family="presentation" style:parent-style-name="Default-notes">
      <style:graphic-properties draw:stroke="none" draw:fill="none" draw:fill-color="#00cc99" draw:auto-grow-height="true" fo:min-height="11.243cm" draw:shadow="hidden" draw:shadow-color="#969696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679cm" fo:min-width="0cm" fo:padding-top="0.128cm" fo:padding-bottom="0.128cm" fo:padding-left="0.256cm" fo:padding-right="0.256cm" fo:wrap-option="wrap" draw:shadow="hidden" draw:shadow-color="#969696"/>
    </style:style>
    <style:style style:name="pr6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7.737cm" fo:min-width="0cm" fo:padding-top="0.128cm" fo:padding-bottom="0.128cm" fo:padding-left="0.256cm" fo:padding-right="0.256cm" fo:wrap-option="wrap" draw:shadow="hidden" draw:shadow-color="#969696"/>
    </style:style>
    <style:style style:name="pr7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0.986cm" fo:min-width="0cm" fo:padding-top="0.128cm" fo:padding-bottom="0.128cm" fo:padding-left="0.256cm" fo:padding-right="0.256cm" fo:wrap-option="wrap" draw:shadow="hidden" draw:shadow-color="#969696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margin-top="0.529cm" fo:margin-bottom="0cm" fo:line-height="100%" fo:text-align="center" fo:text-indent="0cm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cm" fo:margin-right="0cm" fo:line-height="75%" fo:text-indent="0cm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margin-top="0.246cm" fo:margin-bottom="0cm" fo:line-height="90%" fo:text-indent="0cm"/>
    </style:style>
    <style:style style:name="P12" style:family="paragraph">
      <style:paragraph-properties fo:margin-left="0cm" fo:margin-right="0cm" fo:margin-top="0.211cm" fo:margin-bottom="0cm" fo:line-height="90%" fo:text-indent="0cm"/>
    </style:style>
    <style:style style:name="P13" style:family="paragraph">
      <style:paragraph-properties fo:margin-left="0cm" fo:margin-right="0cm" fo:margin-top="0.158cm" fo:margin-bottom="0cm" fo:text-indent="0cm"/>
    </style:style>
    <style:style style:name="T1" style:family="text">
      <style:text-properties fo:color="#ffff00" fo:font-family="Arial" style:font-pitch="variable" fo:font-size="72pt" fo:language="en" fo:country="GB" fo:text-shadow="1pt 1pt" fo:font-weight="bold" style:font-size-asian="72pt" style:font-weight-asian="bold" style:font-size-complex="72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n" fo:country="GB"/>
    </style:style>
    <style:style style:name="T4" style:family="text">
      <style:text-properties fo:color="#000066" fo:font-family="Arial" style:font-pitch="variable" fo:font-size="20pt" fo:language="en" fo:country="GB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color="#000066" fo:font-family="Arial" style:font-pitch="variable" fo:font-size="20pt" fo:language="en" fo:country="GB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color="#000066" fo:font-family="Arial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7" style:family="text">
      <style:text-properties fo:color="#000066" fo:font-family="Arial" style:font-pitch="variable" fo:font-size="20pt" fo:language="en" fo:country="GB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" style:family="text">
      <style:text-properties fo:color="#00cc00" fo:font-size="44pt" fo:language="en" fo:country="GB" fo:text-shadow="1pt 1pt" style:text-underline-style="solid" style:text-underline-width="auto" style:text-underline-color="font-color" style:font-size-asian="44pt" style:font-size-complex="44pt"/>
    </style:style>
    <style:style style:name="T9" style:family="text">
      <style:text-properties fo:color="#000066" fo:font-family="Arial" style:font-pitch="variable" fo:font-weight="bold" style:font-weight-asian="bold" style:font-weight-complex="bold"/>
    </style:style>
    <style:style style:name="T10" style:family="text">
      <style:text-properties fo:color="#003300" fo:font-family="'Courier New'" style:font-family-generic="modern" style:font-pitch="fixed" fo:font-weight="bold" style:font-weight-asian="bold" style:font-weight-complex="bold"/>
    </style:style>
    <style:style style:name="T11" style:family="text">
      <style:text-properties fo:color="#000066" fo:font-family="Arial" style:font-pitch="variable" fo:language="en" fo:country="GB" fo:font-weight="bold" style:font-weight-asian="bold" style:font-weight-complex="bold"/>
    </style:style>
    <style:style style:name="T12" style:family="text">
      <style:text-properties fo:language="en" fo:country="GB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color="#000066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5" style:family="text">
      <style:text-properties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6" style:family="text">
      <style:text-properties fo:color="#00ff00" fo:font-family="Wingdings" style:font-pitch="variable" style:font-charset="x-symbol" fo:font-size="72pt" fo:language="en" fo:country="US" fo:text-shadow="1pt 1pt" style:font-size-asian="72pt" style:font-size-complex="72pt"/>
    </style:style>
    <style:style style:name="T17" style:family="text">
      <style:text-properties fo:color="#ff0000" fo:font-size="60pt" fo:text-shadow="1pt 1pt" style:font-size-asian="60pt" style:font-size-complex="60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ffffff" fo:font-family="Arial" style:font-pitch="variable" fo:font-size="20pt" fo:language="en" fo:country="GB" fo:text-shadow="1pt 1pt" style:font-size-asian="20pt" style:font-size-complex="20pt"/>
    </style:style>
    <style:style style:name="T20" style:family="text">
      <style:text-properties fo:font-family="Wingdings" style:font-pitch="variable" style:font-charset="x-symbol"/>
    </style:style>
    <style:style style:name="T21" style:family="text">
      <style:text-properties fo:font-family="Wingdings" style:font-pitch="variable" style:font-charset="x-symbol" fo:language="en" fo:country="GB"/>
    </style:style>
    <style:style style:name="T22" style:family="text">
      <style:text-properties fo:color="#000066" fo:font-family="Wingdings" style:font-pitch="variable" style:font-charset="x-symbol" fo:font-size="20pt" fo:language="en" fo:country="GB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3" style:family="text">
      <style:text-properties fo:color="#ffffff" fo:font-family="Arial" style:font-pitch="variable" fo:font-size="20pt" fo:text-shadow="1pt 1pt" style:font-size-asian="20pt" style:font-size-complex="20pt"/>
    </style:style>
    <style:style style:name="T24" style:family="text">
      <style:text-properties fo:color="#ffffff" fo:font-family="Wingdings" style:font-pitch="variable" style:font-charset="x-symbol" fo:font-size="20pt" fo:text-shadow="1pt 1pt" style:font-size-asian="20pt" style:font-size-complex="20pt"/>
    </style:style>
    <style:style style:name="T25" style:family="text">
      <style:text-properties fo:color="#ff3300" fo:font-family="Wingdings" style:font-pitch="variable" style:font-charset="x-symbol" fo:font-size="60pt" fo:language="en" fo:country="US" fo:text-shadow="1pt 1pt" style:font-size-asian="60pt" style:font-size-complex="60pt"/>
    </style:style>
    <style:style style:name="T26" style:family="text">
      <style:text-properties fo:font-family="Arial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27" style:family="text">
      <style:text-properties fo:font-family="Arial" style:font-pitch="variable" fo:font-size="20pt" fo:language="en" fo:country="GB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8" style:family="text">
      <style:text-properties fo:color="#ffffff" fo:font-family="Arial" style:font-pitch="variable" fo:font-size="32pt" fo:text-shadow="1pt 1pt" style:font-size-asian="32pt" style:font-size-complex="32pt"/>
    </style:style>
    <style:style style:name="T29" style:family="text">
      <style:text-properties fo:color="#ffffff" fo:font-family="Arial" style:font-pitch="variable" fo:font-size="32pt" fo:font-style="italic" fo:text-shadow="1pt 1pt" style:text-underline-style="solid" style:text-underline-width="auto" style:text-underline-color="font-color" style:font-size-asian="32pt" style:font-style-asian="italic" style:font-size-complex="32pt" style:font-style-complex="italic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cc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Courier New'" style:font-family-generic="modern" style:font-pitch="fixed" fo:color="#0033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">
        <style:list-level-properties text:min-label-width="0.952cm"/>
        <style:text-properties fo:font-family="Symbol" style:font-family-generic="roman" style:font-pitch="variable" style:font-charset="x-symbol" fo:color="#cc9900" fo:font-size="100%"/>
      </text:list-level-style-bullet>
      <text:list-level-style-bullet text:level="2" text:bullet-char="">
        <style:list-level-properties text:space-before="1.27cm" text:min-label-width="0.793cm"/>
        <style:text-properties fo:font-family="Wingdings" style:font-pitch="variable" style:font-charset="x-symbol" fo:color="#cc99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99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</text:list-style>
    <text:list-style style:name="L7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2" text:bullet-char="">
        <style:list-level-properties text:space-before="1.27cm" text:min-label-width="0.793cm"/>
        <style:text-properties fo:font-family="Wingdings" style:font-pitch="variable" style:font-charset="x-symbol" fo:color="#cc99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99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Courier New'" style:font-family-generic="modern" style:font-pitch="fixed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">
        <style:list-level-properties/>
        <style:text-properties fo:font-family="Wingdings" style:font-pitch="variable" style:font-charset="x-symbol" fo:color="#00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Times New Roman'" style:font-family-generic="roman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">
        <style:list-level-properties/>
        <style:text-properties fo:font-family="Wingdings" style:font-pitch="variable" style:font-charset="x-symbol" fo:color="#ffff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6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2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787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">
        <style:list-level-properties/>
        <style:text-properties fo:font-family="Wingdings" style:font-pitch="variable" style:font-charset="x-symbol" fo:color="#ff33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© { JSL }</presentation:footer-decl>
      <draw:page draw:name="C Foundation Part 2" draw:style-name="dp1" draw:master-page-name="Default" presentation:use-footer-name="ftr1">
        <draw:custom-shape draw:style-name="gr1" draw:text-style-name="P2" draw:layer="layout" svg:width="9.914cm" svg:height="3.309cm" svg:x="9.912cm" svg:y="7.223cm">
          <text:p text:style-name="P1"><text:span text:style-name="T1">LValues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15.24cm" svg:height="2.329cm" draw:transform="rotate (1.5707963267946) translate (0.635cm 17.992cm)" presentation:class="title" presentation:user-transformed="true">
          <draw:text-box>
            <text:p text:style-name="P3"><text:span text:style-name="T2">C Foundation Part 2</text:span></text:p>
          </draw:text-box>
        </draw:frame>
        <presentation:notes draw:style-name="dp2">
          <draw:page-thumbnail draw:layer="layout" svg:width="13.472cm" svg:height="9.327cm" svg:x="3.126cm" svg:y="1.896cm" draw:page-number="1" presentation:class="page"/>
          <draw:frame presentation:style-name="pr2" draw:text-style-name="P2" draw:layer="layout" svg:width="14.394cm" svg:height="11.242cm" svg:x="2.963cm" svg:y="11.861cm" presentation:class="notes" presentation:user-transformed="true">
            <draw:text-box>
              <text:list text:style-name="L14">
                <text:list-header>
                  <text:p text:style-name="P13"/>
                </text:list-header>
              </text:list>
            </draw:text-box>
          </draw:frame>
        </presentation:notes>
      </draw:page>
      <draw:page draw:name="lvalue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3">lvalues</text:span></text:p>
          </draw:text-box>
        </draw:frame>
        <draw:frame presentation:style-name="pr3" draw:layer="layout" svg:width="22.649cm" svg:height="17.185cm" svg:x="3.597cm" svg:y="1.058cm" presentation:class="outline" presentation:placeholder="true" presentation:user-transformed="true">
          <draw:text-box/>
        </draw:frame>
        <draw:custom-shape draw:style-name="gr2" draw:text-style-name="P2" draw:layer="layout" svg:width="18.799cm" svg:height="5.343cm" svg:x="5.759cm" svg:y="3.126cm">
          <text:p text:style-name="P4"><text:span text:style-name="T4">6.3.2.1 Lvalues, arrays, and function designators</text:span><text:span text:style-name="T4"><text:line-break/></text:span><text:span text:style-name="T4">para 1 - An </text:span><text:span text:style-name="T5">lvalue</text:span><text:span text:style-name="T4"> is an </text:span><text:span text:style-name="T5">expression</text:span><text:span text:style-name="T4"> with an </text:span><text:span text:style-name="T5">object type</text:span><text:span text:style-name="T4"> or an </text:span><text:span text:style-name="T5">incomplete type</text:span><text:span text:style-name="T4"> other than </text:span><text:span text:style-name="T6">void;</text:span></text:p>
          <text:p text:style-name="P4"><text:span text:style-name="T6"/></text:p>
          <text:p text:style-name="P4"><text:span text:style-name="T6">If an </text:span><text:span text:style-name="T7">lvalue</text:span><text:span text:style-name="T6"> does not designate an </text:span><text:span text:style-name="T7">object</text:span><text:span text:style-name="T6"> when it is evaluated, the </text:span><text:span text:style-name="T7">behaviour</text:span><text:span text:style-name="T6"> is </text:span><text:span text:style-name="T7">undefined</text:span><text:span text:style-name="T6">.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8.798cm" svg:height="6.19cm" svg:x="5.755cm" svg:y="9.525cm">
          <text:p text:style-name="P4"><text:span text:style-name="T6">The name lvalue comes originally from the assignment expression E1 = E2, in which the left operand E1 is required to be a (modifiable) lvalue. It is perhaps better considered as representing an object "locator value". What is sometimes called an "rvalue" is, in the Standard, described as the "value of the expression"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367cm" svg:height="1.998cm" svg:x="4.158cm" svg:y="11.324cm">
          <text:p/>
          <draw:enhanced-geometry svg:viewBox="0 0 3099 4329" draw:type="non-primitive" draw:enhanced-path="M 560 4145  L 531 4097  L 510 4048  L 495 3998  L 487 3947  L 486 3896  L 490 3845  L 501 3792  L 516 3741  L 0 3741  L 0 3641  L 559 3641  L 584 3599  L 610 3557  L 641 3516  L 673 3476  L 746 3399  L 826 3326  L 913 3260  L 1005 3202  L 1101 3152  L 1198 3110  L 1296 3080  L 1393 3060  L 1441 3055  L 1488 3053  L 1534 3054  L 1578 3059  L 1623 3067  L 1665 3080  L 1705 3095  L 1743 3116  L 1778 3139  L 1812 3168  L 1844 3201  L 1873 3238  L 1873 0  L 1947 0  L 1974 59  L 2004 115  L 2075 224  L 2155 329  L 2242 430  L 2432 632  L 2529 735  L 2626 842  L 2719 955  L 2806 1075  L 2848 1138  L 2887 1204  L 2924 1271  L 2958 1343  L 2989 1417  L 3016 1494  L 3041 1575  L 3062 1659  L 3078 1748  L 3089 1840  L 3097 1937  L 3099 2038  L 3097 2112  L 3092 2187  L 3072 2336  L 3038 2483  L 2992 2627  L 2964 2698  L 2934 2766  L 2902 2834  L 2867 2900  L 2789 3026  L 2703 3144  L 2754 3034  L 2799 2929  L 2838 2826  L 2872 2727  L 2899 2632  L 2922 2538  L 2939 2449  L 2951 2362  L 2958 2278  L 2959 2196  L 2956 2116  L 2949 2038  L 2935 1963  L 2918 1889  L 2896 1818  L 2871 1748  L 2840 1679  L 2805 1612  L 2767 1547  L 2724 1481  L 2628 1353  L 2517 1228  L 2393 1104  L 2255 980  L 2107 853  L 1947 726  L 1947 3475  L 1945 3517  L 1939 3558  L 1917 3641  L 2433 3641  L 2433 3741  L 1874 3741  L 1823 3825  L 1792 3866  L 1760 3906  L 1687 3983  L 1607 4055  L 1520 4121  L 1428 4179  L 1332 4230  L 1235 4272  L 1136 4303  L 1040 4322  L 992 4327  L 945 4329  L 898 4328  L 854 4324  L 810 4315  L 768 4304  L 728 4287  L 690 4268  L 654 4243  L 621 4214  L 589 4182  L 560 4145  Z N"/>
        </draw:custom-shape>
        <presentation:notes draw:style-name="dp2">
          <draw:page-thumbnail draw:layer="layout" svg:width="13.472cm" svg:height="9.327cm" svg:x="3.126cm" svg:y="1.896cm" draw:page-number="2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more lvalue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3">more lvalues</text:span></text:p>
          </draw:text-box>
        </draw:frame>
        <draw:frame presentation:style-name="pr3" draw:layer="layout" svg:width="22.649cm" svg:height="17.185cm" svg:x="3.597cm" svg:y="1.058cm" presentation:class="outline" presentation:placeholder="true" presentation:user-transformed="true">
          <draw:text-box/>
        </draw:frame>
        <draw:custom-shape draw:style-name="gr3" draw:text-style-name="P2" draw:layer="layout" svg:width="18.799cm" svg:height="3.649cm" svg:x="5.759cm" svg:y="11.527cm">
          <text:p text:style-name="P4"><text:span text:style-name="T6">An lvalue might be unmodifiable because...</text:span></text:p>
          <text:list text:style-name="L3">
            <text:list-item>
              <text:p text:style-name="P4"><text:span text:style-name="T6"><text:s/></text:span><text:span text:style-name="T6">it is an array that's decayed into a pointer </text:span></text:p>
            </text:list-item>
            <text:list-item>
              <text:p text:style-name="P4"><text:span text:style-name="T6"><text:s/></text:span><text:span text:style-name="T6">it has unknown size</text:span></text:p>
            </text:list-item>
            <text:list-item>
              <text:p text:style-name="P4"><text:span text:style-name="T6"><text:s/></text:span><text:span text:style-name="T6">it is const qualifie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367cm" svg:height="1.998cm" svg:x="4.158cm" svg:y="12.51cm">
          <text:p/>
          <draw:enhanced-geometry svg:viewBox="0 0 3099 4329" draw:type="non-primitive" draw:enhanced-path="M 560 4145  L 531 4097  L 510 4048  L 495 3998  L 487 3947  L 486 3896  L 490 3845  L 501 3792  L 516 3741  L 0 3741  L 0 3641  L 559 3641  L 584 3599  L 610 3557  L 641 3516  L 673 3476  L 746 3399  L 826 3326  L 913 3260  L 1005 3202  L 1101 3152  L 1198 3110  L 1296 3080  L 1393 3060  L 1441 3055  L 1488 3053  L 1534 3054  L 1578 3059  L 1623 3067  L 1665 3080  L 1705 3095  L 1743 3116  L 1778 3139  L 1812 3168  L 1844 3201  L 1873 3238  L 1873 0  L 1947 0  L 1974 59  L 2004 115  L 2075 224  L 2155 329  L 2242 430  L 2432 632  L 2529 735  L 2626 842  L 2719 955  L 2806 1075  L 2848 1138  L 2887 1204  L 2924 1271  L 2958 1343  L 2989 1417  L 3016 1494  L 3041 1575  L 3062 1659  L 3078 1748  L 3089 1840  L 3097 1937  L 3099 2038  L 3097 2112  L 3092 2187  L 3072 2336  L 3038 2483  L 2992 2627  L 2964 2698  L 2934 2766  L 2902 2834  L 2867 2900  L 2789 3026  L 2703 3144  L 2754 3034  L 2799 2929  L 2838 2826  L 2872 2727  L 2899 2632  L 2922 2538  L 2939 2449  L 2951 2362  L 2958 2278  L 2959 2196  L 2956 2116  L 2949 2038  L 2935 1963  L 2918 1889  L 2896 1818  L 2871 1748  L 2840 1679  L 2805 1612  L 2767 1547  L 2724 1481  L 2628 1353  L 2517 1228  L 2393 1104  L 2255 980  L 2107 853  L 1947 726  L 1947 3475  L 1945 3517  L 1939 3558  L 1917 3641  L 2433 3641  L 2433 3741  L 1874 3741  L 1823 3825  L 1792 3866  L 1760 3906  L 1687 3983  L 1607 4055  L 1520 4121  L 1428 4179  L 1332 4230  L 1235 4272  L 1136 4303  L 1040 4322  L 992 4327  L 945 4329  L 898 4328  L 854 4324  L 810 4315  L 768 4304  L 728 4287  L 690 4268  L 654 4243  L 621 4214  L 589 4182  L 560 4145  Z N"/>
        </draw:custom-shape>
        <draw:custom-shape draw:style-name="gr2" draw:text-style-name="P2" draw:layer="layout" svg:width="18.799cm" svg:height="6.19cm" svg:x="5.759cm" svg:y="3.925cm">
          <text:p text:style-name="P4"><text:span text:style-name="T4">6.3.2.1 Lvalues, arrays, and function designators</text:span></text:p>
          <text:p text:style-name="P4"><text:span text:style-name="T4">para 1 - A </text:span><text:span text:style-name="T5">modifiable-lvalue</text:span><text:span text:style-name="T4"> is an </text:span><text:span text:style-name="T5">lvalue</text:span><text:span text:style-name="T4"> that</text:span></text:p>
          <text:list text:style-name="L3">
            <text:list-item>
              <text:p text:style-name="P4"><text:span text:style-name="T4"><text:s/></text:span><text:span text:style-name="T4">does not have </text:span><text:span text:style-name="T5">array type</text:span><text:span text:style-name="T4"> </text:span></text:p>
            </text:list-item>
            <text:list-item>
              <text:p text:style-name="P4"><text:span text:style-name="T4"><text:s/></text:span><text:span text:style-name="T4">does not have an </text:span><text:span text:style-name="T5">incomplete type</text:span></text:p>
            </text:list-item>
            <text:list-item>
              <text:p text:style-name="P4"><text:span text:style-name="T4"><text:s/></text:span><text:span text:style-name="T4">does not have a </text:span><text:span text:style-name="T5">const-qualified type</text:span></text:p>
            </text:list-item>
            <text:list-item>
              <text:p text:style-name="P4"><text:span text:style-name="T4"><text:s/></text:span><text:span text:style-name="T4">if it is a </text:span><text:span text:style-name="T6">struct</text:span><text:span text:style-name="T4"> or </text:span><text:span text:style-name="T6">union</text:span><text:span text:style-name="T4"> does not have any member...with a </text:span><text:span text:style-name="T5">const-qualified typ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3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yet more lvalue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3">yet more lvalues</text:span></text:p>
          </draw:text-box>
        </draw:frame>
        <draw:frame presentation:style-name="pr3" draw:layer="layout" svg:width="22.649cm" svg:height="17.185cm" svg:x="3.597cm" svg:y="1.058cm" presentation:class="outline" presentation:placeholder="true" presentation:user-transformed="true">
          <draw:text-box/>
        </draw:frame>
        <draw:custom-shape draw:style-name="gr2" draw:text-style-name="P2" draw:layer="layout" svg:width="18.799cm" svg:height="9.578cm" svg:x="5.759cm" svg:y="3.325cm">
          <text:p text:style-name="P4"><text:span text:style-name="T4">6.3.2.1 Lvalues, arrays, and function designators</text:span></text:p>
          <text:p text:style-name="P4"><text:span text:style-name="T4">para 2 - Except when it is the operand of</text:span></text:p>
          <text:list text:style-name="L3">
            <text:list-item>
              <text:p text:style-name="P4"><text:span text:style-name="T4"><text:s/></text:span><text:span text:style-name="T4">the sizeof operator</text:span></text:p>
            </text:list-item>
            <text:list-item>
              <text:p text:style-name="P4"><text:span text:style-name="T4"><text:s/></text:span><text:span text:style-name="T4">the unary &amp; operator</text:span></text:p>
            </text:list-item>
            <text:list-item>
              <text:p text:style-name="P4"><text:span text:style-name="T4"><text:s/></text:span><text:span text:style-name="T4">the ++ operator</text:span></text:p>
            </text:list-item>
            <text:list-item>
              <text:p text:style-name="P4"><text:span text:style-name="T4"><text:s/></text:span><text:span text:style-name="T4">the -- operator</text:span></text:p>
            </text:list-item>
            <text:list-item>
              <text:p text:style-name="P4"><text:span text:style-name="T4"><text:s/></text:span><text:span text:style-name="T4">the left operand of the . operator</text:span></text:p>
            </text:list-item>
            <text:list-item>
              <text:p text:style-name="P4"><text:span text:style-name="T4"><text:s/></text:span><text:span text:style-name="T4">the left operand of an assignment operator</text:span></text:p>
            </text:list-item>
          </text:list>
          <text:p text:style-name="P4"><text:span text:style-name="T4">an </text:span><text:span text:style-name="T5">lvalue</text:span><text:span text:style-name="T4"> that does not have an </text:span><text:span text:style-name="T5">array type</text:span><text:span text:style-name="T4"> is converted to the </text:span><text:span text:style-name="T5">value</text:span><text:span text:style-name="T4"> stored in the designated </text:span><text:span text:style-name="T5">object</text:span><text:span text:style-name="T4"> (and is no longer an </text:span><text:span text:style-name="T5">lvalue</text:span><text:span text:style-name="T4">).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8.799cm" svg:height="1.955cm" svg:x="5.759cm" svg:y="14.129cm">
          <text:p text:style-name="P4"><text:span text:style-name="T6">Lots of expressions start out as an lvalue and are implicitly converted into a value.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367cm" svg:height="1.997cm" svg:x="3.956cm" svg:y="14.129cm">
          <text:p/>
          <draw:enhanced-geometry svg:viewBox="0 0 3099 4329" draw:type="non-primitive" draw:enhanced-path="M 560 4145  L 531 4097  L 510 4048  L 495 3998  L 487 3947  L 486 3896  L 490 3845  L 501 3792  L 516 3741  L 0 3741  L 0 3641  L 559 3641  L 584 3599  L 610 3557  L 641 3516  L 673 3476  L 746 3399  L 826 3326  L 913 3260  L 1005 3202  L 1101 3152  L 1198 3110  L 1296 3080  L 1393 3060  L 1441 3055  L 1488 3053  L 1534 3054  L 1578 3059  L 1623 3067  L 1665 3080  L 1705 3095  L 1743 3116  L 1778 3139  L 1812 3168  L 1844 3201  L 1873 3238  L 1873 0  L 1947 0  L 1974 59  L 2004 115  L 2075 224  L 2155 329  L 2242 430  L 2432 632  L 2529 735  L 2626 842  L 2719 955  L 2806 1075  L 2848 1138  L 2887 1204  L 2924 1271  L 2958 1343  L 2989 1417  L 3016 1494  L 3041 1575  L 3062 1659  L 3078 1748  L 3089 1840  L 3097 1937  L 3099 2038  L 3097 2112  L 3092 2187  L 3072 2336  L 3038 2483  L 2992 2627  L 2964 2698  L 2934 2766  L 2902 2834  L 2867 2900  L 2789 3026  L 2703 3144  L 2754 3034  L 2799 2929  L 2838 2826  L 2872 2727  L 2899 2632  L 2922 2538  L 2939 2449  L 2951 2362  L 2958 2278  L 2959 2196  L 2956 2116  L 2949 2038  L 2935 1963  L 2918 1889  L 2896 1818  L 2871 1748  L 2840 1679  L 2805 1612  L 2767 1547  L 2724 1481  L 2628 1353  L 2517 1228  L 2393 1104  L 2255 980  L 2107 853  L 1947 726  L 1947 3475  L 1945 3517  L 1939 3558  L 1917 3641  L 2433 3641  L 2433 3741  L 1874 3741  L 1823 3825  L 1792 3866  L 1760 3906  L 1687 3983  L 1607 4055  L 1520 4121  L 1428 4179  L 1332 4230  L 1235 4272  L 1136 4303  L 1040 4322  L 992 4327  L 945 4329  L 898 4328  L 854 4324  L 810 4315  L 768 4304  L 728 4287  L 690 4268  L 654 4243  L 621 4214  L 589 4182  L 560 4145  Z N"/>
        </draw:custom-shape>
        <presentation:notes draw:style-name="dp2">
          <draw:page-thumbnail draw:layer="layout" svg:width="13.472cm" svg:height="9.327cm" svg:x="3.126cm" svg:y="1.896cm" draw:page-number="4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value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values</text:p>
          </draw:text-box>
        </draw:frame>
        <draw:custom-shape draw:style-name="gr5" draw:text-style-name="P2" draw:layer="layout" svg:width="21.801cm" svg:height="15.157cm" svg:x="4.56cm" svg:y="2.952cm"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408cm" svg:height="1.277cm" svg:x="5.195cm" svg:y="3.77cm">
          <text:p text:style-name="P6"><text:span text:style-name="T9">unary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2.7cm" svg:height="1.277cm" svg:x="13.026cm" svg:y="3.77cm">
          <text:p text:style-name="P6"><text:span text:style-name="T10">! ~ + - ++ –- (T) &amp;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7.408cm" svg:height="1.277cm" svg:x="5.195cm" svg:y="5.631cm">
          <text:p text:style-name="P6"><text:span text:style-name="T9">arithmetic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2.7cm" svg:height="1.277cm" svg:x="13.026cm" svg:y="5.631cm">
          <text:p text:style-name="P6"><text:span text:style-name="T10">* / % + -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7.408cm" svg:height="1.277cm" svg:x="5.195cm" svg:y="7.373cm">
          <text:p text:style-name="P6"><text:span text:style-name="T9">shift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2.7cm" svg:height="1.277cm" svg:x="13.026cm" svg:y="7.373cm">
          <text:p text:style-name="P6"><text:span text:style-name="T10">&lt;&lt; &gt;&gt;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7.408cm" svg:height="1.277cm" svg:x="5.195cm" svg:y="9.181cm">
          <text:p text:style-name="P6"><text:span text:style-name="T9">relational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2.7cm" svg:height="1.277cm" svg:x="13.026cm" svg:y="9.181cm">
          <text:p text:style-name="P6"><text:span text:style-name="T10">&lt; &gt; &lt;= &gt;= == !=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7.408cm" svg:height="1.277cm" svg:x="5.195cm" svg:y="11.011cm">
          <text:p text:style-name="P6"><text:span text:style-name="T11">bitwise/boolean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2.7cm" svg:height="1.277cm" svg:x="13.026cm" svg:y="11.011cm">
          <text:p text:style-name="P6"><text:span text:style-name="T10">&amp; ^ |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7.408cm" svg:height="1.277cm" svg:x="5.195cm" svg:y="12.704cm">
          <text:p text:style-name="P6"><text:span text:style-name="T9">boolean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2.7cm" svg:height="1.277cm" svg:x="13.026cm" svg:y="12.704cm">
          <text:p text:style-name="P6"><text:span text:style-name="T10">&amp;&amp; || ?: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7.408cm" svg:height="1.277cm" svg:x="5.195cm" svg:y="14.398cm">
          <text:p text:style-name="P6"><text:span text:style-name="T9">assignment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2.7cm" svg:height="1.277cm" svg:x="13.026cm" svg:y="14.398cm">
          <text:p text:style-name="P6"><text:span text:style-name="T10">= *= /= %= += -= ...</text:span></text:p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2.649cm" svg:height="16.934cm" svg:x="3.597cm" svg:y="1.058cm" presentation:class="outline" presentation:user-transformed="true">
          <draw:text-box>
            <text:list text:style-name="L6">
              <text:list-item>
                <text:p text:style-name="P7"><text:span text:style-name="T3">these operators never yield lvalues</text:span></text:p>
              </text:list-item>
            </text:list>
          </draw:text-box>
        </draw:frame>
        <draw:custom-shape draw:style-name="gr6" draw:text-style-name="P2" draw:layer="layout" svg:width="7.409cm" svg:height="1.277cm" svg:x="5.159cm" svg:y="16.184cm">
          <text:p text:style-name="P6"><text:span text:style-name="T9">comma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2.7cm" svg:height="1.277cm" svg:x="12.991cm" svg:y="16.184cm">
          <text:p text:style-name="P6"><text:span text:style-name="T10">,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7cm" svg:height="9.327cm" svg:x="3.126cm" svg:y="1.896cm" draw:page-number="5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<text:span text:style-name="T3">lvalues</text:span></text:p>
          </draw:text-box>
        </draw:frame>
        <draw:custom-shape draw:style-name="gr5" draw:text-style-name="P2" draw:layer="layout" svg:width="16.201cm" svg:height="3.985cm" svg:x="6.959cm" svg:y="3.308cm">
          <text:p text:style-name="P5"><text:span text:style-name="T8"/></text:p>
          <text:p text:style-name="P5"><text:span text:style-name="T8"/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cm" svg:height="1.277cm" svg:x="7.558cm" svg:y="3.731cm">
          <text:p text:style-name="P6"><text:span text:style-name="T9">primary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7.999cm" svg:height="1.277cm" svg:x="14.358cm" svg:y="3.731cm">
          <text:p text:style-name="P6"><text:span text:style-name="T10">identifier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6.2cm" svg:height="1.277cm" svg:x="7.558cm" svg:y="5.424cm">
          <text:p text:style-name="P6"><text:span text:style-name="T9">parentheses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7.999cm" svg:height="1.277cm" svg:x="14.358cm" svg:y="5.424cm">
          <text:p text:style-name="P6"><text:span text:style-name="T10">( )</text:span></text:p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2.649cm" svg:height="16.934cm" svg:x="3.597cm" svg:y="1.058cm" presentation:class="outline" presentation:user-transformed="true">
          <draw:text-box>
            <text:list text:style-name="L6">
              <text:list-item>
                <text:p text:style-name="P7"><text:span text:style-name="T3">these expressions sometimes yield lvalues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these operators sometimes yield lvalues</text:span></text:p>
              </text:list-item>
            </text:list>
          </draw:text-box>
        </draw:frame>
        <draw:custom-shape draw:style-name="gr5" draw:text-style-name="P2" draw:layer="layout" svg:width="16.201cm" svg:height="7.709cm" svg:x="6.959cm" svg:y="10.155cm"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cm" svg:height="1.277cm" svg:x="7.558cm" svg:y="10.698cm">
          <text:p text:style-name="P6"><text:span text:style-name="T9">subscript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7.999cm" svg:height="1.277cm" svg:x="14.358cm" svg:y="10.698cm">
          <text:p text:style-name="P6"><text:span text:style-name="T10">[ ]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6.2cm" svg:height="1.277cm" svg:x="7.558cm" svg:y="12.44cm">
          <text:p text:style-name="P6"><text:span text:style-name="T9">arrow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7.999cm" svg:height="1.277cm" svg:x="14.358cm" svg:y="12.44cm">
          <text:p text:style-name="P6"><text:span text:style-name="T10">-&gt;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6.2cm" svg:height="1.277cm" svg:x="7.558cm" svg:y="14.239cm">
          <text:p text:style-name="P6"><text:span text:style-name="T9">dot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7.999cm" svg:height="1.277cm" svg:x="14.358cm" svg:y="14.239cm">
          <text:p text:style-name="P6"><text:span text:style-name="T10">.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6.2cm" svg:height="1.277cm" svg:x="7.558cm" svg:y="16.06cm">
          <text:p text:style-name="P6"><text:span text:style-name="T9">dereference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7.999cm" svg:height="1.277cm" svg:x="14.358cm" svg:y="16.06cm">
          <text:p text:style-name="P6"><text:span text:style-name="T10">*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7cm" svg:height="9.327cm" svg:x="3.126cm" svg:y="1.896cm" draw:page-number="6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identifier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identifiers</text:p>
          </draw:text-box>
        </draw:frame>
        <draw:frame presentation:style-name="pr5" draw:text-style-name="P2" draw:layer="layout" svg:width="22.649cm" svg:height="16.934cm" svg:x="3.597cm" svg:y="1.058cm" presentation:class="outline" presentation:user-transformed="true">
          <draw:text-box>
            <text:list text:style-name="L6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list text:style-name="L7">
                  <text:list-header>
                    <text:p text:style-name="P8"><text:span text:style-name="T3"/></text:p>
                    <text:p text:style-name="P8"><text:span text:style-name="T3"/></text:p>
                  </text:list-header>
                  <text:list-item>
                    <text:p text:style-name="P8"><text:span text:style-name="T3">m designates an object and is an lvalue</text:span></text:p>
                  </text:list-item>
                  <text:list-item>
                    <text:p text:style-name="P8"><text:span text:style-name="T3">m is a modifiable lvalue</text:span></text:p>
                    <text:list>
                      <text:list-item>
                        <text:p text:style-name="P8"><text:span text:style-name="T3">(not array, incomplete, const)</text:span></text:p>
                      </text:list-item>
                    </text:list>
                  </text:list-item>
                  <text:list-item>
                    <text:p text:style-name="P8"><text:span text:style-name="T3">m is </text:span><text:span text:style-name="T12">not</text:span><text:span text:style-name="T3"> converted to a value</text:span></text:p>
                    <text:list>
                      <text:list-item>
                        <text:p text:style-name="P8"><text:span text:style-name="T3">(left hand side of assignment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2" draw:layer="layout" svg:width="9.199cm" svg:height="2.801cm" svg:x="7.955cm" svg:y="5.737cm">
          <text:p text:style-name="P9"><text:span text:style-name="T13">int </text:span><text:span text:style-name="T14">function(</text:span><text:span text:style-name="T13">int</text:span><text:span text:style-name="T14"> m) </text:span><text:span text:style-name="T15">{</text:span></text:p>
          <text:p text:style-name="P9"><text:span text:style-name="T15"><text:s text:c="4"/></text:span><text:span text:style-name="T15">m = 42;</text:span></text:p>
          <text:p text:style-name="P9"><text:span text:style-name="T15">}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21.356cm" svg:y1="7.523cm" svg:x2="13.154cm" svg:y2="7.523cm">
          <text:p/>
        </draw:line>
        <draw:custom-shape draw:style-name="gr9" draw:text-style-name="P2" draw:layer="layout" svg:width="3.201cm" svg:height="3.295cm" svg:x="21.158cm" svg:y="5.631cm">
          <text:p text:style-name="P4"><text:span text:style-name="T16">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401cm" svg:height="3.649cm" svg:x="4.357cm" svg:y="1.226cm">
          <text:p text:style-name="P4"><text:span text:style-name="T4">6.5.1 Primary Expressions</text:span></text:p>
          <text:p text:style-name="P4"><text:span text:style-name="T4">para 2 - An </text:span><text:span text:style-name="T5">identifier</text:span><text:span text:style-name="T4"> is a primary </text:span><text:span text:style-name="T5">expression</text:span><text:span text:style-name="T4">, provided it has been declared as designating an </text:span><text:span text:style-name="T5">object</text:span><text:span text:style-name="T4"> (in which case it is an </text:span><text:span text:style-name="T5">lvalue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7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renthese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parentheses</text:p>
          </draw:text-box>
        </draw:frame>
        <draw:frame presentation:style-name="pr5" draw:text-style-name="P2" draw:layer="layout" svg:width="22.649cm" svg:height="16.934cm" svg:x="3.597cm" svg:y="1.058cm" presentation:class="outline" presentation:user-transformed="true">
          <draw:text-box>
            <text:list text:style-name="L6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list text:style-name="L7">
                  <text:list-header>
                    <text:p text:style-name="P8"><text:span text:style-name="T3"/></text:p>
                    <text:p text:style-name="P8"><text:span text:style-name="T3"/></text:p>
                  </text:list-header>
                  <text:list-item>
                    <text:p text:style-name="P8"><text:span text:style-name="T3">m is an lvalue (previous slide)</text:span></text:p>
                  </text:list-item>
                  <text:list-item>
                    <text:p text:style-name="P8"><text:span text:style-name="T3">so (m) is an lvalue</text:span></text:p>
                  </text:list-item>
                  <text:list-item>
                    <text:p text:style-name="P8"><text:span text:style-name="T3">(m) is a modifiable lvalue</text:span></text:p>
                    <text:list>
                      <text:list-item>
                        <text:p text:style-name="P8"><text:span text:style-name="T3">(not array, incomplete, const)</text:span></text:p>
                      </text:list-item>
                    </text:list>
                  </text:list-item>
                  <text:list-item>
                    <text:p text:style-name="P8"><text:span text:style-name="T3">(m) is </text:span><text:span text:style-name="T12">not</text:span><text:span text:style-name="T3"> converted to a value</text:span></text:p>
                    <text:list>
                      <text:list-item>
                        <text:p text:style-name="P8"><text:span text:style-name="T3">(operand of ++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2" draw:layer="layout" svg:width="9.199cm" svg:height="2.801cm" svg:x="8.356cm" svg:y="5.199cm">
          <text:p text:style-name="P9"><text:span text:style-name="T13">int </text:span><text:span text:style-name="T14">function(</text:span><text:span text:style-name="T13">int m)</text:span></text:p>
          <text:p text:style-name="P9"><text:span text:style-name="T15">{</text:span></text:p>
          <text:p text:style-name="P9"><text:span text:style-name="T15"><text:s text:c="4"/></text:span><text:span text:style-name="T15">(m)++;</text:span></text:p>
          <text:p text:style-name="P9"><text:span text:style-name="T15">}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19.358cm" svg:y1="6.936cm" svg:x2="14.357cm" svg:y2="6.941cm">
          <text:p/>
        </draw:line>
        <draw:custom-shape draw:style-name="gr9" draw:text-style-name="P2" draw:layer="layout" svg:width="3.202cm" svg:height="3.295cm" svg:x="19.16cm" svg:y="5.031cm">
          <text:p text:style-name="P4"><text:span text:style-name="T16">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453cm" svg:height="2.797cm" svg:x="21.36cm" svg:y="5.036cm">
          <text:p text:style-name="P3"><text:span text:style-name="T17">?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8cm" svg:height="3.649cm" svg:x="4.357cm" svg:y="1.323cm">
          <text:p text:style-name="P4"><text:span text:style-name="T4">6.5.1 Primary Expressions</text:span></text:p>
          <text:p text:style-name="P4"><text:span text:style-name="T4">para 5 - A parenthesized </text:span><text:span text:style-name="T5">expression</text:span><text:span text:style-name="T4"> ... is an </text:span><text:span text:style-name="T5">lvalue</text:span><text:span text:style-name="T4"> ... if the unparenthesized </text:span><text:span text:style-name="T5">expression</text:span><text:span text:style-name="T4"> is ... an </text:span><text:span text:style-name="T5">lvalu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8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. operator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. operator</text:p>
          </draw:text-box>
        </draw:frame>
        <draw:frame presentation:style-name="pr6" draw:text-style-name="P2" draw:layer="layout" svg:width="22.649cm" svg:height="17.992cm" svg:x="3.597cm" svg:y="1.058cm" presentation:class="outline" presentation:user-transformed="true">
          <draw:text-box>
            <text:list text:style-name="L6">
              <text:list-header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  <text:list text:style-name="L7">
                  <text:list-header>
                    <text:p text:style-name="P12"><text:span text:style-name="T3"/></text:p>
                    <text:p text:style-name="P12"><text:span text:style-name="T3"/></text:p>
                    <text:p text:style-name="P12"><text:span text:style-name="T3"/></text:p>
                  </text:list-header>
                  <text:list-item>
                    <text:p text:style-name="P12"><text:span text:style-name="T3">w designates an object and is an lvalue</text:span></text:p>
                  </text:list-item>
                  <text:list-item>
                    <text:p text:style-name="P12"><text:span text:style-name="T3">w is a modifiable lvalue</text:span></text:p>
                    <text:list>
                      <text:list-item>
                        <text:p text:style-name="P12"><text:span text:style-name="T3">(not array, incomplete, const)</text:span></text:p>
                      </text:list-item>
                    </text:list>
                  </text:list-item>
                  <text:list-item>
                    <text:p text:style-name="P12"><text:span text:style-name="T3">w is </text:span><text:span text:style-name="T12">not</text:span><text:span text:style-name="T3"> converted to a value</text:span></text:p>
                    <text:list>
                      <text:list-item>
                        <text:p text:style-name="P12"><text:span text:style-name="T3">(left operand of . operator)</text:span></text:p>
                      </text:list-item>
                    </text:list>
                  </text:list-item>
                  <text:list-item>
                    <text:p text:style-name="P12"><text:span text:style-name="T3">so w.member is also an lvalue</text:span></text:p>
                  </text:list-item>
                  <text:list-item>
                    <text:p text:style-name="P12"><text:span text:style-name="T3">w.member is </text:span><text:span text:style-name="T12">not</text:span><text:span text:style-name="T3"> converted to a value</text:span></text:p>
                    <text:list>
                      <text:list-item>
                        <text:p text:style-name="P12"><text:span text:style-name="T3">(left hand side of assignment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9" draw:text-style-name="P2" draw:layer="layout" svg:width="3.202cm" svg:height="3.295cm" svg:x="19.958cm" svg:y="6.429cm">
          <text:p text:style-name="P4"><text:span text:style-name="T16">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198cm" svg:height="2.801cm" svg:x="8.758cm" svg:y="6.522cm">
          <text:p text:style-name="P9"><text:span text:style-name="T13">void</text:span><text:span text:style-name="T14"> f(wibble w)</text:span></text:p>
          <text:p text:style-name="P9"><text:span text:style-name="T15">{</text:span></text:p>
          <text:p text:style-name="P9"><text:span text:style-name="T15"><text:s text:c="4"/></text:span><text:span text:style-name="T15">w.member = 42;</text:span></text:p>
          <text:p text:style-name="P9"><text:span text:style-name="T15">}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20.407cm" svg:y1="8.237cm" svg:x2="16.756cm" svg:y2="8.233cm">
          <text:p/>
        </draw:line>
        <draw:custom-shape draw:style-name="gr2" draw:text-style-name="P2" draw:layer="layout" svg:width="23.759cm" svg:height="4.496cm" svg:x="2.558cm" svg:y="1.323cm">
          <text:p text:style-name="P4"><text:span text:style-name="T4">6.5.2.3 Structure and union members</text:span></text:p>
          <text:p text:style-name="P4"><text:span text:style-name="T4">para 3 - A postfix </text:span><text:span text:style-name="T5">expression</text:span><text:span text:style-name="T4"> followed by the . operator and an </text:span><text:span text:style-name="T5">identifier</text:span><text:span text:style-name="T4"> designates a member of a structure or union. The </text:span><text:span text:style-name="T5">value</text:span><text:span text:style-name="T4"> is that of the named member, and is an </text:span><text:span text:style-name="T5">lvalue</text:span><text:span text:style-name="T4"> if the first </text:span><text:span text:style-name="T5">expression</text:span><text:span text:style-name="T4"> is an </text:span><text:span text:style-name="T5">lvalu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9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exercise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exercise</text:p>
          </draw:text-box>
        </draw:frame>
        <draw:frame presentation:style-name="pr5" draw:text-style-name="P2" draw:layer="layout" svg:width="22.649cm" svg:height="16.934cm" svg:x="3.597cm" svg:y="1.058cm" presentation:class="outline" presentation:user-transformed="true">
          <draw:text-box>
            <text:list text:style-name="L6">
              <text:list-item>
                <text:p text:style-name="P7">is this a conforming program?</text:p>
              </text:list-item>
              <text:list-item>
                <text:p text:style-name="P7">if not why not? </text:p>
                <text:list text:style-name="L7">
                  <text:list-item>
                    <text:p text:style-name="P8">what clause? what paragraph? what sentence?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8.207cm" svg:height="11.056cm" svg:x="6.954cm" svg:y="5.909cm">
          <text:p text:style-name="P9"><text:span text:style-name="T13">typedef struct</text:span></text:p>
          <text:p text:style-name="P9"><text:span text:style-name="T14">{</text:span></text:p>
          <text:p text:style-name="P9"><text:span text:style-name="T14"><text:s text:c="4"/></text:span><text:span text:style-name="T13">int</text:span><text:span text:style-name="T14"> member;</text:span></text:p>
          <text:p text:style-name="P9"><text:span text:style-name="T14">}</text:span></text:p>
          <text:p text:style-name="P9"><text:span text:style-name="T14">wibble;</text:span></text:p>
          <text:p text:style-name="P9"><text:span text:style-name="T14"/></text:p>
          <text:p text:style-name="P9"><text:span text:style-name="T14">wibble f(</text:span><text:span text:style-name="T13">void</text:span><text:span text:style-name="T14">)</text:span></text:p>
          <text:p text:style-name="P9"><text:span text:style-name="T14">{</text:span></text:p>
          <text:p text:style-name="P9"><text:span text:style-name="T14"><text:s text:c="4"/></text:span><text:span text:style-name="T14">wibble w;</text:span></text:p>
          <text:p text:style-name="P9"><text:span text:style-name="T14"><text:s text:c="4"/></text:span><text:span text:style-name="T14">...</text:span></text:p>
          <text:p text:style-name="P9"><text:span text:style-name="T14"><text:s text:c="4"/></text:span><text:span text:style-name="T13">return</text:span><text:span text:style-name="T14"> w;</text:span></text:p>
          <text:p text:style-name="P9"><text:span text:style-name="T14">}</text:span></text:p>
          <text:p text:style-name="P9"><text:span text:style-name="T15"/></text:p>
          <text:p text:style-name="P9"><text:span text:style-name="T13">void</text:span><text:span text:style-name="T15"> use(</text:span><text:span text:style-name="T13">void</text:span><text:span text:style-name="T15">)</text:span></text:p>
          <text:p text:style-name="P9"><text:span text:style-name="T15">{</text:span></text:p>
          <text:p text:style-name="P9"><text:span text:style-name="T15"><text:s text:c="4"/></text:span><text:span text:style-name="T15">f().member--;</text:span></text:p>
          <text:p text:style-name="P9"><text:span text:style-name="T15">}</text:span></text:p>
          <draw:enhanced-geometry svg:viewBox="0 0 21600 21600" draw:type="mso-spt202" draw:enhanced-path="M 0 0 L 21600 0 21600 21600 0 21600 0 0 Z N"/>
        </draw:custom-shape>
        <draw:g>
          <draw:rect draw:style-name="gr11" draw:text-style-name="P10" draw:layer="layout" svg:width="10.203cm" svg:height="9.586cm" svg:x="13.958cm" svg:y="6.341cm">
            <text:p/>
          </draw:rect>
          <draw:g>
            <draw:custom-shape draw:style-name="gr12" draw:text-style-name="P2" draw:layer="layout" svg:width="0.364cm" svg:height="0.455cm" svg:x="17.415cm" svg:y="8.698cm">
              <text:p/>
              <draw:enhanced-geometry svg:viewBox="0 0 402 505" draw:mirror-horizontal="true" draw:type="non-primitive" draw:enhanced-path="M 0 0  L 2 63  L 5 133  L 8 206  L 12 280  L 17 350  L 24 411  L 32 461  L 42 493  L 55 505  L 55 505  L 87 495  L 140 470  L 205 434  L 273 391  L 335 346  L 381 304  L 402 270  L 402 270  L 328 240  L 256 201  L 188 157  L 127 111  L 75 69  L 35 34  L 9 9  L 0 0  L 0 0  L 0 0  Z N"/>
            </draw:custom-shape>
            <draw:custom-shape draw:style-name="gr13" draw:text-style-name="P2" draw:layer="layout" svg:width="0.27cm" svg:height="0.229cm" svg:x="22.02cm" svg:y="13.168cm">
              <text:p/>
              <draw:enhanced-geometry svg:viewBox="0 0 301 254" draw:mirror-horizontal="true" draw:type="non-primitive" draw:enhanced-path="M 4 175  L 6 80  L 0 25  L 5 1  L 38 0  L 38 0  L 109 14  L 196 37  L 270 60  L 301 70  L 301 70  L 289 93  L 258 145  L 217 204  L 170 248  L 125 254  L 125 254  L 63 218  L 20 188  L 4 175  L 4 175  L 4 175  Z N"/>
            </draw:custom-shape>
            <draw:custom-shape draw:style-name="gr14" draw:text-style-name="P2" draw:layer="layout" svg:width="1.449cm" svg:height="1.165cm" svg:x="20.791cm" svg:y="13.078cm">
              <text:p/>
              <draw:enhanced-geometry svg:viewBox="0 0 1608 1291" draw:mirror-horizontal="true" draw:type="non-primitive" draw:enhanced-path="M 1 375  L 19 330  L 53 274  L 97 212  L 145 149  L 191 91  L 232 44  L 260 11  L 270 0  L 270 0  L 283 4  L 316 19  L 366 42  L 429 70  L 500 102  L 578 137  L 656 172  L 732 206  L 800 237  L 858 265  L 901 286  L 924 298  L 924 298  L 940 311  L 966 336  L 1000 370  L 1042 412  L 1091 460  L 1144 515  L 1199 572  L 1257 632  L 1315 693  L 1371 752  L 1426 809  L 1475 861  L 1520 907  L 1556 946  L 1584 975  L 1601 995  L 1608 1001  L 1608 1001  L 1543 1090  L 1489 1161  L 1445 1215  L 1410 1255  L 1380 1280  L 1357 1291  L 1337 1290  L 1337 1290  L 1326 1285  L 1306 1279  L 1276 1268  L 1239 1256  L 1194 1241  L 1143 1223  L 1086 1204  L 1024 1184  L 958 1160  L 889 1136  L 818 1111  L 746 1085  L 672 1059  L 600 1033  L 527 1006  L 458 980  L 392 954  L 328 928  L 269 904  L 216 880  L 170 859  L 129 838  L 97 819  L 75 803  L 61 790  L 61 790  L 35 734  L 18 664  L 7 586  L 2 510  L 0 444  L 0 397  L 1 375  L 1 375  L 1 375  Z N"/>
            </draw:custom-shape>
            <draw:custom-shape draw:style-name="gr15" draw:text-style-name="P2" draw:layer="layout" svg:width="1.449cm" svg:height="1.165cm" svg:x="20.791cm" svg:y="13.078cm">
              <text:p/>
              <draw:enhanced-geometry svg:viewBox="0 0 1608 1291" draw:mirror-horizontal="true" draw:type="non-primitive" draw:enhanced-path="M 1 375  L 19 330  L 53 274  L 97 212  L 145 149  L 191 91  L 232 44  L 260 11  L 270 0  L 270 0  L 283 4  L 316 19  L 366 42  L 429 70  L 500 102  L 578 137  L 656 172  L 732 206  L 800 237  L 858 265  L 901 286  L 924 298  L 924 298  L 940 311  L 966 336  L 1000 370  L 1042 412  L 1091 460  L 1144 515  L 1199 572  L 1257 632  L 1315 693  L 1371 752  L 1426 809  L 1475 861  L 1520 907  L 1556 946  L 1584 975  L 1601 995  L 1608 1001  L 1608 1001  L 1543 1090  L 1489 1161  L 1445 1215  L 1410 1255  L 1380 1280  L 1357 1291  L 1337 1290  L 1337 1290  L 1326 1285  L 1306 1279  L 1276 1268  L 1239 1256  L 1194 1241  L 1143 1223  L 1086 1204  L 1024 1184  L 958 1160  L 889 1136  L 818 1111  L 746 1085  L 672 1059  L 600 1033  L 527 1006  L 458 980  L 392 954  L 328 928  L 269 904  L 216 880  L 170 859  L 129 838  L 97 819  L 75 803  L 61 790  L 61 790  L 35 734  L 18 664  L 7 586  L 2 510  L 0 444  L 0 397  L 1 375  L 1 375  L 1 375  N"/>
            </draw:custom-shape>
            <draw:line draw:style-name="gr16" draw:text-style-name="P10" draw:layer="layout" svg:x1="21.692cm" svg:y1="13.379cm" svg:x2="21.808cm" svg:y2="13.496cm">
              <text:p/>
            </draw:line>
            <draw:custom-shape draw:style-name="gr17" draw:text-style-name="P2" draw:layer="layout" svg:width="3.294cm" svg:height="2.714cm" svg:x="20.854cm" svg:y="13.199cm">
              <text:p/>
              <draw:enhanced-geometry svg:viewBox="0 0 3659 3016" draw:mirror-horizontal="true" draw:type="non-primitive" draw:enhanced-path="M 3578 1968  L 3586 2030  L 3589 2106  L 3588 2188  L 3586 2267  L 3582 2334  L 3579 2380  L 3578 2397  L 3578 2397  L 3508 2443  L 3441 2485  L 3377 2523  L 3317 2554  L 3260 2584  L 3205 2609  L 3153 2630  L 3105 2649  L 3058 2665  L 3014 2680  L 2972 2692  L 2933 2703  L 2895 2713  L 2859 2722  L 2825 2731  L 2825 2731  L 2781 2743  L 2730 2760  L 2675 2778  L 2616 2800  L 2555 2821  L 2493 2844  L 2429 2868  L 2368 2889  L 2308 2911  L 2252 2929  L 2200 2945  L 2152 2958  L 2152 2958  L 2120 2965  L 2081 2972  L 2034 2978  L 1981 2984  L 1923 2990  L 1862 2995  L 1798 3000  L 1730 3004  L 1662 3008  L 1593 3010  L 1524 3014  L 1457 3015  L 1393 3016  L 1331 3016  L 1274 3015  L 1221 3014  L 1174 3010  L 1135 3007  L 1103 3003  L 1103 3003  L 1066 2994  L 1021 2980  L 969 2962  L 911 2941  L 850 2918  L 786 2892  L 722 2864  L 658 2836  L 596 2808  L 537 2778  L 483 2751  L 436 2724  L 395 2699  L 363 2678  L 342 2659  L 333 2644  L 333 2644  L 329 2567  L 341 2498  L 350 2467  L 350 2467  L 256 2453  L 178 2425  L 113 2391  L 63 2356  L 28 2324  L 7 2301  L 0 2292  L 0 2292  L 1 2217  L 7 2146  L 17 2081  L 34 2028  L 61 1993  L 61 1993  L 80 1981  L 114 1961  L 160 1936  L 216 1908  L 279 1875  L 348 1841  L 421 1806  L 493 1770  L 563 1736  L 630 1704  L 689 1676  L 740 1651  L 778 1633  L 804 1621  L 812 1616  L 812 1616  L 826 1603  L 861 1565  L 911 1512  L 971 1451  L 1034 1390  L 1094 1334  L 1145 1292  L 1181 1273  L 1181 1273  L 1208 1222  L 1248 1166  L 1294 1107  L 1344 1048  L 1395 993  L 1440 944  L 1478 905  L 1504 879  L 1513 870  L 1513 870  L 1558 832  L 1601 793  L 1642 753  L 1682 712  L 1720 670  L 1756 627  L 1791 584  L 1824 539  L 1856 493  L 1885 448  L 1912 401  L 1938 353  L 1962 304  L 1983 256  L 2004 206  L 2022 155  L 2038 104  L 2052 52  L 2065 0  L 2065 0  L 2088 35  L 2128 70  L 2183 104  L 2246 136  L 2314 166  L 2383 192  L 2447 215  L 2505 232  L 2551 242  L 2581 247  L 2581 247  L 2634 268  L 2659 325  L 2660 405  L 2660 405  L 2725 383  L 2763 401  L 2799 448  L 2799 448  L 2823 475  L 2863 514  L 2915 558  L 2973 608  L 3036 656  L 3096 702  L 3151 740  L 3196 768  L 3228 782  L 3228 782  L 3272 797  L 3315 819  L 3343 852  L 3345 899  L 3306 959  L 3306 959  L 3368 994  L 3435 1016  L 3501 1026  L 3562 1024  L 3612 1010  L 3612 1010  L 3630 1108  L 3643 1202  L 3652 1291  L 3657 1375  L 3659 1454  L 3658 1528  L 3653 1596  L 3648 1659  L 3641 1716  L 3632 1768  L 3623 1814  L 3614 1854  L 3605 1889  L 3596 1917  L 3588 1939  L 3582 1955  L 3579 1965  L 3578 1968  L 3578 1968  L 3578 1968  Z N"/>
            </draw:custom-shape>
            <draw:custom-shape draw:style-name="gr15" draw:text-style-name="P2" draw:layer="layout" svg:width="3.294cm" svg:height="2.714cm" svg:x="20.854cm" svg:y="13.199cm">
              <text:p/>
              <draw:enhanced-geometry svg:viewBox="0 0 3659 3016" draw:mirror-horizontal="true" draw:type="non-primitive" draw:enhanced-path="M 3578 1968  L 3586 2030  L 3589 2106  L 3588 2188  L 3586 2267  L 3582 2334  L 3579 2380  L 3578 2397  L 3578 2397  L 3508 2443  L 3441 2485  L 3377 2523  L 3317 2554  L 3260 2584  L 3205 2609  L 3153 2630  L 3105 2649  L 3058 2665  L 3014 2680  L 2972 2692  L 2933 2703  L 2895 2713  L 2859 2722  L 2825 2731  L 2825 2731  L 2781 2743  L 2730 2760  L 2675 2778  L 2616 2800  L 2555 2821  L 2493 2844  L 2429 2868  L 2368 2889  L 2308 2911  L 2252 2929  L 2200 2945  L 2152 2958  L 2152 2958  L 2120 2965  L 2081 2972  L 2034 2978  L 1981 2984  L 1923 2990  L 1862 2995  L 1798 3000  L 1730 3004  L 1662 3008  L 1593 3010  L 1524 3014  L 1457 3015  L 1393 3016  L 1331 3016  L 1274 3015  L 1221 3014  L 1174 3010  L 1135 3007  L 1103 3003  L 1103 3003  L 1066 2994  L 1021 2980  L 969 2962  L 911 2941  L 850 2918  L 786 2892  L 722 2864  L 658 2836  L 596 2808  L 537 2778  L 483 2751  L 436 2724  L 395 2699  L 363 2678  L 342 2659  L 333 2644  L 333 2644  L 329 2567  L 341 2498  L 350 2467  L 350 2467  L 256 2453  L 178 2425  L 113 2391  L 63 2356  L 28 2324  L 7 2301  L 0 2292  L 0 2292  L 1 2217  L 7 2146  L 17 2081  L 34 2028  L 61 1993  L 61 1993  L 80 1981  L 114 1961  L 160 1936  L 216 1908  L 279 1875  L 348 1841  L 421 1806  L 493 1770  L 563 1736  L 630 1704  L 689 1676  L 740 1651  L 778 1633  L 804 1621  L 812 1616  L 812 1616  L 826 1603  L 861 1565  L 911 1512  L 971 1451  L 1034 1390  L 1094 1334  L 1145 1292  L 1181 1273  L 1181 1273  L 1208 1222  L 1248 1166  L 1294 1107  L 1344 1048  L 1395 993  L 1440 944  L 1478 905  L 1504 879  L 1513 870  L 1513 870  L 1558 832  L 1601 793  L 1642 753  L 1682 712  L 1720 670  L 1756 627  L 1791 584  L 1824 539  L 1856 493  L 1885 448  L 1912 401  L 1938 353  L 1962 304  L 1983 256  L 2004 206  L 2022 155  L 2038 104  L 2052 52  L 2065 0  L 2065 0  L 2088 35  L 2128 70  L 2183 104  L 2246 136  L 2314 166  L 2383 192  L 2447 215  L 2505 232  L 2551 242  L 2581 247  L 2581 247  L 2634 268  L 2659 325  L 2660 405  L 2660 405  L 2725 383  L 2763 401  L 2799 448  L 2799 448  L 2823 475  L 2863 514  L 2915 558  L 2973 608  L 3036 656  L 3096 702  L 3151 740  L 3196 768  L 3228 782  L 3228 782  L 3272 797  L 3315 819  L 3343 852  L 3345 899  L 3306 959  L 3306 959  L 3368 994  L 3435 1016  L 3501 1026  L 3562 1024  L 3612 1010  L 3612 1010  L 3630 1108  L 3643 1202  L 3652 1291  L 3657 1375  L 3659 1454  L 3658 1528  L 3653 1596  L 3648 1659  L 3641 1716  L 3632 1768  L 3623 1814  L 3614 1854  L 3605 1889  L 3596 1917  L 3588 1939  L 3582 1955  L 3579 1965  L 3578 1968  L 3578 1968  L 3578 1968  N"/>
            </draw:custom-shape>
            <draw:custom-shape draw:style-name="gr18" draw:text-style-name="P2" draw:layer="layout" svg:width="2.097cm" svg:height="1.862cm" svg:x="21.744cm" svg:y="13.546cm">
              <text:p/>
              <draw:enhanced-geometry svg:viewBox="0 0 2328 2071" draw:mirror-horizontal="true" draw:type="non-primitive" draw:enhanced-path="M 2328 0  L 2304 66  L 2285 149  L 2270 238  L 2259 317  L 2252 374  L 2250 395  L 2250 395  L 2205 432  L 2156 473  L 2103 517  L 2048 565  L 1993 613  L 1936 663  L 1881 714  L 1827 763  L 1773 812  L 1725 857  L 1678 899  L 1638 937  L 1603 970  L 1573 997  L 1552 1018  L 1537 1030  L 1532 1034  L 1532 1034  L 1450 1072  L 1406 1113  L 1393 1132  L 1393 1132  L 1308 1167  L 1270 1203  L 1262 1220  L 1262 1220  L 1195 1278  L 1143 1345  L 1108 1399  L 1096 1423  L 1096 1423  L 1026 1449  L 986 1478  L 973 1493  L 973 1493  L 893 1514  L 839 1542  L 792 1573  L 737 1606  L 737 1606  L 683 1638  L 626 1678  L 568 1719  L 511 1753  L 456 1774  L 456 1774  L 382 1804  L 334 1843  L 317 1861  L 317 1861  L 235 1889  L 163 1920  L 105 1952  L 57 1990  L 23 2028  L 3 2071  L 3 2071  L 0 1982  L 19 1912  L 64 1869  L 64 1869  L 145 1840  L 232 1812  L 273 1801  L 273 1801  L 353 1740  L 421 1710  L 450 1703  L 450 1703  L 544 1631  L 627 1574  L 702 1529  L 765 1495  L 817 1471  L 859 1456  L 889 1445  L 907 1441  L 912 1440  L 912 1440  L 963 1394  L 1013 1374  L 1035 1368  L 1035 1368  L 1106 1262  L 1156 1219  L 1174 1210  L 1174 1210  L 1259 1128  L 1323 1094  L 1349 1089  L 1349 1089  L 1425 1015  L 1483 982  L 1506 973  L 1506 973  L 1561 919  L 1615 866  L 1668 813  L 1721 761  L 1772 711  L 1822 663  L 1870 618  L 1914 576  L 1954 538  L 1992 503  L 2025 473  L 2053 447  L 2076 427  L 2094 413  L 2094 413  L 2147 370  L 2173 349  L 2180 342  L 2180 342  L 2201 230  L 2228 144  L 2257 83  L 2284 41  L 2306 16  L 2322 3  L 2328 0  L 2328 0  L 2328 0  Z N"/>
            </draw:custom-shape>
            <draw:custom-shape draw:style-name="gr15" draw:text-style-name="P2" draw:layer="layout" svg:width="0.436cm" svg:height="0.314cm" svg:x="20.922cm" svg:y="15.009cm">
              <text:p/>
              <draw:enhanced-geometry svg:viewBox="0 0 486 353" draw:mirror-horizontal="true" draw:type="non-primitive" draw:enhanced-path="M 486 0  L 459 30  L 424 62  L 380 97  L 331 135  L 277 173  L 220 212  L 163 250  L 105 288  L 51 322  L 0 353  N"/>
            </draw:custom-shape>
            <draw:custom-shape draw:style-name="gr15" draw:text-style-name="P2" draw:layer="layout" svg:width="0.999cm" svg:height="0.41cm" svg:x="21.357cm" svg:y="15.323cm">
              <text:p/>
              <draw:enhanced-geometry svg:viewBox="0 0 1111 453" draw:mirror-horizontal="true" draw:type="non-primitive" draw:enhanced-path="M 1111 0  L 1085 15  L 1052 33  L 1013 52  L 969 74  L 921 96  L 869 120  L 812 145  L 753 171  L 691 197  L 629 224  L 565 250  L 502 276  L 439 301  L 376 326  L 316 349  L 259 370  L 203 391  L 152 409  L 106 424  L 65 436  L 29 446  L 0 453  N"/>
            </draw:custom-shape>
            <draw:custom-shape draw:style-name="gr15" draw:text-style-name="P2" draw:layer="layout" svg:width="0.887cm" svg:height="0.039cm" svg:x="22.356cm" svg:y="15.711cm">
              <text:p/>
              <draw:enhanced-geometry svg:viewBox="0 0 982 46" draw:mirror-horizontal="true" draw:type="non-primitive" draw:enhanced-path="M 982 27  L 947 33  L 905 37  L 856 41  L 803 44  L 745 45  L 684 46  L 620 46  L 554 46  L 488 44  L 422 42  L 356 39  L 293 36  L 233 31  L 175 26  L 122 20  L 75 15  L 34 8  L 0 0  N"/>
            </draw:custom-shape>
            <draw:custom-shape draw:style-name="gr15" draw:text-style-name="P2" draw:layer="layout" svg:width="0.575cm" svg:height="0.279cm" svg:x="23.244cm" svg:y="15.432cm">
              <text:p/>
              <draw:enhanced-geometry svg:viewBox="0 0 641 307" draw:mirror-horizontal="true" draw:type="non-primitive" draw:enhanced-path="M 641 307  L 595 295  L 546 281  L 492 264  L 436 245  L 377 223  L 318 200  L 260 176  L 205 148  L 153 121  L 104 92  L 62 62  L 27 32  L 0 0  N"/>
            </draw:custom-shape>
            <draw:custom-shape draw:style-name="gr15" draw:text-style-name="P2" draw:layer="layout" svg:width="0.485cm" svg:height="0.476cm" svg:x="20.89cm" svg:y="14.208cm">
              <text:p/>
              <draw:enhanced-geometry svg:viewBox="0 0 541 528" draw:mirror-horizontal="true" draw:type="non-primitive" draw:enhanced-path="M 541 0  L 502 59  L 465 116  L 427 172  L 390 225  L 353 276  L 315 322  L 279 365  L 243 405  L 207 439  L 172 468  L 135 493  L 102 511  L 68 523  L 34 528  L 0 526  N"/>
            </draw:custom-shape>
            <draw:custom-shape draw:style-name="gr15" draw:text-style-name="P2" draw:layer="layout" svg:width="0.472cm" svg:height="0.233cm" svg:x="21.377cm" svg:y="14.447cm">
              <text:p/>
              <draw:enhanced-geometry svg:viewBox="0 0 524 264" draw:mirror-horizontal="true" draw:type="non-primitive" draw:enhanced-path="M 524 264  L 469 249  L 407 225  L 338 195  L 269 159  L 200 121  L 137 85  L 82 52  L 38 25  L 10 7  L 0 0  N"/>
            </draw:custom-shape>
            <draw:custom-shape draw:style-name="gr15" draw:text-style-name="P2" draw:layer="layout" svg:width="0.134cm" svg:height="0.715cm" svg:x="21.715cm" svg:y="14.447cm">
              <text:p/>
              <draw:enhanced-geometry svg:viewBox="0 0 148 798" draw:mirror-horizontal="true" draw:type="non-primitive" draw:enhanced-path="M 0 0  L 30 36  L 59 78  L 82 125  L 103 176  L 119 229  L 132 283  L 141 341  L 147 398  L 148 454  L 147 510  L 141 562  L 132 611  L 119 658  L 103 699  L 82 735  L 59 763  L 30 785  L 0 798  N"/>
            </draw:custom-shape>
            <draw:custom-shape draw:style-name="gr15" draw:text-style-name="P2" draw:layer="layout" svg:width="0.607cm" svg:height="0.171cm" svg:x="21.848cm" svg:y="15.013cm">
              <text:p/>
              <draw:enhanced-geometry svg:viewBox="0 0 678 190" draw:mirror-horizontal="true" draw:type="non-primitive" draw:enhanced-path="M 678 164  L 631 175  L 583 183  L 533 188  L 481 190  L 429 188  L 376 181  L 323 171  L 268 156  L 214 136  L 160 110  L 106 79  L 53 43  L 0 0  N"/>
            </draw:custom-shape>
            <draw:custom-shape draw:style-name="gr15" draw:text-style-name="P2" draw:layer="layout" svg:width="0.13cm" svg:height="0.409cm" svg:x="22.349cm" svg:y="15.013cm">
              <text:p/>
              <draw:enhanced-geometry svg:viewBox="0 0 145 454" draw:mirror-horizontal="true" draw:type="non-primitive" draw:enhanced-path="M 26 0  L 63 45  L 94 93  L 118 142  L 135 191  L 144 240  L 145 286  L 140 329  L 127 368  L 106 401  L 78 427  L 43 445  L 0 454  N"/>
            </draw:custom-shape>
            <draw:custom-shape draw:style-name="gr15" draw:text-style-name="P2" draw:layer="layout" svg:width="0.823cm" svg:height="0.031cm" svg:x="22.478cm" svg:y="15.414cm">
              <text:p/>
              <draw:enhanced-geometry svg:viewBox="0 0 912 32" draw:mirror-horizontal="true" draw:type="non-primitive" draw:enhanced-path="M 912 9  L 871 12  L 824 16  L 768 19  L 707 22  L 642 26  L 574 28  L 504 30  L 432 32  L 362 32  L 294 30  L 229 29  L 169 26  L 114 22  L 67 17  L 28 9  L 0 0  N"/>
            </draw:custom-shape>
            <draw:custom-shape draw:style-name="gr15" draw:text-style-name="P2" draw:layer="layout" svg:width="0.216cm" svg:height="0.207cm" svg:x="23.303cm" svg:y="15.207cm">
              <text:p/>
              <draw:enhanced-geometry svg:viewBox="0 0 242 234" draw:mirror-horizontal="true" draw:type="non-primitive" draw:enhanced-path="M 242 234  L 181 204  L 128 172  L 80 134  L 43 94  L 16 48  L 0 0  N"/>
            </draw:custom-shape>
            <draw:custom-shape draw:style-name="gr15" draw:text-style-name="P2" draw:layer="layout" svg:width="0.216cm" svg:height="0.324cm" svg:x="22.655cm" svg:y="14.95cm">
              <text:p/>
              <draw:enhanced-geometry svg:viewBox="0 0 242 362" draw:mirror-horizontal="true" draw:type="non-primitive" draw:enhanced-path="M 0 0  L 46 42  L 92 82  L 137 123  L 175 163  L 208 202  L 231 238  L 242 274  L 241 306  L 225 336  L 191 362  N"/>
            </draw:custom-shape>
            <draw:custom-shape draw:style-name="gr15" draw:text-style-name="P2" draw:layer="layout" svg:width="0.634cm" svg:height="0.121cm" svg:x="22.7cm" svg:y="15.274cm">
              <text:p/>
              <draw:enhanced-geometry svg:viewBox="0 0 705 131" draw:mirror-horizontal="true" draw:type="non-primitive" draw:enhanced-path="M 705 0  L 669 19  L 628 37  L 584 53  L 536 69  L 485 84  L 431 96  L 375 107  L 316 116  L 255 124  L 192 129  L 129 131  L 66 131  L 0 128  N"/>
            </draw:custom-shape>
            <draw:custom-shape draw:style-name="gr15" draw:text-style-name="P2" draw:layer="layout" svg:width="0.386cm" svg:height="0.135cm" svg:x="21.161cm" svg:y="13.906cm">
              <text:p/>
              <draw:enhanced-geometry svg:viewBox="0 0 430 154" draw:mirror-horizontal="true" draw:type="non-primitive" draw:enhanced-path="M 430 154  L 373 124  L 313 94  L 252 65  L 193 40  L 136 20  L 84 6  L 38 0  L 0 5  N"/>
            </draw:custom-shape>
            <draw:custom-shape draw:style-name="gr15" draw:text-style-name="P2" draw:layer="layout" svg:width="0.18cm" svg:height="0.093cm" svg:x="21.547cm" svg:y="13.911cm">
              <text:p/>
              <draw:enhanced-geometry svg:viewBox="0 0 200 105" draw:mirror-horizontal="true" draw:type="non-primitive" draw:enhanced-path="M 200 0  L 110 40  L 33 84  L 0 105  N"/>
            </draw:custom-shape>
            <draw:custom-shape draw:style-name="gr15" draw:text-style-name="P2" draw:layer="layout" svg:width="0.08cm" svg:height="0.166cm" svg:x="21.728cm" svg:y="13.838cm">
              <text:p/>
              <draw:enhanced-geometry svg:viewBox="0 0 86 183" draw:mirror-horizontal="true" draw:type="non-primitive" draw:enhanced-path="M 86 183  L 41 86  L 10 22  L 0 0  N"/>
            </draw:custom-shape>
            <draw:custom-shape draw:style-name="gr15" draw:text-style-name="P2" draw:layer="layout" svg:width="0.211cm" svg:height="0.539cm" svg:x="21.366cm" svg:y="13.947cm">
              <text:p/>
              <draw:enhanced-geometry svg:viewBox="0 0 235 600" draw:mirror-horizontal="true" draw:type="non-primitive" draw:enhanced-path="M 0 0  L 4 38  L 17 93  L 40 157  L 67 228  L 99 303  L 131 378  L 162 447  L 190 508  L 214 556  L 229 588  L 235 600  N"/>
            </draw:custom-shape>
            <draw:custom-shape draw:style-name="gr15" draw:text-style-name="P2" draw:layer="layout" svg:width="0.589cm" svg:height="0.121cm" svg:x="21.367cm" svg:y="14.365cm">
              <text:p/>
              <draw:enhanced-geometry svg:viewBox="0 0 653 136" draw:mirror-horizontal="true" draw:type="non-primitive" draw:enhanced-path="M 653 136  L 572 106  L 496 80  L 425 58  L 358 39  L 297 24  L 242 12  L 191 4  L 146 0  L 107 0  L 73 3  L 46 11  L 25 24  L 10 41  L 1 61  L 0 86  L 4 116  N"/>
            </draw:custom-shape>
            <draw:custom-shape draw:style-name="gr15" draw:text-style-name="P2" draw:layer="layout" svg:width="0.067cm" svg:height="0.579cm" svg:x="21.884cm" svg:y="14.469cm">
              <text:p/>
              <draw:enhanced-geometry svg:viewBox="0 0 73 643" draw:mirror-horizontal="true" draw:type="non-primitive" draw:enhanced-path="M 0 0  L 12 54  L 23 119  L 32 192  L 41 270  L 49 348  L 56 424  L 63 494  L 67 554  L 70 601  L 72 632  L 73 643  N"/>
            </draw:custom-shape>
            <draw:custom-shape draw:style-name="gr15" draw:text-style-name="P2" draw:layer="layout" svg:width="0.72cm" svg:height="0.166cm" svg:x="21.885cm" svg:y="14.892cm">
              <text:p/>
              <draw:enhanced-geometry svg:viewBox="0 0 798 181" draw:mirror-horizontal="true" draw:type="non-primitive" draw:enhanced-path="M 798 171  L 714 141  L 635 114  L 560 89  L 490 66  L 425 48  L 364 32  L 309 20  L 258 11  L 212 4  L 170 0  L 132 0  L 101 4  L 72 11  L 49 20  L 31 33  L 16 49  L 6 68  L 1 92  L 0 118  L 3 148  L 11 181  N"/>
            </draw:custom-shape>
            <draw:custom-shape draw:style-name="gr15" draw:text-style-name="P2" draw:layer="layout" svg:width="0.274cm" svg:height="0.22cm" svg:x="22.597cm" svg:y="14.838cm">
              <text:p/>
              <draw:enhanced-geometry svg:viewBox="0 0 306 244" draw:mirror-horizontal="true" draw:type="non-primitive" draw:enhanced-path="M 306 244  L 231 160  L 159 96  L 96 50  L 45 20  L 12 5  L 0 0  N"/>
            </draw:custom-shape>
            <draw:custom-shape draw:style-name="gr15" draw:text-style-name="P2" draw:layer="layout" svg:width="0.612cm" svg:height="0.328cm" svg:x="20.854cm" svg:y="14.5cm">
              <text:p/>
              <draw:enhanced-geometry svg:viewBox="0 0 676 364" draw:mirror-horizontal="true" draw:type="non-primitive" draw:enhanced-path="M 676 0  L 658 40  L 634 81  L 604 121  L 572 159  L 534 195  L 494 231  L 449 262  L 403 289  L 354 314  L 305 335  L 253 349  L 202 360  L 150 364  L 99 361  L 49 352  L 0 336  N"/>
            </draw:custom-shape>
            <draw:custom-shape draw:style-name="gr15" draw:text-style-name="P2" draw:layer="layout" svg:width="0.175cm" svg:height="0.125cm" svg:x="21.466cm" svg:y="14.68cm">
              <text:p/>
              <draw:enhanced-geometry svg:viewBox="0 0 197 136" draw:mirror-horizontal="true" draw:type="non-primitive" draw:enhanced-path="M 197 136  L 80 79  L 21 41  L 0 16  L 2 3  L 6 0  N"/>
            </draw:custom-shape>
            <draw:custom-shape draw:style-name="gr15" draw:text-style-name="P2" draw:layer="layout" svg:width="0.068cm" svg:height="0.418cm" svg:x="21.569cm" svg:y="14.68cm">
              <text:p/>
              <draw:enhanced-geometry svg:viewBox="0 0 75 462" draw:mirror-horizontal="true" draw:type="non-primitive" draw:enhanced-path="M 0 0  L 28 74  L 50 140  L 65 201  L 72 258  L 75 311  L 69 362  L 57 412  L 36 462  N"/>
            </draw:custom-shape>
            <draw:custom-shape draw:style-name="gr15" draw:text-style-name="P2" draw:layer="layout" svg:width="0.391cm" svg:height="0.13cm" svg:x="21.214cm" svg:y="15.099cm">
              <text:p/>
              <draw:enhanced-geometry svg:viewBox="0 0 434 145" draw:mirror-horizontal="true" draw:type="non-primitive" draw:enhanced-path="M 0 0  L 76 0  L 142 1  L 199 5  L 251 14  L 299 31  L 343 57  L 387 95  L 434 145  N"/>
            </draw:custom-shape>
            <draw:custom-shape draw:style-name="gr15" draw:text-style-name="P2" draw:layer="layout" svg:width="0.477cm" svg:height="0.148cm" svg:x="23.414cm" svg:y="14.901cm">
              <text:p/>
              <draw:enhanced-geometry svg:viewBox="0 0 531 165" draw:mirror-horizontal="true" draw:type="non-primitive" draw:enhanced-path="M 531 162  L 452 165  L 375 162  L 303 155  L 236 145  L 175 131  L 122 114  L 77 94  L 40 73  L 15 49  L 1 25  L 0 0  N"/>
            </draw:custom-shape>
            <draw:custom-shape draw:style-name="gr15" draw:text-style-name="P2" draw:layer="layout" svg:width="0.242cm" svg:height="0.171cm" svg:x="23.083cm" svg:y="14.675cm">
              <text:p/>
              <draw:enhanced-geometry svg:viewBox="0 0 271 190" draw:mirror-horizontal="true" draw:type="non-primitive" draw:enhanced-path="M 0 0  L 55 33  L 119 67  L 179 102  L 231 136  L 264 165  L 271 190  N"/>
            </draw:custom-shape>
            <draw:custom-shape draw:style-name="gr15" draw:text-style-name="P2" draw:layer="layout" svg:width="0.724cm" svg:height="0.247cm" svg:x="21.773cm" svg:y="15.194cm">
              <text:p/>
              <draw:enhanced-geometry svg:viewBox="0 0 802 272" draw:mirror-horizontal="true" draw:type="non-primitive" draw:enhanced-path="M 0 272  L 34 264  L 77 254  L 126 241  L 179 226  L 238 208  L 299 188  L 362 168  L 426 146  L 490 124  L 552 101  L 612 80  L 668 58  L 719 38  L 765 18  L 802 0  N"/>
            </draw:custom-shape>
            <draw:custom-shape draw:style-name="gr15" draw:text-style-name="P2" draw:layer="layout" svg:width="0.459cm" svg:height="0.138cm" svg:x="21.312cm" svg:y="15.171cm">
              <text:p/>
              <draw:enhanced-geometry svg:viewBox="0 0 514 155" draw:mirror-horizontal="true" draw:type="non-primitive" draw:enhanced-path="M 0 29  L 50 11  L 106 2  L 163 0  L 222 3  L 280 14  L 335 29  L 387 49  L 433 72  L 470 98  L 497 127  L 514 155  N"/>
            </draw:custom-shape>
            <draw:custom-shape draw:style-name="gr15" draw:text-style-name="P2" draw:layer="layout" svg:width="0.445cm" svg:height="0.067cm" svg:x="21.771cm" svg:y="13.506cm">
              <text:p/>
              <draw:enhanced-geometry svg:viewBox="0 0 495 73" draw:mirror-horizontal="true" draw:type="non-primitive" draw:enhanced-path="M 495 73  L 439 53  L 378 34  L 313 18  L 249 6  L 186 0  L 129 0  L 77 9  L 33 26  L 0 54  N"/>
            </draw:custom-shape>
            <draw:custom-shape draw:style-name="gr15" draw:text-style-name="P2" draw:layer="layout" svg:width="0.126cm" svg:height="0.161cm" svg:x="22.218cm" svg:y="13.393cm">
              <text:p/>
              <draw:enhanced-geometry svg:viewBox="0 0 136 180" draw:mirror-horizontal="true" draw:type="non-primitive" draw:enhanced-path="M 136 180  L 71 90  L 21 25  L 0 0  N"/>
            </draw:custom-shape>
            <draw:custom-shape draw:style-name="gr15" draw:text-style-name="P2" draw:layer="layout" svg:width="0.328cm" svg:height="0.167cm" svg:x="23.807cm" svg:y="15.148cm">
              <text:p/>
              <draw:enhanced-geometry svg:viewBox="0 0 365 187" draw:mirror-horizontal="true" draw:type="non-primitive" draw:enhanced-path="M 365 187  L 304 174  L 237 152  L 170 122  L 108 88  L 56 55  L 18 24  L 0 0  N"/>
            </draw:custom-shape>
            <draw:custom-shape draw:style-name="gr19" draw:text-style-name="P2" draw:layer="layout" svg:width="0.311cm" svg:height="0.13cm" svg:x="22.95cm" svg:y="14.5cm">
              <text:p/>
              <draw:enhanced-geometry svg:viewBox="0 0 344 145" draw:mirror-horizontal="true" draw:type="non-primitive" draw:enhanced-path="M 344 145  L 297 91  L 237 53  L 171 27  L 108 11  L 54 3  L 15 0  L 0 0  N"/>
            </draw:custom-shape>
            <draw:custom-shape draw:style-name="gr19" draw:text-style-name="P2" draw:layer="layout" svg:width="0.229cm" svg:height="0.166cm" svg:x="22.883cm" svg:y="14.37cm">
              <text:p/>
              <draw:enhanced-geometry svg:viewBox="0 0 254 181" draw:mirror-horizontal="true" draw:type="non-primitive" draw:enhanced-path="M 254 181  L 203 128  L 137 78  L 70 37  L 21 10  L 0 0  N"/>
            </draw:custom-shape>
            <draw:custom-shape draw:style-name="gr19" draw:text-style-name="P2" draw:layer="layout" svg:width="0.269cm" svg:height="0.117cm" svg:x="22.78cm" svg:y="14.288cm">
              <text:p/>
              <draw:enhanced-geometry svg:viewBox="0 0 297 126" draw:mirror-horizontal="true" draw:type="non-primitive" draw:enhanced-path="M 297 126  L 238 82  L 160 47  L 83 21  L 23 5  L 0 0  N"/>
            </draw:custom-shape>
            <draw:custom-shape draw:style-name="gr19" draw:text-style-name="P2" draw:layer="layout" svg:width="0.252cm" svg:height="0.149cm" svg:x="22.69cm" svg:y="14.167cm">
              <text:p/>
              <draw:enhanced-geometry svg:viewBox="0 0 279 161" draw:mirror-horizontal="true" draw:type="non-primitive" draw:enhanced-path="M 279 161  L 222 113  L 150 69  L 77 32  L 23 9  L 0 0  N"/>
            </draw:custom-shape>
            <draw:custom-shape draw:style-name="gr19" draw:text-style-name="P2" draw:layer="layout" svg:width="0.292cm" svg:height="0.121cm" svg:x="22.579cm" svg:y="14.073cm">
              <text:p/>
              <draw:enhanced-geometry svg:viewBox="0 0 324 135" draw:mirror-horizontal="true" draw:type="non-primitive" draw:enhanced-path="M 324 135  L 278 100  L 212 68  L 138 41  L 70 19  L 19 4  L 0 0  N"/>
            </draw:custom-shape>
            <draw:custom-shape draw:style-name="gr19" draw:text-style-name="P2" draw:layer="layout" svg:width="0.27cm" svg:height="0.13cm" svg:x="22.52cm" svg:y="13.987cm">
              <text:p/>
              <draw:enhanced-geometry svg:viewBox="0 0 300 145" draw:mirror-horizontal="true" draw:type="non-primitive" draw:enhanced-path="M 300 145  L 248 95  L 171 56  L 89 25  L 26 6  L 0 0  N"/>
            </draw:custom-shape>
            <draw:custom-shape draw:style-name="gr19" draw:text-style-name="P2" draw:layer="layout" svg:width="0.257cm" svg:height="0.125cm" svg:x="22.424cm" svg:y="13.879cm">
              <text:p/>
              <draw:enhanced-geometry svg:viewBox="0 0 287 138" draw:mirror-horizontal="true" draw:type="non-primitive" draw:enhanced-path="M 287 138  L 233 95  L 159 58  L 82 28  L 24 8  L 0 0  N"/>
            </draw:custom-shape>
            <draw:custom-shape draw:style-name="gr19" draw:text-style-name="P2" draw:layer="layout" svg:width="0.233cm" svg:height="0.116cm" svg:x="22.344cm" svg:y="13.776cm">
              <text:p/>
              <draw:enhanced-geometry svg:viewBox="0 0 263 127" draw:mirror-horizontal="true" draw:type="non-primitive" draw:enhanced-path="M 263 127  L 187 80  L 101 39  L 30 11  L 0 0  N"/>
            </draw:custom-shape>
            <draw:custom-shape draw:style-name="gr19" draw:text-style-name="P2" draw:layer="layout" svg:width="0.252cm" svg:height="0.108cm" svg:x="22.263cm" svg:y="13.676cm">
              <text:p/>
              <draw:enhanced-geometry svg:viewBox="0 0 279 117" draw:mirror-horizontal="true" draw:type="non-primitive" draw:enhanced-path="M 279 117  L 226 74  L 154 41  L 80 18  L 22 5  L 0 0  N"/>
            </draw:custom-shape>
            <draw:custom-shape draw:style-name="gr19" draw:text-style-name="P2" draw:layer="layout" svg:width="0.252cm" svg:height="0.121cm" svg:x="22.195cm" svg:y="13.573cm">
              <text:p/>
              <draw:enhanced-geometry svg:viewBox="0 0 281 135" draw:mirror-horizontal="true" draw:type="non-primitive" draw:enhanced-path="M 281 135  L 223 90  L 151 53  L 78 24  L 22 6  L 0 0  N"/>
            </draw:custom-shape>
            <draw:custom-shape draw:style-name="gr19" draw:text-style-name="P2" draw:layer="layout" svg:width="0.044cm" svg:height="0.71cm" svg:x="22.227cm" svg:y="13.515cm">
              <text:p/>
              <draw:enhanced-geometry svg:viewBox="0 0 49 788" draw:mirror-horizontal="true" draw:type="non-primitive" draw:enhanced-path="M 0 0  L 10 28  L 21 67  L 29 116  L 35 172  L 41 234  L 46 301  L 48 369  L 49 439  L 48 507  L 44 572  L 40 632  L 33 685  L 25 730  L 14 765  L 0 788  N"/>
            </draw:custom-shape>
            <draw:custom-shape draw:style-name="gr19" draw:text-style-name="P2" draw:layer="layout" svg:width="0.184cm" svg:height="0.283cm" svg:x="22.272cm" svg:y="13.965cm">
              <text:p/>
              <draw:enhanced-geometry svg:viewBox="0 0 208 317" draw:mirror-horizontal="true" draw:type="non-primitive" draw:enhanced-path="M 208 290  L 182 310  L 155 317  L 126 310  L 97 290  L 70 257  L 45 211  L 25 153  L 9 83  L 0 0  N"/>
            </draw:custom-shape>
            <draw:custom-shape draw:style-name="gr19" draw:text-style-name="P2" draw:layer="layout" svg:width="0.13cm" svg:height="0.432cm" svg:x="22.326cm" svg:y="13.532cm">
              <text:p/>
              <draw:enhanced-geometry svg:viewBox="0 0 145 481" draw:mirror-horizontal="true" draw:type="non-primitive" draw:enhanced-path="M 0 481  L 1 395  L 11 315  L 31 240  L 53 172  L 79 114  L 104 67  L 126 31  L 140 8  L 145 0  N"/>
            </draw:custom-shape>
            <draw:custom-shape draw:style-name="gr19" draw:text-style-name="P2" draw:layer="layout" svg:width="0.351cm" svg:height="0.441cm" svg:x="22.325cm" svg:y="13.532cm">
              <text:p/>
              <draw:enhanced-geometry svg:viewBox="0 0 387 491" draw:mirror-horizontal="true" draw:type="non-primitive" draw:enhanced-path="M 387 0  L 355 61  L 324 121  L 292 179  L 259 234  L 227 286  L 195 334  L 162 377  L 129 414  L 97 445  L 64 469  L 32 484  L 0 491  N"/>
            </draw:custom-shape>
            <draw:custom-shape draw:style-name="gr19" draw:text-style-name="P2" draw:layer="layout" svg:width="0.113cm" svg:height="0.248cm" svg:x="22.676cm" svg:y="13.726cm">
              <text:p/>
              <draw:enhanced-geometry svg:viewBox="0 0 128 274" draw:mirror-horizontal="true" draw:type="non-primitive" draw:enhanced-path="M 128 274  L 78 269  L 41 247  L 14 212  L 0 168  L 1 116  L 16 59  L 46 0  N"/>
            </draw:custom-shape>
            <draw:custom-shape draw:style-name="gr19" draw:text-style-name="P2" draw:layer="layout" svg:width="0.414cm" svg:height="0.261cm" svg:x="22.335cm" svg:y="13.465cm">
              <text:p/>
              <draw:enhanced-geometry svg:viewBox="0 0 460 289" draw:mirror-horizontal="true" draw:type="non-primitive" draw:enhanced-path="M 0 289  L 39 244  L 94 199  L 159 155  L 229 113  L 298 77  L 360 45  L 412 21  L 447 5  L 460 0  N"/>
            </draw:custom-shape>
            <draw:custom-shape draw:style-name="gr19" draw:text-style-name="P2" draw:layer="layout" svg:width="0.265cm" svg:height="0.144cm" svg:x="22.474cm" svg:y="14.675cm">
              <text:p/>
              <draw:enhanced-geometry svg:viewBox="0 0 297 162" draw:mirror-horizontal="true" draw:type="non-primitive" draw:enhanced-path="M 297 162  L 253 112  L 192 71  L 125 40  L 63 17  L 18 4  L 0 0  N"/>
            </draw:custom-shape>
            <draw:custom-shape draw:style-name="gr19" draw:text-style-name="P2" draw:layer="layout" svg:width="0.233cm" svg:height="0.175cm" svg:x="22.344cm" svg:y="14.541cm">
              <text:p/>
              <draw:enhanced-geometry svg:viewBox="0 0 263 191" draw:mirror-horizontal="true" draw:type="non-primitive" draw:enhanced-path="M 263 191  L 184 119  L 112 64  L 54 28  L 14 7  L 0 0  N"/>
            </draw:custom-shape>
            <draw:custom-shape draw:style-name="gr19" draw:text-style-name="P2" draw:layer="layout" svg:width="0.269cm" svg:height="0.143cm" svg:x="22.186cm" svg:y="14.464cm">
              <text:p/>
              <draw:enhanced-geometry svg:viewBox="0 0 300 161" draw:mirror-horizontal="true" draw:type="non-primitive" draw:enhanced-path="M 300 161  L 243 107  L 166 62  L 87 28  L 25 7  L 0 0  N"/>
            </draw:custom-shape>
            <draw:custom-shape draw:style-name="gr19" draw:text-style-name="P2" draw:layer="layout" svg:width="0.265cm" svg:height="0.121cm" svg:x="22.082cm" svg:y="14.356cm">
              <text:p/>
              <draw:enhanced-geometry svg:viewBox="0 0 297 134" draw:mirror-horizontal="true" draw:type="non-primitive" draw:enhanced-path="M 297 134  L 228 82  L 149 44  L 76 19  L 21 4  L 0 0  N"/>
            </draw:custom-shape>
            <draw:custom-shape draw:style-name="gr19" draw:text-style-name="P2" draw:layer="layout" svg:width="0.211cm" svg:height="0.113cm" svg:x="22.001cm" svg:y="14.257cm">
              <text:p/>
              <draw:enhanced-geometry svg:viewBox="0 0 234 126" draw:mirror-horizontal="true" draw:type="non-primitive" draw:enhanced-path="M 234 126  L 170 75  L 94 35  L 27 9  L 0 0  N"/>
            </draw:custom-shape>
            <draw:custom-shape draw:style-name="gr19" draw:text-style-name="P2" draw:layer="layout" svg:width="0.211cm" svg:height="0.103cm" svg:x="21.893cm" svg:y="14.176cm">
              <text:p/>
              <draw:enhanced-geometry svg:viewBox="0 0 236 118" draw:mirror-horizontal="true" draw:type="non-primitive" draw:enhanced-path="M 236 118  L 176 70  L 98 32  L 30 8  L 0 0  N"/>
            </draw:custom-shape>
            <draw:custom-shape draw:style-name="gr19" draw:text-style-name="P2" draw:layer="layout" svg:width="0.233cm" svg:height="0.121cm" svg:x="21.781cm" svg:y="14.086cm">
              <text:p/>
              <draw:enhanced-geometry svg:viewBox="0 0 261 136" draw:mirror-horizontal="true" draw:type="non-primitive" draw:enhanced-path="M 261 136  L 185 84  L 99 41  L 29 11  L 0 0  N"/>
            </draw:custom-shape>
            <draw:custom-shape draw:style-name="gr19" draw:text-style-name="P2" draw:layer="layout" svg:width="0.265cm" svg:height="0.138cm" svg:x="21.677cm" svg:y="13.987cm">
              <text:p/>
              <draw:enhanced-geometry svg:viewBox="0 0 299 154" draw:mirror-horizontal="true" draw:type="non-primitive" draw:enhanced-path="M 299 154  L 237 103  L 159 60  L 82 29  L 23 7  L 0 0  N"/>
            </draw:custom-shape>
            <draw:custom-shape draw:style-name="gr19" draw:text-style-name="P2" draw:layer="layout" svg:width="0.054cm" svg:height="0.337cm" svg:x="22.06cm" svg:y="14.585cm">
              <text:p/>
              <draw:enhanced-geometry svg:viewBox="0 0 62 379" draw:mirror-horizontal="true" draw:type="non-primitive" draw:enhanced-path="M 0 379  L 23 333  L 40 271  L 51 201  L 59 127  L 62 58  L 62 0  N"/>
            </draw:custom-shape>
            <draw:custom-shape draw:style-name="gr19" draw:text-style-name="P2" draw:layer="layout" svg:width="0.278cm" svg:height="0.629cm" svg:x="21.782cm" svg:y="13.956cm">
              <text:p/>
              <draw:enhanced-geometry svg:viewBox="0 0 308 698" draw:mirror-horizontal="true" draw:type="non-primitive" draw:enhanced-path="M 0 698  L 4 675  L 12 647  L 24 616  L 41 579  L 62 540  L 85 496  L 111 448  L 139 396  L 167 340  L 196 280  L 226 215  L 254 147  L 282 76  L 308 0  N"/>
            </draw:custom-shape>
            <draw:custom-shape draw:style-name="gr19" draw:text-style-name="P2" draw:layer="layout" svg:width="0.039cm" svg:height="0.683cm" svg:x="21.781cm" svg:y="13.956cm">
              <text:p/>
              <draw:enhanced-geometry svg:viewBox="0 0 45 762" draw:mirror-horizontal="true" draw:type="non-primitive" draw:enhanced-path="M 45 0  L 44 9  L 41 36  L 35 78  L 29 131  L 23 195  L 16 265  L 9 340  L 4 415  L 1 491  L 0 563  L 1 628  L 6 685  L 15 730  L 28 762  N"/>
            </draw:custom-shape>
            <draw:custom-shape draw:style-name="gr19" draw:text-style-name="P2" draw:layer="layout" svg:width="0.161cm" svg:height="0.139cm" svg:x="21.637cm" svg:y="14.541cm">
              <text:p/>
              <draw:enhanced-geometry svg:viewBox="0 0 179 154" draw:mirror-horizontal="true" draw:type="non-primitive" draw:enhanced-path="M 0 110  L 32 146  L 59 154  L 83 137  L 109 101  L 139 54  L 179 0  N"/>
            </draw:custom-shape>
            <draw:custom-shape draw:style-name="gr19" draw:text-style-name="P2" draw:layer="layout" svg:width="0.099cm" svg:height="0.607cm" svg:x="21.609cm" svg:y="13.933cm">
              <text:p/>
              <draw:enhanced-geometry svg:viewBox="0 0 111 679" draw:mirror-horizontal="true" draw:type="non-primitive" draw:enhanced-path="M 80 679  L 97 648  L 107 606  L 111 556  L 109 498  L 103 434  L 94 369  L 81 303  L 66 238  L 52 176  L 37 119  L 22 70  L 10 29  L 0 0  N"/>
            </draw:custom-shape>
            <draw:custom-shape draw:style-name="gr19" draw:text-style-name="P2" draw:layer="layout" svg:width="0.233cm" svg:height="0.081cm" svg:x="21.709cm" svg:y="13.852cm">
              <text:p/>
              <draw:enhanced-geometry svg:viewBox="0 0 263 86" draw:mirror-horizontal="true" draw:type="non-primitive" draw:enhanced-path="M 263 86  L 217 45  L 168 15  L 114 0  L 58 7  L 0 41  N"/>
            </draw:custom-shape>
            <draw:custom-shape draw:style-name="gr19" draw:text-style-name="P2" draw:layer="layout" svg:width="0.518cm" svg:height="0.535cm" svg:x="21.943cm" svg:y="13.892cm">
              <text:p/>
              <draw:enhanced-geometry svg:viewBox="0 0 571 598" draw:mirror-horizontal="true" draw:type="non-primitive" draw:enhanced-path="M 571 0  L 547 19  L 516 46  L 477 80  L 434 120  L 386 164  L 336 211  L 284 260  L 232 310  L 183 359  L 136 407  L 94 452  L 58 494  L 29 530  L 10 561  L 0 584  L 2 598  N"/>
            </draw:custom-shape>
            <draw:custom-shape draw:style-name="gr19" draw:text-style-name="P2" draw:layer="layout" svg:width="0.269cm" svg:height="0.104cm" svg:x="22.186cm" svg:y="14.365cm">
              <text:p/>
              <draw:enhanced-geometry svg:viewBox="0 0 300 114" draw:mirror-horizontal="true" draw:type="non-primitive" draw:enhanced-path="M 0 72  L 31 96  L 75 112  L 127 114  L 184 99  L 243 63  L 300 0  N"/>
            </draw:custom-shape>
            <draw:custom-shape draw:style-name="gr19" draw:text-style-name="P2" draw:layer="layout" svg:width="0.337cm" svg:height="0.459cm" svg:x="21.849cm" svg:y="13.906cm">
              <text:p/>
              <draw:enhanced-geometry svg:viewBox="0 0 378 507" draw:mirror-horizontal="true" draw:type="non-primitive" draw:enhanced-path="M 0 507  L 33 460  L 72 406  L 115 347  L 161 286  L 207 225  L 251 166  L 291 113  L 326 67  L 353 32  L 371 8  L 378 0  N"/>
            </draw:custom-shape>
            <draw:custom-shape draw:style-name="gr19" draw:text-style-name="P2" draw:layer="layout" svg:width="0.323cm" svg:height="0.67cm" svg:x="21.848cm" svg:y="13.906cm">
              <text:p/>
              <draw:enhanced-geometry svg:viewBox="0 0 361 741" draw:mirror-horizontal="true" draw:type="non-primitive" draw:enhanced-path="M 361 0  L 352 41  L 335 90  L 313 146  L 286 207  L 256 273  L 222 339  L 188 406  L 153 471  L 120 533  L 88 589  L 59 639  L 35 682  L 17 714  L 4 734  L 0 741  N"/>
            </draw:custom-shape>
            <draw:custom-shape draw:style-name="gr20" draw:text-style-name="P2" draw:layer="layout" svg:width="1.759cm" svg:height="2.223cm" svg:x="17.919cm" svg:y="12.241cm">
              <text:p/>
              <draw:enhanced-geometry svg:viewBox="0 0 1954 2472" draw:mirror-horizontal="true" draw:type="non-primitive" draw:enhanced-path="M 1954 2472  L 1898 2449  L 1842 2428  L 1782 2408  L 1722 2390  L 1660 2373  L 1596 2355  L 1533 2337  L 1469 2317  L 1469 2317  L 1428 2302  L 1379 2281  L 1326 2256  L 1269 2226  L 1210 2194  L 1152 2161  L 1093 2124  L 1037 2087  L 984 2051  L 935 2013  L 892 1978  L 857 1944  L 830 1913  L 830 1913  L 819 1895  L 803 1871  L 785 1841  L 763 1805  L 740 1764  L 713 1719  L 685 1670  L 655 1617  L 623 1562  L 589 1504  L 555 1444  L 519 1383  L 483 1321  L 445 1259  L 409 1196  L 372 1134  L 335 1074  L 298 1015  L 263 960  L 228 905  L 195 856  L 164 809  L 133 767  L 105 730  L 79 698  L 56 673  L 35 654  L 17 642  L 17 642  L 3 628  L 0 609  L 8 584  L 26 557  L 52 524  L 86 490  L 125 453  L 171 413  L 220 373  L 272 332  L 327 291  L 383 250  L 439 210  L 492 173  L 544 137  L 593 104  L 637 75  L 675 50  L 706 28  L 729 14  L 745 3  L 751 0  L 751 0  L 1954 2472  L 1954 2472  Z N"/>
            </draw:custom-shape>
            <draw:custom-shape draw:style-name="gr21" draw:text-style-name="P2" draw:layer="layout" svg:width="3.776cm" svg:height="5.532cm" svg:x="13.967cm" svg:y="7.937cm">
              <text:p/>
              <draw:enhanced-geometry svg:viewBox="0 0 4193 6145" draw:mirror-horizontal="true" draw:type="non-primitive" draw:enhanced-path="M 149 3773  L 146 3689  L 142 3611  L 139 3539  L 135 3470  L 133 3405  L 131 3345  L 130 3289  L 130 3235  L 131 3186  L 133 3138  L 138 3094  L 144 3053  L 152 3013  L 164 2975  L 177 2939  L 177 2939  L 190 2907  L 204 2869  L 221 2824  L 239 2773  L 260 2716  L 281 2656  L 303 2593  L 324 2527  L 347 2460  L 370 2392  L 391 2326  L 411 2259  L 431 2195  L 449 2134  L 465 2077  L 478 2024  L 490 1977  L 499 1937  L 503 1905  L 505 1880  L 505 1880  L 453 1852  L 439 1808  L 450 1756  L 473 1708  L 495 1670  L 505 1656  L 505 1656  L 426 1613  L 358 1564  L 301 1513  L 254 1464  L 220 1425  L 200 1397  L 192 1387  L 192 1387  L 0 1416  L 0 1416  L 34 1330  L 58 1258  L 78 1199  L 94 1147  L 109 1096  L 126 1044  L 149 984  L 149 984  L 146 916  L 144 847  L 146 778  L 150 709  L 156 641  L 164 574  L 173 508  L 184 443  L 196 382  L 210 323  L 225 268  L 241 217  L 258 170  L 276 128  L 293 90  L 312 59  L 330 34  L 348 14  L 367 3  L 385 0  L 385 0  L 435 2  L 494 9  L 555 19  L 616 35  L 671 56  L 716 81  L 746 113  L 757 148  L 757 148  L 898 165  L 990 182  L 1041 194  L 1064 205  L 1070 208  L 1070 208  L 3792 923  L 3792 923  L 3841 964  L 3882 1008  L 3917 1057  L 3946 1108  L 3971 1161  L 3990 1214  L 4006 1267  L 4019 1318  L 4028 1368  L 4034 1413  L 4040 1455  L 4043 1491  L 4043 1491  L 4062 1567  L 4090 1634  L 4124 1694  L 4155 1751  L 4179 1805  L 4179 1805  L 4186 1835  L 4191 1875  L 4193 1924  L 4192 1979  L 4188 2039  L 4180 2103  L 4170 2168  L 4157 2235  L 4139 2298  L 4116 2360  L 4090 2416  L 4090 2416  L 4080 2479  L 4069 2544  L 4058 2610  L 4047 2675  L 4033 2740  L 4020 2803  L 4005 2863  L 3990 2921  L 3973 2974  L 3955 3024  L 3937 3067  L 3917 3105  L 3896 3137  L 3875 3161  L 3851 3177  L 3851 3177  L 3822 3191  L 3792 3206  L 3764 3223  L 3736 3242  L 3710 3267  L 3685 3298  L 3662 3337  L 3641 3385  L 3623 3444  L 3607 3515  L 3593 3599  L 3584 3698  L 3584 3698  L 3574 3795  L 3560 3884  L 3541 3965  L 3521 4039  L 3497 4105  L 3473 4164  L 3449 4214  L 3427 4257  L 3405 4293  L 3387 4320  L 3374 4340  L 3365 4351  L 3361 4356  L 3361 4356  L 3361 4471  L 3357 4574  L 3346 4665  L 3333 4744  L 3317 4813  L 3299 4872  L 3280 4922  L 3259 4963  L 3239 4995  L 3220 5021  L 3203 5042  L 3188 5055  L 3177 5064  L 3169 5070  L 3167 5071  L 3167 5071  L 3156 5146  L 3139 5216  L 3115 5283  L 3084 5346  L 3049 5405  L 3009 5459  L 2967 5509  L 2924 5556  L 2881 5598  L 2838 5634  L 2799 5667  L 2762 5694  L 2728 5717  L 2700 5734  L 2679 5748  L 2665 5756  L 2661 5758  L 2661 5758  L 2629 5848  L 2590 5922  L 2545 5985  L 2499 6033  L 2453 6071  L 2407 6100  L 2366 6119  L 2329 6133  L 2301 6141  L 2282 6144  L 2275 6145  L 2275 6145  L 149 3773  L 149 3773  Z N"/>
            </draw:custom-shape>
            <draw:custom-shape draw:style-name="gr22" draw:text-style-name="P2" draw:layer="layout" svg:width="3.767cm" svg:height="5.532cm" svg:x="13.975cm" svg:y="7.937cm">
              <text:p/>
              <draw:enhanced-geometry svg:viewBox="0 0 4185 6145" draw:mirror-horizontal="true" draw:type="non-primitive" draw:enhanced-path="M 505 1663  L 426 1618  L 358 1566  L 301 1514  L 254 1465  L 220 1425  L 200 1397  L 192 1387  L 192 1387  L 0 1416  L 0 1416  L 34 1330  L 58 1258  L 78 1199  L 94 1147  L 109 1096  L 126 1044  L 149 984  L 149 984  L 146 916  L 144 847  L 146 778  L 150 709  L 156 641  L 164 574  L 173 508  L 184 443  L 196 382  L 210 323  L 225 268  L 241 217  L 258 170  L 276 128  L 293 90  L 312 59  L 330 34  L 348 14  L 367 3  L 385 0  L 385 0  L 435 2  L 494 9  L 555 19  L 616 35  L 671 56  L 716 81  L 746 113  L 757 148  L 757 148  L 789 155  L 867 171  L 960 190  L 1037 209  L 1070 223  L 1070 223  L 1080 232  L 1102 245  L 1120 263  L 1123 289  L 1096 326  L 1026 372  L 1026 372  L 1004 386  L 982 406  L 958 432  L 934 462  L 909 497  L 884 535  L 860 577  L 834 623  L 809 672  L 784 723  L 759 777  L 735 833  L 711 890  L 688 949  L 665 1008  L 643 1069  L 623 1129  L 604 1189  L 587 1249  L 570 1307  L 555 1365  L 542 1421  L 530 1474  L 521 1527  L 513 1575  L 508 1622  L 505 1663  L 505 1663  L 505 1663  Z M 1128 4863  L 2275 6145  L 2275 6145  L 2282 6144  L 2301 6141  L 2329 6133  L 2366 6119  L 2407 6100  L 2453 6071  L 2499 6033  L 2545 5985  L 2590 5922  L 2629 5848  L 2661 5758  L 2661 5758  L 2665 5756  L 2679 5748  L 2700 5734  L 2728 5717  L 2762 5694  L 2799 5667  L 2838 5634  L 2881 5598  L 2924 5556  L 2967 5509  L 3009 5459  L 3049 5405  L 3084 5346  L 3115 5283  L 3139 5216  L 3156 5146  L 3167 5071  L 3167 5071  L 3169 5070  L 3177 5064  L 3188 5055  L 3203 5042  L 3220 5021  L 3239 4995  L 3259 4963  L 3280 4922  L 3299 4872  L 3317 4813  L 3333 4744  L 3346 4665  L 3357 4574  L 3361 4471  L 3361 4356  L 3361 4356  L 3365 4351  L 3374 4340  L 3387 4320  L 3405 4293  L 3427 4257  L 3449 4214  L 3473 4164  L 3497 4105  L 3521 4039  L 3541 3965  L 3560 3884  L 3574 3795  L 3584 3698  L 3584 3698  L 3593 3599  L 3607 3515  L 3623 3444  L 3641 3385  L 3662 3336  L 3686 3298  L 3711 3266  L 3737 3242  L 3765 3222  L 3793 3206  L 3822 3191  L 3851 3177  L 3851 3177  L 3875 3161  L 3896 3137  L 3917 3105  L 3937 3067  L 3955 3024  L 3973 2974  L 3990 2921  L 4005 2863  L 4020 2803  L 4033 2740  L 4047 2675  L 4058 2610  L 4069 2544  L 4080 2479  L 4090 2416  L 4090 2416  L 4115 2362  L 4137 2303  L 4155 2240  L 4171 2172  L 4185 2100  L 4185 2100  L 4161 2135  L 4137 2170  L 4114 2209  L 4089 2247  L 4064 2287  L 4039 2328  L 4013 2369  L 3988 2410  L 3962 2452  L 3935 2494  L 3908 2536  L 3881 2578  L 3853 2619  L 3825 2658  L 3797 2697  L 3769 2735  L 3739 2771  L 3709 2805  L 3679 2838  L 3649 2869  L 3617 2897  L 3585 2923  L 3554 2947  L 3521 2967  L 3487 2984  L 3453 2998  L 3419 3008  L 3384 3015  L 3349 3017  L 3313 3016  L 3275 3010  L 3238 3000  L 3201 2984  L 3162 2964  L 3122 2939  L 3122 2939  L 3102 2894  L 3081 2843  L 3058 2787  L 3035 2728  L 3013 2667  L 2989 2605  L 2965 2544  L 2940 2485  L 2915 2430  L 2889 2379  L 2863 2333  L 2836 2296  L 2810 2267  L 2810 2267  L 2781 2233  L 2752 2184  L 2725 2125  L 2699 2057  L 2676 1987  L 2654 1915  L 2635 1845  L 2618 1780  L 2604 1723  L 2595 1680  L 2588 1651  L 2586 1641  L 2586 1641  L 2582 1673  L 2574 1704  L 2562 1738  L 2550 1773  L 2534 1809  L 2515 1846  L 2494 1884  L 2472 1923  L 2447 1962  L 2420 2003  L 2390 2045  L 2359 2087  L 2326 2129  L 2292 2172  L 2256 2216  L 2218 2260  L 2179 2304  L 2138 2348  L 2096 2393  L 2053 2439  L 2009 2484  L 1964 2529  L 1919 2575  L 1871 2620  L 1824 2665  L 1776 2709  L 1727 2754  L 1679 2799  L 1629 2843  L 1579 2886  L 1529 2929  L 1480 2972  L 1429 3014  L 1379 3054  L 1330 3095  L 1280 3135  L 1232 3173  L 1183 3211  L 1134 3248  L 1087 3284  L 1041 3318  L 995 3352  L 950 3384  L 906 3415  L 863 3445  L 822 3473  L 781 3499  L 743 3525  L 706 3549  L 669 3569  L 635 3590  L 603 3608  L 572 3625  L 543 3640  L 517 3652  L 492 3662  L 469 3671  L 449 3678  L 431 3681  L 416 3684  L 416 3684  L 461 3695  L 513 3702  L 571 3707  L 633 3709  L 699 3707  L 767 3705  L 837 3701  L 908 3694  L 979 3686  L 1051 3677  L 1120 3668  L 1187 3658  L 1249 3647  L 1309 3637  L 1362 3627  L 1411 3618  L 1451 3610  L 1485 3603  L 1510 3599  L 1526 3595  L 1532 3594  L 1532 3594  L 1499 3617  L 1457 3642  L 1406 3668  L 1348 3694  L 1286 3721  L 1219 3747  L 1150 3773  L 1079 3799  L 1009 3824  L 939 3848  L 873 3869  L 811 3890  L 755 3908  L 706 3922  L 665 3936  L 634 3945  L 615 3951  L 608 3953  L 608 3953  L 668 3949  L 731 3942  L 796 3933  L 863 3921  L 931 3909  L 1001 3895  L 1071 3881  L 1141 3865  L 1211 3849  L 1282 3831  L 1349 3813  L 1417 3796  L 1483 3778  L 1546 3760  L 1606 3741  L 1664 3724  L 1718 3709  L 1768 3693  L 1813 3678  L 1855 3666  L 1890 3653  L 1921 3644  L 1946 3635  L 1963 3629  L 1974 3626  L 1977 3625  L 1977 3625  L 1922 3667  L 1862 3707  L 1800 3748  L 1736 3787  L 1672 3824  L 1605 3860  L 1540 3895  L 1474 3928  L 1409 3960  L 1346 3989  L 1284 4018  L 1225 4044  L 1170 4067  L 1117 4089  L 1069 4109  L 1026 4126  L 987 4141  L 955 4153  L 929 4164  L 908 4170  L 897 4175  L 892 4176  L 892 4176  L 935 4212  L 981 4246  L 1028 4279  L 1077 4310  L 1128 4339  L 1180 4365  L 1232 4390  L 1285 4411  L 1339 4432  L 1394 4449  L 1447 4463  L 1501 4475  L 1554 4484  L 1606 4490  L 1657 4493  L 1707 4493  L 1755 4490  L 1755 4490  L 1818 4484  L 1862 4482  L 1893 4485  L 1911 4492  L 1922 4502  L 1928 4518  L 1932 4537  L 1940 4560  L 1953 4587  L 1973 4619  L 2007 4654  L 2007 4654  L 2068 4694  L 2137 4719  L 2208 4732  L 2278 4734  L 2341 4731  L 2392 4724  L 2425 4717  L 2438 4715  L 2438 4715  L 2405 4728  L 2364 4740  L 2316 4748  L 2263 4753  L 2203 4757  L 2139 4757  L 2071 4755  L 2002 4753  L 1931 4749  L 1859 4742  L 1787 4735  L 1717 4728  L 1649 4720  L 1585 4712  L 1524 4703  L 1468 4695  L 1418 4689  L 1375 4682  L 1342 4676  L 1316 4672  L 1299 4669  L 1293 4668  L 1293 4668  L 1346 4689  L 1404 4710  L 1465 4732  L 1528 4753  L 1595 4775  L 1663 4795  L 1732 4817  L 1801 4837  L 1870 4857  L 1939 4878  L 2005 4896  L 2069 4914  L 2130 4931  L 2188 4947  L 2241 4960  L 2289 4974  L 2332 4984  L 2368 4994  L 2397 5002  L 2420 5007  L 2433 5011  L 2438 5012  L 2438 5012  L 2371 5011  L 2302 5009  L 2232 5006  L 2160 5001  L 2087 4995  L 2014 4989  L 1940 4982  L 1867 4973  L 1794 4965  L 1724 4956  L 1655 4947  L 1588 4938  L 1524 4929  L 1463 4920  L 1405 4911  L 1352 4901  L 1303 4894  L 1259 4887  L 1222 4880  L 1189 4874  L 1163 4870  L 1144 4866  L 1131 4864  L 1128 4863  L 1128 4863  L 1128 4863  Z N"/>
            </draw:custom-shape>
            <draw:custom-shape draw:style-name="gr12" draw:text-style-name="P2" draw:layer="layout" svg:width="0.396cm" svg:height="0.588cm" svg:x="14.76cm" svg:y="9.482cm">
              <text:p/>
              <draw:enhanced-geometry svg:viewBox="0 0 440 651" draw:mirror-horizontal="true" draw:type="non-primitive" draw:enhanced-path="M 440 625  L 399 644  L 345 651  L 281 650  L 216 642  L 152 625  L 96 602  L 52 571  L 25 536  L 25 536  L 12 490  L 4 426  L 1 350  L 0 270  L 1 189  L 3 115  L 6 55  L 9 14  L 9 0  L 9 0  L 16 9  L 35 32  L 63 71  L 99 119  L 141 177  L 187 239  L 235 305  L 281 371  L 327 434  L 366 493  L 400 544  L 425 585  L 439 613  L 440 625  L 440 625  L 440 625  Z N"/>
            </draw:custom-shape>
            <draw:custom-shape draw:style-name="gr23" draw:text-style-name="P2" draw:layer="layout" svg:width="0.495cm" svg:height="0.153cm" svg:x="15.213cm" svg:y="12.839cm">
              <text:p/>
              <draw:enhanced-geometry svg:viewBox="0 0 550 167" draw:mirror-horizontal="true" draw:type="non-primitive" draw:enhanced-path="M 0 149  L 44 157  L 94 163  L 148 166  L 205 167  L 263 163  L 320 154  L 376 139  L 428 116  L 475 87  L 516 48  L 550 0  N"/>
            </draw:custom-shape>
            <draw:custom-shape draw:style-name="gr23" draw:text-style-name="P2" draw:layer="layout" svg:width="0.332cm" svg:height="0.27cm" svg:x="15.215cm" svg:y="12.839cm">
              <text:p/>
              <draw:enhanced-geometry svg:viewBox="0 0 372 300" draw:mirror-horizontal="true" draw:type="non-primitive" draw:enhanced-path="M 372 0  L 322 93  L 279 164  L 241 218  L 207 257  L 175 280  L 144 294  L 112 300  L 78 297  L 42 291  L 0 283  N"/>
            </draw:custom-shape>
            <draw:custom-shape draw:style-name="gr23" draw:text-style-name="P2" draw:layer="layout" svg:width="0.225cm" svg:height="0.094cm" svg:x="15.546cm" svg:y="13.001cm">
              <text:p/>
              <draw:enhanced-geometry svg:viewBox="0 0 252 103" draw:mirror-horizontal="true" draw:type="non-primitive" draw:enhanced-path="M 252 103  L 150 74  L 70 40  L 19 12  L 0 0  N"/>
            </draw:custom-shape>
            <draw:custom-shape draw:style-name="gr23" draw:text-style-name="P2" draw:layer="layout" svg:width="0.963cm" svg:height="0.144cm" svg:x="15.051cm" svg:y="12.533cm">
              <text:p/>
              <draw:enhanced-geometry svg:viewBox="0 0 1072 161" draw:mirror-horizontal="true" draw:type="non-primitive" draw:enhanced-path="M 1072 0  L 1047 28  L 1013 53  L 972 76  L 924 94  L 871 110  L 812 123  L 749 134  L 684 144  L 617 149  L 548 155  L 480 158  L 412 159  L 347 161  L 284 161  L 226 159  L 171 157  L 123 156  L 81 154  L 47 151  L 22 150  L 5 149  L 0 148  N"/>
            </draw:custom-shape>
            <draw:custom-shape draw:style-name="gr23" draw:text-style-name="P2" draw:layer="layout" svg:width="0.603cm" svg:height="0.207cm" svg:x="15.411cm" svg:y="12.663cm">
              <text:p/>
              <draw:enhanced-geometry svg:viewBox="0 0 669 228" draw:mirror-horizontal="true" draw:type="non-primitive" draw:enhanced-path="M 0 0  L 71 28  L 138 57  L 204 84  L 266 110  L 325 135  L 381 157  L 433 178  L 481 196  L 527 209  L 568 220  L 606 226  L 640 228  L 669 224  N"/>
            </draw:custom-shape>
            <draw:custom-shape draw:style-name="gr23" draw:text-style-name="P2" draw:layer="layout" svg:width="0.306cm" svg:height="0.203cm" svg:x="15.106cm" svg:y="12.663cm">
              <text:p/>
              <draw:enhanced-geometry svg:viewBox="0 0 344 224" draw:mirror-horizontal="true" draw:type="non-primitive" draw:enhanced-path="M 0 224  L 58 203  L 121 166  L 186 123  L 247 79  L 297 40  L 332 11  L 344 0  N"/>
            </draw:custom-shape>
            <draw:custom-shape draw:style-name="gr23" draw:text-style-name="P2" draw:layer="layout" svg:width="0.278cm" svg:height="0.737cm" svg:x="16.578cm" svg:y="9.738cm">
              <text:p/>
              <draw:enhanced-geometry svg:viewBox="0 0 312 821" draw:mirror-horizontal="true" draw:type="non-primitive" draw:enhanced-path="M 0 821  L 29 760  L 55 699  L 79 638  L 100 578  L 121 519  L 139 461  L 157 404  L 173 349  L 189 297  L 204 246  L 220 197  L 236 152  L 253 109  L 271 69  L 290 33  L 312 0  N"/>
            </draw:custom-shape>
            <draw:custom-shape draw:style-name="gr23" draw:text-style-name="P2" draw:layer="layout" svg:width="0.211cm" svg:height="0.594cm" svg:x="16.366cm" svg:y="9.144cm">
              <text:p/>
              <draw:enhanced-geometry svg:viewBox="0 0 237 656" draw:mirror-horizontal="true" draw:type="non-primitive" draw:enhanced-path="M 0 656  L 26 618  L 54 574  L 82 524  L 111 471  L 138 414  L 164 358  L 187 301  L 207 244  L 222 191  L 233 141  L 237 95  L 235 56  L 226 24  L 208 0  N"/>
            </draw:custom-shape>
            <draw:custom-shape draw:style-name="gr23" draw:text-style-name="P2" draw:layer="layout" svg:width="0.346cm" svg:height="0.391cm" svg:x="15.804cm" svg:y="9.279cm">
              <text:p/>
              <draw:enhanced-geometry svg:viewBox="0 0 385 433" draw:mirror-horizontal="true" draw:type="non-primitive" draw:enhanced-path="M 385 0  L 332 52  L 278 109  L 224 167  L 173 223  L 126 278  L 84 328  L 50 371  L 23 403  L 6 425  L 0 433  N"/>
            </draw:custom-shape>
            <draw:custom-shape draw:style-name="gr23" draw:text-style-name="P2" draw:layer="layout" svg:width="0.306cm" svg:height="0.454cm" svg:x="16.15cm" svg:y="9.671cm">
              <text:p/>
              <draw:enhanced-geometry svg:viewBox="0 0 344 507" draw:mirror-horizontal="true" draw:type="non-primitive" draw:enhanced-path="M 344 0  L 312 84  L 279 158  L 246 224  L 214 282  L 181 331  L 150 374  L 119 411  L 89 442  L 58 467  L 29 489  L 0 507  N"/>
            </draw:custom-shape>
            <draw:custom-shape draw:style-name="gr23" draw:text-style-name="P2" draw:layer="layout" svg:width="0.747cm" svg:height="1.021cm" svg:x="15.667cm" svg:y="9.346cm">
              <text:p/>
              <draw:enhanced-geometry svg:viewBox="0 0 831 1134" draw:mirror-horizontal="true" draw:type="non-primitive" draw:enhanced-path="M 831 0  L 792 35  L 751 73  L 709 113  L 668 156  L 627 202  L 585 249  L 543 299  L 501 349  L 460 401  L 420 453  L 380 506  L 341 559  L 304 611  L 268 663  L 234 715  L 201 765  L 169 814  L 140 861  L 113 906  L 89 949  L 67 988  L 47 1024  L 30 1057  L 17 1088  L 7 1113  L 0 1134  N"/>
            </draw:custom-shape>
            <draw:custom-shape draw:style-name="gr23" draw:text-style-name="P2" draw:layer="layout" svg:width="1.017cm" svg:height="0.832cm" svg:x="16.415cm" svg:y="10.368cm">
              <text:p/>
              <draw:enhanced-geometry svg:viewBox="0 0 1132 925" draw:mirror-horizontal="true" draw:type="non-primitive" draw:enhanced-path="M 1132 0  L 1125 18  L 1114 41  L 1100 66  L 1082 93  L 1060 124  L 1037 156  L 1010 190  L 979 227  L 946 264  L 911 302  L 874 342  L 834 383  L 792 423  L 749 464  L 704 505  L 658 546  L 610 586  L 560 625  L 511 663  L 461 700  L 410 735  L 358 768  L 306 799  L 255 827  L 203 852  L 151 875  L 100 895  L 50 911  L 0 925  N"/>
            </draw:custom-shape>
            <draw:custom-shape draw:style-name="gr23" draw:text-style-name="P2" draw:layer="layout" svg:width="0.067cm" svg:height="0.846cm" svg:x="17.234cm" svg:y="8.46cm">
              <text:p/>
              <draw:enhanced-geometry svg:viewBox="0 0 74 942" draw:mirror-horizontal="true" draw:type="non-primitive" draw:enhanced-path="M 0 942  L 3 894  L 5 845  L 9 790  L 11 734  L 14 675  L 18 614  L 21 553  L 24 490  L 29 429  L 32 367  L 37 307  L 43 249  L 48 193  L 54 139  L 60 89  L 67 42  L 74 0  N"/>
            </draw:custom-shape>
            <draw:custom-shape draw:style-name="gr23" draw:text-style-name="P2" draw:layer="layout" svg:width="0.067cm" svg:height="0.509cm" svg:x="17.221cm" svg:y="7.951cm">
              <text:p/>
              <draw:enhanced-geometry svg:viewBox="0 0 71 566" draw:mirror-horizontal="true" draw:type="non-primitive" draw:enhanced-path="M 59 566  L 68 496  L 71 422  L 66 346  L 57 271  L 47 200  L 33 135  L 21 80  L 11 38  L 3 9  L 0 0  N"/>
            </draw:custom-shape>
            <draw:custom-shape draw:style-name="gr23" draw:text-style-name="P2" draw:layer="layout" svg:width="0.252cm" svg:height="1.179cm" svg:x="17.289cm" svg:y="7.951cm">
              <text:p/>
              <draw:enhanced-geometry svg:viewBox="0 0 282 1313" draw:mirror-horizontal="true" draw:type="non-primitive" draw:enhanced-path="M 282 0  L 280 64  L 278 125  L 276 185  L 273 243  L 270 299  L 267 353  L 262 407  L 257 459  L 252 511  L 245 561  L 237 610  L 229 660  L 220 709  L 210 757  L 198 805  L 185 854  L 170 902  L 156 951  L 138 1000  L 119 1049  L 99 1100  L 78 1151  L 53 1205  L 28 1258  L 0 1313  N"/>
            </draw:custom-shape>
            <draw:custom-shape draw:style-name="gr23" draw:text-style-name="P2" draw:layer="layout" svg:width="0.134cm" svg:height="0.455cm" svg:x="16.885cm" svg:y="8.302cm">
              <text:p/>
              <draw:enhanced-geometry svg:viewBox="0 0 148 507" draw:mirror-horizontal="true" draw:type="non-primitive" draw:enhanced-path="M 148 0  L 141 56  L 129 117  L 113 181  L 95 244  L 76 306  L 55 366  L 35 421  L 17 468  L 0 507  N"/>
            </draw:custom-shape>
            <draw:custom-shape draw:style-name="gr23" draw:text-style-name="P2" draw:layer="layout" svg:width="0.283cm" svg:height="0.643cm" svg:x="17.018cm" svg:y="8.757cm">
              <text:p/>
              <draw:enhanced-geometry svg:viewBox="0 0 313 715" draw:mirror-horizontal="true" draw:type="non-primitive" draw:enhanced-path="M 313 0  L 301 26  L 282 59  L 260 98  L 234 142  L 205 192  L 175 245  L 145 301  L 115 360  L 87 420  L 61 481  L 38 542  L 20 602  L 6 660  L 0 715  N"/>
            </draw:custom-shape>
            <draw:custom-shape draw:style-name="gr23" draw:text-style-name="P2" draw:layer="layout" svg:width="0.162cm" svg:height="0.886cm" svg:x="17.14cm" svg:y="8.514cm">
              <text:p/>
              <draw:enhanced-geometry svg:viewBox="0 0 179 985" draw:mirror-horizontal="true" draw:type="non-primitive" draw:enhanced-path="M 0 985  L 3 914  L 9 841  L 14 770  L 22 701  L 30 632  L 40 564  L 50 499  L 62 436  L 73 376  L 86 318  L 98 264  L 110 213  L 123 167  L 134 124  L 147 85  L 158 52  L 169 24  L 179 0  N"/>
            </draw:custom-shape>
            <draw:custom-shape draw:style-name="gr23" draw:text-style-name="P2" draw:layer="layout" svg:width="0.054cm" svg:height="0.414cm" svg:x="17.086cm" svg:y="8.1cm">
              <text:p/>
              <draw:enhanced-geometry svg:viewBox="0 0 59 463" draw:mirror-horizontal="true" draw:type="non-primitive" draw:enhanced-path="M 0 463  L 20 409  L 34 341  L 45 264  L 52 187  L 56 115  L 58 56  L 59 15  L 59 0  N"/>
            </draw:custom-shape>
            <draw:custom-shape draw:style-name="gr23" draw:text-style-name="P2" draw:layer="layout" svg:width="0.373cm" svg:height="0.4cm" svg:x="16.551cm" svg:y="8.987cm">
              <text:p/>
              <draw:enhanced-geometry svg:viewBox="0 0 417 448" draw:mirror-horizontal="true" draw:type="non-primitive" draw:enhanced-path="M 417 0  L 347 44  L 283 94  L 225 147  L 173 202  L 128 255  L 89 306  L 58 352  L 33 391  L 15 421  L 3 441  L 0 448  N"/>
            </draw:custom-shape>
            <draw:custom-shape draw:style-name="gr23" draw:text-style-name="P2" draw:layer="layout" svg:width="0.269cm" svg:height="0.229cm" svg:x="16.924cm" svg:y="9.387cm">
              <text:p/>
              <draw:enhanced-geometry svg:viewBox="0 0 298 254" draw:mirror-horizontal="true" draw:type="non-primitive" draw:enhanced-path="M 298 0  L 226 33  L 161 76  L 107 125  L 61 172  L 29 214  L 7 244  L 0 254  N"/>
            </draw:custom-shape>
            <draw:custom-shape draw:style-name="gr23" draw:text-style-name="P2" draw:layer="layout" svg:width="0.377cm" svg:height="0.805cm" svg:x="16.816cm" svg:y="8.811cm">
              <text:p/>
              <draw:enhanced-geometry svg:viewBox="0 0 418 895" draw:mirror-horizontal="true" draw:type="non-primitive" draw:enhanced-path="M 0 895  L 6 809  L 16 727  L 27 650  L 42 580  L 59 513  L 78 452  L 100 396  L 123 344  L 146 295  L 170 252  L 196 211  L 222 175  L 248 142  L 274 113  L 300 88  L 326 64  L 351 45  L 375 27  L 397 12  L 418 0  N"/>
            </draw:custom-shape>
            <draw:custom-shape draw:style-name="gr23" draw:text-style-name="P2" draw:layer="layout" svg:width="0.504cm" svg:height="0.521cm" svg:x="15.214cm" svg:y="11.647cm">
              <text:p/>
              <draw:enhanced-geometry svg:viewBox="0 0 564 582" draw:mirror-horizontal="true" draw:type="non-primitive" draw:enhanced-path="M 0 582  L 39 551  L 82 517  L 127 483  L 174 446  L 221 408  L 268 369  L 314 328  L 358 288  L 400 246  L 440 204  L 475 162  L 505 121  L 531 79  L 551 40  L 564 0  N"/>
            </draw:custom-shape>
            <draw:custom-shape draw:style-name="gr23" draw:text-style-name="P2" draw:layer="layout" svg:width="0.126cm" svg:height="1.333cm" svg:x="15.088cm" svg:y="10.314cm">
              <text:p/>
              <draw:enhanced-geometry svg:viewBox="0 0 139 1476" draw:mirror-horizontal="true" draw:type="non-primitive" draw:enhanced-path="M 0 1476  L 5 1451  L 11 1422  L 18 1386  L 25 1344  L 33 1297  L 42 1246  L 50 1192  L 59 1134  L 68 1074  L 76 1011  L 85 945  L 93 880  L 101 812  L 109 744  L 116 676  L 121 608  L 127 541  L 131 476  L 135 412  L 138 350  L 139 292  L 139 237  L 137 185  L 134 137  L 129 95  L 123 57  L 114 25  L 104 0  N"/>
            </draw:custom-shape>
            <draw:custom-shape draw:style-name="gr23" draw:text-style-name="P2" draw:layer="layout" svg:width="0.149cm" svg:height="1.237cm" svg:x="15.118cm" svg:y="9.077cm">
              <text:p/>
              <draw:enhanced-geometry svg:viewBox="0 0 167 1375" draw:mirror-horizontal="true" draw:type="non-primitive" draw:enhanced-path="M 167 1375  L 156 1347  L 144 1313  L 131 1273  L 119 1228  L 106 1180  L 94 1125  L 81 1067  L 70 1007  L 60 944  L 50 878  L 39 812  L 31 745  L 24 676  L 17 608  L 10 541  L 5 476  L 3 411  L 1 349  L 0 290  L 2 234  L 4 182  L 9 135  L 16 93  L 24 56  L 35 25  L 47 0  N"/>
            </draw:custom-shape>
            <draw:custom-shape draw:style-name="gr23" draw:text-style-name="P2" draw:layer="layout" svg:width="0.198cm" svg:height="0.297cm" svg:x="15.201cm" svg:y="9.036cm">
              <text:p/>
              <draw:enhanced-geometry svg:viewBox="0 0 221 331" draw:mirror-horizontal="true" draw:type="non-primitive" draw:enhanced-path="M 192 46  L 212 17  L 221 1  L 219 0  L 209 9  L 193 28  L 172 55  L 147 88  L 120 125  L 93 164  L 66 205  L 42 242  L 21 278  L 7 308  L 0 331  N"/>
            </draw:custom-shape>
            <draw:custom-shape draw:style-name="gr23" draw:text-style-name="P2" draw:layer="layout" svg:width="0.009cm" svg:height="0.5cm" svg:x="15.398cm" svg:y="9.333cm">
              <text:p/>
              <draw:enhanced-geometry svg:viewBox="0 0 7 552" draw:mirror-horizontal="true" draw:type="non-primitive" draw:enhanced-path="M 7 0  L 2 42  L 0 106  L 0 183  L 0 268  L 1 351  L 4 428  L 5 493  L 6 536  L 7 552  N"/>
            </draw:custom-shape>
            <draw:custom-shape draw:style-name="gr23" draw:text-style-name="P2" draw:layer="layout" svg:width="0.139cm" svg:height="0.806cm" svg:x="15.317cm" svg:y="9.027cm">
              <text:p/>
              <draw:enhanced-geometry svg:viewBox="0 0 151 896" draw:mirror-horizontal="true" draw:type="non-primitive" draw:enhanced-path="M 62 896  L 50 865  L 38 830  L 28 789  L 19 744  L 11 695  L 5 643  L 2 590  L 0 533  L 1 476  L 4 418  L 10 360  L 19 303  L 31 246  L 47 190  L 68 138  L 91 89  L 119 42  L 151 0  N"/>
            </draw:custom-shape>
            <draw:custom-shape draw:style-name="gr23" draw:text-style-name="P2" draw:layer="layout" svg:width="0.252cm" svg:height="1.116cm" svg:x="15.317cm" svg:y="9.027cm">
              <text:p/>
              <draw:enhanced-geometry svg:viewBox="0 0 279 1240" draw:mirror-horizontal="true" draw:type="non-primitive" draw:enhanced-path="M 279 0  L 250 41  L 223 80  L 198 117  L 174 153  L 152 189  L 131 226  L 112 262  L 95 298  L 79 336  L 64 375  L 51 415  L 39 458  L 30 502  L 21 549  L 15 599  L 9 652  L 4 710  L 2 771  L 1 836  L 0 906  L 1 980  L 3 1061  L 8 1147  L 12 1240  N"/>
            </draw:custom-shape>
            <draw:custom-shape draw:style-name="gr23" draw:text-style-name="P2" draw:layer="layout" svg:width="0.063cm" svg:height="0.782cm" svg:x="15.559cm" svg:y="9.36cm">
              <text:p/>
              <draw:enhanced-geometry svg:viewBox="0 0 73 867" draw:mirror-horizontal="true" draw:type="non-primitive" draw:enhanced-path="M 73 867  L 62 768  L 51 675  L 41 589  L 31 509  L 24 435  L 17 368  L 11 304  L 7 248  L 3 197  L 1 150  L 0 109  L 1 74  L 3 45  L 7 20  L 12 0  N"/>
            </draw:custom-shape>
            <draw:custom-shape draw:style-name="gr23" draw:text-style-name="P2" draw:layer="layout" svg:width="0.297cm" svg:height="0.414cm" svg:x="15.316cm" svg:y="8.946cm">
              <text:p/>
              <draw:enhanced-geometry svg:viewBox="0 0 328 462" draw:mirror-horizontal="true" draw:type="non-primitive" draw:enhanced-path="M 0 462  L 17 428  L 47 380  L 85 324  L 129 261  L 176 198  L 222 137  L 264 83  L 297 40  L 320 10  L 328 0  N"/>
            </draw:custom-shape>
            <draw:custom-shape draw:style-name="gr23" draw:text-style-name="P2" draw:layer="layout" svg:width="0.98cm" svg:height="0.355cm" svg:x="15.359cm" svg:y="8.879cm">
              <text:p/>
              <draw:enhanced-geometry svg:viewBox="0 0 1086 396" draw:mirror-horizontal="true" draw:type="non-primitive" draw:enhanced-path="M 0 0  L 7 26  L 15 52  L 24 79  L 34 107  L 46 134  L 60 161  L 75 188  L 92 214  L 110 239  L 130 263  L 153 285  L 178 307  L 204 326  L 233 344  L 265 359  L 299 373  L 335 383  L 374 390  L 416 394  L 460 396  L 509 394  L 559 387  L 613 377  L 670 364  L 731 345  L 794 322  L 862 295  L 932 262  L 1007 223  L 1086 180  N"/>
            </draw:custom-shape>
            <draw:custom-shape draw:style-name="gr23" draw:text-style-name="P2" draw:layer="layout" svg:width="0.188cm" svg:height="0.242cm" svg:x="14.382cm" svg:y="10.152cm">
              <text:p/>
              <draw:enhanced-geometry svg:viewBox="0 0 210 274" draw:mirror-horizontal="true" draw:type="non-primitive" draw:enhanced-path="M 210 274  L 176 196  L 149 130  L 127 77  L 104 37  L 78 11  L 44 0  L 0 4  N"/>
            </draw:custom-shape>
            <draw:custom-shape draw:style-name="gr23" draw:text-style-name="P2" draw:layer="layout" svg:width="0.212cm" svg:height="0.094cm" svg:x="14.57cm" svg:y="10.057cm">
              <text:p/>
              <draw:enhanced-geometry svg:viewBox="0 0 236 105" draw:mirror-horizontal="true" draw:type="non-primitive" draw:enhanced-path="M 236 105  L 149 101  L 73 63  L 20 20  L 0 0  N"/>
            </draw:custom-shape>
            <draw:custom-shape draw:style-name="gr23" draw:text-style-name="P2" draw:layer="layout" svg:width="0.401cm" svg:height="1.007cm" svg:x="14.677cm" svg:y="10.261cm">
              <text:p/>
              <draw:enhanced-geometry svg:viewBox="0 0 447 1118" draw:mirror-horizontal="true" draw:type="non-primitive" draw:enhanced-path="M 447 1118  L 437 1086  L 424 1046  L 407 998  L 386 945  L 364 888  L 340 824  L 314 758  L 287 691  L 258 622  L 230 551  L 202 481  L 174 413  L 146 347  L 119 283  L 95 224  L 73 170  L 52 122  L 34 81  L 21 47  L 9 21  L 3 5  L 0 0  N"/>
            </draw:custom-shape>
            <draw:custom-shape draw:style-name="gr23" draw:text-style-name="P2" draw:layer="layout" svg:width="0.242cm" svg:height="0.404cm" svg:x="14.837cm" svg:y="10.261cm">
              <text:p/>
              <draw:enhanced-geometry svg:viewBox="0 0 270 448" draw:mirror-horizontal="true" draw:type="non-primitive" draw:enhanced-path="M 0 0  L 48 68  L 86 130  L 116 188  L 138 239  L 158 285  L 176 327  L 193 364  L 213 396  L 238 423  L 270 448  N"/>
            </draw:custom-shape>
            <draw:custom-shape draw:style-name="gr23" draw:text-style-name="P2" draw:layer="layout" svg:width="0.266cm" svg:height="0.481cm" svg:x="14.57cm" svg:y="10.665cm">
              <text:p/>
              <draw:enhanced-geometry svg:viewBox="0 0 295 536" draw:mirror-horizontal="true" draw:type="non-primitive" draw:enhanced-path="M 0 0  L 31 25  L 62 59  L 92 101  L 122 149  L 150 202  L 177 257  L 203 315  L 228 373  L 252 430  L 275 485  L 295 536  N"/>
            </draw:custom-shape>
            <draw:custom-shape draw:style-name="gr24" draw:text-style-name="P2" draw:layer="layout" svg:width="4.852cm" svg:height="3.578cm" svg:x="14.174cm" svg:y="6.466cm">
              <text:p/>
              <draw:enhanced-geometry svg:viewBox="0 0 5391 3976" draw:mirror-horizontal="true" draw:type="non-primitive" draw:enhanced-path="M 5188 2558  L 5172 2606  L 5158 2659  L 5147 2717  L 5138 2777  L 5132 2839  L 5129 2901  L 5129 2962  L 5133 3021  L 5141 3077  L 5155 3126  L 5172 3171  L 5172 3171  L 5204 3236  L 5219 3289  L 5221 3337  L 5205 3386  L 5170 3442  L 5113 3515  L 5113 3515  L 5084 3555  L 5058 3600  L 5034 3647  L 5011 3697  L 4989 3747  L 4967 3794  L 4943 3839  L 4918 3881  L 4891 3916  L 4861 3946  L 4826 3966  L 4786 3976  L 4741 3976  L 4741 3976  L 4703 3966  L 4664 3948  L 4622 3921  L 4580 3888  L 4538 3849  L 4495 3804  L 4455 3756  L 4414 3706  L 4375 3653  L 4339 3600  L 4305 3546  L 4275 3495  L 4249 3446  L 4227 3399  L 4209 3357  L 4198 3321  L 4192 3291  L 4192 3291  L 4183 3238  L 4167 3174  L 4147 3102  L 4122 3026  L 4096 2950  L 4071 2879  L 4048 2816  L 4030 2767  L 4017 2734  L 4012 2722  L 4012 2722  L 3962 2757  L 3907 2789  L 3847 2819  L 3785 2846  L 3719 2870  L 3655 2891  L 3590 2909  L 3527 2924  L 3466 2935  L 3409 2944  L 3358 2949  L 3313 2950  L 3274 2948  L 3245 2942  L 3225 2932  L 3225 2932  L 3177 2865  L 3145 2776  L 3127 2696  L 3122 2664  L 3122 2664  L 3072 2683  L 3013 2699  L 2950 2709  L 2883 2714  L 2817 2714  L 2754 2709  L 2699 2699  L 2652 2683  L 2619 2660  L 2601 2633  L 2601 2633  L 2583 2533  L 2583 2455  L 2585 2425  L 2585 2425  L 2504 2214  L 2540 2178  L 2479 2147  L 2485 2016  L 2485 2016  L 2435 1998  L 2405 1971  L 2395 1913  L 2395 1913  L 2396 1877  L 2401 1825  L 2408 1762  L 2416 1691  L 2421 1618  L 2427 1548  L 2429 1484  L 2427 1432  L 2419 1396  L 2419 1396  L 2383 1328  L 2345 1285  L 2329 1270  L 2329 1270  L 2272 1279  L 2209 1288  L 2140 1299  L 2067 1309  L 1994 1320  L 1919 1330  L 1845 1340  L 1775 1351  L 1708 1360  L 1647 1369  L 1594 1376  L 1551 1381  L 1517 1387  L 1496 1389  L 1489 1390  L 1489 1390  L 1581 1423  L 1658 1462  L 1722 1502  L 1773 1543  L 1813 1579  L 1840 1609  L 1856 1629  L 1860 1636  L 1860 1636  L 1865 1687  L 1865 1742  L 1859 1802  L 1849 1866  L 1835 1932  L 1819 1999  L 1800 2068  L 1780 2137  L 1757 2205  L 1735 2271  L 1711 2335  L 1688 2396  L 1665 2453  L 1644 2505  L 1625 2550  L 1607 2590  L 1593 2623  L 1582 2647  L 1575 2661  L 1573 2667  L 1573 2667  L 1501 2641  L 1435 2611  L 1370 2581  L 1310 2548  L 1254 2513  L 1200 2478  L 1150 2441  L 1102 2403  L 1058 2365  L 1016 2325  L 978 2287  L 940 2248  L 906 2210  L 876 2172  L 846 2135  L 819 2100  L 793 2066  L 770 2034  L 749 2004  L 729 1975  L 711 1951  L 694 1927  L 678 1908  L 678 1908  L 652 1876  L 620 1838  L 585 1795  L 544 1748  L 502 1698  L 457 1645  L 412 1592  L 365 1539  L 320 1485  L 276 1434  L 234 1387  L 196 1343  L 161 1303  L 131 1270  L 107 1245  L 107 1245  L 84 1211  L 62 1168  L 45 1116  L 31 1058  L 18 994  L 10 929  L 3 863  L 0 800  L 0 740  L 1 685  L 6 640  L 12 604  L 12 604  L 32 543  L 58 500  L 98 472  L 161 459  L 250 455  L 250 455  L 272 455  L 299 455  L 331 455  L 370 455  L 413 457  L 460 458  L 511 458  L 567 459  L 626 460  L 687 461  L 751 462  L 817 464  L 884 466  L 953 468  L 1022 470  L 1092 472  L 1161 475  L 1231 478  L 1299 480  L 1366 484  L 1431 487  L 1494 491  L 1555 495  L 1612 500  L 1667 503  L 1716 509  L 1763 513  L 1805 519  L 1841 523  L 1873 529  L 1873 529  L 1957 547  L 2041 564  L 2121 581  L 2198 597  L 2267 610  L 2330 623  L 2381 633  L 2419 641  L 2444 646  L 2452 648  L 2452 648  L 2474 606  L 2497 560  L 2521 511  L 2547 461  L 2576 409  L 2607 358  L 2643 307  L 2683 259  L 2728 213  L 2778 170  L 2778 170  L 2805 153  L 2838 135  L 2875 118  L 2916 102  L 2961 86  L 3009 72  L 3061 58  L 3114 46  L 3169 36  L 3227 25  L 3286 17  L 3346 11  L 3406 5  L 3466 2  L 3526 0  L 3584 2  L 3642 4  L 3698 8  L 3751 16  L 3802 25  L 3849 38  L 3894 53  L 3894 53  L 3942 74  L 3991 102  L 4042 136  L 4091 176  L 4142 219  L 4193 265  L 4243 315  L 4292 366  L 4338 418  L 4383 470  L 4426 521  L 4467 570  L 4503 616  L 4537 660  L 4565 699  L 4590 733  L 4611 760  L 4625 781  L 4636 794  L 4638 798  L 4638 798  L 4735 824  L 4802 862  L 4844 905  L 4865 948  L 4874 985  L 4875 1012  L 4874 1022  L 4874 1022  L 4958 1107  L 5020 1175  L 5064 1228  L 5096 1271  L 5116 1308  L 5132 1340  L 5145 1373  L 5159 1410  L 5159 1410  L 5181 1472  L 5196 1515  L 5221 1558  L 5277 1619  L 5277 1619  L 5308 1653  L 5334 1691  L 5356 1734  L 5373 1782  L 5386 1834  L 5391 1889  L 5390 1948  L 5380 2009  L 5363 2074  L 5336 2141  L 5336 2141  L 5295 2235  L 5261 2322  L 5234 2400  L 5213 2464  L 5199 2515  L 5190 2547  L 5188 2558  L 5188 2558  L 5188 2558  Z N"/>
            </draw:custom-shape>
            <draw:custom-shape draw:style-name="gr25" draw:text-style-name="P2" draw:layer="layout" svg:width="0.805cm" svg:height="0.81cm" svg:x="15.407cm" svg:y="8.311cm">
              <text:p/>
              <draw:enhanced-geometry svg:viewBox="0 0 899 900" draw:mirror-horizontal="true" draw:type="non-primitive" draw:enhanced-path="M 0 614  L 5 646  L 23 726  L 55 815  L 103 882  L 103 882  L 121 892  L 148 898  L 183 900  L 224 900  L 271 895  L 322 889  L 379 878  L 436 866  L 498 850  L 559 831  L 621 810  L 681 786  L 741 760  L 797 730  L 849 698  L 898 664  L 898 664  L 899 643  L 891 589  L 874 507  L 847 405  L 847 405  L 832 357  L 821 319  L 813 286  L 806 254  L 802 214  L 797 163  L 793 94  L 787 0  L 787 0  L 774 23  L 753 48  L 727 76  L 696 107  L 658 140  L 616 176  L 571 213  L 522 250  L 471 290  L 418 329  L 364 369  L 310 408  L 254 446  L 200 483  L 147 518  L 95 552  L 46 584  L 0 614  L 0 614  L 0 614  Z N"/>
            </draw:custom-shape>
            <draw:custom-shape draw:style-name="gr26" draw:text-style-name="P2" draw:layer="layout" svg:width="0.706cm" svg:height="0.554cm" svg:x="15.507cm" svg:y="8.311cm">
              <text:p/>
              <draw:enhanced-geometry svg:viewBox="0 0 787 614" draw:mirror-horizontal="true" draw:type="non-primitive" draw:enhanced-path="M 787 0  L 774 23  L 753 48  L 727 76  L 696 107  L 658 140  L 616 176  L 571 213  L 522 250  L 471 290  L 418 329  L 364 369  L 310 408  L 254 446  L 200 483  L 147 518  L 95 552  L 46 584  L 0 614  N"/>
            </draw:custom-shape>
            <draw:custom-shape draw:style-name="gr25" draw:text-style-name="P2" draw:layer="layout" svg:width="1.165cm" svg:height="1.21cm" svg:x="17.347cm" svg:y="7.551cm">
              <text:p/>
              <draw:enhanced-geometry svg:viewBox="0 0 1298 1344" draw:mirror-horizontal="true" draw:type="non-primitive" draw:enhanced-path="M 917 184  L 1010 217  L 1089 256  L 1154 296  L 1206 337  L 1246 373  L 1273 403  L 1289 423  L 1293 430  L 1293 430  L 1298 480  L 1296 535  L 1291 595  L 1281 659  L 1266 725  L 1248 795  L 1248 795  L 1235 795  L 1204 794  L 1156 789  L 1096 777  L 1028 761  L 956 738  L 882 707  L 813 668  L 813 668  L 744 627  L 691 606  L 655 605  L 632 621  L 624 653  L 631 698  L 650 757  L 650 757  L 670 793  L 697 834  L 730 877  L 768 922  L 810 969  L 854 1015  L 897 1063  L 939 1109  L 979 1154  L 1011 1197  L 1039 1238  L 1058 1275  L 1067 1308  L 1067 1308  L 1066 1330  L 1057 1341  L 1041 1344  L 1019 1339  L 991 1325  L 958 1306  L 921 1280  L 880 1249  L 837 1215  L 791 1177  L 742 1136  L 693 1094  L 644 1051  L 594 1007  L 546 965  L 546 965  L 519 939  L 490 907  L 460 872  L 431 834  L 399 791  L 369 746  L 337 698  L 306 648  L 275 597  L 245 545  L 215 493  L 187 441  L 159 389  L 133 339  L 108 290  L 86 243  L 65 199  L 47 158  L 33 121  L 19 87  L 9 59  L 3 35  L 0 17  L 0 4  L 4 0  L 12 1  L 25 11  L 25 11  L 52 32  L 86 51  L 124 69  L 168 87  L 217 103  L 270 118  L 326 131  L 383 142  L 443 154  L 506 163  L 568 171  L 629 176  L 691 182  L 751 184  L 810 187  L 865 187  L 917 184  L 917 184  L 917 184  Z N"/>
            </draw:custom-shape>
            <draw:custom-shape draw:style-name="gr27" draw:text-style-name="P2" draw:layer="layout" svg:width="0.589cm" svg:height="0.229cm" svg:x="14.624cm" svg:y="7.177cm">
              <text:p/>
              <draw:enhanced-geometry svg:viewBox="0 0 657 255" draw:mirror-horizontal="true" draw:type="non-primitive" draw:enhanced-path="M 382 0  L 477 25  L 545 59  L 593 98  L 623 139  L 640 178  L 648 213  L 653 239  L 657 255  L 657 255  L 620 248  L 572 240  L 519 234  L 459 227  L 395 221  L 329 217  L 263 213  L 199 213  L 138 215  L 82 222  L 34 232  L 34 232  L 7 237  L 0 231  L 10 218  L 35 197  L 70 172  L 114 144  L 163 115  L 212 85  L 261 58  L 305 34  L 343 16  L 370 4  L 382 0  L 382 0  L 382 0  Z N"/>
            </draw:custom-shape>
            <draw:custom-shape draw:style-name="gr25" draw:text-style-name="P2" draw:layer="layout" svg:width="1.931cm" svg:height="0.652cm" svg:x="16.829cm" svg:y="6.992cm">
              <text:p/>
              <draw:enhanced-geometry svg:viewBox="0 0 2145 728" draw:mirror-horizontal="true" draw:type="non-primitive" draw:enhanced-path="M 2145 65  L 2132 147  L 2119 232  L 2106 316  L 2094 396  L 2084 472  L 2074 539  L 2066 596  L 2060 640  L 2057 668  L 2055 677  L 2055 677  L 2049 678  L 2032 679  L 2006 682  L 1970 684  L 1926 687  L 1875 691  L 1817 695  L 1755 700  L 1688 704  L 1617 708  L 1544 712  L 1471 716  L 1396 720  L 1321 722  L 1249 725  L 1178 727  L 1111 728  L 1049 728  L 991 727  L 939 725  L 895 721  L 895 721  L 845 714  L 800 703  L 761 691  L 729 675  L 703 658  L 683 641  L 671 623  L 666 606  L 670 589  L 681 575  L 700 563  L 730 553  L 767 547  L 815 546  L 872 549  L 939 557  L 939 557  L 1009 565  L 1067 566  L 1111 561  L 1144 550  L 1166 536  L 1179 518  L 1183 497  L 1180 476  L 1169 454  L 1153 434  L 1131 415  L 1105 399  L 1077 387  L 1045 381  L 1014 379  L 1014 379  L 987 381  L 953 377  L 910 373  L 861 365  L 808 355  L 749 342  L 688 329  L 623 314  L 558 297  L 491 280  L 425 261  L 361 241  L 299 222  L 240 203  L 184 183  L 136 163  L 92 144  L 55 126  L 28 109  L 9 93  L 0 78  L 2 65  L 2 65  L 12 57  L 29 49  L 53 42  L 85 37  L 121 31  L 164 25  L 213 21  L 265 16  L 321 13  L 382 9  L 447 7  L 512 5  L 581 3  L 653 1  L 725 1  L 798 0  L 871 0  L 945 0  L 1017 1  L 1088 3  L 1159 4  L 1225 5  L 1291 7  L 1353 9  L 1412 12  L 1466 15  L 1517 18  L 1561 21  L 1602 24  L 1635 29  L 1663 32  L 1684 37  L 1684 37  L 1755 50  L 1831 59  L 1908 65  L 1981 67  L 2046 67  L 2098 67  L 2133 66  L 2145 65  L 2145 65  L 2145 65  Z N"/>
            </draw:custom-shape>
            <draw:custom-shape draw:style-name="gr25" draw:text-style-name="P2" draw:layer="layout" svg:width="0.765cm" svg:height="0.881cm" svg:x="14.754cm" svg:y="7.42cm">
              <text:p/>
              <draw:enhanced-geometry svg:viewBox="0 0 851 977" draw:mirror-horizontal="true" draw:type="non-primitive" draw:enhanced-path="M 0 977  L 0 901  L 4 826  L 7 755  L 13 686  L 21 620  L 29 557  L 40 496  L 51 438  L 66 382  L 81 332  L 98 284  L 116 239  L 136 198  L 159 161  L 182 128  L 208 100  L 234 75  L 262 54  L 292 38  L 324 27  L 357 20  L 357 20  L 418 14  L 482 8  L 547 4  L 610 1  L 669 0  L 725 1  L 771 2  L 809 6  L 837 10  L 851 17  L 851 25  L 834 35  L 834 35  L 780 58  L 729 79  L 687 102  L 664 123  L 665 146  L 699 169  L 699 169  L 744 195  L 773 223  L 783 250  L 769 270  L 727 279  L 654 274  L 654 274  L 602 265  L 553 255  L 506 248  L 463 246  L 424 249  L 387 261  L 355 285  L 326 320  L 303 371  L 282 438  L 282 438  L 263 508  L 236 577  L 205 646  L 171 712  L 136 773  L 102 830  L 71 878  L 42 919  L 20 950  L 5 970  L 0 977  L 0 977  L 0 977  Z N"/>
            </draw:custom-shape>
            <draw:custom-shape draw:style-name="gr26" draw:text-style-name="P2" draw:layer="layout" svg:width="0.05cm" svg:height="0.512cm" svg:x="15.47cm" svg:y="7.789cm">
              <text:p/>
              <draw:enhanced-geometry svg:viewBox="0 0 57 567" draw:mirror-horizontal="true" draw:type="non-primitive" draw:enhanced-path="M 0 567  L 0 502  L 3 439  L 5 377  L 10 317  L 14 259  L 21 202  L 29 148  L 37 96  L 47 46  L 57 0  N"/>
            </draw:custom-shape>
            <draw:custom-shape draw:style-name="gr25" draw:text-style-name="P2" draw:layer="layout" svg:width="0.882cm" svg:height="1.823cm" svg:x="14.449cm" svg:y="7.996cm">
              <text:p/>
              <draw:enhanced-geometry svg:viewBox="0 0 982 2025" draw:mirror-horizontal="true" draw:type="non-primitive" draw:enhanced-path="M 551 2025  L 521 1978  L 492 1929  L 464 1878  L 436 1823  L 409 1767  L 382 1709  L 357 1649  L 332 1588  L 307 1526  L 285 1462  L 262 1399  L 240 1334  L 219 1270  L 199 1207  L 180 1142  L 160 1079  L 143 1016  L 126 955  L 111 895  L 96 838  L 82 781  L 69 727  L 57 675  L 46 626  L 37 580  L 28 535  L 20 496  L 14 460  L 9 427  L 4 397  L 2 374  L 0 354  L 0 340  L 0 340  L 3 323  L 15 310  L 36 300  L 62 293  L 94 288  L 130 284  L 172 283  L 216 281  L 262 281  L 311 279  L 361 277  L 410 274  L 459 268  L 507 262  L 553 253  L 595 239  L 633 223  L 668 203  L 697 178  L 719 147  L 735 112  L 743 70  L 743 70  L 746 39  L 750 17  L 753 5  L 757 0  L 760 5  L 765 16  L 768 34  L 772 58  L 776 88  L 780 122  L 785 162  L 789 205  L 794 251  L 798 300  L 803 351  L 808 403  L 812 457  L 817 511  L 821 564  L 827 616  L 831 667  L 836 715  L 841 761  L 846 804  L 852 842  L 856 877  L 862 906  L 862 906  L 873 962  L 887 1019  L 901 1076  L 917 1134  L 932 1192  L 947 1250  L 959 1305  L 970 1359  L 978 1413  L 982 1462  L 982 1510  L 977 1553  L 966 1593  L 966 1593  L 940 1645  L 900 1701  L 851 1759  L 794 1816  L 736 1870  L 680 1920  L 629 1963  L 588 1995  L 561 2017  L 551 2025  L 551 2025  L 551 2025  Z N"/>
            </draw:custom-shape>
            <draw:custom-shape draw:style-name="gr26" draw:text-style-name="P2" draw:layer="layout" svg:width="0.112cm" svg:height="0.347cm" svg:x="16.744cm" svg:y="7.73cm">
              <text:p/>
              <draw:enhanced-geometry svg:viewBox="0 0 125 386" draw:mirror-horizontal="true" draw:type="non-primitive" draw:enhanced-path="M 0 386  L 29 309  L 59 235  L 86 166  L 107 105  L 122 54  L 125 19  L 115 0  N"/>
            </draw:custom-shape>
            <draw:custom-shape draw:style-name="gr28" draw:text-style-name="P2" draw:layer="layout" svg:width="0.166cm" svg:height="0.116cm" svg:x="16.754cm" svg:y="7.614cm">
              <text:p/>
              <draw:enhanced-geometry svg:viewBox="0 0 185 128" draw:mirror-horizontal="true" draw:type="non-primitive" draw:enhanced-path="M 185 128  L 151 74  L 89 34  L 27 9  L 0 0  N"/>
            </draw:custom-shape>
            <draw:custom-shape draw:style-name="gr28" draw:text-style-name="P2" draw:layer="layout" svg:width="0.49cm" svg:height="0.067cm" svg:x="16.065cm" svg:y="7.663cm">
              <text:p/>
              <draw:enhanced-geometry svg:viewBox="0 0 547 73" draw:mirror-horizontal="true" draw:type="non-primitive" draw:enhanced-path="M 0 31  L 75 15  L 148 5  L 217 0  L 280 1  L 340 6  L 394 15  L 443 26  L 485 40  L 520 56  L 547 73  N"/>
            </draw:custom-shape>
            <draw:custom-shape draw:style-name="gr29" draw:text-style-name="P2" draw:layer="layout" svg:width="0.377cm" svg:height="0.113cm" svg:x="16.155cm" svg:y="7.743cm">
              <text:p/>
              <draw:enhanced-geometry svg:viewBox="0 0 420 128" draw:mirror-horizontal="true" draw:type="non-primitive" draw:enhanced-path="M 420 85  L 361 56  L 299 32  L 234 16  L 170 6  L 107 0  L 50 2  L 0 6  L 0 6  L 50 57  L 60 106  L 56 128  L 56 128  L 161 110  L 249 98  L 321 91  L 374 88  L 407 86  L 420 85  L 420 85  L 420 85  Z N"/>
            </draw:custom-shape>
            <draw:custom-shape draw:style-name="gr30" draw:text-style-name="P2" draw:layer="layout" svg:width="0.377cm" svg:height="0.113cm" svg:x="16.155cm" svg:y="7.743cm">
              <text:p/>
              <draw:enhanced-geometry svg:viewBox="0 0 420 128" draw:mirror-horizontal="true" draw:type="non-primitive" draw:enhanced-path="M 420 85  L 361 56  L 299 32  L 234 16  L 170 6  L 107 0  L 50 2  L 0 6  L 0 6  L 50 57  L 60 106  L 56 128  L 56 128  L 161 110  L 249 98  L 321 91  L 374 88  L 407 86  L 420 85  L 420 85  L 420 85  N"/>
            </draw:custom-shape>
            <draw:custom-shape draw:style-name="gr26" draw:text-style-name="P2" draw:layer="layout" svg:width="0.157cm" svg:height="0.008cm" svg:x="16.586cm" svg:y="8.559cm">
              <text:p/>
              <draw:enhanced-geometry svg:viewBox="0 0 172 14" draw:mirror-horizontal="true" draw:type="non-primitive" draw:enhanced-path="M 172 14  L 92 11  L 27 3  L 0 0  N"/>
            </draw:custom-shape>
            <draw:custom-shape draw:style-name="gr26" draw:text-style-name="P2" draw:layer="layout" svg:width="0.261cm" svg:height="0.009cm" svg:x="16.487cm" svg:y="8.442cm">
              <text:p/>
              <draw:enhanced-geometry svg:viewBox="0 0 291 11" draw:mirror-horizontal="true" draw:type="non-primitive" draw:enhanced-path="M 0 0  L 81 10  L 176 11  L 257 9  L 291 8  N"/>
            </draw:custom-shape>
            <draw:custom-shape draw:style-name="gr26" draw:text-style-name="P2" draw:layer="layout" svg:width="0.103cm" svg:height="0.018cm" svg:x="16.649cm" svg:y="8.244cm">
              <text:p/>
              <draw:enhanced-geometry svg:viewBox="0 0 114 21" draw:mirror-horizontal="true" draw:type="non-primitive" draw:enhanced-path="M 114 21  L 68 0  L 22 7  L 0 15  N"/>
            </draw:custom-shape>
            <draw:custom-shape draw:style-name="gr26" draw:text-style-name="P2" draw:layer="layout" svg:width="0.085cm" svg:height="0.117cm" svg:x="16.555cm" svg:y="8.158cm">
              <text:p/>
              <draw:enhanced-geometry svg:viewBox="0 0 94 128" draw:mirror-horizontal="true" draw:type="non-primitive" draw:enhanced-path="M 0 0  L 69 33  L 94 76  L 58 128  N"/>
            </draw:custom-shape>
            <draw:custom-shape draw:style-name="gr26" draw:text-style-name="P2" draw:layer="layout" svg:width="0.179cm" svg:height="0.224cm" svg:x="16.353cm" svg:y="8.154cm">
              <text:p/>
              <draw:enhanced-geometry svg:viewBox="0 0 200 249" draw:mirror-horizontal="true" draw:type="non-primitive" draw:enhanced-path="M 0 0  L 63 39  L 121 92  L 166 151  L 196 207  L 200 249  N"/>
            </draw:custom-shape>
            <draw:custom-shape draw:style-name="gr26" draw:text-style-name="P2" draw:layer="layout" svg:width="0.093cm" svg:height="0.234cm" svg:x="16.353cm" svg:y="8.378cm">
              <text:p/>
              <draw:enhanced-geometry svg:viewBox="0 0 107 263" draw:mirror-horizontal="true" draw:type="non-primitive" draw:enhanced-path="M 107 0  L 83 64  L 47 152  L 14 230  L 0 263  N"/>
            </draw:custom-shape>
            <draw:custom-shape draw:style-name="gr31" draw:text-style-name="P2" draw:layer="layout" svg:width="2.137cm" svg:height="1.462cm" svg:x="14.826cm" svg:y="6.367cm">
              <text:p/>
              <draw:enhanced-geometry svg:viewBox="0 0 2374 1625" draw:mirror-horizontal="true" draw:type="non-primitive" draw:enhanced-path="M 2374 890  L 2332 948  L 2300 1025  L 2277 1101  L 2265 1159  L 2260 1182  L 2260 1182  L 2185 1198  L 2108 1214  L 2034 1230  L 1965 1246  L 1905 1264  L 1857 1282  L 1823 1302  L 1804 1326  L 1804 1326  L 1781 1397  L 1747 1493  L 1718 1576  L 1705 1611  L 1705 1611  L 1507 1625  L 1507 1625  L 1506 1538  L 1490 1459  L 1464 1388  L 1431 1326  L 1394 1274  L 1356 1231  L 1321 1197  L 1292 1173  L 1272 1159  L 1265 1154  L 1265 1154  L 1293 1087  L 1320 1019  L 1345 952  L 1368 885  L 1388 820  L 1406 758  L 1421 703  L 1431 652  L 1438 607  L 1440 571  L 1437 544  L 1429 528  L 1429 528  L 1419 524  L 1399 523  L 1371 525  L 1336 529  L 1294 536  L 1247 545  L 1193 555  L 1136 568  L 1074 580  L 1009 595  L 942 609  L 873 623  L 803 637  L 733 652  L 663 664  L 594 676  L 527 687  L 463 696  L 401 703  L 345 707  L 293 709  L 246 709  L 206 705  L 206 705  L 179 665  L 147 607  L 112 540  L 79 469  L 48 401  L 24 345  L 7 305  L 0 292  L 0 292  L 5 291  L 20 287  L 45 282  L 78 275  L 120 267  L 167 257  L 222 245  L 282 233  L 346 220  L 415 206  L 486 191  L 561 176  L 638 160  L 715 146  L 793 130  L 870 114  L 946 99  L 1019 85  L 1091 70  L 1158 57  L 1222 45  L 1281 34  L 1333 23  L 1379 16  L 1419 9  L 1449 3  L 1472 1  L 1484 0  L 1484 0  L 1506 4  L 1542 18  L 1589 39  L 1645 66  L 1708 99  L 1776 134  L 1846 173  L 1916 211  L 1984 249  L 2049 285  L 2105 317  L 2154 345  L 2191 366  L 2216 380  L 2224 384  L 2224 384  L 2374 890  L 2374 890  Z N"/>
            </draw:custom-shape>
            <draw:custom-shape draw:style-name="gr29" draw:text-style-name="P2" draw:layer="layout" svg:width="0.099cm" svg:height="0.125cm" svg:x="16.752cm" svg:y="7.717cm">
              <text:p/>
              <draw:enhanced-geometry svg:viewBox="0 0 107 141" draw:mirror-horizontal="true" draw:type="non-primitive" draw:enhanced-path="M 13 141  L 99 128  L 107 63  L 0 0  L 13 141  L 13 141  Z N"/>
            </draw:custom-shape>
            <draw:custom-shape draw:style-name="gr30" draw:text-style-name="P2" draw:layer="layout" svg:width="0.099cm" svg:height="0.125cm" svg:x="16.752cm" svg:y="7.717cm">
              <text:p/>
              <draw:enhanced-geometry svg:viewBox="0 0 107 141" draw:mirror-horizontal="true" draw:type="non-primitive" draw:enhanced-path="M 13 141  L 99 128  L 107 63  L 0 0  L 13 141  L 13 141  N"/>
            </draw:custom-shape>
            <draw:custom-shape draw:style-name="gr20" draw:text-style-name="P2" draw:layer="layout" svg:width="1.075cm" svg:height="1.651cm" svg:x="15.574cm" svg:y="12.349cm">
              <text:p/>
              <draw:enhanced-geometry svg:viewBox="0 0 1196 1834" draw:mirror-horizontal="true" draw:type="non-primitive" draw:enhanced-path="M 124 0  L 162 20  L 204 45  L 249 74  L 298 108  L 349 145  L 402 185  L 455 227  L 511 270  L 565 314  L 618 358  L 670 401  L 720 443  L 768 483  L 812 519  L 852 553  L 889 582  L 919 606  L 943 625  L 961 638  L 961 638  L 1001 656  L 1038 664  L 1072 668  L 1100 678  L 1124 702  L 1141 745  L 1150 815  L 1150 815  L 1153 869  L 1157 929  L 1160 991  L 1165 1056  L 1168 1123  L 1173 1190  L 1177 1254  L 1181 1317  L 1185 1373  L 1188 1424  L 1193 1467  L 1196 1502  L 1196 1502  L 1194 1544  L 1182 1592  L 1159 1640  L 1128 1689  L 1089 1734  L 1044 1774  L 993 1806  L 937 1827  L 880 1834  L 880 1834  L 855 1829  L 829 1815  L 801 1791  L 773 1759  L 744 1721  L 714 1675  L 685 1626  L 656 1571  L 626 1514  L 597 1454  L 567 1391  L 539 1329  L 512 1266  L 486 1204  L 461 1145  L 437 1087  L 415 1034  L 394 984  L 376 941  L 360 904  L 347 873  L 335 852  L 335 852  L 273 756  L 218 669  L 170 589  L 129 514  L 95 448  L 67 386  L 45 331  L 26 281  L 14 236  L 5 196  L 2 162  L 0 132  L 3 105  L 7 82  L 14 63  L 23 47  L 34 34  L 46 24  L 57 15  L 69 10  L 82 5  L 93 3  L 103 0  L 111 0  L 118 0  L 123 0  L 124 0  L 124 0  L 124 0  Z N"/>
            </draw:custom-shape>
            <draw:custom-shape draw:style-name="gr32" draw:text-style-name="P2" draw:layer="layout" svg:width="6.504cm" svg:height="4.991cm" svg:x="15.668cm" svg:y="9.607cm">
              <text:p/>
              <draw:enhanced-geometry svg:viewBox="0 0 7225 5543" draw:mirror-horizontal="true" draw:type="non-primitive" draw:enhanced-path="M 4513 1096  L 4537 1119  L 4563 1145  L 4591 1173  L 4622 1205  L 4654 1239  L 4688 1276  L 4725 1315  L 4762 1355  L 4800 1398  L 4840 1444  L 4882 1490  L 4924 1538  L 4967 1586  L 5010 1636  L 5054 1687  L 5099 1738  L 5144 1790  L 5190 1843  L 5234 1895  L 5279 1949  L 5324 2001  L 5368 2054  L 5413 2106  L 5457 2157  L 5499 2208  L 5540 2256  L 5581 2305  L 5621 2353  L 5659 2398  L 5695 2441  L 5730 2484  L 5764 2523  L 5796 2561  L 5826 2597  L 5853 2630  L 5879 2659  L 5901 2686  L 5922 2711  L 5940 2732  L 5955 2750  L 5967 2763  L 5976 2775  L 5976 2775  L 6007 2810  L 6043 2852  L 6081 2897  L 6122 2946  L 6164 2997  L 6203 3049  L 6241 3100  L 6275 3148  L 6304 3193  L 6326 3235  L 6340 3270  L 6340 3270  L 6355 3307  L 6379 3345  L 6409 3385  L 6443 3425  L 6481 3470  L 6519 3515  L 6556 3562  L 6592 3613  L 6622 3665  L 6647 3721  L 6647 3721  L 6659 3757  L 6672 3800  L 6684 3849  L 6697 3901  L 6710 3957  L 6724 4015  L 6739 4074  L 6753 4134  L 6769 4193  L 6787 4251  L 6805 4305  L 6826 4357  L 6848 4403  L 6871 4445  L 6897 4480  L 6924 4507  L 6955 4527  L 6955 4527  L 7035 4573  L 7103 4627  L 7156 4681  L 7193 4728  L 7217 4762  L 7225 4775  L 7225 4775  L 7135 4874  L 7072 4931  L 7036 4957  L 7025 4964  L 7025 4964  L 6984 5035  L 6940 5099  L 6896 5156  L 6849 5206  L 6802 5250  L 6756 5288  L 6709 5322  L 6663 5352  L 6618 5377  L 6575 5398  L 6534 5417  L 6495 5433  L 6459 5448  L 6427 5460  L 6399 5473  L 6399 5473  L 6387 5477  L 6369 5483  L 6346 5488  L 6319 5493  L 6287 5498  L 6252 5503  L 6212 5508  L 6169 5514  L 6123 5518  L 6074 5523  L 6022 5527  L 5968 5531  L 5912 5534  L 5853 5537  L 5792 5540  L 5730 5541  L 5667 5543  L 5603 5543  L 5537 5543  L 5471 5542  L 5406 5541  L 5340 5537  L 5274 5534  L 5209 5529  L 5146 5524  L 5082 5517  L 5020 5509  L 4959 5500  L 4900 5490  L 4843 5477  L 4788 5465  L 4736 5450  L 4687 5434  L 4641 5416  L 4597 5397  L 4557 5377  L 4522 5354  L 4489 5330  L 4489 5330  L 4462 5304  L 4435 5271  L 4407 5234  L 4377 5191  L 4348 5144  L 4320 5091  L 4290 5037  L 4261 4979  L 4231 4919  L 4203 4858  L 4175 4796  L 4146 4733  L 4120 4670  L 4094 4608  L 4069 4547  L 4045 4488  L 4022 4432  L 4000 4378  L 3981 4328  L 3963 4282  L 3946 4241  L 3931 4205  L 3919 4175  L 3909 4152  L 3900 4135  L 3900 4135  L 3888 4114  L 3873 4081  L 3853 4038  L 3830 3987  L 3804 3929  L 3775 3866  L 3745 3798  L 3713 3727  L 3680 3654  L 3649 3581  L 3616 3508  L 3585 3438  L 3556 3371  L 3529 3309  L 3504 3252  L 3482 3204  L 3465 3163  L 3453 3132  L 3445 3113  L 3442 3106  L 3442 3106  L 3403 3164  L 3363 3221  L 3322 3276  L 3279 3330  L 3236 3382  L 3191 3433  L 3146 3482  L 3102 3530  L 3058 3575  L 3014 3618  L 2971 3659  L 2929 3696  L 2889 3732  L 2851 3765  L 2815 3794  L 2781 3822  L 2749 3845  L 2721 3867  L 2696 3884  L 2674 3899  L 2674 3899  L 2629 3926  L 2591 3951  L 2557 3976  L 2528 4006  L 2506 4046  L 2488 4099  L 2473 4171  L 2463 4265  L 2463 4265  L 2455 4326  L 2440 4387  L 2420 4447  L 2394 4506  L 2366 4563  L 2333 4617  L 2299 4668  L 2264 4715  L 2229 4756  L 2192 4793  L 2158 4822  L 2127 4845  L 2098 4861  L 2074 4867  L 2074 4867  L 1963 4880  L 1867 4889  L 1826 4892  L 1826 4892  L 1752 4926  L 1674 4938  L 1600 4933  L 1532 4919  L 1476 4902  L 1439 4888  L 1425 4881  L 1425 4881  L 1312 4848  L 1245 4811  L 1213 4775  L 1202 4749  L 1202 4738  L 1202 4738  L 1125 4718  L 1055 4685  L 993 4644  L 940 4601  L 896 4560  L 863 4524  L 843 4500  L 836 4490  L 836 4490  L 770 4459  L 726 4404  L 700 4344  L 686 4296  L 683 4277  L 683 4277  L 625 4272  L 569 4261  L 513 4240  L 460 4211  L 407 4172  L 353 4124  L 353 4124  L 302 4062  L 267 4006  L 238 3962  L 204 3933  L 152 3921  L 152 3921  L 83 3910  L 37 3877  L 9 3822  L 0 3744  L 0 3744  L 5 3710  L 19 3663  L 40 3608  L 66 3544  L 97 3478  L 130 3409  L 164 3341  L 196 3275  L 228 3216  L 254 3166  L 276 3128  L 289 3102  L 294 3093  L 294 3093  L 293 3045  L 297 2993  L 307 2938  L 322 2879  L 340 2818  L 362 2755  L 385 2694  L 409 2633  L 435 2574  L 460 2518  L 484 2466  L 505 2417  L 526 2375  L 542 2340  L 553 2313  L 553 2313  L 562 2291  L 576 2262  L 593 2225  L 612 2182  L 634 2133  L 659 2079  L 685 2021  L 714 1960  L 743 1896  L 772 1831  L 803 1766  L 832 1701  L 861 1637  L 889 1575  L 915 1515  L 939 1458  L 960 1408  L 978 1360  L 994 1319  L 1005 1286  L 1013 1260  L 1013 1260  L 1028 1216  L 1052 1163  L 1084 1103  L 1121 1039  L 1162 973  L 1203 907  L 1244 845  L 1283 788  L 1316 740  L 1343 701  L 1360 678  L 1366 668  L 1366 668  L 1411 607  L 1456 547  L 1501 490  L 1547 434  L 1593 381  L 1637 330  L 1680 281  L 1723 236  L 1764 194  L 1802 157  L 1839 123  L 1873 92  L 1905 66  L 1933 45  L 1958 29  L 1981 18  L 1981 18  L 2011 9  L 2052 2  L 2102 0  L 2156 1  L 2216 5  L 2281 12  L 2346 21  L 2412 34  L 2478 47  L 2540 64  L 2599 82  L 2652 101  L 2652 101  L 2700 126  L 2751 159  L 2806 201  L 2860 247  L 2914 297  L 2966 349  L 3016 400  L 3061 449  L 3102 493  L 3135 532  L 3161 561  L 3177 579  L 3182 587  L 3182 587  L 3249 559  L 3314 537  L 3377 521  L 3439 512  L 3498 507  L 3556 506  L 3612 506  L 3667 509  L 3720 512  L 3771 516  L 3771 516  L 3831 522  L 3888 534  L 3943 549  L 3995 569  L 4043 593  L 4092 622  L 4137 656  L 4183 693  L 4183 693  L 4225 735  L 4272 787  L 4321 845  L 4369 905  L 4413 963  L 4453 1015  L 4485 1058  L 4505 1086  L 4513 1096  L 4513 1096  L 4513 1096  Z N"/>
            </draw:custom-shape>
            <draw:custom-shape draw:style-name="gr33" draw:text-style-name="P2" draw:layer="layout" svg:width="0.139cm" svg:height="0.22cm" svg:x="16.465cm" svg:y="12.331cm">
              <text:p/>
              <draw:enhanced-geometry svg:viewBox="0 0 156 247" draw:mirror-horizontal="true" draw:type="non-primitive" draw:enhanced-path="M 0 0  L 53 71  L 100 138  L 135 198  L 156 247  N"/>
            </draw:custom-shape>
            <draw:custom-shape draw:style-name="gr33" draw:text-style-name="P2" draw:layer="layout" svg:width="0.274cm" svg:height="0.405cm" svg:x="16.191cm" svg:y="12.551cm">
              <text:p/>
              <draw:enhanced-geometry svg:viewBox="0 0 307 451" draw:mirror-horizontal="true" draw:type="non-primitive" draw:enhanced-path="M 0 0  L 15 37  L 39 75  L 68 115  L 102 155  L 140 200  L 178 245  L 216 292  L 252 343  L 282 395  L 307 451  N"/>
            </draw:custom-shape>
            <draw:custom-shape draw:style-name="gr33" draw:text-style-name="P2" draw:layer="layout" svg:width="0.279cm" svg:height="0.724cm" svg:x="15.911cm" svg:y="12.956cm">
              <text:p/>
              <draw:enhanced-geometry svg:viewBox="0 0 308 806" draw:mirror-horizontal="true" draw:type="non-primitive" draw:enhanced-path="M 0 0  L 12 36  L 25 79  L 37 127  L 50 180  L 63 235  L 77 293  L 92 353  L 106 412  L 122 472  L 140 528  L 158 584  L 179 636  L 201 682  L 224 724  L 250 759  L 277 786  L 308 806  N"/>
            </draw:custom-shape>
            <draw:custom-shape draw:style-name="gr33" draw:text-style-name="P2" draw:layer="layout" svg:width="0.242cm" svg:height="0.224cm" svg:x="15.669cm" svg:y="13.681cm">
              <text:p/>
              <draw:enhanced-geometry svg:viewBox="0 0 270 248" draw:mirror-horizontal="true" draw:type="non-primitive" draw:enhanced-path="M 0 0  L 80 46  L 148 100  L 201 154  L 238 201  L 262 235  L 270 248  N"/>
            </draw:custom-shape>
            <draw:custom-shape draw:style-name="gr33" draw:text-style-name="P2" draw:layer="layout" svg:width="0.531cm" svg:height="1.075cm" svg:x="18.13cm" svg:y="13.33cm">
              <text:p/>
              <draw:enhanced-geometry svg:viewBox="0 0 589 1195" draw:mirror-horizontal="true" draw:type="non-primitive" draw:enhanced-path="M 589 1195  L 562 1169  L 535 1136  L 507 1099  L 477 1056  L 448 1009  L 420 956  L 390 902  L 361 844  L 331 784  L 303 723  L 275 661  L 246 598  L 220 535  L 194 473  L 169 412  L 145 353  L 122 297  L 100 243  L 81 193  L 63 147  L 46 106  L 31 70  L 19 40  L 9 17  L 0 0  N"/>
            </draw:custom-shape>
            <draw:custom-shape draw:style-name="gr33" draw:text-style-name="P2" draw:layer="layout" svg:width="0.413cm" svg:height="0.926cm" svg:x="18.661cm" svg:y="12.403cm">
              <text:p/>
              <draw:enhanced-geometry svg:viewBox="0 0 458 1029" draw:mirror-horizontal="true" draw:type="non-primitive" draw:enhanced-path="M 458 1029  L 446 1008  L 431 975  L 411 932  L 388 881  L 362 823  L 333 760  L 303 692  L 271 621  L 238 548  L 207 475  L 174 402  L 143 332  L 114 265  L 87 203  L 62 146  L 40 98  L 23 57  L 11 26  L 3 7  L 0 0  N"/>
            </draw:custom-shape>
            <draw:custom-shape draw:style-name="gr33" draw:text-style-name="P2" draw:layer="layout" svg:width="0.689cm" svg:height="0.715cm" svg:x="19.074cm" svg:y="12.403cm">
              <text:p/>
              <draw:enhanced-geometry svg:viewBox="0 0 768 793" draw:mirror-horizontal="true" draw:type="non-primitive" draw:enhanced-path="M 768 0  L 729 58  L 689 115  L 648 170  L 605 224  L 562 276  L 517 327  L 472 376  L 428 424  L 384 469  L 340 512  L 297 553  L 255 590  L 215 626  L 177 659  L 141 688  L 107 716  L 75 739  L 47 761  L 22 778  L 0 793  N"/>
            </draw:custom-shape>
            <draw:custom-shape draw:style-name="gr20" draw:text-style-name="P2" draw:layer="layout" svg:width="2.407cm" svg:height="3.335cm" svg:x="19.31cm" svg:y="10.134cm">
              <text:p/>
              <draw:enhanced-geometry svg:viewBox="0 0 2677 3703" draw:mirror-horizontal="true" draw:type="non-primitive" draw:enhanced-path="M 2677 0  L 2627 41  L 2574 83  L 2521 127  L 2468 171  L 2415 215  L 2362 259  L 2311 303  L 2262 346  L 2216 387  L 2173 427  L 2134 463  L 2099 498  L 2070 529  L 2046 556  L 2029 579  L 2029 579  L 2014 602  L 1995 634  L 1973 673  L 1945 721  L 1916 773  L 1884 830  L 1850 888  L 1815 951  L 1779 1014  L 1743 1076  L 1708 1136  L 1674 1195  L 1641 1251  L 1610 1300  L 1582 1345  L 1557 1382  L 1537 1410  L 1521 1429  L 1521 1429  L 1505 1448  L 1486 1475  L 1462 1509  L 1434 1551  L 1403 1598  L 1371 1650  L 1336 1706  L 1299 1764  L 1263 1826  L 1225 1887  L 1187 1949  L 1151 2009  L 1115 2067  L 1081 2122  L 1050 2173  L 1021 2219  L 996 2259  L 973 2292  L 956 2317  L 956 2317  L 934 2351  L 908 2391  L 882 2438  L 854 2489  L 825 2543  L 798 2600  L 770 2657  L 743 2716  L 718 2773  L 694 2828  L 672 2879  L 653 2927  L 637 2968  L 637 2968  L 608 3033  L 573 3086  L 532 3132  L 489 3171  L 446 3206  L 404 3240  L 367 3275  L 367 3275  L 335 3317  L 301 3377  L 267 3447  L 236 3520  L 209 3590  L 186 3648  L 172 3687  L 167 3703  L 167 3703  L 120 3674  L 95 3640  L 85 3602  L 85 3563  L 91 3519  L 95 3472  L 95 3422  L 84 3370  L 84 3370  L 74 3347  L 60 3329  L 47 3316  L 33 3308  L 21 3301  L 9 3297  L 3 3292  L 0 3286  L 4 3275  L 14 3262  L 31 3241  L 58 3214  L 94 3178  L 142 3133  L 201 3075  L 201 3075  L 252 3024  L 299 2973  L 343 2921  L 385 2869  L 425 2817  L 461 2765  L 494 2714  L 525 2663  L 554 2613  L 581 2563  L 605 2516  L 627 2470  L 648 2424  L 666 2381  L 682 2339  L 696 2301  L 710 2265  L 721 2230  L 731 2199  L 731 2199  L 740 2171  L 754 2137  L 770 2097  L 788 2053  L 809 2004  L 832 1951  L 858 1896  L 884 1837  L 912 1777  L 942 1715  L 971 1652  L 1001 1589  L 1031 1527  L 1062 1466  L 1091 1406  L 1119 1348  L 1148 1292  L 1174 1240  L 1199 1193  L 1221 1150  L 1242 1111  L 1260 1080  L 1276 1053  L 1276 1053  L 1296 1013  L 1315 967  L 1336 914  L 1354 858  L 1372 797  L 1389 735  L 1405 670  L 1420 607  L 1434 543  L 1448 483  L 1460 427  L 1471 375  L 1481 328  L 1491 290  L 1498 259  L 1498 259  L 1512 225  L 1532 195  L 1560 166  L 1593 141  L 1635 121  L 1684 103  L 1741 89  L 1804 78  L 1875 71  L 1953 69  L 2040 70  L 2040 70  L 2129 71  L 2216 68  L 2300 62  L 2378 54  L 2449 44  L 2513 34  L 2569 24  L 2614 15  L 2648 7  L 2670 1  L 2677 0  L 2677 0  L 2677 0  Z N"/>
            </draw:custom-shape>
            <draw:custom-shape draw:style-name="gr33" draw:text-style-name="P2" draw:layer="layout" svg:width="0.58cm" svg:height="0.522cm" svg:x="19.311cm" svg:y="10.134cm">
              <text:p/>
              <draw:enhanced-geometry svg:viewBox="0 0 648 579" draw:mirror-horizontal="true" draw:type="non-primitive" draw:enhanced-path="M 648 0  L 598 41  L 545 83  L 492 127  L 439 171  L 386 215  L 333 259  L 282 303  L 233 346  L 187 387  L 144 427  L 105 463  L 70 498  L 41 529  L 17 556  L 0 579  N"/>
            </draw:custom-shape>
            <draw:custom-shape draw:style-name="gr33" draw:text-style-name="P2" draw:layer="layout" svg:width="0.458cm" svg:height="0.764cm" svg:x="19.891cm" svg:y="10.657cm">
              <text:p/>
              <draw:enhanced-geometry svg:viewBox="0 0 508 850" draw:mirror-horizontal="true" draw:type="non-primitive" draw:enhanced-path="M 508 0  L 493 23  L 474 55  L 452 94  L 424 142  L 395 194  L 363 251  L 329 309  L 294 372  L 258 435  L 222 497  L 187 557  L 153 616  L 120 672  L 89 721  L 61 766  L 36 803  L 16 831  L 0 850  N"/>
            </draw:custom-shape>
            <draw:custom-shape draw:style-name="gr33" draw:text-style-name="P2" draw:layer="layout" svg:width="0.509cm" svg:height="0.801cm" svg:x="20.349cm" svg:y="11.421cm">
              <text:p/>
              <draw:enhanced-geometry svg:viewBox="0 0 565 888" draw:mirror-horizontal="true" draw:type="non-primitive" draw:enhanced-path="M 565 0  L 549 19  L 530 46  L 506 80  L 478 122  L 447 169  L 415 221  L 380 277  L 343 335  L 307 397  L 269 458  L 231 520  L 195 580  L 159 638  L 125 693  L 94 744  L 65 790  L 40 830  L 17 863  L 0 888  N"/>
            </draw:custom-shape>
            <draw:custom-shape draw:style-name="gr33" draw:text-style-name="P2" draw:layer="layout" svg:width="0.287cm" svg:height="0.584cm" svg:x="20.858cm" svg:y="12.222cm">
              <text:p/>
              <draw:enhanced-geometry svg:viewBox="0 0 319 651" draw:mirror-horizontal="true" draw:type="non-primitive" draw:enhanced-path="M 319 0  L 297 34  L 271 74  L 245 121  L 217 172  L 188 226  L 161 283  L 133 340  L 106 399  L 81 456  L 57 511  L 35 562  L 16 610  L 0 651  N"/>
            </draw:custom-shape>
            <draw:custom-shape draw:style-name="gr33" draw:text-style-name="P2" draw:layer="layout" svg:width="0.242cm" svg:height="0.274cm" svg:x="21.147cm" svg:y="12.807cm">
              <text:p/>
              <draw:enhanced-geometry svg:viewBox="0 0 270 307" draw:mirror-horizontal="true" draw:type="non-primitive" draw:enhanced-path="M 270 0  L 241 65  L 206 118  L 165 164  L 122 203  L 79 238  L 37 272  L 0 307  N"/>
            </draw:custom-shape>
            <draw:custom-shape draw:style-name="gr33" draw:text-style-name="P2" draw:layer="layout" svg:width="0.179cm" svg:height="0.387cm" svg:x="21.389cm" svg:y="13.082cm">
              <text:p/>
              <draw:enhanced-geometry svg:viewBox="0 0 200 428" draw:mirror-horizontal="true" draw:type="non-primitive" draw:enhanced-path="M 200 0  L 168 42  L 134 102  L 100 172  L 69 245  L 42 315  L 19 373  L 5 412  L 0 428  N"/>
            </draw:custom-shape>
            <draw:custom-shape draw:style-name="gr34" draw:text-style-name="P2" draw:layer="layout" svg:width="3.641cm" svg:height="2.281cm" svg:x="16.145cm" svg:y="10.823cm">
              <text:p/>
              <draw:enhanced-geometry svg:viewBox="0 0 4042 2535" draw:mirror-horizontal="true" draw:type="non-primitive" draw:enhanced-path="M 3866 2144  L 3898 2184  L 3932 2247  L 3964 2322  L 3995 2399  L 4020 2467  L 4037 2516  L 4042 2535  L 4042 2535  L 3997 2510  L 3951 2482  L 3902 2453  L 3855 2420  L 3805 2385  L 3756 2347  L 3706 2309  L 3657 2269  L 3607 2229  L 3557 2187  L 3507 2144  L 3459 2101  L 3410 2057  L 3362 2013  L 3315 1970  L 3270 1927  L 3226 1886  L 3183 1845  L 3141 1805  L 3101 1767  L 3063 1731  L 3026 1697  L 2992 1664  L 2960 1634  L 2930 1606  L 2903 1582  L 2879 1561  L 2858 1544  L 2840 1529  L 2840 1529  L 2806 1503  L 2766 1471  L 2723 1433  L 2676 1391  L 2627 1345  L 2576 1297  L 2525 1246  L 2475 1196  L 2428 1145  L 2383 1097  L 2341 1050  L 2305 1007  L 2274 969  L 2250 936  L 2233 909  L 2226 890  L 2226 890  L 2216 855  L 2194 813  L 2161 766  L 2120 719  L 2073 675  L 2021 634  L 1965 603  L 1909 583  L 1909 583  L 1871 572  L 1827 552  L 1776 530  L 1721 501  L 1662 472  L 1602 440  L 1542 409  L 1483 379  L 1427 351  L 1374 328  L 1327 310  L 1289 298  L 1258 294  L 1236 299  L 1236 299  L 1206 323  L 1164 357  L 1113 401  L 1058 451  L 999 501  L 942 550  L 890 594  L 845 630  L 811 653  L 811 653  L 774 680  L 730 719  L 681 765  L 631 816  L 579 870  L 529 924  L 483 972  L 483 972  L 443 1008  L 392 1053  L 332 1101  L 267 1152  L 202 1202  L 139 1248  L 85 1290  L 39 1322  L 10 1343  L 0 1351  L 0 1351  L 130 912  L 130 912  L 177 887  L 226 858  L 276 825  L 326 790  L 375 752  L 425 712  L 475 670  L 525 627  L 573 584  L 620 540  L 666 496  L 710 453  L 752 410  L 793 369  L 829 331  L 864 294  L 896 259  L 925 229  L 950 202  L 972 178  L 989 159  L 989 159  L 1044 93  L 1088 43  L 1128 10  L 1171 0  L 1225 15  L 1225 15  L 1261 31  L 1309 50  L 1365 73  L 1429 97  L 1496 122  L 1565 148  L 1631 171  L 1694 192  L 1748 209  L 1793 222  L 1826 229  L 1826 229  L 1871 243  L 1922 275  L 1976 317  L 2031 366  L 2082 415  L 2125 462  L 2156 498  L 2156 498  L 2167 511  L 2183 529  L 2206 554  L 2233 582  L 2265 616  L 2302 654  L 2342 696  L 2385 741  L 2431 789  L 2479 839  L 2529 890  L 2578 942  L 2629 995  L 2680 1048  L 2730 1100  L 2780 1152  L 2827 1202  L 2873 1250  L 2916 1295  L 2955 1337  L 2991 1375  L 3023 1409  L 3049 1439  L 3072 1462  L 3088 1482  L 3088 1482  L 3114 1512  L 3149 1549  L 3190 1594  L 3238 1643  L 3290 1695  L 3344 1750  L 3400 1804  L 3455 1858  L 3507 1909  L 3556 1957  L 3599 1999  L 3636 2034  L 3663 2061  L 3682 2078  L 3688 2085  L 3688 2085  L 3866 2144  L 3866 2144  Z N"/>
            </draw:custom-shape>
            <draw:custom-shape draw:style-name="gr35" draw:text-style-name="P2" draw:layer="layout" svg:width="0.414cm" svg:height="0.31cm" svg:x="15.723cm" svg:y="12.871cm">
              <text:p/>
              <draw:enhanced-geometry svg:viewBox="0 0 459 343" draw:mirror-horizontal="true" draw:type="non-primitive" draw:enhanced-path="M 0 177  L 11 343  L 11 343  L 83 340  L 150 334  L 213 322  L 270 305  L 321 283  L 367 254  L 404 221  L 436 179  L 459 131  L 459 131  L 369 71  L 312 20  L 293 0  L 293 0  L 223 82  L 154 136  L 94 164  L 44 176  L 11 177  L 0 177  L 0 177  L 0 177  Z N"/>
            </draw:custom-shape>
            <draw:custom-shape draw:style-name="gr33" draw:text-style-name="P2" draw:layer="layout" svg:width="0.436cm" svg:height="0.337cm" svg:x="16.052cm" svg:y="12.51cm">
              <text:p/>
              <draw:enhanced-geometry svg:viewBox="0 0 483 377" draw:mirror-horizontal="true" draw:type="non-primitive" draw:enhanced-path="M 0 0  L 86 44  L 164 87  L 234 130  L 296 171  L 349 210  L 395 246  L 430 280  L 457 309  L 475 336  L 483 359  L 482 377  N"/>
            </draw:custom-shape>
            <draw:custom-shape draw:style-name="gr33" draw:text-style-name="P2" draw:layer="layout" svg:width="0.171cm" svg:height="0.13cm" svg:x="16.05cm" svg:y="12.736cm">
              <text:p/>
              <draw:enhanced-geometry svg:viewBox="0 0 189 148" draw:mirror-horizontal="true" draw:type="non-primitive" draw:enhanced-path="M 189 129  L 169 148  L 139 137  L 100 104  L 53 55  L 0 0  N"/>
            </draw:custom-shape>
            <draw:custom-shape draw:style-name="gr33" draw:text-style-name="P2" draw:layer="layout" svg:width="0.22cm" svg:height="0.153cm" svg:x="16.223cm" svg:y="12.583cm">
              <text:p/>
              <draw:enhanced-geometry svg:viewBox="0 0 246 166" draw:mirror-horizontal="true" draw:type="non-primitive" draw:enhanced-path="M 246 166  L 168 99  L 87 47  L 25 12  L 0 0  N"/>
            </draw:custom-shape>
            <draw:custom-shape draw:style-name="gr33" draw:text-style-name="P2" draw:layer="layout" svg:width="0.297cm" svg:height="0.396cm" svg:x="15.87cm" svg:y="13.402cm">
              <text:p/>
              <draw:enhanced-geometry svg:viewBox="0 0 330 439" draw:mirror-horizontal="true" draw:type="non-primitive" draw:enhanced-path="M 330 439  L 295 399  L 253 353  L 208 301  L 161 246  L 116 191  L 75 137  L 40 86  L 14 39  L 0 0  N"/>
            </draw:custom-shape>
            <draw:custom-shape draw:style-name="gr33" draw:text-style-name="P2" draw:layer="layout" svg:width="0.076cm" svg:height="0.117cm" svg:x="16.169cm" svg:y="13.298cm">
              <text:p/>
              <draw:enhanced-geometry svg:viewBox="0 0 83 130" draw:mirror-horizontal="true" draw:type="non-primitive" draw:enhanced-path="M 83 117  L 71 78  L 55 43  L 38 16  L 21 1  L 8 0  L 0 19  L 1 61  L 12 130  N"/>
            </draw:custom-shape>
            <draw:custom-shape draw:style-name="gr33" draw:text-style-name="P2" draw:layer="layout" svg:width="0.266cm" svg:height="0.435cm" svg:x="15.966cm" svg:y="13.416cm">
              <text:p/>
              <draw:enhanced-geometry svg:viewBox="0 0 296 486" draw:mirror-horizontal="true" draw:type="non-primitive" draw:enhanced-path="M 0 0  L 14 61  L 30 119  L 49 176  L 69 230  L 92 281  L 118 327  L 146 370  L 179 408  L 214 439  L 254 465  L 296 486  N"/>
            </draw:custom-shape>
            <draw:custom-shape draw:style-name="gr33" draw:text-style-name="P2" draw:layer="layout" svg:width="0.396cm" svg:height="0.048cm" svg:x="15.795cm" svg:y="13.978cm">
              <text:p/>
              <draw:enhanced-geometry svg:viewBox="0 0 437 54" draw:mirror-horizontal="true" draw:type="non-primitive" draw:enhanced-path="M 437 0  L 367 23  L 296 40  L 230 50  L 165 54  L 104 51  L 50 42  L 0 25  N"/>
            </draw:custom-shape>
            <draw:custom-shape draw:style-name="gr33" draw:text-style-name="P2" draw:layer="layout" svg:width="0.192cm" svg:height="0.252cm" svg:x="15.742cm" svg:y="12.916cm">
              <text:p/>
              <draw:enhanced-geometry svg:viewBox="0 0 214 284" draw:mirror-horizontal="true" draw:type="non-primitive" draw:enhanced-path="M 0 0  L 68 59  L 119 110  L 156 155  L 182 197  L 200 239  L 214 284  N"/>
            </draw:custom-shape>
            <draw:custom-shape draw:style-name="gr33" draw:text-style-name="P2" draw:layer="layout" svg:width="0.027cm" svg:height="0.427cm" svg:x="15.713cm" svg:y="13.168cm">
              <text:p/>
              <draw:enhanced-geometry svg:viewBox="0 0 34 473" draw:mirror-horizontal="true" draw:type="non-primitive" draw:enhanced-path="M 0 0  L 8 48  L 14 115  L 20 192  L 25 273  L 29 349  L 31 414  L 32 458  L 34 473  N"/>
            </draw:custom-shape>
            <draw:custom-shape draw:style-name="gr33" draw:text-style-name="P2" draw:layer="layout" svg:width="0.108cm" svg:height="0.588cm" svg:x="18.248cm" svg:y="11.305cm">
              <text:p/>
              <draw:enhanced-geometry svg:viewBox="0 0 119 651" draw:mirror-horizontal="true" draw:type="non-primitive" draw:enhanced-path="M 0 0  L 23 33  L 45 74  L 63 120  L 79 171  L 92 227  L 103 286  L 111 346  L 117 408  L 119 470  L 119 532  L 115 592  L 108 651  N"/>
            </draw:custom-shape>
            <draw:custom-shape draw:style-name="gr33" draw:text-style-name="P2" draw:layer="layout" svg:width="0.108cm" svg:height="1.404cm" svg:x="18.257cm" svg:y="11.894cm">
              <text:p/>
              <draw:enhanced-geometry svg:viewBox="0 0 120 1561" draw:mirror-horizontal="true" draw:type="non-primitive" draw:enhanced-path="M 120 0  L 115 25  L 110 56  L 104 90  L 98 127  L 92 169  L 84 213  L 77 262  L 69 311  L 61 365  L 53 420  L 46 478  L 38 538  L 32 598  L 25 660  L 19 723  L 14 787  L 9 851  L 5 915  L 2 979  L 0 1044  L 0 1107  L 0 1169  L 2 1230  L 6 1290  L 11 1349  L 18 1406  L 26 1460  L 36 1511  L 49 1561  N"/>
            </draw:custom-shape>
            <draw:custom-shape draw:style-name="gr33" draw:text-style-name="P2" draw:layer="layout" svg:width="0.265cm" svg:height="1.116cm" svg:x="19.521cm" svg:y="10.904cm">
              <text:p/>
              <draw:enhanced-geometry svg:viewBox="0 0 294 1241" draw:mirror-horizontal="true" draw:type="non-primitive" draw:enhanced-path="M 294 0  L 284 71  L 272 143  L 261 213  L 248 283  L 234 352  L 219 421  L 205 489  L 189 556  L 173 621  L 157 684  L 141 745  L 126 804  L 111 860  L 96 915  L 81 965  L 68 1013  L 54 1057  L 42 1098  L 31 1135  L 21 1168  L 12 1198  L 5 1221  L 0 1241  N"/>
            </draw:custom-shape>
            <draw:custom-shape draw:style-name="gr33" draw:text-style-name="P2" draw:layer="layout" svg:width="0.094cm" svg:height="0.476cm" svg:x="19.788cm" svg:y="12.02cm">
              <text:p/>
              <draw:enhanced-geometry svg:viewBox="0 0 107 533" draw:mirror-horizontal="true" draw:type="non-primitive" draw:enhanced-path="M 107 0  L 93 53  L 78 121  L 63 196  L 47 276  L 32 354  L 20 424  L 9 481  L 3 518  L 0 533  N"/>
            </draw:custom-shape>
            <draw:custom-shape draw:style-name="gr33" draw:text-style-name="P2" draw:layer="layout" svg:width="0.063cm" svg:height="0.563cm" svg:x="20.632cm" svg:y="13.213cm">
              <text:p/>
              <draw:enhanced-geometry svg:viewBox="0 0 73 626" draw:mirror-horizontal="true" draw:type="non-primitive" draw:enhanced-path="M 0 626  L 10 571  L 22 517  L 33 462  L 44 406  L 54 351  L 62 294  L 69 238  L 73 180  L 71 121  L 67 61  L 57 0  N"/>
            </draw:custom-shape>
            <draw:custom-shape draw:style-name="gr33" draw:text-style-name="P2" draw:layer="layout" svg:width="0.378cm" svg:height="1.233cm" svg:x="20.273cm" svg:y="11.98cm">
              <text:p/>
              <draw:enhanced-geometry svg:viewBox="0 0 418 1372" draw:mirror-horizontal="true" draw:type="non-primitive" draw:enhanced-path="M 4 1372  L 0 1344  L 0 1311  L 4 1271  L 9 1227  L 17 1180  L 29 1127  L 41 1072  L 56 1014  L 73 953  L 91 891  L 110 826  L 130 762  L 152 696  L 175 632  L 196 566  L 219 503  L 241 441  L 264 379  L 285 322  L 307 266  L 327 214  L 347 167  L 365 122  L 380 84  L 395 50  L 408 22  L 418 0  N"/>
            </draw:custom-shape>
            <draw:custom-shape draw:style-name="gr33" draw:text-style-name="P2" draw:layer="layout" svg:width="0.233cm" svg:height="0.549cm" svg:x="19.841cm" svg:y="10.702cm">
              <text:p/>
              <draw:enhanced-geometry svg:viewBox="0 0 260 613" draw:mirror-horizontal="true" draw:type="non-primitive" draw:enhanced-path="M 260 0  L 252 32  L 242 61  L 228 92  L 211 122  L 192 157  L 171 197  L 146 242  L 120 295  L 92 358  L 63 430  L 33 515  L 0 613  N"/>
            </draw:custom-shape>
            <draw:custom-shape draw:style-name="gr33" draw:text-style-name="P2" draw:layer="layout" svg:width="0.72cm" svg:height="1.597cm" svg:x="20.075cm" svg:y="11.251cm">
              <text:p/>
              <draw:enhanced-geometry svg:viewBox="0 0 801 1775" draw:mirror-horizontal="true" draw:type="non-primitive" draw:enhanced-path="M 801 0  L 789 38  L 776 77  L 760 120  L 743 167  L 724 214  L 703 265  L 682 317  L 659 372  L 634 427  L 609 485  L 583 544  L 557 603  L 530 663  L 502 724  L 474 785  L 445 846  L 416 907  L 388 968  L 359 1028  L 331 1088  L 303 1146  L 275 1203  L 247 1260  L 221 1316  L 195 1368  L 170 1419  L 147 1468  L 124 1515  L 104 1559  L 83 1600  L 65 1638  L 48 1672  L 34 1704  L 20 1732  L 9 1756  L 0 1775  N"/>
            </draw:custom-shape>
            <draw:custom-shape draw:style-name="gr33" draw:text-style-name="P2" draw:layer="layout" svg:width="0.233cm" svg:height="0.621cm" svg:x="20.795cm" svg:y="12.848cm">
              <text:p/>
              <draw:enhanced-geometry svg:viewBox="0 0 262 688" draw:mirror-horizontal="true" draw:type="non-primitive" draw:enhanced-path="M 262 0  L 240 45  L 216 89  L 191 132  L 164 174  L 138 217  L 112 260  L 87 304  L 65 351  L 44 398  L 27 449  L 14 504  L 5 560  L 0 621  L 3 688  N"/>
            </draw:custom-shape>
            <draw:custom-shape draw:style-name="gr33" draw:text-style-name="P2" draw:layer="layout" svg:width="0.108cm" svg:height="0.381cm" svg:x="21.025cm" svg:y="13.47cm">
              <text:p/>
              <draw:enhanced-geometry svg:viewBox="0 0 123 426" draw:mirror-horizontal="true" draw:type="non-primitive" draw:enhanced-path="M 118 0  L 123 107  L 122 193  L 115 258  L 102 310  L 84 349  L 61 378  L 33 403  L 0 426  N"/>
            </draw:custom-shape>
            <draw:custom-shape draw:style-name="gr33" draw:text-style-name="P2" draw:layer="layout" svg:width="0.054cm" svg:height="0.319cm" svg:x="21.079cm" svg:y="13.532cm">
              <text:p/>
              <draw:enhanced-geometry svg:viewBox="0 0 63 356" draw:mirror-horizontal="true" draw:type="non-primitive" draw:enhanced-path="M 0 356  L 22 300  L 43 237  L 58 169  L 63 102  L 56 44  L 36 0  N"/>
            </draw:custom-shape>
            <draw:custom-shape draw:style-name="gr33" draw:text-style-name="P2" draw:layer="layout" svg:width="0.126cm" svg:height="0.211cm" svg:x="20.193cm" svg:y="13.767cm">
              <text:p/>
              <draw:enhanced-geometry svg:viewBox="0 0 141 236" draw:mirror-horizontal="true" draw:type="non-primitive" draw:enhanced-path="M 0 236  L 64 167  L 110 119  L 136 83  L 141 47  L 119 0  N"/>
            </draw:custom-shape>
            <draw:custom-shape draw:style-name="gr33" draw:text-style-name="P2" draw:layer="layout" svg:width="0.099cm" svg:height="0.328cm" svg:x="20.124cm" svg:y="13.438cm">
              <text:p/>
              <draw:enhanced-geometry svg:viewBox="0 0 106 367" draw:mirror-horizontal="true" draw:type="non-primitive" draw:enhanced-path="M 13 367  L 0 317  L 5 253  L 24 183  L 50 115  L 78 56  L 98 16  L 106 0  N"/>
            </draw:custom-shape>
            <draw:custom-shape draw:style-name="gr33" draw:text-style-name="P2" draw:layer="layout" svg:width="0.198cm" svg:height="0.328cm" svg:x="20.125cm" svg:y="13.438cm">
              <text:p/>
              <draw:enhanced-geometry svg:viewBox="0 0 220 367" draw:mirror-horizontal="true" draw:type="non-primitive" draw:enhanced-path="M 220 0  L 159 69  L 108 125  L 66 173  L 34 215  L 13 252  L 1 287  L 0 326  L 8 367  N"/>
            </draw:custom-shape>
            <draw:custom-shape draw:style-name="gr33" draw:text-style-name="P2" draw:layer="layout" svg:width="0.22cm" svg:height="0.233cm" svg:x="20.319cm" svg:y="13.767cm">
              <text:p/>
              <draw:enhanced-geometry svg:viewBox="0 0 248 261" draw:mirror-horizontal="true" draw:type="non-primitive" draw:enhanced-path="M 248 0  L 246 52  L 215 104  L 166 152  L 109 195  L 56 230  L 16 253  L 0 261  N"/>
            </draw:custom-shape>
            <draw:custom-shape draw:style-name="gr33" draw:text-style-name="P2" draw:layer="layout" svg:width="0.116cm" svg:height="0.566cm" svg:x="20.881cm" svg:y="13.393cm">
              <text:p/>
              <draw:enhanced-geometry svg:viewBox="0 0 131 628" draw:mirror-horizontal="true" draw:type="non-primitive" draw:enhanced-path="M 0 628  L 28 576  L 51 513  L 71 442  L 88 367  L 100 290  L 110 215  L 118 147  L 124 89  L 128 42  L 131 12  L 131 0  N"/>
            </draw:custom-shape>
            <draw:custom-shape draw:style-name="gr33" draw:text-style-name="P2" draw:layer="layout" svg:width="0.094cm" svg:height="0.584cm" svg:x="20.819cm" svg:y="13.393cm">
              <text:p/>
              <draw:enhanced-geometry svg:viewBox="0 0 105 651" draw:mirror-horizontal="true" draw:type="non-primitive" draw:enhanced-path="M 34 0  L 60 57  L 80 115  L 94 173  L 101 233  L 105 292  L 104 351  L 97 407  L 88 460  L 74 508  L 58 554  L 40 592  L 21 625  L 0 651  N"/>
            </draw:custom-shape>
            <draw:custom-shape draw:style-name="gr33" draw:text-style-name="P2" draw:layer="layout" svg:width="0.13cm" svg:height="0.287cm" svg:x="21.147cm" svg:y="13.47cm">
              <text:p/>
              <draw:enhanced-geometry svg:viewBox="0 0 146 318" draw:mirror-horizontal="true" draw:type="non-primitive" draw:enhanced-path="M 146 0  L 81 23  L 37 58  L 11 103  L 0 152  L 0 200  L 7 246  L 16 283  L 25 309  L 29 318  N"/>
            </draw:custom-shape>
            <draw:custom-shape draw:style-name="gr33" draw:text-style-name="P2" draw:layer="layout" svg:width="0.103cm" svg:height="0.287cm" svg:x="21.146cm" svg:y="13.47cm">
              <text:p/>
              <draw:enhanced-geometry svg:viewBox="0 0 117 318" draw:mirror-horizontal="true" draw:type="non-primitive" draw:enhanced-path="M 0 318  L 21 231  L 52 145  L 83 71  L 108 19  L 117 0  N"/>
            </draw:custom-shape>
            <draw:custom-shape draw:style-name="gr33" draw:text-style-name="P2" draw:layer="layout" svg:width="0.081cm" svg:height="0.233cm" svg:x="21.335cm" svg:y="13.425cm">
              <text:p/>
              <draw:enhanced-geometry svg:viewBox="0 0 88 261" draw:mirror-horizontal="true" draw:type="non-primitive" draw:enhanced-path="M 52 261  L 28 221  L 11 195  L 1 178  L 0 162  L 6 143  L 22 114  L 49 68  L 88 0  N"/>
            </draw:custom-shape>
            <draw:custom-shape draw:style-name="gr33" draw:text-style-name="P2" draw:layer="layout" svg:width="0.297cm" svg:height="0.563cm" svg:x="21.037cm" svg:y="12.861cm">
              <text:p/>
              <draw:enhanced-geometry svg:viewBox="0 0 330 627" draw:mirror-horizontal="true" draw:type="non-primitive" draw:enhanced-path="M 0 627  L 30 574  L 62 520  L 94 465  L 125 409  L 157 355  L 188 300  L 217 247  L 244 194  L 270 143  L 293 93  L 313 46  L 330 0  N"/>
            </draw:custom-shape>
            <draw:custom-shape draw:style-name="gr33" draw:text-style-name="P2" draw:layer="layout" svg:width="0.202cm" svg:height="0.467cm" svg:x="20.836cm" svg:y="12.394cm">
              <text:p/>
              <draw:enhanced-geometry svg:viewBox="0 0 223 521" draw:mirror-horizontal="true" draw:type="non-primitive" draw:enhanced-path="M 0 521  L 23 456  L 52 383  L 84 308  L 118 231  L 150 159  L 179 96  L 202 45  L 217 12  L 223 0  N"/>
            </draw:custom-shape>
            <draw:custom-shape draw:style-name="gr33" draw:text-style-name="P2" draw:layer="layout" svg:width="0.054cm" svg:height="0.256cm" svg:x="19.755cm" svg:y="10.242cm">
              <text:p/>
              <draw:enhanced-geometry svg:viewBox="0 0 60 284" draw:mirror-horizontal="true" draw:type="non-primitive" draw:enhanced-path="M 60 284  L 20 199  L 3 106  L 0 30  L 1 0  N"/>
            </draw:custom-shape>
            <draw:custom-shape draw:style-name="gr33" draw:text-style-name="P2" draw:layer="layout" svg:width="0.035cm" svg:height="0.266cm" svg:x="19.922cm" svg:y="10.413cm">
              <text:p/>
              <draw:enhanced-geometry svg:viewBox="0 0 36 295" draw:mirror-horizontal="true" draw:type="non-primitive" draw:enhanced-path="M 36 295  L 16 205  L 4 107  L 1 31  L 0 0  N"/>
            </draw:custom-shape>
            <draw:custom-shape draw:style-name="gr33" draw:text-style-name="P2" draw:layer="layout" svg:width="0.04cm" svg:height="0.761cm" svg:x="20.107cm" svg:y="10.314cm">
              <text:p/>
              <draw:enhanced-geometry svg:viewBox="0 0 44 841" draw:mirror-horizontal="true" draw:type="non-primitive" draw:enhanced-path="M 23 0  L 33 83  L 40 166  L 43 246  L 44 325  L 43 402  L 41 475  L 36 544  L 31 607  L 25 665  L 19 716  L 14 759  L 8 794  L 4 820  L 1 836  L 0 841  N"/>
            </draw:custom-shape>
            <draw:custom-shape draw:style-name="gr33" draw:text-style-name="P2" draw:layer="layout" svg:width="0.072cm" svg:height="0.638cm" svg:x="20.445cm" svg:y="10.85cm">
              <text:p/>
              <draw:enhanced-geometry svg:viewBox="0 0 79 710" draw:mirror-horizontal="true" draw:type="non-primitive" draw:enhanced-path="M 31 710  L 14 655  L 4 594  L 0 526  L 1 455  L 6 383  L 15 311  L 26 241  L 38 177  L 51 119  L 61 70  L 71 33  L 77 9  L 79 0  N"/>
            </draw:custom-shape>
            <draw:custom-shape draw:style-name="gr33" draw:text-style-name="P2" draw:layer="layout" svg:width="0.233cm" svg:height="0.913cm" svg:x="20.687cm" svg:y="11.341cm">
              <text:p/>
              <draw:enhanced-geometry svg:viewBox="0 0 259 1016" draw:mirror-horizontal="true" draw:type="non-primitive" draw:enhanced-path="M 0 1016  L 4 931  L 10 847  L 21 766  L 34 685  L 49 609  L 66 535  L 84 464  L 104 397  L 124 333  L 144 275  L 163 220  L 182 172  L 201 128  L 216 90  L 231 58  L 242 32  L 252 14  L 257 3  L 259 0  N"/>
            </draw:custom-shape>
            <draw:custom-shape draw:style-name="gr33" draw:text-style-name="P2" draw:layer="layout" svg:width="0.054cm" svg:height="0.427cm" svg:x="21.124cm" svg:y="12.317cm">
              <text:p/>
              <draw:enhanced-geometry svg:viewBox="0 0 60 473" draw:mirror-horizontal="true" draw:type="non-primitive" draw:enhanced-path="M 60 0  L 44 116  L 31 214  L 21 296  L 13 361  L 7 411  L 4 446  L 1 467  L 0 473  N"/>
            </draw:custom-shape>
            <draw:custom-shape draw:style-name="gr33" draw:text-style-name="P2" draw:layer="layout" svg:width="0.306cm" svg:height="0.306cm" svg:x="21.178cm" svg:y="12.745cm">
              <text:p/>
              <draw:enhanced-geometry svg:viewBox="0 0 340 343" draw:mirror-horizontal="true" draw:type="non-primitive" draw:enhanced-path="M 340 0  L 269 73  L 203 138  L 144 197  L 95 247  L 54 288  L 25 318  L 5 338  L 0 343  N"/>
            </draw:custom-shape>
            <draw:custom-shape draw:style-name="gr33" draw:text-style-name="P2" draw:layer="layout" svg:width="0.157cm" svg:height="0.278cm" svg:x="21.484cm" svg:y="13.051cm">
              <text:p/>
              <draw:enhanced-geometry svg:viewBox="0 0 177 308" draw:mirror-horizontal="true" draw:type="non-primitive" draw:enhanced-path="M 177 0  L 149 73  L 126 135  L 102 189  L 76 236  L 43 275  L 0 308  N"/>
            </draw:custom-shape>
            <draw:custom-shape draw:style-name="gr33" draw:text-style-name="P2" draw:layer="layout" svg:width="0.311cm" svg:height="0.715cm" svg:x="20.929cm" svg:y="10.251cm">
              <text:p/>
              <draw:enhanced-geometry svg:viewBox="0 0 343 795" draw:mirror-horizontal="true" draw:type="non-primitive" draw:enhanced-path="M 343 0  L 309 60  L 276 115  L 246 168  L 216 216  L 189 263  L 164 307  L 140 351  L 118 394  L 97 437  L 79 480  L 62 525  L 46 573  L 33 622  L 20 676  L 9 732  L 0 795  N"/>
            </draw:custom-shape>
            <draw:custom-shape draw:style-name="gr33" draw:text-style-name="P2" draw:layer="layout" svg:width="0.454cm" svg:height="1.03cm" svg:x="21.242cm" svg:y="10.967cm">
              <text:p/>
              <draw:enhanced-geometry svg:viewBox="0 0 506 1145" draw:mirror-horizontal="true" draw:type="non-primitive" draw:enhanced-path="M 506 0  L 498 46  L 488 96  L 473 149  L 457 203  L 438 260  L 418 320  L 394 380  L 370 441  L 344 503  L 317 564  L 290 625  L 262 685  L 233 743  L 206 800  L 178 854  L 151 905  L 125 952  L 100 997  L 76 1036  L 53 1071  L 33 1102  L 16 1127  L 0 1145  N"/>
            </draw:custom-shape>
            <draw:custom-shape draw:style-name="gr33" draw:text-style-name="P2" draw:layer="layout" svg:width="0.166cm" svg:height="0.162cm" svg:x="18.919cm" svg:y="12.254cm">
              <text:p/>
              <draw:enhanced-geometry svg:viewBox="0 0 188 178" draw:mirror-horizontal="true" draw:type="non-primitive" draw:enhanced-path="M 0 178  L 34 127  L 56 93  L 69 70  L 83 54  L 102 42  L 135 25  L 188 0  N"/>
            </draw:custom-shape>
            <draw:custom-shape draw:style-name="gr33" draw:text-style-name="P2" draw:layer="layout" svg:width="0.297cm" svg:height="0.328cm" svg:x="18.62cm" svg:y="11.925cm">
              <text:p/>
              <draw:enhanced-geometry svg:viewBox="0 0 330 366" draw:mirror-horizontal="true" draw:type="non-primitive" draw:enhanced-path="M 0 366  L 58 331  L 115 279  L 171 219  L 222 157  L 266 98  L 300 47  L 323 13  L 330 0  N"/>
            </draw:custom-shape>
            <draw:custom-shape draw:style-name="gr33" draw:text-style-name="P2" draw:layer="layout" svg:width="0.117cm" svg:height="1.115cm" svg:x="18.607cm" svg:y="10.81cm">
              <text:p/>
              <draw:enhanced-geometry svg:viewBox="0 0 133 1241" draw:mirror-horizontal="true" draw:type="non-primitive" draw:enhanced-path="M 118 1241  L 125 1186  L 131 1127  L 133 1064  L 133 998  L 132 929  L 129 859  L 123 788  L 116 716  L 108 644  L 99 573  L 90 503  L 80 436  L 70 370  L 60 309  L 49 251  L 39 197  L 30 148  L 22 105  L 14 69  L 9 39  L 4 18  L 1 4  L 0 0  N"/>
            </draw:custom-shape>
          </draw:g>
          <draw:custom-shape draw:style-name="gr33" draw:text-style-name="P2" draw:layer="layout" svg:width="0.089cm" svg:height="0.427cm" svg:x="18.549cm" svg:y="11.741cm">
            <text:p/>
            <draw:enhanced-geometry svg:viewBox="0 0 100 473" draw:mirror-horizontal="true" draw:type="non-primitive" draw:enhanced-path="M 83 0  L 96 84  L 100 157  L 98 222  L 89 280  L 74 334  L 53 382  L 28 429  L 0 473  N"/>
          </draw:custom-shape>
          <draw:custom-shape draw:style-name="gr33" draw:text-style-name="P2" draw:layer="layout" svg:width="0.13cm" svg:height="0.319cm" svg:x="18.64cm" svg:y="12.169cm">
            <text:p/>
            <draw:enhanced-geometry svg:viewBox="0 0 142 355" draw:mirror-horizontal="true" draw:type="non-primitive" draw:enhanced-path="M 142 0  L 112 53  L 94 110  L 80 167  L 69 223  L 54 274  L 33 319  L 0 355  N"/>
          </draw:custom-shape>
          <draw:custom-shape draw:style-name="gr33" draw:text-style-name="P2" draw:layer="layout" svg:width="0.297cm" svg:height="0.058cm" svg:x="18.769cm" svg:y="12.449cm">
            <text:p/>
            <draw:enhanced-geometry svg:viewBox="0 0 329 68" draw:mirror-horizontal="true" draw:type="non-primitive" draw:enhanced-path="M 329 47  L 273 68  L 202 65  L 129 50  L 63 27  L 17 8  L 0 0  N"/>
          </draw:custom-shape>
          <draw:custom-shape draw:style-name="gr33" draw:text-style-name="P2" draw:layer="layout" svg:width="0.044cm" svg:height="0.562cm" svg:x="18.14cm" svg:y="11.724cm">
            <text:p/>
            <draw:enhanced-geometry svg:viewBox="0 0 51 626" draw:mirror-horizontal="true" draw:type="non-primitive" draw:enhanced-path="M 0 0  L 13 83  L 24 154  L 34 214  L 42 267  L 49 316  L 51 361  L 51 405  L 48 452  L 41 503  L 29 559  L 12 626  N"/>
          </draw:custom-shape>
          <draw:custom-shape draw:style-name="gr33" draw:text-style-name="P2" draw:layer="layout" svg:width="0.148cm" svg:height="0.949cm" svg:x="18.176cm" svg:y="12.286cm">
            <text:p/>
            <draw:enhanced-geometry svg:viewBox="0 0 164 1053" draw:mirror-horizontal="true" draw:type="non-primitive" draw:enhanced-path="M 164 0  L 152 45  L 141 99  L 130 158  L 117 223  L 106 292  L 94 364  L 82 438  L 71 514  L 61 587  L 51 661  L 40 731  L 32 797  L 25 858  L 17 912  L 11 960  L 6 999  L 3 1029  L 1 1047  L 0 1053  N"/>
          </draw:custom-shape>
          <draw:custom-shape draw:style-name="gr34" draw:text-style-name="P2" draw:layer="layout" svg:width="0.954cm" svg:height="1.584cm" svg:x="19.882cm" svg:y="12.48cm">
            <text:p/>
            <draw:enhanced-geometry svg:viewBox="0 0 1061 1763" draw:mirror-horizontal="true" draw:type="non-primitive" draw:enhanced-path="M 1061 0  L 1051 70  L 1042 141  L 1032 213  L 1023 283  L 1013 351  L 1004 418  L 994 482  L 983 544  L 973 603  L 963 659  L 953 711  L 941 758  L 929 800  L 917 837  L 904 868  L 891 893  L 876 912  L 861 923  L 861 923  L 828 942  L 784 970  L 732 1007  L 673 1050  L 612 1097  L 552 1145  L 495 1193  L 442 1238  L 401 1279  L 370 1313  L 355 1338  L 355 1338  L 344 1408  L 350 1466  L 355 1490  L 355 1490  L 295 1546  L 247 1616  L 209 1687  L 186 1742  L 178 1763  L 178 1763  L 0 1738  L 0 1738  L 37 1667  L 85 1598  L 137 1535  L 187 1479  L 230 1435  L 260 1407  L 272 1397  L 272 1397  L 278 1373  L 290 1343  L 304 1308  L 324 1268  L 346 1222  L 371 1174  L 400 1120  L 430 1064  L 463 1005  L 497 944  L 533 882  L 570 817  L 608 753  L 646 687  L 684 622  L 722 558  L 759 495  L 797 433  L 833 373  L 867 317  L 900 263  L 930 213  L 958 166  L 983 126  L 1006 89  L 1025 58  L 1040 33  L 1051 15  L 1058 3  L 1061 0  L 1061 0  L 1061 0  Z N"/>
          </draw:custom-shape>
          <draw:custom-shape draw:style-name="gr33" draw:text-style-name="P2" draw:layer="layout" svg:width="0.53cm" svg:height="1.584cm" svg:x="20.594cm" svg:y="10.383cm">
            <text:p/>
            <draw:enhanced-geometry svg:viewBox="0 0 590 1760" draw:mirror-horizontal="true" draw:type="non-primitive" draw:enhanced-path="M 590 0  L 582 24  L 572 53  L 561 87  L 549 127  L 535 170  L 521 217  L 505 268  L 488 321  L 470 379  L 450 439  L 431 500  L 411 565  L 391 629  L 370 696  L 349 764  L 327 830  L 306 898  L 284 966  L 262 1033  L 240 1100  L 219 1165  L 198 1229  L 178 1290  L 157 1350  L 138 1408  L 119 1461  L 102 1512  L 85 1559  L 69 1602  L 54 1642  L 40 1676  L 28 1705  L 17 1729  L 8 1747  L 0 1760  N"/>
          </draw:custom-shape>
          <draw:custom-shape draw:style-name="gr33" draw:text-style-name="P2" draw:layer="layout" svg:width="0.616cm" svg:height="0.863cm" svg:x="21.124cm" svg:y="11.967cm">
            <text:p/>
            <draw:enhanced-geometry svg:viewBox="0 0 683 959" draw:mirror-horizontal="true" draw:type="non-primitive" draw:enhanced-path="M 683 0  L 668 19  L 650 46  L 628 80  L 602 120  L 572 165  L 541 214  L 507 267  L 469 323  L 432 381  L 392 441  L 353 501  L 312 561  L 272 620  L 233 676  L 193 731  L 156 783  L 120 829  L 86 871  L 54 907  L 26 937  L 0 959  N"/>
          </draw:custom-shape>
          <draw:custom-shape draw:style-name="gr33" draw:text-style-name="P2" draw:layer="layout" svg:width="0.149cm" svg:height="0.459cm" svg:x="21.739cm" svg:y="12.83cm">
            <text:p/>
            <draw:enhanced-geometry svg:viewBox="0 0 167 509" draw:mirror-horizontal="true" draw:type="non-primitive" draw:enhanced-path="M 167 0  L 121 47  L 85 103  L 58 168  L 37 236  L 22 304  L 12 367  L 5 424  L 3 468  L 2 497  L 0 509  N"/>
          </draw:custom-shape>
          <draw:custom-shape draw:style-name="gr33" draw:text-style-name="P2" draw:layer="layout" svg:width="0.108cm" svg:height="0.62cm" svg:x="21.781cm" svg:y="12.669cm">
            <text:p/>
            <draw:enhanced-geometry svg:viewBox="0 0 120 686" draw:mirror-horizontal="true" draw:type="non-primitive" draw:enhanced-path="M 1 686  L 0 623  L 0 562  L 3 500  L 6 440  L 13 380  L 21 321  L 32 263  L 44 208  L 60 153  L 77 100  L 98 50  L 120 0  N"/>
          </draw:custom-shape>
          <draw:custom-shape draw:style-name="gr33" draw:text-style-name="P2" draw:layer="layout" svg:width="0.554cm" svg:height="0.999cm" svg:x="21.227cm" svg:y="11.67cm">
            <text:p/>
            <draw:enhanced-geometry svg:viewBox="0 0 615 1113" draw:mirror-horizontal="true" draw:type="non-primitive" draw:enhanced-path="M 0 1113  L 14 1087  L 32 1057  L 52 1023  L 76 986  L 103 945  L 131 902  L 162 856  L 194 808  L 228 758  L 262 706  L 296 654  L 331 600  L 365 547  L 397 491  L 430 437  L 461 383  L 490 330  L 517 277  L 542 227  L 564 177  L 582 129  L 597 83  L 608 41  L 615 0  N"/>
          </draw:custom-shape>
          <draw:custom-shape draw:style-name="gr33" draw:text-style-name="P2" draw:layer="layout" svg:width="0.328cm" svg:height="0.945cm" svg:x="20.899cm" svg:y="10.725cm">
            <text:p/>
            <draw:enhanced-geometry svg:viewBox="0 0 364 1051" draw:mirror-horizontal="true" draw:type="non-primitive" draw:enhanced-path="M 0 1051  L 6 1003  L 18 947  L 32 888  L 51 824  L 71 757  L 94 689  L 117 619  L 142 548  L 168 479  L 194 411  L 220 345  L 245 282  L 269 223  L 292 168  L 312 121  L 329 79  L 344 45  L 355 20  L 362 4  L 364 0  N"/>
          </draw:custom-shape>
          <draw:custom-shape draw:style-name="gr33" draw:text-style-name="P2" draw:layer="layout" svg:width="0.446cm" svg:height="1.039cm" svg:x="20.898cm" svg:y="10.725cm">
            <text:p/>
            <draw:enhanced-geometry svg:viewBox="0 0 495 1159" draw:mirror-horizontal="true" draw:type="non-primitive" draw:enhanced-path="M 495 0  L 477 30  L 458 68  L 437 111  L 416 158  L 393 209  L 370 265  L 347 323  L 322 385  L 297 447  L 272 509  L 247 574  L 222 637  L 197 700  L 174 763  L 150 823  L 127 880  L 106 935  L 84 986  L 65 1031  L 46 1072  L 29 1108  L 14 1136  L 0 1159  N"/>
          </draw:custom-shape>
          <draw:custom-shape draw:style-name="gr33" draw:text-style-name="P2" draw:layer="layout" svg:width="0.491cm" svg:height="0.842cm" svg:x="21.343cm" svg:y="11.764cm">
            <text:p/>
            <draw:enhanced-geometry svg:viewBox="0 0 543 932" draw:mirror-horizontal="true" draw:type="non-primitive" draw:enhanced-path="M 543 0  L 527 26  L 505 59  L 481 97  L 454 141  L 424 191  L 392 243  L 359 300  L 324 357  L 289 417  L 254 477  L 218 538  L 184 598  L 150 656  L 118 713  L 89 766  L 61 815  L 38 860  L 17 899  L 0 932  N"/>
          </draw:custom-shape>
          <draw:custom-shape draw:style-name="gr33" draw:text-style-name="P2" draw:layer="layout" svg:width="0.134cm" svg:height="0.53cm" svg:x="21.836cm" svg:y="12.606cm">
            <text:p/>
            <draw:enhanced-geometry svg:viewBox="0 0 152 592" draw:mirror-horizontal="true" draw:type="non-primitive" draw:enhanced-path="M 152 0  L 128 53  L 105 107  L 83 160  L 65 214  L 48 270  L 34 324  L 21 378  L 12 433  L 5 487  L 1 540  L 0 592  N"/>
          </draw:custom-shape>
          <draw:custom-shape draw:style-name="gr31" draw:text-style-name="P2" draw:layer="layout" svg:width="0.125cm" svg:height="0.108cm" svg:x="16.356cm" svg:y="7.744cm">
            <text:p/>
            <draw:enhanced-geometry svg:viewBox="0 0 139 122" draw:mirror-horizontal="true" draw:type="non-primitive" draw:enhanced-path="M 108 5  L 127 38  L 139 74  L 124 107  L 124 107  L 76 113  L 47 120  L 38 122  L 38 122  L 8 81  L 0 39  L 14 0  L 14 0  L 64 1  L 96 4  L 108 5  L 108 5  L 108 5  Z N"/>
          </draw:custom-shape>
          <draw:custom-shape draw:style-name="gr31" draw:text-style-name="P2" draw:layer="layout" svg:width="0.067cm" svg:height="0.107cm" svg:x="16.793cm" svg:y="7.736cm">
            <text:p/>
            <draw:enhanced-geometry svg:viewBox="0 0 75 120" draw:mirror-horizontal="true" draw:type="non-primitive" draw:enhanced-path="M 63 14  L 74 46  L 75 86  L 64 117  L 64 117  L 43 119  L 28 120  L 22 120  L 22 120  L 0 67  L 5 21  L 13 0  L 13 0  L 41 4  L 57 10  L 63 14  L 63 14  L 63 14  Z N"/>
          </draw:custom-shape>
        </draw:g>
        <presentation:notes draw:style-name="dp2">
          <draw:page-thumbnail draw:layer="layout" svg:width="13.472cm" svg:height="9.327cm" svg:x="3.126cm" svg:y="1.896cm" draw:page-number="10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answer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answer</text:p>
          </draw:text-box>
        </draw:frame>
        <draw:frame presentation:style-name="pr5" draw:text-style-name="P2" draw:layer="layout" svg:width="22.649cm" svg:height="16.934cm" svg:x="3.597cm" svg:y="1.058cm" presentation:class="outline" presentation:user-transformed="true">
          <draw:text-box>
            <text:list text:style-name="L6">
              <text:list-item>
                <text:p text:style-name="P7">no, it's <text:span text:style-name="T18">not</text:span> a conforming program</text:p>
                <text:list text:style-name="L7">
                  <text:list-item>
                    <text:p text:style-name="P8">6.3.2.1 paragraph 1, sentence 1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8.401cm" svg:height="11.056cm" svg:x="5.159cm" svg:y="4.674cm">
          <text:p text:style-name="P9"><text:span text:style-name="T13">typedef struct</text:span></text:p>
          <text:p text:style-name="P9"><text:span text:style-name="T14">{</text:span></text:p>
          <text:p text:style-name="P9"><text:span text:style-name="T14"><text:s text:c="4"/></text:span><text:span text:style-name="T13">int</text:span><text:span text:style-name="T14"> member;</text:span></text:p>
          <text:p text:style-name="P9"><text:span text:style-name="T14">}</text:span></text:p>
          <text:p text:style-name="P9"><text:span text:style-name="T14">wibble;</text:span></text:p>
          <text:p text:style-name="P9"><text:span text:style-name="T14"/></text:p>
          <text:p text:style-name="P9"><text:span text:style-name="T14">wibble f(</text:span><text:span text:style-name="T13">void</text:span><text:span text:style-name="T14">)</text:span></text:p>
          <text:p text:style-name="P9"><text:span text:style-name="T14">{</text:span></text:p>
          <text:p text:style-name="P9"><text:span text:style-name="T14"><text:s text:c="4"/></text:span><text:span text:style-name="T14">wibble w;</text:span><text:span text:style-name="T14"><text:line-break/></text:span><text:span text:style-name="T14"> <text:s text:c="3"/>...</text:span></text:p>
          <text:p text:style-name="P9"><text:span text:style-name="T14"><text:s text:c="4"/></text:span><text:span text:style-name="T13">return</text:span><text:span text:style-name="T14"> w ;</text:span></text:p>
          <text:p text:style-name="P9"><text:span text:style-name="T14">}</text:span></text:p>
          <text:p text:style-name="P9"><text:span text:style-name="T15"/></text:p>
          <text:p text:style-name="P9"><text:span text:style-name="T13">void</text:span><text:span text:style-name="T15"> use(</text:span><text:span text:style-name="T13">void</text:span><text:span text:style-name="T15">)</text:span></text:p>
          <text:p text:style-name="P9"><text:span text:style-name="T15">{</text:span></text:p>
          <text:p text:style-name="P9"><text:span text:style-name="T15"><text:s text:c="4"/></text:span><text:span text:style-name="T15">f().member--;</text:span></text:p>
          <text:p text:style-name="P9"><text:span text:style-name="T15">}</text:span></text:p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1.001cm" svg:height="1.001cm" svg:x="9.759cm" svg:y="10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10.8cm" svg:height="8.731cm" svg:x="15.76cm" svg:y="5.477cm">
          <text:list text:style-name="L12">
            <text:list-item>
              <text:p text:style-name="P4"><text:span text:style-name="T19"><text:s/></text:span><text:span text:style-name="T19">w designates an object </text:span><text:span text:style-name="T19"><text:line-break/></text:span><text:span text:style-name="T19"> <text:s/>and is an lvalue</text:span></text:p>
              <text:p text:style-name="P4"><text:span text:style-name="T19"/></text:p>
            </text:list-item>
            <text:list-item>
              <text:p text:style-name="P4"><text:span text:style-name="T19"><text:s/></text:span><text:span text:style-name="T19">w is converted to a value</text:span><text:span text:style-name="T19"><text:line-break/></text:span><text:span text:style-name="T19"/></text:p>
            </text:list-item>
            <text:list-item>
              <text:p text:style-name="P4"><text:span text:style-name="T19"><text:s/></text:span><text:span text:style-name="T19">f( ) is a value so f ( ).member </text:span><text:span text:style-name="T19"><text:line-break/></text:span><text:span text:style-name="T19"> <text:s/>is also a value</text:span></text:p>
              <text:p text:style-name="P4"><text:span text:style-name="T19"/></text:p>
            </text:list-item>
            <text:list-item>
              <text:p text:style-name="P4"><text:span text:style-name="T19"><text:s/></text:span><text:span text:style-name="T19">you can't do -- on a value</text:span></text:p>
              <text:p text:style-name="P4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10.561cm" svg:y1="10.874cm" svg:x2="15.562cm" svg:y2="6.478cm">
          <text:p/>
        </draw:line>
        <draw:custom-shape draw:style-name="gr36" draw:text-style-name="P2" draw:layer="layout" svg:width="10.601cm" svg:height="1.601cm" svg:x="14.958cm" svg:y="7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3.472cm" svg:height="9.327cm" svg:x="3.126cm" svg:y="1.896cm" draw:page-number="11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 operator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4"><text:span text:style-name="T20"></text:span> operator</text:p>
          </draw:text-box>
        </draw:frame>
        <draw:frame presentation:style-name="pr6" draw:text-style-name="P2" draw:layer="layout" svg:width="22.649cm" svg:height="17.992cm" svg:x="3.597cm" svg:y="1.058cm" presentation:class="outline" presentation:user-transformed="true">
          <draw:text-box>
            <text:list text:style-name="L6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list text:style-name="L7">
                  <text:list-header>
                    <text:p text:style-name="P8"><text:span text:style-name="T3"/></text:p>
                    <text:p text:style-name="P8"><text:span text:style-name="T3"/></text:p>
                    <text:p text:style-name="P8"><text:span text:style-name="T3"/></text:p>
                  </text:list-header>
                  <text:list-item>
                    <text:p text:style-name="P8"><text:span text:style-name="T3">ptr</text:span><text:span text:style-name="T21"></text:span><text:span text:style-name="T3">member is an lvalue</text:span></text:p>
                  </text:list-item>
                  <text:list-item>
                    <text:p text:style-name="P8"><text:span text:style-name="T3">ptr</text:span><text:span text:style-name="T21"></text:span><text:span text:style-name="T3">member is a modifiable lvalue</text:span></text:p>
                    <text:list>
                      <text:list-item>
                        <text:p text:style-name="P8"><text:span text:style-name="T3">(not array, incomplete, const)</text:span></text:p>
                      </text:list-item>
                    </text:list>
                  </text:list-item>
                  <text:list-item>
                    <text:p text:style-name="P8"><text:span text:style-name="T3">ptr</text:span><text:span text:style-name="T21"></text:span><text:span text:style-name="T3">member is </text:span><text:span text:style-name="T12">not</text:span><text:span text:style-name="T3"> converted to a value</text:span></text:p>
                    <text:list>
                      <text:list-item>
                        <text:p text:style-name="P8"><text:span text:style-name="T3">(left hand side of assignment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9" draw:text-style-name="P2" draw:layer="layout" svg:width="3.201cm" svg:height="3.295cm" svg:x="19.76cm" svg:y="7.029cm">
          <text:p text:style-name="P4"><text:span text:style-name="T16">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601cm" svg:height="3.436cm" svg:x="7.157cm" svg:y="6.535cm">
          <text:p text:style-name="P9"><text:span text:style-name="T13">void</text:span><text:span text:style-name="T14"> f(wibble w)</text:span></text:p>
          <text:p text:style-name="P9"><text:span text:style-name="T15">{</text:span></text:p>
          <text:p text:style-name="P9"><text:span text:style-name="T15"><text:s text:c="4"/></text:span><text:span text:style-name="T15">wibble * ptr = &amp;w;</text:span></text:p>
          <text:p text:style-name="P9"><text:span text:style-name="T15"><text:s text:c="4"/></text:span><text:span text:style-name="T15">ptr-&gt;member = 42;</text:span></text:p>
          <text:p text:style-name="P9"><text:span text:style-name="T15">}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20.209cm" svg:y1="8.837cm" svg:x2="16.558cm" svg:y2="8.833cm">
          <text:p/>
        </draw:line>
        <draw:custom-shape draw:style-name="gr2" draw:text-style-name="P2" draw:layer="layout" svg:width="23.759cm" svg:height="4.496cm" svg:x="2.558cm" svg:y="1.323cm">
          <text:p text:style-name="P4"><text:span text:style-name="T4">6.5.2.3 Structure and union members</text:span></text:p>
          <text:p text:style-name="P4"><text:span text:style-name="T4">para 4 - A postfix </text:span><text:span text:style-name="T5">expression</text:span><text:span text:style-name="T4"> followed by the </text:span><text:span text:style-name="T22"></text:span><text:span text:style-name="T4"> operator and an </text:span><text:span text:style-name="T5">identifier</text:span><text:span text:style-name="T4"> designates a member of a structure or union. The </text:span><text:span text:style-name="T5">value</text:span><text:span text:style-name="T4"> is that of the named member of the </text:span><text:span text:style-name="T5">object</text:span><text:span text:style-name="T4"> to which the first </text:span><text:span text:style-name="T5">expression</text:span><text:span text:style-name="T4"> points to, and is an </text:span><text:span text:style-name="T5">lvalue</text:span><text:span text:style-name="T4">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2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exercise</text:p>
          </draw:text-box>
        </draw:frame>
        <draw:frame presentation:style-name="pr5" draw:text-style-name="P2" draw:layer="layout" svg:width="22.649cm" svg:height="16.934cm" svg:x="3.597cm" svg:y="1.058cm" presentation:class="outline" presentation:user-transformed="true">
          <draw:text-box>
            <text:list text:style-name="L6">
              <text:list-item>
                <text:p text:style-name="P7">is this a conforming program?</text:p>
              </text:list-item>
              <text:list-item>
                <text:p text:style-name="P7">if not why not? </text:p>
                <text:list text:style-name="L7">
                  <text:list-item>
                    <text:p text:style-name="P8">what clause? what paragraph? what sentence?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0.804cm" svg:height="11.056cm" svg:x="6.954cm" svg:y="6.077cm">
          <text:p text:style-name="P9"><text:span text:style-name="T13">typedef struct</text:span></text:p>
          <text:p text:style-name="P9"><text:span text:style-name="T14">{</text:span></text:p>
          <text:p text:style-name="P9"><text:span text:style-name="T14"><text:s text:c="4"/></text:span><text:span text:style-name="T13">int</text:span><text:span text:style-name="T14"> member;</text:span></text:p>
          <text:p text:style-name="P9"><text:span text:style-name="T14">}</text:span></text:p>
          <text:p text:style-name="P9"><text:span text:style-name="T14">wibble;</text:span></text:p>
          <text:p text:style-name="P9"><text:span text:style-name="T14"/></text:p>
          <text:p text:style-name="P9"><text:span text:style-name="T14">wibble * f(</text:span><text:span text:style-name="T13">void</text:span><text:span text:style-name="T14">)</text:span></text:p>
          <text:p text:style-name="P9"><text:span text:style-name="T14">{</text:span></text:p>
          <text:p text:style-name="P9"><text:span text:style-name="T14"><text:s text:c="4"/></text:span><text:span text:style-name="T14">wibble w;</text:span></text:p>
          <text:p text:style-name="P9"><text:span text:style-name="T14"><text:s text:c="4"/></text:span><text:span text:style-name="T14">...</text:span></text:p>
          <text:p text:style-name="P9"><text:span text:style-name="T14"><text:s text:c="4"/></text:span><text:span text:style-name="T13">return</text:span><text:span text:style-name="T14"> &amp;w;</text:span></text:p>
          <text:p text:style-name="P9"><text:span text:style-name="T14">}</text:span></text:p>
          <text:p text:style-name="P9"><text:span text:style-name="T15"/></text:p>
          <text:p text:style-name="P9"><text:span text:style-name="T13">void</text:span><text:span text:style-name="T15"> use(</text:span><text:span text:style-name="T13">void</text:span><text:span text:style-name="T15">)</text:span></text:p>
          <text:p text:style-name="P9"><text:span text:style-name="T15">{</text:span></text:p>
          <text:p text:style-name="P9"><text:span text:style-name="T15"><text:s text:c="4"/></text:span><text:span text:style-name="T15">f()-&gt;member = 42;</text:span></text:p>
          <text:p text:style-name="P9"><text:span text:style-name="T15">}</text:span></text:p>
          <draw:enhanced-geometry svg:viewBox="0 0 21600 21600" draw:type="mso-spt202" draw:enhanced-path="M 0 0 L 21600 0 21600 21600 0 21600 0 0 Z N"/>
        </draw:custom-shape>
        <draw:g>
          <draw:rect draw:style-name="gr11" draw:text-style-name="P10" draw:layer="layout" svg:width="10.203cm" svg:height="9.586cm" svg:x="14.355cm" svg:y="6.707cm">
            <text:p/>
          </draw:rect>
          <draw:g>
            <draw:custom-shape draw:style-name="gr12" draw:text-style-name="P2" draw:layer="layout" svg:width="0.364cm" svg:height="0.455cm" svg:x="17.812cm" svg:y="9.064cm">
              <text:p/>
              <draw:enhanced-geometry svg:viewBox="0 0 402 505" draw:mirror-horizontal="true" draw:type="non-primitive" draw:enhanced-path="M 0 0  L 2 63  L 5 133  L 8 206  L 12 280  L 17 350  L 24 411  L 32 461  L 42 493  L 55 505  L 55 505  L 87 495  L 140 470  L 205 434  L 273 391  L 335 346  L 381 304  L 402 270  L 402 270  L 328 240  L 256 201  L 188 157  L 127 111  L 75 69  L 35 34  L 9 9  L 0 0  L 0 0  L 0 0  Z N"/>
            </draw:custom-shape>
            <draw:custom-shape draw:style-name="gr13" draw:text-style-name="P2" draw:layer="layout" svg:width="0.27cm" svg:height="0.229cm" svg:x="22.417cm" svg:y="13.534cm">
              <text:p/>
              <draw:enhanced-geometry svg:viewBox="0 0 301 254" draw:mirror-horizontal="true" draw:type="non-primitive" draw:enhanced-path="M 4 175  L 6 80  L 0 25  L 5 1  L 38 0  L 38 0  L 109 14  L 196 37  L 270 60  L 301 70  L 301 70  L 289 93  L 258 145  L 217 204  L 170 248  L 125 254  L 125 254  L 63 218  L 20 188  L 4 175  L 4 175  L 4 175  Z N"/>
            </draw:custom-shape>
            <draw:custom-shape draw:style-name="gr14" draw:text-style-name="P2" draw:layer="layout" svg:width="1.449cm" svg:height="1.165cm" svg:x="21.188cm" svg:y="13.444cm">
              <text:p/>
              <draw:enhanced-geometry svg:viewBox="0 0 1608 1291" draw:mirror-horizontal="true" draw:type="non-primitive" draw:enhanced-path="M 1 375  L 19 330  L 53 274  L 97 212  L 145 149  L 191 91  L 232 44  L 260 11  L 270 0  L 270 0  L 283 4  L 316 19  L 366 42  L 429 70  L 500 102  L 578 137  L 656 172  L 732 206  L 800 237  L 858 265  L 901 286  L 924 298  L 924 298  L 940 311  L 966 336  L 1000 370  L 1042 412  L 1091 460  L 1144 515  L 1199 572  L 1257 632  L 1315 693  L 1371 752  L 1426 809  L 1475 861  L 1520 907  L 1556 946  L 1584 975  L 1601 995  L 1608 1001  L 1608 1001  L 1543 1090  L 1489 1161  L 1445 1215  L 1410 1255  L 1380 1280  L 1357 1291  L 1337 1290  L 1337 1290  L 1326 1285  L 1306 1279  L 1276 1268  L 1239 1256  L 1194 1241  L 1143 1223  L 1086 1204  L 1024 1184  L 958 1160  L 889 1136  L 818 1111  L 746 1085  L 672 1059  L 600 1033  L 527 1006  L 458 980  L 392 954  L 328 928  L 269 904  L 216 880  L 170 859  L 129 838  L 97 819  L 75 803  L 61 790  L 61 790  L 35 734  L 18 664  L 7 586  L 2 510  L 0 444  L 0 397  L 1 375  L 1 375  L 1 375  Z N"/>
            </draw:custom-shape>
            <draw:custom-shape draw:style-name="gr15" draw:text-style-name="P2" draw:layer="layout" svg:width="1.449cm" svg:height="1.165cm" svg:x="21.188cm" svg:y="13.444cm">
              <text:p/>
              <draw:enhanced-geometry svg:viewBox="0 0 1608 1291" draw:mirror-horizontal="true" draw:type="non-primitive" draw:enhanced-path="M 1 375  L 19 330  L 53 274  L 97 212  L 145 149  L 191 91  L 232 44  L 260 11  L 270 0  L 270 0  L 283 4  L 316 19  L 366 42  L 429 70  L 500 102  L 578 137  L 656 172  L 732 206  L 800 237  L 858 265  L 901 286  L 924 298  L 924 298  L 940 311  L 966 336  L 1000 370  L 1042 412  L 1091 460  L 1144 515  L 1199 572  L 1257 632  L 1315 693  L 1371 752  L 1426 809  L 1475 861  L 1520 907  L 1556 946  L 1584 975  L 1601 995  L 1608 1001  L 1608 1001  L 1543 1090  L 1489 1161  L 1445 1215  L 1410 1255  L 1380 1280  L 1357 1291  L 1337 1290  L 1337 1290  L 1326 1285  L 1306 1279  L 1276 1268  L 1239 1256  L 1194 1241  L 1143 1223  L 1086 1204  L 1024 1184  L 958 1160  L 889 1136  L 818 1111  L 746 1085  L 672 1059  L 600 1033  L 527 1006  L 458 980  L 392 954  L 328 928  L 269 904  L 216 880  L 170 859  L 129 838  L 97 819  L 75 803  L 61 790  L 61 790  L 35 734  L 18 664  L 7 586  L 2 510  L 0 444  L 0 397  L 1 375  L 1 375  L 1 375  N"/>
            </draw:custom-shape>
            <draw:line draw:style-name="gr16" draw:text-style-name="P10" draw:layer="layout" svg:x1="22.089cm" svg:y1="13.745cm" svg:x2="22.205cm" svg:y2="13.862cm">
              <text:p/>
            </draw:line>
            <draw:custom-shape draw:style-name="gr17" draw:text-style-name="P2" draw:layer="layout" svg:width="3.294cm" svg:height="2.714cm" svg:x="21.251cm" svg:y="13.565cm">
              <text:p/>
              <draw:enhanced-geometry svg:viewBox="0 0 3659 3016" draw:mirror-horizontal="true" draw:type="non-primitive" draw:enhanced-path="M 3578 1968  L 3586 2030  L 3589 2106  L 3588 2188  L 3586 2267  L 3582 2334  L 3579 2380  L 3578 2397  L 3578 2397  L 3508 2443  L 3441 2485  L 3377 2523  L 3317 2554  L 3260 2584  L 3205 2609  L 3153 2630  L 3105 2649  L 3058 2665  L 3014 2680  L 2972 2692  L 2933 2703  L 2895 2713  L 2859 2722  L 2825 2731  L 2825 2731  L 2781 2743  L 2730 2760  L 2675 2778  L 2616 2800  L 2555 2821  L 2493 2844  L 2429 2868  L 2368 2889  L 2308 2911  L 2252 2929  L 2200 2945  L 2152 2958  L 2152 2958  L 2120 2965  L 2081 2972  L 2034 2978  L 1981 2984  L 1923 2990  L 1862 2995  L 1798 3000  L 1730 3004  L 1662 3008  L 1593 3010  L 1524 3014  L 1457 3015  L 1393 3016  L 1331 3016  L 1274 3015  L 1221 3014  L 1174 3010  L 1135 3007  L 1103 3003  L 1103 3003  L 1066 2994  L 1021 2980  L 969 2962  L 911 2941  L 850 2918  L 786 2892  L 722 2864  L 658 2836  L 596 2808  L 537 2778  L 483 2751  L 436 2724  L 395 2699  L 363 2678  L 342 2659  L 333 2644  L 333 2644  L 329 2567  L 341 2498  L 350 2467  L 350 2467  L 256 2453  L 178 2425  L 113 2391  L 63 2356  L 28 2324  L 7 2301  L 0 2292  L 0 2292  L 1 2217  L 7 2146  L 17 2081  L 34 2028  L 61 1993  L 61 1993  L 80 1981  L 114 1961  L 160 1936  L 216 1908  L 279 1875  L 348 1841  L 421 1806  L 493 1770  L 563 1736  L 630 1704  L 689 1676  L 740 1651  L 778 1633  L 804 1621  L 812 1616  L 812 1616  L 826 1603  L 861 1565  L 911 1512  L 971 1451  L 1034 1390  L 1094 1334  L 1145 1292  L 1181 1273  L 1181 1273  L 1208 1222  L 1248 1166  L 1294 1107  L 1344 1048  L 1395 993  L 1440 944  L 1478 905  L 1504 879  L 1513 870  L 1513 870  L 1558 832  L 1601 793  L 1642 753  L 1682 712  L 1720 670  L 1756 627  L 1791 584  L 1824 539  L 1856 493  L 1885 448  L 1912 401  L 1938 353  L 1962 304  L 1983 256  L 2004 206  L 2022 155  L 2038 104  L 2052 52  L 2065 0  L 2065 0  L 2088 35  L 2128 70  L 2183 104  L 2246 136  L 2314 166  L 2383 192  L 2447 215  L 2505 232  L 2551 242  L 2581 247  L 2581 247  L 2634 268  L 2659 325  L 2660 405  L 2660 405  L 2725 383  L 2763 401  L 2799 448  L 2799 448  L 2823 475  L 2863 514  L 2915 558  L 2973 608  L 3036 656  L 3096 702  L 3151 740  L 3196 768  L 3228 782  L 3228 782  L 3272 797  L 3315 819  L 3343 852  L 3345 899  L 3306 959  L 3306 959  L 3368 994  L 3435 1016  L 3501 1026  L 3562 1024  L 3612 1010  L 3612 1010  L 3630 1108  L 3643 1202  L 3652 1291  L 3657 1375  L 3659 1454  L 3658 1528  L 3653 1596  L 3648 1659  L 3641 1716  L 3632 1768  L 3623 1814  L 3614 1854  L 3605 1889  L 3596 1917  L 3588 1939  L 3582 1955  L 3579 1965  L 3578 1968  L 3578 1968  L 3578 1968  Z N"/>
            </draw:custom-shape>
            <draw:custom-shape draw:style-name="gr15" draw:text-style-name="P2" draw:layer="layout" svg:width="3.294cm" svg:height="2.714cm" svg:x="21.251cm" svg:y="13.565cm">
              <text:p/>
              <draw:enhanced-geometry svg:viewBox="0 0 3659 3016" draw:mirror-horizontal="true" draw:type="non-primitive" draw:enhanced-path="M 3578 1968  L 3586 2030  L 3589 2106  L 3588 2188  L 3586 2267  L 3582 2334  L 3579 2380  L 3578 2397  L 3578 2397  L 3508 2443  L 3441 2485  L 3377 2523  L 3317 2554  L 3260 2584  L 3205 2609  L 3153 2630  L 3105 2649  L 3058 2665  L 3014 2680  L 2972 2692  L 2933 2703  L 2895 2713  L 2859 2722  L 2825 2731  L 2825 2731  L 2781 2743  L 2730 2760  L 2675 2778  L 2616 2800  L 2555 2821  L 2493 2844  L 2429 2868  L 2368 2889  L 2308 2911  L 2252 2929  L 2200 2945  L 2152 2958  L 2152 2958  L 2120 2965  L 2081 2972  L 2034 2978  L 1981 2984  L 1923 2990  L 1862 2995  L 1798 3000  L 1730 3004  L 1662 3008  L 1593 3010  L 1524 3014  L 1457 3015  L 1393 3016  L 1331 3016  L 1274 3015  L 1221 3014  L 1174 3010  L 1135 3007  L 1103 3003  L 1103 3003  L 1066 2994  L 1021 2980  L 969 2962  L 911 2941  L 850 2918  L 786 2892  L 722 2864  L 658 2836  L 596 2808  L 537 2778  L 483 2751  L 436 2724  L 395 2699  L 363 2678  L 342 2659  L 333 2644  L 333 2644  L 329 2567  L 341 2498  L 350 2467  L 350 2467  L 256 2453  L 178 2425  L 113 2391  L 63 2356  L 28 2324  L 7 2301  L 0 2292  L 0 2292  L 1 2217  L 7 2146  L 17 2081  L 34 2028  L 61 1993  L 61 1993  L 80 1981  L 114 1961  L 160 1936  L 216 1908  L 279 1875  L 348 1841  L 421 1806  L 493 1770  L 563 1736  L 630 1704  L 689 1676  L 740 1651  L 778 1633  L 804 1621  L 812 1616  L 812 1616  L 826 1603  L 861 1565  L 911 1512  L 971 1451  L 1034 1390  L 1094 1334  L 1145 1292  L 1181 1273  L 1181 1273  L 1208 1222  L 1248 1166  L 1294 1107  L 1344 1048  L 1395 993  L 1440 944  L 1478 905  L 1504 879  L 1513 870  L 1513 870  L 1558 832  L 1601 793  L 1642 753  L 1682 712  L 1720 670  L 1756 627  L 1791 584  L 1824 539  L 1856 493  L 1885 448  L 1912 401  L 1938 353  L 1962 304  L 1983 256  L 2004 206  L 2022 155  L 2038 104  L 2052 52  L 2065 0  L 2065 0  L 2088 35  L 2128 70  L 2183 104  L 2246 136  L 2314 166  L 2383 192  L 2447 215  L 2505 232  L 2551 242  L 2581 247  L 2581 247  L 2634 268  L 2659 325  L 2660 405  L 2660 405  L 2725 383  L 2763 401  L 2799 448  L 2799 448  L 2823 475  L 2863 514  L 2915 558  L 2973 608  L 3036 656  L 3096 702  L 3151 740  L 3196 768  L 3228 782  L 3228 782  L 3272 797  L 3315 819  L 3343 852  L 3345 899  L 3306 959  L 3306 959  L 3368 994  L 3435 1016  L 3501 1026  L 3562 1024  L 3612 1010  L 3612 1010  L 3630 1108  L 3643 1202  L 3652 1291  L 3657 1375  L 3659 1454  L 3658 1528  L 3653 1596  L 3648 1659  L 3641 1716  L 3632 1768  L 3623 1814  L 3614 1854  L 3605 1889  L 3596 1917  L 3588 1939  L 3582 1955  L 3579 1965  L 3578 1968  L 3578 1968  L 3578 1968  N"/>
            </draw:custom-shape>
            <draw:custom-shape draw:style-name="gr18" draw:text-style-name="P2" draw:layer="layout" svg:width="2.097cm" svg:height="1.862cm" svg:x="22.141cm" svg:y="13.912cm">
              <text:p/>
              <draw:enhanced-geometry svg:viewBox="0 0 2328 2071" draw:mirror-horizontal="true" draw:type="non-primitive" draw:enhanced-path="M 2328 0  L 2304 66  L 2285 149  L 2270 238  L 2259 317  L 2252 374  L 2250 395  L 2250 395  L 2205 432  L 2156 473  L 2103 517  L 2048 565  L 1993 613  L 1936 663  L 1881 714  L 1827 763  L 1773 812  L 1725 857  L 1678 899  L 1638 937  L 1603 970  L 1573 997  L 1552 1018  L 1537 1030  L 1532 1034  L 1532 1034  L 1450 1072  L 1406 1113  L 1393 1132  L 1393 1132  L 1308 1167  L 1270 1203  L 1262 1220  L 1262 1220  L 1195 1278  L 1143 1345  L 1108 1399  L 1096 1423  L 1096 1423  L 1026 1449  L 986 1478  L 973 1493  L 973 1493  L 893 1514  L 839 1542  L 792 1573  L 737 1606  L 737 1606  L 683 1638  L 626 1678  L 568 1719  L 511 1753  L 456 1774  L 456 1774  L 382 1804  L 334 1843  L 317 1861  L 317 1861  L 235 1889  L 163 1920  L 105 1952  L 57 1990  L 23 2028  L 3 2071  L 3 2071  L 0 1982  L 19 1912  L 64 1869  L 64 1869  L 145 1840  L 232 1812  L 273 1801  L 273 1801  L 353 1740  L 421 1710  L 450 1703  L 450 1703  L 544 1631  L 627 1574  L 702 1529  L 765 1495  L 817 1471  L 859 1456  L 889 1445  L 907 1441  L 912 1440  L 912 1440  L 963 1394  L 1013 1374  L 1035 1368  L 1035 1368  L 1106 1262  L 1156 1219  L 1174 1210  L 1174 1210  L 1259 1128  L 1323 1094  L 1349 1089  L 1349 1089  L 1425 1015  L 1483 982  L 1506 973  L 1506 973  L 1561 919  L 1615 866  L 1668 813  L 1721 761  L 1772 711  L 1822 663  L 1870 618  L 1914 576  L 1954 538  L 1992 503  L 2025 473  L 2053 447  L 2076 427  L 2094 413  L 2094 413  L 2147 370  L 2173 349  L 2180 342  L 2180 342  L 2201 230  L 2228 144  L 2257 83  L 2284 41  L 2306 16  L 2322 3  L 2328 0  L 2328 0  L 2328 0  Z N"/>
            </draw:custom-shape>
            <draw:custom-shape draw:style-name="gr15" draw:text-style-name="P2" draw:layer="layout" svg:width="0.436cm" svg:height="0.314cm" svg:x="21.319cm" svg:y="15.375cm">
              <text:p/>
              <draw:enhanced-geometry svg:viewBox="0 0 486 353" draw:mirror-horizontal="true" draw:type="non-primitive" draw:enhanced-path="M 486 0  L 459 30  L 424 62  L 380 97  L 331 135  L 277 173  L 220 212  L 163 250  L 105 288  L 51 322  L 0 353  N"/>
            </draw:custom-shape>
            <draw:custom-shape draw:style-name="gr15" draw:text-style-name="P2" draw:layer="layout" svg:width="0.999cm" svg:height="0.41cm" svg:x="21.754cm" svg:y="15.689cm">
              <text:p/>
              <draw:enhanced-geometry svg:viewBox="0 0 1111 453" draw:mirror-horizontal="true" draw:type="non-primitive" draw:enhanced-path="M 1111 0  L 1085 15  L 1052 33  L 1013 52  L 969 74  L 921 96  L 869 120  L 812 145  L 753 171  L 691 197  L 629 224  L 565 250  L 502 276  L 439 301  L 376 326  L 316 349  L 259 370  L 203 391  L 152 409  L 106 424  L 65 436  L 29 446  L 0 453  N"/>
            </draw:custom-shape>
            <draw:custom-shape draw:style-name="gr15" draw:text-style-name="P2" draw:layer="layout" svg:width="0.887cm" svg:height="0.039cm" svg:x="22.753cm" svg:y="16.077cm">
              <text:p/>
              <draw:enhanced-geometry svg:viewBox="0 0 982 46" draw:mirror-horizontal="true" draw:type="non-primitive" draw:enhanced-path="M 982 27  L 947 33  L 905 37  L 856 41  L 803 44  L 745 45  L 684 46  L 620 46  L 554 46  L 488 44  L 422 42  L 356 39  L 293 36  L 233 31  L 175 26  L 122 20  L 75 15  L 34 8  L 0 0  N"/>
            </draw:custom-shape>
            <draw:custom-shape draw:style-name="gr15" draw:text-style-name="P2" draw:layer="layout" svg:width="0.575cm" svg:height="0.279cm" svg:x="23.641cm" svg:y="15.798cm">
              <text:p/>
              <draw:enhanced-geometry svg:viewBox="0 0 641 307" draw:mirror-horizontal="true" draw:type="non-primitive" draw:enhanced-path="M 641 307  L 595 295  L 546 281  L 492 264  L 436 245  L 377 223  L 318 200  L 260 176  L 205 148  L 153 121  L 104 92  L 62 62  L 27 32  L 0 0  N"/>
            </draw:custom-shape>
            <draw:custom-shape draw:style-name="gr15" draw:text-style-name="P2" draw:layer="layout" svg:width="0.485cm" svg:height="0.476cm" svg:x="21.287cm" svg:y="14.574cm">
              <text:p/>
              <draw:enhanced-geometry svg:viewBox="0 0 541 528" draw:mirror-horizontal="true" draw:type="non-primitive" draw:enhanced-path="M 541 0  L 502 59  L 465 116  L 427 172  L 390 225  L 353 276  L 315 322  L 279 365  L 243 405  L 207 439  L 172 468  L 135 493  L 102 511  L 68 523  L 34 528  L 0 526  N"/>
            </draw:custom-shape>
            <draw:custom-shape draw:style-name="gr15" draw:text-style-name="P2" draw:layer="layout" svg:width="0.472cm" svg:height="0.233cm" svg:x="21.774cm" svg:y="14.813cm">
              <text:p/>
              <draw:enhanced-geometry svg:viewBox="0 0 524 264" draw:mirror-horizontal="true" draw:type="non-primitive" draw:enhanced-path="M 524 264  L 469 249  L 407 225  L 338 195  L 269 159  L 200 121  L 137 85  L 82 52  L 38 25  L 10 7  L 0 0  N"/>
            </draw:custom-shape>
            <draw:custom-shape draw:style-name="gr15" draw:text-style-name="P2" draw:layer="layout" svg:width="0.134cm" svg:height="0.715cm" svg:x="22.112cm" svg:y="14.813cm">
              <text:p/>
              <draw:enhanced-geometry svg:viewBox="0 0 148 798" draw:mirror-horizontal="true" draw:type="non-primitive" draw:enhanced-path="M 0 0  L 30 36  L 59 78  L 82 125  L 103 176  L 119 229  L 132 283  L 141 341  L 147 398  L 148 454  L 147 510  L 141 562  L 132 611  L 119 658  L 103 699  L 82 735  L 59 763  L 30 785  L 0 798  N"/>
            </draw:custom-shape>
            <draw:custom-shape draw:style-name="gr15" draw:text-style-name="P2" draw:layer="layout" svg:width="0.607cm" svg:height="0.171cm" svg:x="22.245cm" svg:y="15.379cm">
              <text:p/>
              <draw:enhanced-geometry svg:viewBox="0 0 678 190" draw:mirror-horizontal="true" draw:type="non-primitive" draw:enhanced-path="M 678 164  L 631 175  L 583 183  L 533 188  L 481 190  L 429 188  L 376 181  L 323 171  L 268 156  L 214 136  L 160 110  L 106 79  L 53 43  L 0 0  N"/>
            </draw:custom-shape>
            <draw:custom-shape draw:style-name="gr15" draw:text-style-name="P2" draw:layer="layout" svg:width="0.13cm" svg:height="0.409cm" svg:x="22.746cm" svg:y="15.379cm">
              <text:p/>
              <draw:enhanced-geometry svg:viewBox="0 0 145 454" draw:mirror-horizontal="true" draw:type="non-primitive" draw:enhanced-path="M 26 0  L 63 45  L 94 93  L 118 142  L 135 191  L 144 240  L 145 286  L 140 329  L 127 368  L 106 401  L 78 427  L 43 445  L 0 454  N"/>
            </draw:custom-shape>
            <draw:custom-shape draw:style-name="gr15" draw:text-style-name="P2" draw:layer="layout" svg:width="0.823cm" svg:height="0.031cm" svg:x="22.875cm" svg:y="15.78cm">
              <text:p/>
              <draw:enhanced-geometry svg:viewBox="0 0 912 32" draw:mirror-horizontal="true" draw:type="non-primitive" draw:enhanced-path="M 912 9  L 871 12  L 824 16  L 768 19  L 707 22  L 642 26  L 574 28  L 504 30  L 432 32  L 362 32  L 294 30  L 229 29  L 169 26  L 114 22  L 67 17  L 28 9  L 0 0  N"/>
            </draw:custom-shape>
            <draw:custom-shape draw:style-name="gr15" draw:text-style-name="P2" draw:layer="layout" svg:width="0.216cm" svg:height="0.207cm" svg:x="23.7cm" svg:y="15.573cm">
              <text:p/>
              <draw:enhanced-geometry svg:viewBox="0 0 242 234" draw:mirror-horizontal="true" draw:type="non-primitive" draw:enhanced-path="M 242 234  L 181 204  L 128 172  L 80 134  L 43 94  L 16 48  L 0 0  N"/>
            </draw:custom-shape>
            <draw:custom-shape draw:style-name="gr15" draw:text-style-name="P2" draw:layer="layout" svg:width="0.216cm" svg:height="0.324cm" svg:x="23.052cm" svg:y="15.316cm">
              <text:p/>
              <draw:enhanced-geometry svg:viewBox="0 0 242 362" draw:mirror-horizontal="true" draw:type="non-primitive" draw:enhanced-path="M 0 0  L 46 42  L 92 82  L 137 123  L 175 163  L 208 202  L 231 238  L 242 274  L 241 306  L 225 336  L 191 362  N"/>
            </draw:custom-shape>
            <draw:custom-shape draw:style-name="gr15" draw:text-style-name="P2" draw:layer="layout" svg:width="0.634cm" svg:height="0.121cm" svg:x="23.097cm" svg:y="15.64cm">
              <text:p/>
              <draw:enhanced-geometry svg:viewBox="0 0 705 131" draw:mirror-horizontal="true" draw:type="non-primitive" draw:enhanced-path="M 705 0  L 669 19  L 628 37  L 584 53  L 536 69  L 485 84  L 431 96  L 375 107  L 316 116  L 255 124  L 192 129  L 129 131  L 66 131  L 0 128  N"/>
            </draw:custom-shape>
            <draw:custom-shape draw:style-name="gr15" draw:text-style-name="P2" draw:layer="layout" svg:width="0.386cm" svg:height="0.135cm" svg:x="21.558cm" svg:y="14.272cm">
              <text:p/>
              <draw:enhanced-geometry svg:viewBox="0 0 430 154" draw:mirror-horizontal="true" draw:type="non-primitive" draw:enhanced-path="M 430 154  L 373 124  L 313 94  L 252 65  L 193 40  L 136 20  L 84 6  L 38 0  L 0 5  N"/>
            </draw:custom-shape>
            <draw:custom-shape draw:style-name="gr15" draw:text-style-name="P2" draw:layer="layout" svg:width="0.18cm" svg:height="0.093cm" svg:x="21.944cm" svg:y="14.277cm">
              <text:p/>
              <draw:enhanced-geometry svg:viewBox="0 0 200 105" draw:mirror-horizontal="true" draw:type="non-primitive" draw:enhanced-path="M 200 0  L 110 40  L 33 84  L 0 105  N"/>
            </draw:custom-shape>
            <draw:custom-shape draw:style-name="gr15" draw:text-style-name="P2" draw:layer="layout" svg:width="0.08cm" svg:height="0.166cm" svg:x="22.125cm" svg:y="14.204cm">
              <text:p/>
              <draw:enhanced-geometry svg:viewBox="0 0 86 183" draw:mirror-horizontal="true" draw:type="non-primitive" draw:enhanced-path="M 86 183  L 41 86  L 10 22  L 0 0  N"/>
            </draw:custom-shape>
            <draw:custom-shape draw:style-name="gr15" draw:text-style-name="P2" draw:layer="layout" svg:width="0.211cm" svg:height="0.539cm" svg:x="21.763cm" svg:y="14.313cm">
              <text:p/>
              <draw:enhanced-geometry svg:viewBox="0 0 235 600" draw:mirror-horizontal="true" draw:type="non-primitive" draw:enhanced-path="M 0 0  L 4 38  L 17 93  L 40 157  L 67 228  L 99 303  L 131 378  L 162 447  L 190 508  L 214 556  L 229 588  L 235 600  N"/>
            </draw:custom-shape>
            <draw:custom-shape draw:style-name="gr15" draw:text-style-name="P2" draw:layer="layout" svg:width="0.589cm" svg:height="0.121cm" svg:x="21.764cm" svg:y="14.731cm">
              <text:p/>
              <draw:enhanced-geometry svg:viewBox="0 0 653 136" draw:mirror-horizontal="true" draw:type="non-primitive" draw:enhanced-path="M 653 136  L 572 106  L 496 80  L 425 58  L 358 39  L 297 24  L 242 12  L 191 4  L 146 0  L 107 0  L 73 3  L 46 11  L 25 24  L 10 41  L 1 61  L 0 86  L 4 116  N"/>
            </draw:custom-shape>
            <draw:custom-shape draw:style-name="gr15" draw:text-style-name="P2" draw:layer="layout" svg:width="0.067cm" svg:height="0.579cm" svg:x="22.281cm" svg:y="14.835cm">
              <text:p/>
              <draw:enhanced-geometry svg:viewBox="0 0 73 643" draw:mirror-horizontal="true" draw:type="non-primitive" draw:enhanced-path="M 0 0  L 12 54  L 23 119  L 32 192  L 41 270  L 49 348  L 56 424  L 63 494  L 67 554  L 70 601  L 72 632  L 73 643  N"/>
            </draw:custom-shape>
            <draw:custom-shape draw:style-name="gr15" draw:text-style-name="P2" draw:layer="layout" svg:width="0.72cm" svg:height="0.166cm" svg:x="22.282cm" svg:y="15.258cm">
              <text:p/>
              <draw:enhanced-geometry svg:viewBox="0 0 798 181" draw:mirror-horizontal="true" draw:type="non-primitive" draw:enhanced-path="M 798 171  L 714 141  L 635 114  L 560 89  L 490 66  L 425 48  L 364 32  L 309 20  L 258 11  L 212 4  L 170 0  L 132 0  L 101 4  L 72 11  L 49 20  L 31 33  L 16 49  L 6 68  L 1 92  L 0 118  L 3 148  L 11 181  N"/>
            </draw:custom-shape>
            <draw:custom-shape draw:style-name="gr15" draw:text-style-name="P2" draw:layer="layout" svg:width="0.274cm" svg:height="0.22cm" svg:x="22.994cm" svg:y="15.204cm">
              <text:p/>
              <draw:enhanced-geometry svg:viewBox="0 0 306 244" draw:mirror-horizontal="true" draw:type="non-primitive" draw:enhanced-path="M 306 244  L 231 160  L 159 96  L 96 50  L 45 20  L 12 5  L 0 0  N"/>
            </draw:custom-shape>
            <draw:custom-shape draw:style-name="gr15" draw:text-style-name="P2" draw:layer="layout" svg:width="0.612cm" svg:height="0.328cm" svg:x="21.251cm" svg:y="14.866cm">
              <text:p/>
              <draw:enhanced-geometry svg:viewBox="0 0 676 364" draw:mirror-horizontal="true" draw:type="non-primitive" draw:enhanced-path="M 676 0  L 658 40  L 634 81  L 604 121  L 572 159  L 534 195  L 494 231  L 449 262  L 403 289  L 354 314  L 305 335  L 253 349  L 202 360  L 150 364  L 99 361  L 49 352  L 0 336  N"/>
            </draw:custom-shape>
            <draw:custom-shape draw:style-name="gr15" draw:text-style-name="P2" draw:layer="layout" svg:width="0.175cm" svg:height="0.125cm" svg:x="21.863cm" svg:y="15.046cm">
              <text:p/>
              <draw:enhanced-geometry svg:viewBox="0 0 197 136" draw:mirror-horizontal="true" draw:type="non-primitive" draw:enhanced-path="M 197 136  L 80 79  L 21 41  L 0 16  L 2 3  L 6 0  N"/>
            </draw:custom-shape>
            <draw:custom-shape draw:style-name="gr15" draw:text-style-name="P2" draw:layer="layout" svg:width="0.068cm" svg:height="0.418cm" svg:x="21.966cm" svg:y="15.046cm">
              <text:p/>
              <draw:enhanced-geometry svg:viewBox="0 0 75 462" draw:mirror-horizontal="true" draw:type="non-primitive" draw:enhanced-path="M 0 0  L 28 74  L 50 140  L 65 201  L 72 258  L 75 311  L 69 362  L 57 412  L 36 462  N"/>
            </draw:custom-shape>
            <draw:custom-shape draw:style-name="gr15" draw:text-style-name="P2" draw:layer="layout" svg:width="0.391cm" svg:height="0.13cm" svg:x="21.611cm" svg:y="15.465cm">
              <text:p/>
              <draw:enhanced-geometry svg:viewBox="0 0 434 145" draw:mirror-horizontal="true" draw:type="non-primitive" draw:enhanced-path="M 0 0  L 76 0  L 142 1  L 199 5  L 251 14  L 299 31  L 343 57  L 387 95  L 434 145  N"/>
            </draw:custom-shape>
            <draw:custom-shape draw:style-name="gr15" draw:text-style-name="P2" draw:layer="layout" svg:width="0.477cm" svg:height="0.148cm" svg:x="23.811cm" svg:y="15.267cm">
              <text:p/>
              <draw:enhanced-geometry svg:viewBox="0 0 531 165" draw:mirror-horizontal="true" draw:type="non-primitive" draw:enhanced-path="M 531 162  L 452 165  L 375 162  L 303 155  L 236 145  L 175 131  L 122 114  L 77 94  L 40 73  L 15 49  L 1 25  L 0 0  N"/>
            </draw:custom-shape>
            <draw:custom-shape draw:style-name="gr15" draw:text-style-name="P2" draw:layer="layout" svg:width="0.242cm" svg:height="0.171cm" svg:x="23.48cm" svg:y="15.041cm">
              <text:p/>
              <draw:enhanced-geometry svg:viewBox="0 0 271 190" draw:mirror-horizontal="true" draw:type="non-primitive" draw:enhanced-path="M 0 0  L 55 33  L 119 67  L 179 102  L 231 136  L 264 165  L 271 190  N"/>
            </draw:custom-shape>
            <draw:custom-shape draw:style-name="gr15" draw:text-style-name="P2" draw:layer="layout" svg:width="0.724cm" svg:height="0.247cm" svg:x="22.17cm" svg:y="15.56cm">
              <text:p/>
              <draw:enhanced-geometry svg:viewBox="0 0 802 272" draw:mirror-horizontal="true" draw:type="non-primitive" draw:enhanced-path="M 0 272  L 34 264  L 77 254  L 126 241  L 179 226  L 238 208  L 299 188  L 362 168  L 426 146  L 490 124  L 552 101  L 612 80  L 668 58  L 719 38  L 765 18  L 802 0  N"/>
            </draw:custom-shape>
            <draw:custom-shape draw:style-name="gr15" draw:text-style-name="P2" draw:layer="layout" svg:width="0.459cm" svg:height="0.138cm" svg:x="21.709cm" svg:y="15.537cm">
              <text:p/>
              <draw:enhanced-geometry svg:viewBox="0 0 514 155" draw:mirror-horizontal="true" draw:type="non-primitive" draw:enhanced-path="M 0 29  L 50 11  L 106 2  L 163 0  L 222 3  L 280 14  L 335 29  L 387 49  L 433 72  L 470 98  L 497 127  L 514 155  N"/>
            </draw:custom-shape>
            <draw:custom-shape draw:style-name="gr15" draw:text-style-name="P2" draw:layer="layout" svg:width="0.445cm" svg:height="0.067cm" svg:x="22.168cm" svg:y="13.872cm">
              <text:p/>
              <draw:enhanced-geometry svg:viewBox="0 0 495 73" draw:mirror-horizontal="true" draw:type="non-primitive" draw:enhanced-path="M 495 73  L 439 53  L 378 34  L 313 18  L 249 6  L 186 0  L 129 0  L 77 9  L 33 26  L 0 54  N"/>
            </draw:custom-shape>
            <draw:custom-shape draw:style-name="gr15" draw:text-style-name="P2" draw:layer="layout" svg:width="0.126cm" svg:height="0.161cm" svg:x="22.615cm" svg:y="13.759cm">
              <text:p/>
              <draw:enhanced-geometry svg:viewBox="0 0 136 180" draw:mirror-horizontal="true" draw:type="non-primitive" draw:enhanced-path="M 136 180  L 71 90  L 21 25  L 0 0  N"/>
            </draw:custom-shape>
            <draw:custom-shape draw:style-name="gr15" draw:text-style-name="P2" draw:layer="layout" svg:width="0.328cm" svg:height="0.167cm" svg:x="24.204cm" svg:y="15.514cm">
              <text:p/>
              <draw:enhanced-geometry svg:viewBox="0 0 365 187" draw:mirror-horizontal="true" draw:type="non-primitive" draw:enhanced-path="M 365 187  L 304 174  L 237 152  L 170 122  L 108 88  L 56 55  L 18 24  L 0 0  N"/>
            </draw:custom-shape>
            <draw:custom-shape draw:style-name="gr19" draw:text-style-name="P2" draw:layer="layout" svg:width="0.311cm" svg:height="0.13cm" svg:x="23.347cm" svg:y="14.866cm">
              <text:p/>
              <draw:enhanced-geometry svg:viewBox="0 0 344 145" draw:mirror-horizontal="true" draw:type="non-primitive" draw:enhanced-path="M 344 145  L 297 91  L 237 53  L 171 27  L 108 11  L 54 3  L 15 0  L 0 0  N"/>
            </draw:custom-shape>
            <draw:custom-shape draw:style-name="gr19" draw:text-style-name="P2" draw:layer="layout" svg:width="0.229cm" svg:height="0.166cm" svg:x="23.28cm" svg:y="14.736cm">
              <text:p/>
              <draw:enhanced-geometry svg:viewBox="0 0 254 181" draw:mirror-horizontal="true" draw:type="non-primitive" draw:enhanced-path="M 254 181  L 203 128  L 137 78  L 70 37  L 21 10  L 0 0  N"/>
            </draw:custom-shape>
            <draw:custom-shape draw:style-name="gr19" draw:text-style-name="P2" draw:layer="layout" svg:width="0.269cm" svg:height="0.117cm" svg:x="23.177cm" svg:y="14.654cm">
              <text:p/>
              <draw:enhanced-geometry svg:viewBox="0 0 297 126" draw:mirror-horizontal="true" draw:type="non-primitive" draw:enhanced-path="M 297 126  L 238 82  L 160 47  L 83 21  L 23 5  L 0 0  N"/>
            </draw:custom-shape>
            <draw:custom-shape draw:style-name="gr19" draw:text-style-name="P2" draw:layer="layout" svg:width="0.252cm" svg:height="0.149cm" svg:x="23.087cm" svg:y="14.533cm">
              <text:p/>
              <draw:enhanced-geometry svg:viewBox="0 0 279 161" draw:mirror-horizontal="true" draw:type="non-primitive" draw:enhanced-path="M 279 161  L 222 113  L 150 69  L 77 32  L 23 9  L 0 0  N"/>
            </draw:custom-shape>
            <draw:custom-shape draw:style-name="gr19" draw:text-style-name="P2" draw:layer="layout" svg:width="0.292cm" svg:height="0.121cm" svg:x="22.976cm" svg:y="14.439cm">
              <text:p/>
              <draw:enhanced-geometry svg:viewBox="0 0 324 135" draw:mirror-horizontal="true" draw:type="non-primitive" draw:enhanced-path="M 324 135  L 278 100  L 212 68  L 138 41  L 70 19  L 19 4  L 0 0  N"/>
            </draw:custom-shape>
            <draw:custom-shape draw:style-name="gr19" draw:text-style-name="P2" draw:layer="layout" svg:width="0.27cm" svg:height="0.13cm" svg:x="22.917cm" svg:y="14.353cm">
              <text:p/>
              <draw:enhanced-geometry svg:viewBox="0 0 300 145" draw:mirror-horizontal="true" draw:type="non-primitive" draw:enhanced-path="M 300 145  L 248 95  L 171 56  L 89 25  L 26 6  L 0 0  N"/>
            </draw:custom-shape>
            <draw:custom-shape draw:style-name="gr19" draw:text-style-name="P2" draw:layer="layout" svg:width="0.257cm" svg:height="0.125cm" svg:x="22.821cm" svg:y="14.245cm">
              <text:p/>
              <draw:enhanced-geometry svg:viewBox="0 0 287 138" draw:mirror-horizontal="true" draw:type="non-primitive" draw:enhanced-path="M 287 138  L 233 95  L 159 58  L 82 28  L 24 8  L 0 0  N"/>
            </draw:custom-shape>
            <draw:custom-shape draw:style-name="gr19" draw:text-style-name="P2" draw:layer="layout" svg:width="0.233cm" svg:height="0.116cm" svg:x="22.741cm" svg:y="14.142cm">
              <text:p/>
              <draw:enhanced-geometry svg:viewBox="0 0 263 127" draw:mirror-horizontal="true" draw:type="non-primitive" draw:enhanced-path="M 263 127  L 187 80  L 101 39  L 30 11  L 0 0  N"/>
            </draw:custom-shape>
            <draw:custom-shape draw:style-name="gr19" draw:text-style-name="P2" draw:layer="layout" svg:width="0.252cm" svg:height="0.108cm" svg:x="22.66cm" svg:y="14.042cm">
              <text:p/>
              <draw:enhanced-geometry svg:viewBox="0 0 279 117" draw:mirror-horizontal="true" draw:type="non-primitive" draw:enhanced-path="M 279 117  L 226 74  L 154 41  L 80 18  L 22 5  L 0 0  N"/>
            </draw:custom-shape>
            <draw:custom-shape draw:style-name="gr19" draw:text-style-name="P2" draw:layer="layout" svg:width="0.252cm" svg:height="0.121cm" svg:x="22.592cm" svg:y="13.939cm">
              <text:p/>
              <draw:enhanced-geometry svg:viewBox="0 0 281 135" draw:mirror-horizontal="true" draw:type="non-primitive" draw:enhanced-path="M 281 135  L 223 90  L 151 53  L 78 24  L 22 6  L 0 0  N"/>
            </draw:custom-shape>
            <draw:custom-shape draw:style-name="gr19" draw:text-style-name="P2" draw:layer="layout" svg:width="0.044cm" svg:height="0.71cm" svg:x="22.624cm" svg:y="13.881cm">
              <text:p/>
              <draw:enhanced-geometry svg:viewBox="0 0 49 788" draw:mirror-horizontal="true" draw:type="non-primitive" draw:enhanced-path="M 0 0  L 10 28  L 21 67  L 29 116  L 35 172  L 41 234  L 46 301  L 48 369  L 49 439  L 48 507  L 44 572  L 40 632  L 33 685  L 25 730  L 14 765  L 0 788  N"/>
            </draw:custom-shape>
            <draw:custom-shape draw:style-name="gr19" draw:text-style-name="P2" draw:layer="layout" svg:width="0.184cm" svg:height="0.283cm" svg:x="22.669cm" svg:y="14.331cm">
              <text:p/>
              <draw:enhanced-geometry svg:viewBox="0 0 208 317" draw:mirror-horizontal="true" draw:type="non-primitive" draw:enhanced-path="M 208 290  L 182 310  L 155 317  L 126 310  L 97 290  L 70 257  L 45 211  L 25 153  L 9 83  L 0 0  N"/>
            </draw:custom-shape>
            <draw:custom-shape draw:style-name="gr19" draw:text-style-name="P2" draw:layer="layout" svg:width="0.13cm" svg:height="0.432cm" svg:x="22.723cm" svg:y="13.898cm">
              <text:p/>
              <draw:enhanced-geometry svg:viewBox="0 0 145 481" draw:mirror-horizontal="true" draw:type="non-primitive" draw:enhanced-path="M 0 481  L 1 395  L 11 315  L 31 240  L 53 172  L 79 114  L 104 67  L 126 31  L 140 8  L 145 0  N"/>
            </draw:custom-shape>
            <draw:custom-shape draw:style-name="gr19" draw:text-style-name="P2" draw:layer="layout" svg:width="0.351cm" svg:height="0.441cm" svg:x="22.722cm" svg:y="13.898cm">
              <text:p/>
              <draw:enhanced-geometry svg:viewBox="0 0 387 491" draw:mirror-horizontal="true" draw:type="non-primitive" draw:enhanced-path="M 387 0  L 355 61  L 324 121  L 292 179  L 259 234  L 227 286  L 195 334  L 162 377  L 129 414  L 97 445  L 64 469  L 32 484  L 0 491  N"/>
            </draw:custom-shape>
            <draw:custom-shape draw:style-name="gr19" draw:text-style-name="P2" draw:layer="layout" svg:width="0.113cm" svg:height="0.248cm" svg:x="23.073cm" svg:y="14.092cm">
              <text:p/>
              <draw:enhanced-geometry svg:viewBox="0 0 128 274" draw:mirror-horizontal="true" draw:type="non-primitive" draw:enhanced-path="M 128 274  L 78 269  L 41 247  L 14 212  L 0 168  L 1 116  L 16 59  L 46 0  N"/>
            </draw:custom-shape>
            <draw:custom-shape draw:style-name="gr19" draw:text-style-name="P2" draw:layer="layout" svg:width="0.414cm" svg:height="0.261cm" svg:x="22.732cm" svg:y="13.831cm">
              <text:p/>
              <draw:enhanced-geometry svg:viewBox="0 0 460 289" draw:mirror-horizontal="true" draw:type="non-primitive" draw:enhanced-path="M 0 289  L 39 244  L 94 199  L 159 155  L 229 113  L 298 77  L 360 45  L 412 21  L 447 5  L 460 0  N"/>
            </draw:custom-shape>
            <draw:custom-shape draw:style-name="gr19" draw:text-style-name="P2" draw:layer="layout" svg:width="0.265cm" svg:height="0.144cm" svg:x="22.871cm" svg:y="15.041cm">
              <text:p/>
              <draw:enhanced-geometry svg:viewBox="0 0 297 162" draw:mirror-horizontal="true" draw:type="non-primitive" draw:enhanced-path="M 297 162  L 253 112  L 192 71  L 125 40  L 63 17  L 18 4  L 0 0  N"/>
            </draw:custom-shape>
            <draw:custom-shape draw:style-name="gr19" draw:text-style-name="P2" draw:layer="layout" svg:width="0.233cm" svg:height="0.175cm" svg:x="22.741cm" svg:y="14.907cm">
              <text:p/>
              <draw:enhanced-geometry svg:viewBox="0 0 263 191" draw:mirror-horizontal="true" draw:type="non-primitive" draw:enhanced-path="M 263 191  L 184 119  L 112 64  L 54 28  L 14 7  L 0 0  N"/>
            </draw:custom-shape>
            <draw:custom-shape draw:style-name="gr19" draw:text-style-name="P2" draw:layer="layout" svg:width="0.269cm" svg:height="0.143cm" svg:x="22.583cm" svg:y="14.83cm">
              <text:p/>
              <draw:enhanced-geometry svg:viewBox="0 0 300 161" draw:mirror-horizontal="true" draw:type="non-primitive" draw:enhanced-path="M 300 161  L 243 107  L 166 62  L 87 28  L 25 7  L 0 0  N"/>
            </draw:custom-shape>
            <draw:custom-shape draw:style-name="gr19" draw:text-style-name="P2" draw:layer="layout" svg:width="0.265cm" svg:height="0.121cm" svg:x="22.479cm" svg:y="14.722cm">
              <text:p/>
              <draw:enhanced-geometry svg:viewBox="0 0 297 134" draw:mirror-horizontal="true" draw:type="non-primitive" draw:enhanced-path="M 297 134  L 228 82  L 149 44  L 76 19  L 21 4  L 0 0  N"/>
            </draw:custom-shape>
            <draw:custom-shape draw:style-name="gr19" draw:text-style-name="P2" draw:layer="layout" svg:width="0.211cm" svg:height="0.113cm" svg:x="22.398cm" svg:y="14.623cm">
              <text:p/>
              <draw:enhanced-geometry svg:viewBox="0 0 234 126" draw:mirror-horizontal="true" draw:type="non-primitive" draw:enhanced-path="M 234 126  L 170 75  L 94 35  L 27 9  L 0 0  N"/>
            </draw:custom-shape>
            <draw:custom-shape draw:style-name="gr19" draw:text-style-name="P2" draw:layer="layout" svg:width="0.211cm" svg:height="0.103cm" svg:x="22.29cm" svg:y="14.542cm">
              <text:p/>
              <draw:enhanced-geometry svg:viewBox="0 0 236 118" draw:mirror-horizontal="true" draw:type="non-primitive" draw:enhanced-path="M 236 118  L 176 70  L 98 32  L 30 8  L 0 0  N"/>
            </draw:custom-shape>
            <draw:custom-shape draw:style-name="gr19" draw:text-style-name="P2" draw:layer="layout" svg:width="0.233cm" svg:height="0.121cm" svg:x="22.178cm" svg:y="14.452cm">
              <text:p/>
              <draw:enhanced-geometry svg:viewBox="0 0 261 136" draw:mirror-horizontal="true" draw:type="non-primitive" draw:enhanced-path="M 261 136  L 185 84  L 99 41  L 29 11  L 0 0  N"/>
            </draw:custom-shape>
            <draw:custom-shape draw:style-name="gr19" draw:text-style-name="P2" draw:layer="layout" svg:width="0.265cm" svg:height="0.138cm" svg:x="22.074cm" svg:y="14.353cm">
              <text:p/>
              <draw:enhanced-geometry svg:viewBox="0 0 299 154" draw:mirror-horizontal="true" draw:type="non-primitive" draw:enhanced-path="M 299 154  L 237 103  L 159 60  L 82 29  L 23 7  L 0 0  N"/>
            </draw:custom-shape>
            <draw:custom-shape draw:style-name="gr19" draw:text-style-name="P2" draw:layer="layout" svg:width="0.054cm" svg:height="0.337cm" svg:x="22.457cm" svg:y="14.951cm">
              <text:p/>
              <draw:enhanced-geometry svg:viewBox="0 0 62 379" draw:mirror-horizontal="true" draw:type="non-primitive" draw:enhanced-path="M 0 379  L 23 333  L 40 271  L 51 201  L 59 127  L 62 58  L 62 0  N"/>
            </draw:custom-shape>
            <draw:custom-shape draw:style-name="gr19" draw:text-style-name="P2" draw:layer="layout" svg:width="0.278cm" svg:height="0.629cm" svg:x="22.179cm" svg:y="14.322cm">
              <text:p/>
              <draw:enhanced-geometry svg:viewBox="0 0 308 698" draw:mirror-horizontal="true" draw:type="non-primitive" draw:enhanced-path="M 0 698  L 4 675  L 12 647  L 24 616  L 41 579  L 62 540  L 85 496  L 111 448  L 139 396  L 167 340  L 196 280  L 226 215  L 254 147  L 282 76  L 308 0  N"/>
            </draw:custom-shape>
            <draw:custom-shape draw:style-name="gr19" draw:text-style-name="P2" draw:layer="layout" svg:width="0.039cm" svg:height="0.683cm" svg:x="22.178cm" svg:y="14.322cm">
              <text:p/>
              <draw:enhanced-geometry svg:viewBox="0 0 45 762" draw:mirror-horizontal="true" draw:type="non-primitive" draw:enhanced-path="M 45 0  L 44 9  L 41 36  L 35 78  L 29 131  L 23 195  L 16 265  L 9 340  L 4 415  L 1 491  L 0 563  L 1 628  L 6 685  L 15 730  L 28 762  N"/>
            </draw:custom-shape>
            <draw:custom-shape draw:style-name="gr19" draw:text-style-name="P2" draw:layer="layout" svg:width="0.161cm" svg:height="0.139cm" svg:x="22.034cm" svg:y="14.907cm">
              <text:p/>
              <draw:enhanced-geometry svg:viewBox="0 0 179 154" draw:mirror-horizontal="true" draw:type="non-primitive" draw:enhanced-path="M 0 110  L 32 146  L 59 154  L 83 137  L 109 101  L 139 54  L 179 0  N"/>
            </draw:custom-shape>
            <draw:custom-shape draw:style-name="gr19" draw:text-style-name="P2" draw:layer="layout" svg:width="0.099cm" svg:height="0.607cm" svg:x="22.006cm" svg:y="14.299cm">
              <text:p/>
              <draw:enhanced-geometry svg:viewBox="0 0 111 679" draw:mirror-horizontal="true" draw:type="non-primitive" draw:enhanced-path="M 80 679  L 97 648  L 107 606  L 111 556  L 109 498  L 103 434  L 94 369  L 81 303  L 66 238  L 52 176  L 37 119  L 22 70  L 10 29  L 0 0  N"/>
            </draw:custom-shape>
            <draw:custom-shape draw:style-name="gr19" draw:text-style-name="P2" draw:layer="layout" svg:width="0.233cm" svg:height="0.081cm" svg:x="22.106cm" svg:y="14.218cm">
              <text:p/>
              <draw:enhanced-geometry svg:viewBox="0 0 263 86" draw:mirror-horizontal="true" draw:type="non-primitive" draw:enhanced-path="M 263 86  L 217 45  L 168 15  L 114 0  L 58 7  L 0 41  N"/>
            </draw:custom-shape>
            <draw:custom-shape draw:style-name="gr19" draw:text-style-name="P2" draw:layer="layout" svg:width="0.518cm" svg:height="0.535cm" svg:x="22.34cm" svg:y="14.258cm">
              <text:p/>
              <draw:enhanced-geometry svg:viewBox="0 0 571 598" draw:mirror-horizontal="true" draw:type="non-primitive" draw:enhanced-path="M 571 0  L 547 19  L 516 46  L 477 80  L 434 120  L 386 164  L 336 211  L 284 260  L 232 310  L 183 359  L 136 407  L 94 452  L 58 494  L 29 530  L 10 561  L 0 584  L 2 598  N"/>
            </draw:custom-shape>
            <draw:custom-shape draw:style-name="gr19" draw:text-style-name="P2" draw:layer="layout" svg:width="0.269cm" svg:height="0.104cm" svg:x="22.583cm" svg:y="14.731cm">
              <text:p/>
              <draw:enhanced-geometry svg:viewBox="0 0 300 114" draw:mirror-horizontal="true" draw:type="non-primitive" draw:enhanced-path="M 0 72  L 31 96  L 75 112  L 127 114  L 184 99  L 243 63  L 300 0  N"/>
            </draw:custom-shape>
            <draw:custom-shape draw:style-name="gr19" draw:text-style-name="P2" draw:layer="layout" svg:width="0.337cm" svg:height="0.459cm" svg:x="22.246cm" svg:y="14.272cm">
              <text:p/>
              <draw:enhanced-geometry svg:viewBox="0 0 378 507" draw:mirror-horizontal="true" draw:type="non-primitive" draw:enhanced-path="M 0 507  L 33 460  L 72 406  L 115 347  L 161 286  L 207 225  L 251 166  L 291 113  L 326 67  L 353 32  L 371 8  L 378 0  N"/>
            </draw:custom-shape>
            <draw:custom-shape draw:style-name="gr19" draw:text-style-name="P2" draw:layer="layout" svg:width="0.323cm" svg:height="0.67cm" svg:x="22.245cm" svg:y="14.272cm">
              <text:p/>
              <draw:enhanced-geometry svg:viewBox="0 0 361 741" draw:mirror-horizontal="true" draw:type="non-primitive" draw:enhanced-path="M 361 0  L 352 41  L 335 90  L 313 146  L 286 207  L 256 273  L 222 339  L 188 406  L 153 471  L 120 533  L 88 589  L 59 639  L 35 682  L 17 714  L 4 734  L 0 741  N"/>
            </draw:custom-shape>
            <draw:custom-shape draw:style-name="gr20" draw:text-style-name="P2" draw:layer="layout" svg:width="1.759cm" svg:height="2.223cm" svg:x="18.316cm" svg:y="12.607cm">
              <text:p/>
              <draw:enhanced-geometry svg:viewBox="0 0 1954 2472" draw:mirror-horizontal="true" draw:type="non-primitive" draw:enhanced-path="M 1954 2472  L 1898 2449  L 1842 2428  L 1782 2408  L 1722 2390  L 1660 2373  L 1596 2355  L 1533 2337  L 1469 2317  L 1469 2317  L 1428 2302  L 1379 2281  L 1326 2256  L 1269 2226  L 1210 2194  L 1152 2161  L 1093 2124  L 1037 2087  L 984 2051  L 935 2013  L 892 1978  L 857 1944  L 830 1913  L 830 1913  L 819 1895  L 803 1871  L 785 1841  L 763 1805  L 740 1764  L 713 1719  L 685 1670  L 655 1617  L 623 1562  L 589 1504  L 555 1444  L 519 1383  L 483 1321  L 445 1259  L 409 1196  L 372 1134  L 335 1074  L 298 1015  L 263 960  L 228 905  L 195 856  L 164 809  L 133 767  L 105 730  L 79 698  L 56 673  L 35 654  L 17 642  L 17 642  L 3 628  L 0 609  L 8 584  L 26 557  L 52 524  L 86 490  L 125 453  L 171 413  L 220 373  L 272 332  L 327 291  L 383 250  L 439 210  L 492 173  L 544 137  L 593 104  L 637 75  L 675 50  L 706 28  L 729 14  L 745 3  L 751 0  L 751 0  L 1954 2472  L 1954 2472  Z N"/>
            </draw:custom-shape>
            <draw:custom-shape draw:style-name="gr21" draw:text-style-name="P2" draw:layer="layout" svg:width="3.776cm" svg:height="5.532cm" svg:x="14.364cm" svg:y="8.303cm">
              <text:p/>
              <draw:enhanced-geometry svg:viewBox="0 0 4193 6145" draw:mirror-horizontal="true" draw:type="non-primitive" draw:enhanced-path="M 149 3773  L 146 3689  L 142 3611  L 139 3539  L 135 3470  L 133 3405  L 131 3345  L 130 3289  L 130 3235  L 131 3186  L 133 3138  L 138 3094  L 144 3053  L 152 3013  L 164 2975  L 177 2939  L 177 2939  L 190 2907  L 204 2869  L 221 2824  L 239 2773  L 260 2716  L 281 2656  L 303 2593  L 324 2527  L 347 2460  L 370 2392  L 391 2326  L 411 2259  L 431 2195  L 449 2134  L 465 2077  L 478 2024  L 490 1977  L 499 1937  L 503 1905  L 505 1880  L 505 1880  L 453 1852  L 439 1808  L 450 1756  L 473 1708  L 495 1670  L 505 1656  L 505 1656  L 426 1613  L 358 1564  L 301 1513  L 254 1464  L 220 1425  L 200 1397  L 192 1387  L 192 1387  L 0 1416  L 0 1416  L 34 1330  L 58 1258  L 78 1199  L 94 1147  L 109 1096  L 126 1044  L 149 984  L 149 984  L 146 916  L 144 847  L 146 778  L 150 709  L 156 641  L 164 574  L 173 508  L 184 443  L 196 382  L 210 323  L 225 268  L 241 217  L 258 170  L 276 128  L 293 90  L 312 59  L 330 34  L 348 14  L 367 3  L 385 0  L 385 0  L 435 2  L 494 9  L 555 19  L 616 35  L 671 56  L 716 81  L 746 113  L 757 148  L 757 148  L 898 165  L 990 182  L 1041 194  L 1064 205  L 1070 208  L 1070 208  L 3792 923  L 3792 923  L 3841 964  L 3882 1008  L 3917 1057  L 3946 1108  L 3971 1161  L 3990 1214  L 4006 1267  L 4019 1318  L 4028 1368  L 4034 1413  L 4040 1455  L 4043 1491  L 4043 1491  L 4062 1567  L 4090 1634  L 4124 1694  L 4155 1751  L 4179 1805  L 4179 1805  L 4186 1835  L 4191 1875  L 4193 1924  L 4192 1979  L 4188 2039  L 4180 2103  L 4170 2168  L 4157 2235  L 4139 2298  L 4116 2360  L 4090 2416  L 4090 2416  L 4080 2479  L 4069 2544  L 4058 2610  L 4047 2675  L 4033 2740  L 4020 2803  L 4005 2863  L 3990 2921  L 3973 2974  L 3955 3024  L 3937 3067  L 3917 3105  L 3896 3137  L 3875 3161  L 3851 3177  L 3851 3177  L 3822 3191  L 3792 3206  L 3764 3223  L 3736 3242  L 3710 3267  L 3685 3298  L 3662 3337  L 3641 3385  L 3623 3444  L 3607 3515  L 3593 3599  L 3584 3698  L 3584 3698  L 3574 3795  L 3560 3884  L 3541 3965  L 3521 4039  L 3497 4105  L 3473 4164  L 3449 4214  L 3427 4257  L 3405 4293  L 3387 4320  L 3374 4340  L 3365 4351  L 3361 4356  L 3361 4356  L 3361 4471  L 3357 4574  L 3346 4665  L 3333 4744  L 3317 4813  L 3299 4872  L 3280 4922  L 3259 4963  L 3239 4995  L 3220 5021  L 3203 5042  L 3188 5055  L 3177 5064  L 3169 5070  L 3167 5071  L 3167 5071  L 3156 5146  L 3139 5216  L 3115 5283  L 3084 5346  L 3049 5405  L 3009 5459  L 2967 5509  L 2924 5556  L 2881 5598  L 2838 5634  L 2799 5667  L 2762 5694  L 2728 5717  L 2700 5734  L 2679 5748  L 2665 5756  L 2661 5758  L 2661 5758  L 2629 5848  L 2590 5922  L 2545 5985  L 2499 6033  L 2453 6071  L 2407 6100  L 2366 6119  L 2329 6133  L 2301 6141  L 2282 6144  L 2275 6145  L 2275 6145  L 149 3773  L 149 3773  Z N"/>
            </draw:custom-shape>
            <draw:custom-shape draw:style-name="gr22" draw:text-style-name="P2" draw:layer="layout" svg:width="3.767cm" svg:height="5.532cm" svg:x="14.372cm" svg:y="8.303cm">
              <text:p/>
              <draw:enhanced-geometry svg:viewBox="0 0 4185 6145" draw:mirror-horizontal="true" draw:type="non-primitive" draw:enhanced-path="M 505 1663  L 426 1618  L 358 1566  L 301 1514  L 254 1465  L 220 1425  L 200 1397  L 192 1387  L 192 1387  L 0 1416  L 0 1416  L 34 1330  L 58 1258  L 78 1199  L 94 1147  L 109 1096  L 126 1044  L 149 984  L 149 984  L 146 916  L 144 847  L 146 778  L 150 709  L 156 641  L 164 574  L 173 508  L 184 443  L 196 382  L 210 323  L 225 268  L 241 217  L 258 170  L 276 128  L 293 90  L 312 59  L 330 34  L 348 14  L 367 3  L 385 0  L 385 0  L 435 2  L 494 9  L 555 19  L 616 35  L 671 56  L 716 81  L 746 113  L 757 148  L 757 148  L 789 155  L 867 171  L 960 190  L 1037 209  L 1070 223  L 1070 223  L 1080 232  L 1102 245  L 1120 263  L 1123 289  L 1096 326  L 1026 372  L 1026 372  L 1004 386  L 982 406  L 958 432  L 934 462  L 909 497  L 884 535  L 860 577  L 834 623  L 809 672  L 784 723  L 759 777  L 735 833  L 711 890  L 688 949  L 665 1008  L 643 1069  L 623 1129  L 604 1189  L 587 1249  L 570 1307  L 555 1365  L 542 1421  L 530 1474  L 521 1527  L 513 1575  L 508 1622  L 505 1663  L 505 1663  L 505 1663  Z M 1128 4863  L 2275 6145  L 2275 6145  L 2282 6144  L 2301 6141  L 2329 6133  L 2366 6119  L 2407 6100  L 2453 6071  L 2499 6033  L 2545 5985  L 2590 5922  L 2629 5848  L 2661 5758  L 2661 5758  L 2665 5756  L 2679 5748  L 2700 5734  L 2728 5717  L 2762 5694  L 2799 5667  L 2838 5634  L 2881 5598  L 2924 5556  L 2967 5509  L 3009 5459  L 3049 5405  L 3084 5346  L 3115 5283  L 3139 5216  L 3156 5146  L 3167 5071  L 3167 5071  L 3169 5070  L 3177 5064  L 3188 5055  L 3203 5042  L 3220 5021  L 3239 4995  L 3259 4963  L 3280 4922  L 3299 4872  L 3317 4813  L 3333 4744  L 3346 4665  L 3357 4574  L 3361 4471  L 3361 4356  L 3361 4356  L 3365 4351  L 3374 4340  L 3387 4320  L 3405 4293  L 3427 4257  L 3449 4214  L 3473 4164  L 3497 4105  L 3521 4039  L 3541 3965  L 3560 3884  L 3574 3795  L 3584 3698  L 3584 3698  L 3593 3599  L 3607 3515  L 3623 3444  L 3641 3385  L 3662 3336  L 3686 3298  L 3711 3266  L 3737 3242  L 3765 3222  L 3793 3206  L 3822 3191  L 3851 3177  L 3851 3177  L 3875 3161  L 3896 3137  L 3917 3105  L 3937 3067  L 3955 3024  L 3973 2974  L 3990 2921  L 4005 2863  L 4020 2803  L 4033 2740  L 4047 2675  L 4058 2610  L 4069 2544  L 4080 2479  L 4090 2416  L 4090 2416  L 4115 2362  L 4137 2303  L 4155 2240  L 4171 2172  L 4185 2100  L 4185 2100  L 4161 2135  L 4137 2170  L 4114 2209  L 4089 2247  L 4064 2287  L 4039 2328  L 4013 2369  L 3988 2410  L 3962 2452  L 3935 2494  L 3908 2536  L 3881 2578  L 3853 2619  L 3825 2658  L 3797 2697  L 3769 2735  L 3739 2771  L 3709 2805  L 3679 2838  L 3649 2869  L 3617 2897  L 3585 2923  L 3554 2947  L 3521 2967  L 3487 2984  L 3453 2998  L 3419 3008  L 3384 3015  L 3349 3017  L 3313 3016  L 3275 3010  L 3238 3000  L 3201 2984  L 3162 2964  L 3122 2939  L 3122 2939  L 3102 2894  L 3081 2843  L 3058 2787  L 3035 2728  L 3013 2667  L 2989 2605  L 2965 2544  L 2940 2485  L 2915 2430  L 2889 2379  L 2863 2333  L 2836 2296  L 2810 2267  L 2810 2267  L 2781 2233  L 2752 2184  L 2725 2125  L 2699 2057  L 2676 1987  L 2654 1915  L 2635 1845  L 2618 1780  L 2604 1723  L 2595 1680  L 2588 1651  L 2586 1641  L 2586 1641  L 2582 1673  L 2574 1704  L 2562 1738  L 2550 1773  L 2534 1809  L 2515 1846  L 2494 1884  L 2472 1923  L 2447 1962  L 2420 2003  L 2390 2045  L 2359 2087  L 2326 2129  L 2292 2172  L 2256 2216  L 2218 2260  L 2179 2304  L 2138 2348  L 2096 2393  L 2053 2439  L 2009 2484  L 1964 2529  L 1919 2575  L 1871 2620  L 1824 2665  L 1776 2709  L 1727 2754  L 1679 2799  L 1629 2843  L 1579 2886  L 1529 2929  L 1480 2972  L 1429 3014  L 1379 3054  L 1330 3095  L 1280 3135  L 1232 3173  L 1183 3211  L 1134 3248  L 1087 3284  L 1041 3318  L 995 3352  L 950 3384  L 906 3415  L 863 3445  L 822 3473  L 781 3499  L 743 3525  L 706 3549  L 669 3569  L 635 3590  L 603 3608  L 572 3625  L 543 3640  L 517 3652  L 492 3662  L 469 3671  L 449 3678  L 431 3681  L 416 3684  L 416 3684  L 461 3695  L 513 3702  L 571 3707  L 633 3709  L 699 3707  L 767 3705  L 837 3701  L 908 3694  L 979 3686  L 1051 3677  L 1120 3668  L 1187 3658  L 1249 3647  L 1309 3637  L 1362 3627  L 1411 3618  L 1451 3610  L 1485 3603  L 1510 3599  L 1526 3595  L 1532 3594  L 1532 3594  L 1499 3617  L 1457 3642  L 1406 3668  L 1348 3694  L 1286 3721  L 1219 3747  L 1150 3773  L 1079 3799  L 1009 3824  L 939 3848  L 873 3869  L 811 3890  L 755 3908  L 706 3922  L 665 3936  L 634 3945  L 615 3951  L 608 3953  L 608 3953  L 668 3949  L 731 3942  L 796 3933  L 863 3921  L 931 3909  L 1001 3895  L 1071 3881  L 1141 3865  L 1211 3849  L 1282 3831  L 1349 3813  L 1417 3796  L 1483 3778  L 1546 3760  L 1606 3741  L 1664 3724  L 1718 3709  L 1768 3693  L 1813 3678  L 1855 3666  L 1890 3653  L 1921 3644  L 1946 3635  L 1963 3629  L 1974 3626  L 1977 3625  L 1977 3625  L 1922 3667  L 1862 3707  L 1800 3748  L 1736 3787  L 1672 3824  L 1605 3860  L 1540 3895  L 1474 3928  L 1409 3960  L 1346 3989  L 1284 4018  L 1225 4044  L 1170 4067  L 1117 4089  L 1069 4109  L 1026 4126  L 987 4141  L 955 4153  L 929 4164  L 908 4170  L 897 4175  L 892 4176  L 892 4176  L 935 4212  L 981 4246  L 1028 4279  L 1077 4310  L 1128 4339  L 1180 4365  L 1232 4390  L 1285 4411  L 1339 4432  L 1394 4449  L 1447 4463  L 1501 4475  L 1554 4484  L 1606 4490  L 1657 4493  L 1707 4493  L 1755 4490  L 1755 4490  L 1818 4484  L 1862 4482  L 1893 4485  L 1911 4492  L 1922 4502  L 1928 4518  L 1932 4537  L 1940 4560  L 1953 4587  L 1973 4619  L 2007 4654  L 2007 4654  L 2068 4694  L 2137 4719  L 2208 4732  L 2278 4734  L 2341 4731  L 2392 4724  L 2425 4717  L 2438 4715  L 2438 4715  L 2405 4728  L 2364 4740  L 2316 4748  L 2263 4753  L 2203 4757  L 2139 4757  L 2071 4755  L 2002 4753  L 1931 4749  L 1859 4742  L 1787 4735  L 1717 4728  L 1649 4720  L 1585 4712  L 1524 4703  L 1468 4695  L 1418 4689  L 1375 4682  L 1342 4676  L 1316 4672  L 1299 4669  L 1293 4668  L 1293 4668  L 1346 4689  L 1404 4710  L 1465 4732  L 1528 4753  L 1595 4775  L 1663 4795  L 1732 4817  L 1801 4837  L 1870 4857  L 1939 4878  L 2005 4896  L 2069 4914  L 2130 4931  L 2188 4947  L 2241 4960  L 2289 4974  L 2332 4984  L 2368 4994  L 2397 5002  L 2420 5007  L 2433 5011  L 2438 5012  L 2438 5012  L 2371 5011  L 2302 5009  L 2232 5006  L 2160 5001  L 2087 4995  L 2014 4989  L 1940 4982  L 1867 4973  L 1794 4965  L 1724 4956  L 1655 4947  L 1588 4938  L 1524 4929  L 1463 4920  L 1405 4911  L 1352 4901  L 1303 4894  L 1259 4887  L 1222 4880  L 1189 4874  L 1163 4870  L 1144 4866  L 1131 4864  L 1128 4863  L 1128 4863  L 1128 4863  Z N"/>
            </draw:custom-shape>
            <draw:custom-shape draw:style-name="gr12" draw:text-style-name="P2" draw:layer="layout" svg:width="0.396cm" svg:height="0.588cm" svg:x="15.157cm" svg:y="9.848cm">
              <text:p/>
              <draw:enhanced-geometry svg:viewBox="0 0 440 651" draw:mirror-horizontal="true" draw:type="non-primitive" draw:enhanced-path="M 440 625  L 399 644  L 345 651  L 281 650  L 216 642  L 152 625  L 96 602  L 52 571  L 25 536  L 25 536  L 12 490  L 4 426  L 1 350  L 0 270  L 1 189  L 3 115  L 6 55  L 9 14  L 9 0  L 9 0  L 16 9  L 35 32  L 63 71  L 99 119  L 141 177  L 187 239  L 235 305  L 281 371  L 327 434  L 366 493  L 400 544  L 425 585  L 439 613  L 440 625  L 440 625  L 440 625  Z N"/>
            </draw:custom-shape>
            <draw:custom-shape draw:style-name="gr23" draw:text-style-name="P2" draw:layer="layout" svg:width="0.495cm" svg:height="0.153cm" svg:x="15.61cm" svg:y="13.205cm">
              <text:p/>
              <draw:enhanced-geometry svg:viewBox="0 0 550 167" draw:mirror-horizontal="true" draw:type="non-primitive" draw:enhanced-path="M 0 149  L 44 157  L 94 163  L 148 166  L 205 167  L 263 163  L 320 154  L 376 139  L 428 116  L 475 87  L 516 48  L 550 0  N"/>
            </draw:custom-shape>
            <draw:custom-shape draw:style-name="gr23" draw:text-style-name="P2" draw:layer="layout" svg:width="0.332cm" svg:height="0.27cm" svg:x="15.612cm" svg:y="13.205cm">
              <text:p/>
              <draw:enhanced-geometry svg:viewBox="0 0 372 300" draw:mirror-horizontal="true" draw:type="non-primitive" draw:enhanced-path="M 372 0  L 322 93  L 279 164  L 241 218  L 207 257  L 175 280  L 144 294  L 112 300  L 78 297  L 42 291  L 0 283  N"/>
            </draw:custom-shape>
            <draw:custom-shape draw:style-name="gr23" draw:text-style-name="P2" draw:layer="layout" svg:width="0.225cm" svg:height="0.094cm" svg:x="15.943cm" svg:y="13.367cm">
              <text:p/>
              <draw:enhanced-geometry svg:viewBox="0 0 252 103" draw:mirror-horizontal="true" draw:type="non-primitive" draw:enhanced-path="M 252 103  L 150 74  L 70 40  L 19 12  L 0 0  N"/>
            </draw:custom-shape>
            <draw:custom-shape draw:style-name="gr23" draw:text-style-name="P2" draw:layer="layout" svg:width="0.963cm" svg:height="0.144cm" svg:x="15.448cm" svg:y="12.899cm">
              <text:p/>
              <draw:enhanced-geometry svg:viewBox="0 0 1072 161" draw:mirror-horizontal="true" draw:type="non-primitive" draw:enhanced-path="M 1072 0  L 1047 28  L 1013 53  L 972 76  L 924 94  L 871 110  L 812 123  L 749 134  L 684 144  L 617 149  L 548 155  L 480 158  L 412 159  L 347 161  L 284 161  L 226 159  L 171 157  L 123 156  L 81 154  L 47 151  L 22 150  L 5 149  L 0 148  N"/>
            </draw:custom-shape>
            <draw:custom-shape draw:style-name="gr23" draw:text-style-name="P2" draw:layer="layout" svg:width="0.603cm" svg:height="0.207cm" svg:x="15.808cm" svg:y="13.029cm">
              <text:p/>
              <draw:enhanced-geometry svg:viewBox="0 0 669 228" draw:mirror-horizontal="true" draw:type="non-primitive" draw:enhanced-path="M 0 0  L 71 28  L 138 57  L 204 84  L 266 110  L 325 135  L 381 157  L 433 178  L 481 196  L 527 209  L 568 220  L 606 226  L 640 228  L 669 224  N"/>
            </draw:custom-shape>
            <draw:custom-shape draw:style-name="gr23" draw:text-style-name="P2" draw:layer="layout" svg:width="0.306cm" svg:height="0.203cm" svg:x="15.503cm" svg:y="13.029cm">
              <text:p/>
              <draw:enhanced-geometry svg:viewBox="0 0 344 224" draw:mirror-horizontal="true" draw:type="non-primitive" draw:enhanced-path="M 0 224  L 58 203  L 121 166  L 186 123  L 247 79  L 297 40  L 332 11  L 344 0  N"/>
            </draw:custom-shape>
            <draw:custom-shape draw:style-name="gr23" draw:text-style-name="P2" draw:layer="layout" svg:width="0.278cm" svg:height="0.737cm" svg:x="16.975cm" svg:y="10.104cm">
              <text:p/>
              <draw:enhanced-geometry svg:viewBox="0 0 312 821" draw:mirror-horizontal="true" draw:type="non-primitive" draw:enhanced-path="M 0 821  L 29 760  L 55 699  L 79 638  L 100 578  L 121 519  L 139 461  L 157 404  L 173 349  L 189 297  L 204 246  L 220 197  L 236 152  L 253 109  L 271 69  L 290 33  L 312 0  N"/>
            </draw:custom-shape>
            <draw:custom-shape draw:style-name="gr23" draw:text-style-name="P2" draw:layer="layout" svg:width="0.211cm" svg:height="0.594cm" svg:x="16.763cm" svg:y="9.51cm">
              <text:p/>
              <draw:enhanced-geometry svg:viewBox="0 0 237 656" draw:mirror-horizontal="true" draw:type="non-primitive" draw:enhanced-path="M 0 656  L 26 618  L 54 574  L 82 524  L 111 471  L 138 414  L 164 358  L 187 301  L 207 244  L 222 191  L 233 141  L 237 95  L 235 56  L 226 24  L 208 0  N"/>
            </draw:custom-shape>
            <draw:custom-shape draw:style-name="gr23" draw:text-style-name="P2" draw:layer="layout" svg:width="0.346cm" svg:height="0.391cm" svg:x="16.201cm" svg:y="9.645cm">
              <text:p/>
              <draw:enhanced-geometry svg:viewBox="0 0 385 433" draw:mirror-horizontal="true" draw:type="non-primitive" draw:enhanced-path="M 385 0  L 332 52  L 278 109  L 224 167  L 173 223  L 126 278  L 84 328  L 50 371  L 23 403  L 6 425  L 0 433  N"/>
            </draw:custom-shape>
            <draw:custom-shape draw:style-name="gr23" draw:text-style-name="P2" draw:layer="layout" svg:width="0.306cm" svg:height="0.454cm" svg:x="16.547cm" svg:y="10.037cm">
              <text:p/>
              <draw:enhanced-geometry svg:viewBox="0 0 344 507" draw:mirror-horizontal="true" draw:type="non-primitive" draw:enhanced-path="M 344 0  L 312 84  L 279 158  L 246 224  L 214 282  L 181 331  L 150 374  L 119 411  L 89 442  L 58 467  L 29 489  L 0 507  N"/>
            </draw:custom-shape>
            <draw:custom-shape draw:style-name="gr23" draw:text-style-name="P2" draw:layer="layout" svg:width="0.747cm" svg:height="1.021cm" svg:x="16.064cm" svg:y="9.712cm">
              <text:p/>
              <draw:enhanced-geometry svg:viewBox="0 0 831 1134" draw:mirror-horizontal="true" draw:type="non-primitive" draw:enhanced-path="M 831 0  L 792 35  L 751 73  L 709 113  L 668 156  L 627 202  L 585 249  L 543 299  L 501 349  L 460 401  L 420 453  L 380 506  L 341 559  L 304 611  L 268 663  L 234 715  L 201 765  L 169 814  L 140 861  L 113 906  L 89 949  L 67 988  L 47 1024  L 30 1057  L 17 1088  L 7 1113  L 0 1134  N"/>
            </draw:custom-shape>
            <draw:custom-shape draw:style-name="gr23" draw:text-style-name="P2" draw:layer="layout" svg:width="1.017cm" svg:height="0.832cm" svg:x="16.812cm" svg:y="10.734cm">
              <text:p/>
              <draw:enhanced-geometry svg:viewBox="0 0 1132 925" draw:mirror-horizontal="true" draw:type="non-primitive" draw:enhanced-path="M 1132 0  L 1125 18  L 1114 41  L 1100 66  L 1082 93  L 1060 124  L 1037 156  L 1010 190  L 979 227  L 946 264  L 911 302  L 874 342  L 834 383  L 792 423  L 749 464  L 704 505  L 658 546  L 610 586  L 560 625  L 511 663  L 461 700  L 410 735  L 358 768  L 306 799  L 255 827  L 203 852  L 151 875  L 100 895  L 50 911  L 0 925  N"/>
            </draw:custom-shape>
            <draw:custom-shape draw:style-name="gr23" draw:text-style-name="P2" draw:layer="layout" svg:width="0.067cm" svg:height="0.846cm" svg:x="17.631cm" svg:y="8.826cm">
              <text:p/>
              <draw:enhanced-geometry svg:viewBox="0 0 74 942" draw:mirror-horizontal="true" draw:type="non-primitive" draw:enhanced-path="M 0 942  L 3 894  L 5 845  L 9 790  L 11 734  L 14 675  L 18 614  L 21 553  L 24 490  L 29 429  L 32 367  L 37 307  L 43 249  L 48 193  L 54 139  L 60 89  L 67 42  L 74 0  N"/>
            </draw:custom-shape>
            <draw:custom-shape draw:style-name="gr23" draw:text-style-name="P2" draw:layer="layout" svg:width="0.067cm" svg:height="0.509cm" svg:x="17.618cm" svg:y="8.317cm">
              <text:p/>
              <draw:enhanced-geometry svg:viewBox="0 0 71 566" draw:mirror-horizontal="true" draw:type="non-primitive" draw:enhanced-path="M 59 566  L 68 496  L 71 422  L 66 346  L 57 271  L 47 200  L 33 135  L 21 80  L 11 38  L 3 9  L 0 0  N"/>
            </draw:custom-shape>
            <draw:custom-shape draw:style-name="gr23" draw:text-style-name="P2" draw:layer="layout" svg:width="0.252cm" svg:height="1.179cm" svg:x="17.686cm" svg:y="8.317cm">
              <text:p/>
              <draw:enhanced-geometry svg:viewBox="0 0 282 1313" draw:mirror-horizontal="true" draw:type="non-primitive" draw:enhanced-path="M 282 0  L 280 64  L 278 125  L 276 185  L 273 243  L 270 299  L 267 353  L 262 407  L 257 459  L 252 511  L 245 561  L 237 610  L 229 660  L 220 709  L 210 757  L 198 805  L 185 854  L 170 902  L 156 951  L 138 1000  L 119 1049  L 99 1100  L 78 1151  L 53 1205  L 28 1258  L 0 1313  N"/>
            </draw:custom-shape>
            <draw:custom-shape draw:style-name="gr23" draw:text-style-name="P2" draw:layer="layout" svg:width="0.134cm" svg:height="0.455cm" svg:x="17.282cm" svg:y="8.668cm">
              <text:p/>
              <draw:enhanced-geometry svg:viewBox="0 0 148 507" draw:mirror-horizontal="true" draw:type="non-primitive" draw:enhanced-path="M 148 0  L 141 56  L 129 117  L 113 181  L 95 244  L 76 306  L 55 366  L 35 421  L 17 468  L 0 507  N"/>
            </draw:custom-shape>
            <draw:custom-shape draw:style-name="gr23" draw:text-style-name="P2" draw:layer="layout" svg:width="0.283cm" svg:height="0.643cm" svg:x="17.415cm" svg:y="9.123cm">
              <text:p/>
              <draw:enhanced-geometry svg:viewBox="0 0 313 715" draw:mirror-horizontal="true" draw:type="non-primitive" draw:enhanced-path="M 313 0  L 301 26  L 282 59  L 260 98  L 234 142  L 205 192  L 175 245  L 145 301  L 115 360  L 87 420  L 61 481  L 38 542  L 20 602  L 6 660  L 0 715  N"/>
            </draw:custom-shape>
            <draw:custom-shape draw:style-name="gr23" draw:text-style-name="P2" draw:layer="layout" svg:width="0.162cm" svg:height="0.886cm" svg:x="17.537cm" svg:y="8.88cm">
              <text:p/>
              <draw:enhanced-geometry svg:viewBox="0 0 179 985" draw:mirror-horizontal="true" draw:type="non-primitive" draw:enhanced-path="M 0 985  L 3 914  L 9 841  L 14 770  L 22 701  L 30 632  L 40 564  L 50 499  L 62 436  L 73 376  L 86 318  L 98 264  L 110 213  L 123 167  L 134 124  L 147 85  L 158 52  L 169 24  L 179 0  N"/>
            </draw:custom-shape>
            <draw:custom-shape draw:style-name="gr23" draw:text-style-name="P2" draw:layer="layout" svg:width="0.054cm" svg:height="0.414cm" svg:x="17.483cm" svg:y="8.466cm">
              <text:p/>
              <draw:enhanced-geometry svg:viewBox="0 0 59 463" draw:mirror-horizontal="true" draw:type="non-primitive" draw:enhanced-path="M 0 463  L 20 409  L 34 341  L 45 264  L 52 187  L 56 115  L 58 56  L 59 15  L 59 0  N"/>
            </draw:custom-shape>
            <draw:custom-shape draw:style-name="gr23" draw:text-style-name="P2" draw:layer="layout" svg:width="0.373cm" svg:height="0.4cm" svg:x="16.948cm" svg:y="9.353cm">
              <text:p/>
              <draw:enhanced-geometry svg:viewBox="0 0 417 448" draw:mirror-horizontal="true" draw:type="non-primitive" draw:enhanced-path="M 417 0  L 347 44  L 283 94  L 225 147  L 173 202  L 128 255  L 89 306  L 58 352  L 33 391  L 15 421  L 3 441  L 0 448  N"/>
            </draw:custom-shape>
            <draw:custom-shape draw:style-name="gr23" draw:text-style-name="P2" draw:layer="layout" svg:width="0.269cm" svg:height="0.229cm" svg:x="17.321cm" svg:y="9.753cm">
              <text:p/>
              <draw:enhanced-geometry svg:viewBox="0 0 298 254" draw:mirror-horizontal="true" draw:type="non-primitive" draw:enhanced-path="M 298 0  L 226 33  L 161 76  L 107 125  L 61 172  L 29 214  L 7 244  L 0 254  N"/>
            </draw:custom-shape>
            <draw:custom-shape draw:style-name="gr23" draw:text-style-name="P2" draw:layer="layout" svg:width="0.377cm" svg:height="0.805cm" svg:x="17.213cm" svg:y="9.177cm">
              <text:p/>
              <draw:enhanced-geometry svg:viewBox="0 0 418 895" draw:mirror-horizontal="true" draw:type="non-primitive" draw:enhanced-path="M 0 895  L 6 809  L 16 727  L 27 650  L 42 580  L 59 513  L 78 452  L 100 396  L 123 344  L 146 295  L 170 252  L 196 211  L 222 175  L 248 142  L 274 113  L 300 88  L 326 64  L 351 45  L 375 27  L 397 12  L 418 0  N"/>
            </draw:custom-shape>
            <draw:custom-shape draw:style-name="gr23" draw:text-style-name="P2" draw:layer="layout" svg:width="0.504cm" svg:height="0.521cm" svg:x="15.611cm" svg:y="12.013cm">
              <text:p/>
              <draw:enhanced-geometry svg:viewBox="0 0 564 582" draw:mirror-horizontal="true" draw:type="non-primitive" draw:enhanced-path="M 0 582  L 39 551  L 82 517  L 127 483  L 174 446  L 221 408  L 268 369  L 314 328  L 358 288  L 400 246  L 440 204  L 475 162  L 505 121  L 531 79  L 551 40  L 564 0  N"/>
            </draw:custom-shape>
            <draw:custom-shape draw:style-name="gr23" draw:text-style-name="P2" draw:layer="layout" svg:width="0.126cm" svg:height="1.333cm" svg:x="15.485cm" svg:y="10.68cm">
              <text:p/>
              <draw:enhanced-geometry svg:viewBox="0 0 139 1476" draw:mirror-horizontal="true" draw:type="non-primitive" draw:enhanced-path="M 0 1476  L 5 1451  L 11 1422  L 18 1386  L 25 1344  L 33 1297  L 42 1246  L 50 1192  L 59 1134  L 68 1074  L 76 1011  L 85 945  L 93 880  L 101 812  L 109 744  L 116 676  L 121 608  L 127 541  L 131 476  L 135 412  L 138 350  L 139 292  L 139 237  L 137 185  L 134 137  L 129 95  L 123 57  L 114 25  L 104 0  N"/>
            </draw:custom-shape>
            <draw:custom-shape draw:style-name="gr23" draw:text-style-name="P2" draw:layer="layout" svg:width="0.149cm" svg:height="1.237cm" svg:x="15.515cm" svg:y="9.443cm">
              <text:p/>
              <draw:enhanced-geometry svg:viewBox="0 0 167 1375" draw:mirror-horizontal="true" draw:type="non-primitive" draw:enhanced-path="M 167 1375  L 156 1347  L 144 1313  L 131 1273  L 119 1228  L 106 1180  L 94 1125  L 81 1067  L 70 1007  L 60 944  L 50 878  L 39 812  L 31 745  L 24 676  L 17 608  L 10 541  L 5 476  L 3 411  L 1 349  L 0 290  L 2 234  L 4 182  L 9 135  L 16 93  L 24 56  L 35 25  L 47 0  N"/>
            </draw:custom-shape>
            <draw:custom-shape draw:style-name="gr23" draw:text-style-name="P2" draw:layer="layout" svg:width="0.198cm" svg:height="0.297cm" svg:x="15.598cm" svg:y="9.402cm">
              <text:p/>
              <draw:enhanced-geometry svg:viewBox="0 0 221 331" draw:mirror-horizontal="true" draw:type="non-primitive" draw:enhanced-path="M 192 46  L 212 17  L 221 1  L 219 0  L 209 9  L 193 28  L 172 55  L 147 88  L 120 125  L 93 164  L 66 205  L 42 242  L 21 278  L 7 308  L 0 331  N"/>
            </draw:custom-shape>
            <draw:custom-shape draw:style-name="gr23" draw:text-style-name="P2" draw:layer="layout" svg:width="0.009cm" svg:height="0.5cm" svg:x="15.795cm" svg:y="9.699cm">
              <text:p/>
              <draw:enhanced-geometry svg:viewBox="0 0 7 552" draw:mirror-horizontal="true" draw:type="non-primitive" draw:enhanced-path="M 7 0  L 2 42  L 0 106  L 0 183  L 0 268  L 1 351  L 4 428  L 5 493  L 6 536  L 7 552  N"/>
            </draw:custom-shape>
            <draw:custom-shape draw:style-name="gr23" draw:text-style-name="P2" draw:layer="layout" svg:width="0.139cm" svg:height="0.806cm" svg:x="15.714cm" svg:y="9.393cm">
              <text:p/>
              <draw:enhanced-geometry svg:viewBox="0 0 151 896" draw:mirror-horizontal="true" draw:type="non-primitive" draw:enhanced-path="M 62 896  L 50 865  L 38 830  L 28 789  L 19 744  L 11 695  L 5 643  L 2 590  L 0 533  L 1 476  L 4 418  L 10 360  L 19 303  L 31 246  L 47 190  L 68 138  L 91 89  L 119 42  L 151 0  N"/>
            </draw:custom-shape>
            <draw:custom-shape draw:style-name="gr23" draw:text-style-name="P2" draw:layer="layout" svg:width="0.252cm" svg:height="1.116cm" svg:x="15.714cm" svg:y="9.393cm">
              <text:p/>
              <draw:enhanced-geometry svg:viewBox="0 0 279 1240" draw:mirror-horizontal="true" draw:type="non-primitive" draw:enhanced-path="M 279 0  L 250 41  L 223 80  L 198 117  L 174 153  L 152 189  L 131 226  L 112 262  L 95 298  L 79 336  L 64 375  L 51 415  L 39 458  L 30 502  L 21 549  L 15 599  L 9 652  L 4 710  L 2 771  L 1 836  L 0 906  L 1 980  L 3 1061  L 8 1147  L 12 1240  N"/>
            </draw:custom-shape>
            <draw:custom-shape draw:style-name="gr23" draw:text-style-name="P2" draw:layer="layout" svg:width="0.063cm" svg:height="0.782cm" svg:x="15.956cm" svg:y="9.726cm">
              <text:p/>
              <draw:enhanced-geometry svg:viewBox="0 0 73 867" draw:mirror-horizontal="true" draw:type="non-primitive" draw:enhanced-path="M 73 867  L 62 768  L 51 675  L 41 589  L 31 509  L 24 435  L 17 368  L 11 304  L 7 248  L 3 197  L 1 150  L 0 109  L 1 74  L 3 45  L 7 20  L 12 0  N"/>
            </draw:custom-shape>
            <draw:custom-shape draw:style-name="gr23" draw:text-style-name="P2" draw:layer="layout" svg:width="0.297cm" svg:height="0.414cm" svg:x="15.713cm" svg:y="9.312cm">
              <text:p/>
              <draw:enhanced-geometry svg:viewBox="0 0 328 462" draw:mirror-horizontal="true" draw:type="non-primitive" draw:enhanced-path="M 0 462  L 17 428  L 47 380  L 85 324  L 129 261  L 176 198  L 222 137  L 264 83  L 297 40  L 320 10  L 328 0  N"/>
            </draw:custom-shape>
            <draw:custom-shape draw:style-name="gr23" draw:text-style-name="P2" draw:layer="layout" svg:width="0.98cm" svg:height="0.355cm" svg:x="15.756cm" svg:y="9.245cm">
              <text:p/>
              <draw:enhanced-geometry svg:viewBox="0 0 1086 396" draw:mirror-horizontal="true" draw:type="non-primitive" draw:enhanced-path="M 0 0  L 7 26  L 15 52  L 24 79  L 34 107  L 46 134  L 60 161  L 75 188  L 92 214  L 110 239  L 130 263  L 153 285  L 178 307  L 204 326  L 233 344  L 265 359  L 299 373  L 335 383  L 374 390  L 416 394  L 460 396  L 509 394  L 559 387  L 613 377  L 670 364  L 731 345  L 794 322  L 862 295  L 932 262  L 1007 223  L 1086 180  N"/>
            </draw:custom-shape>
            <draw:custom-shape draw:style-name="gr23" draw:text-style-name="P2" draw:layer="layout" svg:width="0.188cm" svg:height="0.242cm" svg:x="14.779cm" svg:y="10.518cm">
              <text:p/>
              <draw:enhanced-geometry svg:viewBox="0 0 210 274" draw:mirror-horizontal="true" draw:type="non-primitive" draw:enhanced-path="M 210 274  L 176 196  L 149 130  L 127 77  L 104 37  L 78 11  L 44 0  L 0 4  N"/>
            </draw:custom-shape>
            <draw:custom-shape draw:style-name="gr23" draw:text-style-name="P2" draw:layer="layout" svg:width="0.212cm" svg:height="0.094cm" svg:x="14.967cm" svg:y="10.423cm">
              <text:p/>
              <draw:enhanced-geometry svg:viewBox="0 0 236 105" draw:mirror-horizontal="true" draw:type="non-primitive" draw:enhanced-path="M 236 105  L 149 101  L 73 63  L 20 20  L 0 0  N"/>
            </draw:custom-shape>
            <draw:custom-shape draw:style-name="gr23" draw:text-style-name="P2" draw:layer="layout" svg:width="0.401cm" svg:height="1.007cm" svg:x="15.074cm" svg:y="10.627cm">
              <text:p/>
              <draw:enhanced-geometry svg:viewBox="0 0 447 1118" draw:mirror-horizontal="true" draw:type="non-primitive" draw:enhanced-path="M 447 1118  L 437 1086  L 424 1046  L 407 998  L 386 945  L 364 888  L 340 824  L 314 758  L 287 691  L 258 622  L 230 551  L 202 481  L 174 413  L 146 347  L 119 283  L 95 224  L 73 170  L 52 122  L 34 81  L 21 47  L 9 21  L 3 5  L 0 0  N"/>
            </draw:custom-shape>
            <draw:custom-shape draw:style-name="gr23" draw:text-style-name="P2" draw:layer="layout" svg:width="0.242cm" svg:height="0.404cm" svg:x="15.234cm" svg:y="10.627cm">
              <text:p/>
              <draw:enhanced-geometry svg:viewBox="0 0 270 448" draw:mirror-horizontal="true" draw:type="non-primitive" draw:enhanced-path="M 0 0  L 48 68  L 86 130  L 116 188  L 138 239  L 158 285  L 176 327  L 193 364  L 213 396  L 238 423  L 270 448  N"/>
            </draw:custom-shape>
            <draw:custom-shape draw:style-name="gr23" draw:text-style-name="P2" draw:layer="layout" svg:width="0.266cm" svg:height="0.481cm" svg:x="14.967cm" svg:y="11.031cm">
              <text:p/>
              <draw:enhanced-geometry svg:viewBox="0 0 295 536" draw:mirror-horizontal="true" draw:type="non-primitive" draw:enhanced-path="M 0 0  L 31 25  L 62 59  L 92 101  L 122 149  L 150 202  L 177 257  L 203 315  L 228 373  L 252 430  L 275 485  L 295 536  N"/>
            </draw:custom-shape>
            <draw:custom-shape draw:style-name="gr24" draw:text-style-name="P2" draw:layer="layout" svg:width="4.852cm" svg:height="3.578cm" svg:x="14.571cm" svg:y="6.832cm">
              <text:p/>
              <draw:enhanced-geometry svg:viewBox="0 0 5391 3976" draw:mirror-horizontal="true" draw:type="non-primitive" draw:enhanced-path="M 5188 2558  L 5172 2606  L 5158 2659  L 5147 2717  L 5138 2777  L 5132 2839  L 5129 2901  L 5129 2962  L 5133 3021  L 5141 3077  L 5155 3126  L 5172 3171  L 5172 3171  L 5204 3236  L 5219 3289  L 5221 3337  L 5205 3386  L 5170 3442  L 5113 3515  L 5113 3515  L 5084 3555  L 5058 3600  L 5034 3647  L 5011 3697  L 4989 3747  L 4967 3794  L 4943 3839  L 4918 3881  L 4891 3916  L 4861 3946  L 4826 3966  L 4786 3976  L 4741 3976  L 4741 3976  L 4703 3966  L 4664 3948  L 4622 3921  L 4580 3888  L 4538 3849  L 4495 3804  L 4455 3756  L 4414 3706  L 4375 3653  L 4339 3600  L 4305 3546  L 4275 3495  L 4249 3446  L 4227 3399  L 4209 3357  L 4198 3321  L 4192 3291  L 4192 3291  L 4183 3238  L 4167 3174  L 4147 3102  L 4122 3026  L 4096 2950  L 4071 2879  L 4048 2816  L 4030 2767  L 4017 2734  L 4012 2722  L 4012 2722  L 3962 2757  L 3907 2789  L 3847 2819  L 3785 2846  L 3719 2870  L 3655 2891  L 3590 2909  L 3527 2924  L 3466 2935  L 3409 2944  L 3358 2949  L 3313 2950  L 3274 2948  L 3245 2942  L 3225 2932  L 3225 2932  L 3177 2865  L 3145 2776  L 3127 2696  L 3122 2664  L 3122 2664  L 3072 2683  L 3013 2699  L 2950 2709  L 2883 2714  L 2817 2714  L 2754 2709  L 2699 2699  L 2652 2683  L 2619 2660  L 2601 2633  L 2601 2633  L 2583 2533  L 2583 2455  L 2585 2425  L 2585 2425  L 2504 2214  L 2540 2178  L 2479 2147  L 2485 2016  L 2485 2016  L 2435 1998  L 2405 1971  L 2395 1913  L 2395 1913  L 2396 1877  L 2401 1825  L 2408 1762  L 2416 1691  L 2421 1618  L 2427 1548  L 2429 1484  L 2427 1432  L 2419 1396  L 2419 1396  L 2383 1328  L 2345 1285  L 2329 1270  L 2329 1270  L 2272 1279  L 2209 1288  L 2140 1299  L 2067 1309  L 1994 1320  L 1919 1330  L 1845 1340  L 1775 1351  L 1708 1360  L 1647 1369  L 1594 1376  L 1551 1381  L 1517 1387  L 1496 1389  L 1489 1390  L 1489 1390  L 1581 1423  L 1658 1462  L 1722 1502  L 1773 1543  L 1813 1579  L 1840 1609  L 1856 1629  L 1860 1636  L 1860 1636  L 1865 1687  L 1865 1742  L 1859 1802  L 1849 1866  L 1835 1932  L 1819 1999  L 1800 2068  L 1780 2137  L 1757 2205  L 1735 2271  L 1711 2335  L 1688 2396  L 1665 2453  L 1644 2505  L 1625 2550  L 1607 2590  L 1593 2623  L 1582 2647  L 1575 2661  L 1573 2667  L 1573 2667  L 1501 2641  L 1435 2611  L 1370 2581  L 1310 2548  L 1254 2513  L 1200 2478  L 1150 2441  L 1102 2403  L 1058 2365  L 1016 2325  L 978 2287  L 940 2248  L 906 2210  L 876 2172  L 846 2135  L 819 2100  L 793 2066  L 770 2034  L 749 2004  L 729 1975  L 711 1951  L 694 1927  L 678 1908  L 678 1908  L 652 1876  L 620 1838  L 585 1795  L 544 1748  L 502 1698  L 457 1645  L 412 1592  L 365 1539  L 320 1485  L 276 1434  L 234 1387  L 196 1343  L 161 1303  L 131 1270  L 107 1245  L 107 1245  L 84 1211  L 62 1168  L 45 1116  L 31 1058  L 18 994  L 10 929  L 3 863  L 0 800  L 0 740  L 1 685  L 6 640  L 12 604  L 12 604  L 32 543  L 58 500  L 98 472  L 161 459  L 250 455  L 250 455  L 272 455  L 299 455  L 331 455  L 370 455  L 413 457  L 460 458  L 511 458  L 567 459  L 626 460  L 687 461  L 751 462  L 817 464  L 884 466  L 953 468  L 1022 470  L 1092 472  L 1161 475  L 1231 478  L 1299 480  L 1366 484  L 1431 487  L 1494 491  L 1555 495  L 1612 500  L 1667 503  L 1716 509  L 1763 513  L 1805 519  L 1841 523  L 1873 529  L 1873 529  L 1957 547  L 2041 564  L 2121 581  L 2198 597  L 2267 610  L 2330 623  L 2381 633  L 2419 641  L 2444 646  L 2452 648  L 2452 648  L 2474 606  L 2497 560  L 2521 511  L 2547 461  L 2576 409  L 2607 358  L 2643 307  L 2683 259  L 2728 213  L 2778 170  L 2778 170  L 2805 153  L 2838 135  L 2875 118  L 2916 102  L 2961 86  L 3009 72  L 3061 58  L 3114 46  L 3169 36  L 3227 25  L 3286 17  L 3346 11  L 3406 5  L 3466 2  L 3526 0  L 3584 2  L 3642 4  L 3698 8  L 3751 16  L 3802 25  L 3849 38  L 3894 53  L 3894 53  L 3942 74  L 3991 102  L 4042 136  L 4091 176  L 4142 219  L 4193 265  L 4243 315  L 4292 366  L 4338 418  L 4383 470  L 4426 521  L 4467 570  L 4503 616  L 4537 660  L 4565 699  L 4590 733  L 4611 760  L 4625 781  L 4636 794  L 4638 798  L 4638 798  L 4735 824  L 4802 862  L 4844 905  L 4865 948  L 4874 985  L 4875 1012  L 4874 1022  L 4874 1022  L 4958 1107  L 5020 1175  L 5064 1228  L 5096 1271  L 5116 1308  L 5132 1340  L 5145 1373  L 5159 1410  L 5159 1410  L 5181 1472  L 5196 1515  L 5221 1558  L 5277 1619  L 5277 1619  L 5308 1653  L 5334 1691  L 5356 1734  L 5373 1782  L 5386 1834  L 5391 1889  L 5390 1948  L 5380 2009  L 5363 2074  L 5336 2141  L 5336 2141  L 5295 2235  L 5261 2322  L 5234 2400  L 5213 2464  L 5199 2515  L 5190 2547  L 5188 2558  L 5188 2558  L 5188 2558  Z N"/>
            </draw:custom-shape>
            <draw:custom-shape draw:style-name="gr25" draw:text-style-name="P2" draw:layer="layout" svg:width="0.805cm" svg:height="0.81cm" svg:x="15.804cm" svg:y="8.677cm">
              <text:p/>
              <draw:enhanced-geometry svg:viewBox="0 0 899 900" draw:mirror-horizontal="true" draw:type="non-primitive" draw:enhanced-path="M 0 614  L 5 646  L 23 726  L 55 815  L 103 882  L 103 882  L 121 892  L 148 898  L 183 900  L 224 900  L 271 895  L 322 889  L 379 878  L 436 866  L 498 850  L 559 831  L 621 810  L 681 786  L 741 760  L 797 730  L 849 698  L 898 664  L 898 664  L 899 643  L 891 589  L 874 507  L 847 405  L 847 405  L 832 357  L 821 319  L 813 286  L 806 254  L 802 214  L 797 163  L 793 94  L 787 0  L 787 0  L 774 23  L 753 48  L 727 76  L 696 107  L 658 140  L 616 176  L 571 213  L 522 250  L 471 290  L 418 329  L 364 369  L 310 408  L 254 446  L 200 483  L 147 518  L 95 552  L 46 584  L 0 614  L 0 614  L 0 614  Z N"/>
            </draw:custom-shape>
            <draw:custom-shape draw:style-name="gr26" draw:text-style-name="P2" draw:layer="layout" svg:width="0.706cm" svg:height="0.554cm" svg:x="15.904cm" svg:y="8.677cm">
              <text:p/>
              <draw:enhanced-geometry svg:viewBox="0 0 787 614" draw:mirror-horizontal="true" draw:type="non-primitive" draw:enhanced-path="M 787 0  L 774 23  L 753 48  L 727 76  L 696 107  L 658 140  L 616 176  L 571 213  L 522 250  L 471 290  L 418 329  L 364 369  L 310 408  L 254 446  L 200 483  L 147 518  L 95 552  L 46 584  L 0 614  N"/>
            </draw:custom-shape>
            <draw:custom-shape draw:style-name="gr25" draw:text-style-name="P2" draw:layer="layout" svg:width="1.165cm" svg:height="1.21cm" svg:x="17.744cm" svg:y="7.917cm">
              <text:p/>
              <draw:enhanced-geometry svg:viewBox="0 0 1298 1344" draw:mirror-horizontal="true" draw:type="non-primitive" draw:enhanced-path="M 917 184  L 1010 217  L 1089 256  L 1154 296  L 1206 337  L 1246 373  L 1273 403  L 1289 423  L 1293 430  L 1293 430  L 1298 480  L 1296 535  L 1291 595  L 1281 659  L 1266 725  L 1248 795  L 1248 795  L 1235 795  L 1204 794  L 1156 789  L 1096 777  L 1028 761  L 956 738  L 882 707  L 813 668  L 813 668  L 744 627  L 691 606  L 655 605  L 632 621  L 624 653  L 631 698  L 650 757  L 650 757  L 670 793  L 697 834  L 730 877  L 768 922  L 810 969  L 854 1015  L 897 1063  L 939 1109  L 979 1154  L 1011 1197  L 1039 1238  L 1058 1275  L 1067 1308  L 1067 1308  L 1066 1330  L 1057 1341  L 1041 1344  L 1019 1339  L 991 1325  L 958 1306  L 921 1280  L 880 1249  L 837 1215  L 791 1177  L 742 1136  L 693 1094  L 644 1051  L 594 1007  L 546 965  L 546 965  L 519 939  L 490 907  L 460 872  L 431 834  L 399 791  L 369 746  L 337 698  L 306 648  L 275 597  L 245 545  L 215 493  L 187 441  L 159 389  L 133 339  L 108 290  L 86 243  L 65 199  L 47 158  L 33 121  L 19 87  L 9 59  L 3 35  L 0 17  L 0 4  L 4 0  L 12 1  L 25 11  L 25 11  L 52 32  L 86 51  L 124 69  L 168 87  L 217 103  L 270 118  L 326 131  L 383 142  L 443 154  L 506 163  L 568 171  L 629 176  L 691 182  L 751 184  L 810 187  L 865 187  L 917 184  L 917 184  L 917 184  Z N"/>
            </draw:custom-shape>
            <draw:custom-shape draw:style-name="gr27" draw:text-style-name="P2" draw:layer="layout" svg:width="0.589cm" svg:height="0.229cm" svg:x="15.021cm" svg:y="7.543cm">
              <text:p/>
              <draw:enhanced-geometry svg:viewBox="0 0 657 255" draw:mirror-horizontal="true" draw:type="non-primitive" draw:enhanced-path="M 382 0  L 477 25  L 545 59  L 593 98  L 623 139  L 640 178  L 648 213  L 653 239  L 657 255  L 657 255  L 620 248  L 572 240  L 519 234  L 459 227  L 395 221  L 329 217  L 263 213  L 199 213  L 138 215  L 82 222  L 34 232  L 34 232  L 7 237  L 0 231  L 10 218  L 35 197  L 70 172  L 114 144  L 163 115  L 212 85  L 261 58  L 305 34  L 343 16  L 370 4  L 382 0  L 382 0  L 382 0  Z N"/>
            </draw:custom-shape>
            <draw:custom-shape draw:style-name="gr25" draw:text-style-name="P2" draw:layer="layout" svg:width="1.931cm" svg:height="0.652cm" svg:x="17.226cm" svg:y="7.358cm">
              <text:p/>
              <draw:enhanced-geometry svg:viewBox="0 0 2145 728" draw:mirror-horizontal="true" draw:type="non-primitive" draw:enhanced-path="M 2145 65  L 2132 147  L 2119 232  L 2106 316  L 2094 396  L 2084 472  L 2074 539  L 2066 596  L 2060 640  L 2057 668  L 2055 677  L 2055 677  L 2049 678  L 2032 679  L 2006 682  L 1970 684  L 1926 687  L 1875 691  L 1817 695  L 1755 700  L 1688 704  L 1617 708  L 1544 712  L 1471 716  L 1396 720  L 1321 722  L 1249 725  L 1178 727  L 1111 728  L 1049 728  L 991 727  L 939 725  L 895 721  L 895 721  L 845 714  L 800 703  L 761 691  L 729 675  L 703 658  L 683 641  L 671 623  L 666 606  L 670 589  L 681 575  L 700 563  L 730 553  L 767 547  L 815 546  L 872 549  L 939 557  L 939 557  L 1009 565  L 1067 566  L 1111 561  L 1144 550  L 1166 536  L 1179 518  L 1183 497  L 1180 476  L 1169 454  L 1153 434  L 1131 415  L 1105 399  L 1077 387  L 1045 381  L 1014 379  L 1014 379  L 987 381  L 953 377  L 910 373  L 861 365  L 808 355  L 749 342  L 688 329  L 623 314  L 558 297  L 491 280  L 425 261  L 361 241  L 299 222  L 240 203  L 184 183  L 136 163  L 92 144  L 55 126  L 28 109  L 9 93  L 0 78  L 2 65  L 2 65  L 12 57  L 29 49  L 53 42  L 85 37  L 121 31  L 164 25  L 213 21  L 265 16  L 321 13  L 382 9  L 447 7  L 512 5  L 581 3  L 653 1  L 725 1  L 798 0  L 871 0  L 945 0  L 1017 1  L 1088 3  L 1159 4  L 1225 5  L 1291 7  L 1353 9  L 1412 12  L 1466 15  L 1517 18  L 1561 21  L 1602 24  L 1635 29  L 1663 32  L 1684 37  L 1684 37  L 1755 50  L 1831 59  L 1908 65  L 1981 67  L 2046 67  L 2098 67  L 2133 66  L 2145 65  L 2145 65  L 2145 65  Z N"/>
            </draw:custom-shape>
            <draw:custom-shape draw:style-name="gr25" draw:text-style-name="P2" draw:layer="layout" svg:width="0.765cm" svg:height="0.881cm" svg:x="15.151cm" svg:y="7.786cm">
              <text:p/>
              <draw:enhanced-geometry svg:viewBox="0 0 851 977" draw:mirror-horizontal="true" draw:type="non-primitive" draw:enhanced-path="M 0 977  L 0 901  L 4 826  L 7 755  L 13 686  L 21 620  L 29 557  L 40 496  L 51 438  L 66 382  L 81 332  L 98 284  L 116 239  L 136 198  L 159 161  L 182 128  L 208 100  L 234 75  L 262 54  L 292 38  L 324 27  L 357 20  L 357 20  L 418 14  L 482 8  L 547 4  L 610 1  L 669 0  L 725 1  L 771 2  L 809 6  L 837 10  L 851 17  L 851 25  L 834 35  L 834 35  L 780 58  L 729 79  L 687 102  L 664 123  L 665 146  L 699 169  L 699 169  L 744 195  L 773 223  L 783 250  L 769 270  L 727 279  L 654 274  L 654 274  L 602 265  L 553 255  L 506 248  L 463 246  L 424 249  L 387 261  L 355 285  L 326 320  L 303 371  L 282 438  L 282 438  L 263 508  L 236 577  L 205 646  L 171 712  L 136 773  L 102 830  L 71 878  L 42 919  L 20 950  L 5 970  L 0 977  L 0 977  L 0 977  Z N"/>
            </draw:custom-shape>
            <draw:custom-shape draw:style-name="gr26" draw:text-style-name="P2" draw:layer="layout" svg:width="0.05cm" svg:height="0.512cm" svg:x="15.867cm" svg:y="8.155cm">
              <text:p/>
              <draw:enhanced-geometry svg:viewBox="0 0 57 567" draw:mirror-horizontal="true" draw:type="non-primitive" draw:enhanced-path="M 0 567  L 0 502  L 3 439  L 5 377  L 10 317  L 14 259  L 21 202  L 29 148  L 37 96  L 47 46  L 57 0  N"/>
            </draw:custom-shape>
            <draw:custom-shape draw:style-name="gr25" draw:text-style-name="P2" draw:layer="layout" svg:width="0.882cm" svg:height="1.823cm" svg:x="14.846cm" svg:y="8.362cm">
              <text:p/>
              <draw:enhanced-geometry svg:viewBox="0 0 982 2025" draw:mirror-horizontal="true" draw:type="non-primitive" draw:enhanced-path="M 551 2025  L 521 1978  L 492 1929  L 464 1878  L 436 1823  L 409 1767  L 382 1709  L 357 1649  L 332 1588  L 307 1526  L 285 1462  L 262 1399  L 240 1334  L 219 1270  L 199 1207  L 180 1142  L 160 1079  L 143 1016  L 126 955  L 111 895  L 96 838  L 82 781  L 69 727  L 57 675  L 46 626  L 37 580  L 28 535  L 20 496  L 14 460  L 9 427  L 4 397  L 2 374  L 0 354  L 0 340  L 0 340  L 3 323  L 15 310  L 36 300  L 62 293  L 94 288  L 130 284  L 172 283  L 216 281  L 262 281  L 311 279  L 361 277  L 410 274  L 459 268  L 507 262  L 553 253  L 595 239  L 633 223  L 668 203  L 697 178  L 719 147  L 735 112  L 743 70  L 743 70  L 746 39  L 750 17  L 753 5  L 757 0  L 760 5  L 765 16  L 768 34  L 772 58  L 776 88  L 780 122  L 785 162  L 789 205  L 794 251  L 798 300  L 803 351  L 808 403  L 812 457  L 817 511  L 821 564  L 827 616  L 831 667  L 836 715  L 841 761  L 846 804  L 852 842  L 856 877  L 862 906  L 862 906  L 873 962  L 887 1019  L 901 1076  L 917 1134  L 932 1192  L 947 1250  L 959 1305  L 970 1359  L 978 1413  L 982 1462  L 982 1510  L 977 1553  L 966 1593  L 966 1593  L 940 1645  L 900 1701  L 851 1759  L 794 1816  L 736 1870  L 680 1920  L 629 1963  L 588 1995  L 561 2017  L 551 2025  L 551 2025  L 551 2025  Z N"/>
            </draw:custom-shape>
            <draw:custom-shape draw:style-name="gr26" draw:text-style-name="P2" draw:layer="layout" svg:width="0.112cm" svg:height="0.347cm" svg:x="17.141cm" svg:y="8.096cm">
              <text:p/>
              <draw:enhanced-geometry svg:viewBox="0 0 125 386" draw:mirror-horizontal="true" draw:type="non-primitive" draw:enhanced-path="M 0 386  L 29 309  L 59 235  L 86 166  L 107 105  L 122 54  L 125 19  L 115 0  N"/>
            </draw:custom-shape>
            <draw:custom-shape draw:style-name="gr28" draw:text-style-name="P2" draw:layer="layout" svg:width="0.166cm" svg:height="0.116cm" svg:x="17.151cm" svg:y="7.98cm">
              <text:p/>
              <draw:enhanced-geometry svg:viewBox="0 0 185 128" draw:mirror-horizontal="true" draw:type="non-primitive" draw:enhanced-path="M 185 128  L 151 74  L 89 34  L 27 9  L 0 0  N"/>
            </draw:custom-shape>
            <draw:custom-shape draw:style-name="gr28" draw:text-style-name="P2" draw:layer="layout" svg:width="0.49cm" svg:height="0.067cm" svg:x="16.462cm" svg:y="8.029cm">
              <text:p/>
              <draw:enhanced-geometry svg:viewBox="0 0 547 73" draw:mirror-horizontal="true" draw:type="non-primitive" draw:enhanced-path="M 0 31  L 75 15  L 148 5  L 217 0  L 280 1  L 340 6  L 394 15  L 443 26  L 485 40  L 520 56  L 547 73  N"/>
            </draw:custom-shape>
            <draw:custom-shape draw:style-name="gr29" draw:text-style-name="P2" draw:layer="layout" svg:width="0.377cm" svg:height="0.113cm" svg:x="16.552cm" svg:y="8.109cm">
              <text:p/>
              <draw:enhanced-geometry svg:viewBox="0 0 420 128" draw:mirror-horizontal="true" draw:type="non-primitive" draw:enhanced-path="M 420 85  L 361 56  L 299 32  L 234 16  L 170 6  L 107 0  L 50 2  L 0 6  L 0 6  L 50 57  L 60 106  L 56 128  L 56 128  L 161 110  L 249 98  L 321 91  L 374 88  L 407 86  L 420 85  L 420 85  L 420 85  Z N"/>
            </draw:custom-shape>
            <draw:custom-shape draw:style-name="gr30" draw:text-style-name="P2" draw:layer="layout" svg:width="0.377cm" svg:height="0.113cm" svg:x="16.552cm" svg:y="8.109cm">
              <text:p/>
              <draw:enhanced-geometry svg:viewBox="0 0 420 128" draw:mirror-horizontal="true" draw:type="non-primitive" draw:enhanced-path="M 420 85  L 361 56  L 299 32  L 234 16  L 170 6  L 107 0  L 50 2  L 0 6  L 0 6  L 50 57  L 60 106  L 56 128  L 56 128  L 161 110  L 249 98  L 321 91  L 374 88  L 407 86  L 420 85  L 420 85  L 420 85  N"/>
            </draw:custom-shape>
            <draw:custom-shape draw:style-name="gr26" draw:text-style-name="P2" draw:layer="layout" svg:width="0.157cm" svg:height="0.008cm" svg:x="16.983cm" svg:y="8.925cm">
              <text:p/>
              <draw:enhanced-geometry svg:viewBox="0 0 172 14" draw:mirror-horizontal="true" draw:type="non-primitive" draw:enhanced-path="M 172 14  L 92 11  L 27 3  L 0 0  N"/>
            </draw:custom-shape>
            <draw:custom-shape draw:style-name="gr26" draw:text-style-name="P2" draw:layer="layout" svg:width="0.261cm" svg:height="0.009cm" svg:x="16.884cm" svg:y="8.808cm">
              <text:p/>
              <draw:enhanced-geometry svg:viewBox="0 0 291 11" draw:mirror-horizontal="true" draw:type="non-primitive" draw:enhanced-path="M 0 0  L 81 10  L 176 11  L 257 9  L 291 8  N"/>
            </draw:custom-shape>
            <draw:custom-shape draw:style-name="gr26" draw:text-style-name="P2" draw:layer="layout" svg:width="0.103cm" svg:height="0.018cm" svg:x="17.046cm" svg:y="8.61cm">
              <text:p/>
              <draw:enhanced-geometry svg:viewBox="0 0 114 21" draw:mirror-horizontal="true" draw:type="non-primitive" draw:enhanced-path="M 114 21  L 68 0  L 22 7  L 0 15  N"/>
            </draw:custom-shape>
            <draw:custom-shape draw:style-name="gr26" draw:text-style-name="P2" draw:layer="layout" svg:width="0.085cm" svg:height="0.117cm" svg:x="16.952cm" svg:y="8.524cm">
              <text:p/>
              <draw:enhanced-geometry svg:viewBox="0 0 94 128" draw:mirror-horizontal="true" draw:type="non-primitive" draw:enhanced-path="M 0 0  L 69 33  L 94 76  L 58 128  N"/>
            </draw:custom-shape>
            <draw:custom-shape draw:style-name="gr26" draw:text-style-name="P2" draw:layer="layout" svg:width="0.179cm" svg:height="0.224cm" svg:x="16.75cm" svg:y="8.52cm">
              <text:p/>
              <draw:enhanced-geometry svg:viewBox="0 0 200 249" draw:mirror-horizontal="true" draw:type="non-primitive" draw:enhanced-path="M 0 0  L 63 39  L 121 92  L 166 151  L 196 207  L 200 249  N"/>
            </draw:custom-shape>
            <draw:custom-shape draw:style-name="gr26" draw:text-style-name="P2" draw:layer="layout" svg:width="0.093cm" svg:height="0.234cm" svg:x="16.75cm" svg:y="8.744cm">
              <text:p/>
              <draw:enhanced-geometry svg:viewBox="0 0 107 263" draw:mirror-horizontal="true" draw:type="non-primitive" draw:enhanced-path="M 107 0  L 83 64  L 47 152  L 14 230  L 0 263  N"/>
            </draw:custom-shape>
            <draw:custom-shape draw:style-name="gr31" draw:text-style-name="P2" draw:layer="layout" svg:width="2.137cm" svg:height="1.462cm" svg:x="15.223cm" svg:y="6.733cm">
              <text:p/>
              <draw:enhanced-geometry svg:viewBox="0 0 2374 1625" draw:mirror-horizontal="true" draw:type="non-primitive" draw:enhanced-path="M 2374 890  L 2332 948  L 2300 1025  L 2277 1101  L 2265 1159  L 2260 1182  L 2260 1182  L 2185 1198  L 2108 1214  L 2034 1230  L 1965 1246  L 1905 1264  L 1857 1282  L 1823 1302  L 1804 1326  L 1804 1326  L 1781 1397  L 1747 1493  L 1718 1576  L 1705 1611  L 1705 1611  L 1507 1625  L 1507 1625  L 1506 1538  L 1490 1459  L 1464 1388  L 1431 1326  L 1394 1274  L 1356 1231  L 1321 1197  L 1292 1173  L 1272 1159  L 1265 1154  L 1265 1154  L 1293 1087  L 1320 1019  L 1345 952  L 1368 885  L 1388 820  L 1406 758  L 1421 703  L 1431 652  L 1438 607  L 1440 571  L 1437 544  L 1429 528  L 1429 528  L 1419 524  L 1399 523  L 1371 525  L 1336 529  L 1294 536  L 1247 545  L 1193 555  L 1136 568  L 1074 580  L 1009 595  L 942 609  L 873 623  L 803 637  L 733 652  L 663 664  L 594 676  L 527 687  L 463 696  L 401 703  L 345 707  L 293 709  L 246 709  L 206 705  L 206 705  L 179 665  L 147 607  L 112 540  L 79 469  L 48 401  L 24 345  L 7 305  L 0 292  L 0 292  L 5 291  L 20 287  L 45 282  L 78 275  L 120 267  L 167 257  L 222 245  L 282 233  L 346 220  L 415 206  L 486 191  L 561 176  L 638 160  L 715 146  L 793 130  L 870 114  L 946 99  L 1019 85  L 1091 70  L 1158 57  L 1222 45  L 1281 34  L 1333 23  L 1379 16  L 1419 9  L 1449 3  L 1472 1  L 1484 0  L 1484 0  L 1506 4  L 1542 18  L 1589 39  L 1645 66  L 1708 99  L 1776 134  L 1846 173  L 1916 211  L 1984 249  L 2049 285  L 2105 317  L 2154 345  L 2191 366  L 2216 380  L 2224 384  L 2224 384  L 2374 890  L 2374 890  Z N"/>
            </draw:custom-shape>
            <draw:custom-shape draw:style-name="gr29" draw:text-style-name="P2" draw:layer="layout" svg:width="0.099cm" svg:height="0.125cm" svg:x="17.149cm" svg:y="8.083cm">
              <text:p/>
              <draw:enhanced-geometry svg:viewBox="0 0 107 141" draw:mirror-horizontal="true" draw:type="non-primitive" draw:enhanced-path="M 13 141  L 99 128  L 107 63  L 0 0  L 13 141  L 13 141  Z N"/>
            </draw:custom-shape>
            <draw:custom-shape draw:style-name="gr30" draw:text-style-name="P2" draw:layer="layout" svg:width="0.099cm" svg:height="0.125cm" svg:x="17.149cm" svg:y="8.083cm">
              <text:p/>
              <draw:enhanced-geometry svg:viewBox="0 0 107 141" draw:mirror-horizontal="true" draw:type="non-primitive" draw:enhanced-path="M 13 141  L 99 128  L 107 63  L 0 0  L 13 141  L 13 141  N"/>
            </draw:custom-shape>
            <draw:custom-shape draw:style-name="gr20" draw:text-style-name="P2" draw:layer="layout" svg:width="1.075cm" svg:height="1.651cm" svg:x="15.971cm" svg:y="12.715cm">
              <text:p/>
              <draw:enhanced-geometry svg:viewBox="0 0 1196 1834" draw:mirror-horizontal="true" draw:type="non-primitive" draw:enhanced-path="M 124 0  L 162 20  L 204 45  L 249 74  L 298 108  L 349 145  L 402 185  L 455 227  L 511 270  L 565 314  L 618 358  L 670 401  L 720 443  L 768 483  L 812 519  L 852 553  L 889 582  L 919 606  L 943 625  L 961 638  L 961 638  L 1001 656  L 1038 664  L 1072 668  L 1100 678  L 1124 702  L 1141 745  L 1150 815  L 1150 815  L 1153 869  L 1157 929  L 1160 991  L 1165 1056  L 1168 1123  L 1173 1190  L 1177 1254  L 1181 1317  L 1185 1373  L 1188 1424  L 1193 1467  L 1196 1502  L 1196 1502  L 1194 1544  L 1182 1592  L 1159 1640  L 1128 1689  L 1089 1734  L 1044 1774  L 993 1806  L 937 1827  L 880 1834  L 880 1834  L 855 1829  L 829 1815  L 801 1791  L 773 1759  L 744 1721  L 714 1675  L 685 1626  L 656 1571  L 626 1514  L 597 1454  L 567 1391  L 539 1329  L 512 1266  L 486 1204  L 461 1145  L 437 1087  L 415 1034  L 394 984  L 376 941  L 360 904  L 347 873  L 335 852  L 335 852  L 273 756  L 218 669  L 170 589  L 129 514  L 95 448  L 67 386  L 45 331  L 26 281  L 14 236  L 5 196  L 2 162  L 0 132  L 3 105  L 7 82  L 14 63  L 23 47  L 34 34  L 46 24  L 57 15  L 69 10  L 82 5  L 93 3  L 103 0  L 111 0  L 118 0  L 123 0  L 124 0  L 124 0  L 124 0  Z N"/>
            </draw:custom-shape>
            <draw:custom-shape draw:style-name="gr32" draw:text-style-name="P2" draw:layer="layout" svg:width="6.504cm" svg:height="4.991cm" svg:x="16.065cm" svg:y="9.973cm">
              <text:p/>
              <draw:enhanced-geometry svg:viewBox="0 0 7225 5543" draw:mirror-horizontal="true" draw:type="non-primitive" draw:enhanced-path="M 4513 1096  L 4537 1119  L 4563 1145  L 4591 1173  L 4622 1205  L 4654 1239  L 4688 1276  L 4725 1315  L 4762 1355  L 4800 1398  L 4840 1444  L 4882 1490  L 4924 1538  L 4967 1586  L 5010 1636  L 5054 1687  L 5099 1738  L 5144 1790  L 5190 1843  L 5234 1895  L 5279 1949  L 5324 2001  L 5368 2054  L 5413 2106  L 5457 2157  L 5499 2208  L 5540 2256  L 5581 2305  L 5621 2353  L 5659 2398  L 5695 2441  L 5730 2484  L 5764 2523  L 5796 2561  L 5826 2597  L 5853 2630  L 5879 2659  L 5901 2686  L 5922 2711  L 5940 2732  L 5955 2750  L 5967 2763  L 5976 2775  L 5976 2775  L 6007 2810  L 6043 2852  L 6081 2897  L 6122 2946  L 6164 2997  L 6203 3049  L 6241 3100  L 6275 3148  L 6304 3193  L 6326 3235  L 6340 3270  L 6340 3270  L 6355 3307  L 6379 3345  L 6409 3385  L 6443 3425  L 6481 3470  L 6519 3515  L 6556 3562  L 6592 3613  L 6622 3665  L 6647 3721  L 6647 3721  L 6659 3757  L 6672 3800  L 6684 3849  L 6697 3901  L 6710 3957  L 6724 4015  L 6739 4074  L 6753 4134  L 6769 4193  L 6787 4251  L 6805 4305  L 6826 4357  L 6848 4403  L 6871 4445  L 6897 4480  L 6924 4507  L 6955 4527  L 6955 4527  L 7035 4573  L 7103 4627  L 7156 4681  L 7193 4728  L 7217 4762  L 7225 4775  L 7225 4775  L 7135 4874  L 7072 4931  L 7036 4957  L 7025 4964  L 7025 4964  L 6984 5035  L 6940 5099  L 6896 5156  L 6849 5206  L 6802 5250  L 6756 5288  L 6709 5322  L 6663 5352  L 6618 5377  L 6575 5398  L 6534 5417  L 6495 5433  L 6459 5448  L 6427 5460  L 6399 5473  L 6399 5473  L 6387 5477  L 6369 5483  L 6346 5488  L 6319 5493  L 6287 5498  L 6252 5503  L 6212 5508  L 6169 5514  L 6123 5518  L 6074 5523  L 6022 5527  L 5968 5531  L 5912 5534  L 5853 5537  L 5792 5540  L 5730 5541  L 5667 5543  L 5603 5543  L 5537 5543  L 5471 5542  L 5406 5541  L 5340 5537  L 5274 5534  L 5209 5529  L 5146 5524  L 5082 5517  L 5020 5509  L 4959 5500  L 4900 5490  L 4843 5477  L 4788 5465  L 4736 5450  L 4687 5434  L 4641 5416  L 4597 5397  L 4557 5377  L 4522 5354  L 4489 5330  L 4489 5330  L 4462 5304  L 4435 5271  L 4407 5234  L 4377 5191  L 4348 5144  L 4320 5091  L 4290 5037  L 4261 4979  L 4231 4919  L 4203 4858  L 4175 4796  L 4146 4733  L 4120 4670  L 4094 4608  L 4069 4547  L 4045 4488  L 4022 4432  L 4000 4378  L 3981 4328  L 3963 4282  L 3946 4241  L 3931 4205  L 3919 4175  L 3909 4152  L 3900 4135  L 3900 4135  L 3888 4114  L 3873 4081  L 3853 4038  L 3830 3987  L 3804 3929  L 3775 3866  L 3745 3798  L 3713 3727  L 3680 3654  L 3649 3581  L 3616 3508  L 3585 3438  L 3556 3371  L 3529 3309  L 3504 3252  L 3482 3204  L 3465 3163  L 3453 3132  L 3445 3113  L 3442 3106  L 3442 3106  L 3403 3164  L 3363 3221  L 3322 3276  L 3279 3330  L 3236 3382  L 3191 3433  L 3146 3482  L 3102 3530  L 3058 3575  L 3014 3618  L 2971 3659  L 2929 3696  L 2889 3732  L 2851 3765  L 2815 3794  L 2781 3822  L 2749 3845  L 2721 3867  L 2696 3884  L 2674 3899  L 2674 3899  L 2629 3926  L 2591 3951  L 2557 3976  L 2528 4006  L 2506 4046  L 2488 4099  L 2473 4171  L 2463 4265  L 2463 4265  L 2455 4326  L 2440 4387  L 2420 4447  L 2394 4506  L 2366 4563  L 2333 4617  L 2299 4668  L 2264 4715  L 2229 4756  L 2192 4793  L 2158 4822  L 2127 4845  L 2098 4861  L 2074 4867  L 2074 4867  L 1963 4880  L 1867 4889  L 1826 4892  L 1826 4892  L 1752 4926  L 1674 4938  L 1600 4933  L 1532 4919  L 1476 4902  L 1439 4888  L 1425 4881  L 1425 4881  L 1312 4848  L 1245 4811  L 1213 4775  L 1202 4749  L 1202 4738  L 1202 4738  L 1125 4718  L 1055 4685  L 993 4644  L 940 4601  L 896 4560  L 863 4524  L 843 4500  L 836 4490  L 836 4490  L 770 4459  L 726 4404  L 700 4344  L 686 4296  L 683 4277  L 683 4277  L 625 4272  L 569 4261  L 513 4240  L 460 4211  L 407 4172  L 353 4124  L 353 4124  L 302 4062  L 267 4006  L 238 3962  L 204 3933  L 152 3921  L 152 3921  L 83 3910  L 37 3877  L 9 3822  L 0 3744  L 0 3744  L 5 3710  L 19 3663  L 40 3608  L 66 3544  L 97 3478  L 130 3409  L 164 3341  L 196 3275  L 228 3216  L 254 3166  L 276 3128  L 289 3102  L 294 3093  L 294 3093  L 293 3045  L 297 2993  L 307 2938  L 322 2879  L 340 2818  L 362 2755  L 385 2694  L 409 2633  L 435 2574  L 460 2518  L 484 2466  L 505 2417  L 526 2375  L 542 2340  L 553 2313  L 553 2313  L 562 2291  L 576 2262  L 593 2225  L 612 2182  L 634 2133  L 659 2079  L 685 2021  L 714 1960  L 743 1896  L 772 1831  L 803 1766  L 832 1701  L 861 1637  L 889 1575  L 915 1515  L 939 1458  L 960 1408  L 978 1360  L 994 1319  L 1005 1286  L 1013 1260  L 1013 1260  L 1028 1216  L 1052 1163  L 1084 1103  L 1121 1039  L 1162 973  L 1203 907  L 1244 845  L 1283 788  L 1316 740  L 1343 701  L 1360 678  L 1366 668  L 1366 668  L 1411 607  L 1456 547  L 1501 490  L 1547 434  L 1593 381  L 1637 330  L 1680 281  L 1723 236  L 1764 194  L 1802 157  L 1839 123  L 1873 92  L 1905 66  L 1933 45  L 1958 29  L 1981 18  L 1981 18  L 2011 9  L 2052 2  L 2102 0  L 2156 1  L 2216 5  L 2281 12  L 2346 21  L 2412 34  L 2478 47  L 2540 64  L 2599 82  L 2652 101  L 2652 101  L 2700 126  L 2751 159  L 2806 201  L 2860 247  L 2914 297  L 2966 349  L 3016 400  L 3061 449  L 3102 493  L 3135 532  L 3161 561  L 3177 579  L 3182 587  L 3182 587  L 3249 559  L 3314 537  L 3377 521  L 3439 512  L 3498 507  L 3556 506  L 3612 506  L 3667 509  L 3720 512  L 3771 516  L 3771 516  L 3831 522  L 3888 534  L 3943 549  L 3995 569  L 4043 593  L 4092 622  L 4137 656  L 4183 693  L 4183 693  L 4225 735  L 4272 787  L 4321 845  L 4369 905  L 4413 963  L 4453 1015  L 4485 1058  L 4505 1086  L 4513 1096  L 4513 1096  L 4513 1096  Z N"/>
            </draw:custom-shape>
            <draw:custom-shape draw:style-name="gr33" draw:text-style-name="P2" draw:layer="layout" svg:width="0.139cm" svg:height="0.22cm" svg:x="16.862cm" svg:y="12.697cm">
              <text:p/>
              <draw:enhanced-geometry svg:viewBox="0 0 156 247" draw:mirror-horizontal="true" draw:type="non-primitive" draw:enhanced-path="M 0 0  L 53 71  L 100 138  L 135 198  L 156 247  N"/>
            </draw:custom-shape>
            <draw:custom-shape draw:style-name="gr33" draw:text-style-name="P2" draw:layer="layout" svg:width="0.274cm" svg:height="0.405cm" svg:x="16.588cm" svg:y="12.917cm">
              <text:p/>
              <draw:enhanced-geometry svg:viewBox="0 0 307 451" draw:mirror-horizontal="true" draw:type="non-primitive" draw:enhanced-path="M 0 0  L 15 37  L 39 75  L 68 115  L 102 155  L 140 200  L 178 245  L 216 292  L 252 343  L 282 395  L 307 451  N"/>
            </draw:custom-shape>
            <draw:custom-shape draw:style-name="gr33" draw:text-style-name="P2" draw:layer="layout" svg:width="0.279cm" svg:height="0.724cm" svg:x="16.308cm" svg:y="13.322cm">
              <text:p/>
              <draw:enhanced-geometry svg:viewBox="0 0 308 806" draw:mirror-horizontal="true" draw:type="non-primitive" draw:enhanced-path="M 0 0  L 12 36  L 25 79  L 37 127  L 50 180  L 63 235  L 77 293  L 92 353  L 106 412  L 122 472  L 140 528  L 158 584  L 179 636  L 201 682  L 224 724  L 250 759  L 277 786  L 308 806  N"/>
            </draw:custom-shape>
            <draw:custom-shape draw:style-name="gr33" draw:text-style-name="P2" draw:layer="layout" svg:width="0.242cm" svg:height="0.224cm" svg:x="16.066cm" svg:y="14.047cm">
              <text:p/>
              <draw:enhanced-geometry svg:viewBox="0 0 270 248" draw:mirror-horizontal="true" draw:type="non-primitive" draw:enhanced-path="M 0 0  L 80 46  L 148 100  L 201 154  L 238 201  L 262 235  L 270 248  N"/>
            </draw:custom-shape>
            <draw:custom-shape draw:style-name="gr33" draw:text-style-name="P2" draw:layer="layout" svg:width="0.531cm" svg:height="1.075cm" svg:x="18.527cm" svg:y="13.696cm">
              <text:p/>
              <draw:enhanced-geometry svg:viewBox="0 0 589 1195" draw:mirror-horizontal="true" draw:type="non-primitive" draw:enhanced-path="M 589 1195  L 562 1169  L 535 1136  L 507 1099  L 477 1056  L 448 1009  L 420 956  L 390 902  L 361 844  L 331 784  L 303 723  L 275 661  L 246 598  L 220 535  L 194 473  L 169 412  L 145 353  L 122 297  L 100 243  L 81 193  L 63 147  L 46 106  L 31 70  L 19 40  L 9 17  L 0 0  N"/>
            </draw:custom-shape>
            <draw:custom-shape draw:style-name="gr33" draw:text-style-name="P2" draw:layer="layout" svg:width="0.413cm" svg:height="0.926cm" svg:x="19.058cm" svg:y="12.769cm">
              <text:p/>
              <draw:enhanced-geometry svg:viewBox="0 0 458 1029" draw:mirror-horizontal="true" draw:type="non-primitive" draw:enhanced-path="M 458 1029  L 446 1008  L 431 975  L 411 932  L 388 881  L 362 823  L 333 760  L 303 692  L 271 621  L 238 548  L 207 475  L 174 402  L 143 332  L 114 265  L 87 203  L 62 146  L 40 98  L 23 57  L 11 26  L 3 7  L 0 0  N"/>
            </draw:custom-shape>
            <draw:custom-shape draw:style-name="gr33" draw:text-style-name="P2" draw:layer="layout" svg:width="0.689cm" svg:height="0.715cm" svg:x="19.471cm" svg:y="12.769cm">
              <text:p/>
              <draw:enhanced-geometry svg:viewBox="0 0 768 793" draw:mirror-horizontal="true" draw:type="non-primitive" draw:enhanced-path="M 768 0  L 729 58  L 689 115  L 648 170  L 605 224  L 562 276  L 517 327  L 472 376  L 428 424  L 384 469  L 340 512  L 297 553  L 255 590  L 215 626  L 177 659  L 141 688  L 107 716  L 75 739  L 47 761  L 22 778  L 0 793  N"/>
            </draw:custom-shape>
            <draw:custom-shape draw:style-name="gr20" draw:text-style-name="P2" draw:layer="layout" svg:width="2.407cm" svg:height="3.335cm" svg:x="19.707cm" svg:y="10.5cm">
              <text:p/>
              <draw:enhanced-geometry svg:viewBox="0 0 2677 3703" draw:mirror-horizontal="true" draw:type="non-primitive" draw:enhanced-path="M 2677 0  L 2627 41  L 2574 83  L 2521 127  L 2468 171  L 2415 215  L 2362 259  L 2311 303  L 2262 346  L 2216 387  L 2173 427  L 2134 463  L 2099 498  L 2070 529  L 2046 556  L 2029 579  L 2029 579  L 2014 602  L 1995 634  L 1973 673  L 1945 721  L 1916 773  L 1884 830  L 1850 888  L 1815 951  L 1779 1014  L 1743 1076  L 1708 1136  L 1674 1195  L 1641 1251  L 1610 1300  L 1582 1345  L 1557 1382  L 1537 1410  L 1521 1429  L 1521 1429  L 1505 1448  L 1486 1475  L 1462 1509  L 1434 1551  L 1403 1598  L 1371 1650  L 1336 1706  L 1299 1764  L 1263 1826  L 1225 1887  L 1187 1949  L 1151 2009  L 1115 2067  L 1081 2122  L 1050 2173  L 1021 2219  L 996 2259  L 973 2292  L 956 2317  L 956 2317  L 934 2351  L 908 2391  L 882 2438  L 854 2489  L 825 2543  L 798 2600  L 770 2657  L 743 2716  L 718 2773  L 694 2828  L 672 2879  L 653 2927  L 637 2968  L 637 2968  L 608 3033  L 573 3086  L 532 3132  L 489 3171  L 446 3206  L 404 3240  L 367 3275  L 367 3275  L 335 3317  L 301 3377  L 267 3447  L 236 3520  L 209 3590  L 186 3648  L 172 3687  L 167 3703  L 167 3703  L 120 3674  L 95 3640  L 85 3602  L 85 3563  L 91 3519  L 95 3472  L 95 3422  L 84 3370  L 84 3370  L 74 3347  L 60 3329  L 47 3316  L 33 3308  L 21 3301  L 9 3297  L 3 3292  L 0 3286  L 4 3275  L 14 3262  L 31 3241  L 58 3214  L 94 3178  L 142 3133  L 201 3075  L 201 3075  L 252 3024  L 299 2973  L 343 2921  L 385 2869  L 425 2817  L 461 2765  L 494 2714  L 525 2663  L 554 2613  L 581 2563  L 605 2516  L 627 2470  L 648 2424  L 666 2381  L 682 2339  L 696 2301  L 710 2265  L 721 2230  L 731 2199  L 731 2199  L 740 2171  L 754 2137  L 770 2097  L 788 2053  L 809 2004  L 832 1951  L 858 1896  L 884 1837  L 912 1777  L 942 1715  L 971 1652  L 1001 1589  L 1031 1527  L 1062 1466  L 1091 1406  L 1119 1348  L 1148 1292  L 1174 1240  L 1199 1193  L 1221 1150  L 1242 1111  L 1260 1080  L 1276 1053  L 1276 1053  L 1296 1013  L 1315 967  L 1336 914  L 1354 858  L 1372 797  L 1389 735  L 1405 670  L 1420 607  L 1434 543  L 1448 483  L 1460 427  L 1471 375  L 1481 328  L 1491 290  L 1498 259  L 1498 259  L 1512 225  L 1532 195  L 1560 166  L 1593 141  L 1635 121  L 1684 103  L 1741 89  L 1804 78  L 1875 71  L 1953 69  L 2040 70  L 2040 70  L 2129 71  L 2216 68  L 2300 62  L 2378 54  L 2449 44  L 2513 34  L 2569 24  L 2614 15  L 2648 7  L 2670 1  L 2677 0  L 2677 0  L 2677 0  Z N"/>
            </draw:custom-shape>
            <draw:custom-shape draw:style-name="gr33" draw:text-style-name="P2" draw:layer="layout" svg:width="0.58cm" svg:height="0.522cm" svg:x="19.708cm" svg:y="10.5cm">
              <text:p/>
              <draw:enhanced-geometry svg:viewBox="0 0 648 579" draw:mirror-horizontal="true" draw:type="non-primitive" draw:enhanced-path="M 648 0  L 598 41  L 545 83  L 492 127  L 439 171  L 386 215  L 333 259  L 282 303  L 233 346  L 187 387  L 144 427  L 105 463  L 70 498  L 41 529  L 17 556  L 0 579  N"/>
            </draw:custom-shape>
            <draw:custom-shape draw:style-name="gr33" draw:text-style-name="P2" draw:layer="layout" svg:width="0.458cm" svg:height="0.764cm" svg:x="20.288cm" svg:y="11.023cm">
              <text:p/>
              <draw:enhanced-geometry svg:viewBox="0 0 508 850" draw:mirror-horizontal="true" draw:type="non-primitive" draw:enhanced-path="M 508 0  L 493 23  L 474 55  L 452 94  L 424 142  L 395 194  L 363 251  L 329 309  L 294 372  L 258 435  L 222 497  L 187 557  L 153 616  L 120 672  L 89 721  L 61 766  L 36 803  L 16 831  L 0 850  N"/>
            </draw:custom-shape>
            <draw:custom-shape draw:style-name="gr33" draw:text-style-name="P2" draw:layer="layout" svg:width="0.509cm" svg:height="0.801cm" svg:x="20.746cm" svg:y="11.787cm">
              <text:p/>
              <draw:enhanced-geometry svg:viewBox="0 0 565 888" draw:mirror-horizontal="true" draw:type="non-primitive" draw:enhanced-path="M 565 0  L 549 19  L 530 46  L 506 80  L 478 122  L 447 169  L 415 221  L 380 277  L 343 335  L 307 397  L 269 458  L 231 520  L 195 580  L 159 638  L 125 693  L 94 744  L 65 790  L 40 830  L 17 863  L 0 888  N"/>
            </draw:custom-shape>
            <draw:custom-shape draw:style-name="gr33" draw:text-style-name="P2" draw:layer="layout" svg:width="0.287cm" svg:height="0.584cm" svg:x="21.255cm" svg:y="12.588cm">
              <text:p/>
              <draw:enhanced-geometry svg:viewBox="0 0 319 651" draw:mirror-horizontal="true" draw:type="non-primitive" draw:enhanced-path="M 319 0  L 297 34  L 271 74  L 245 121  L 217 172  L 188 226  L 161 283  L 133 340  L 106 399  L 81 456  L 57 511  L 35 562  L 16 610  L 0 651  N"/>
            </draw:custom-shape>
            <draw:custom-shape draw:style-name="gr33" draw:text-style-name="P2" draw:layer="layout" svg:width="0.242cm" svg:height="0.274cm" svg:x="21.544cm" svg:y="13.173cm">
              <text:p/>
              <draw:enhanced-geometry svg:viewBox="0 0 270 307" draw:mirror-horizontal="true" draw:type="non-primitive" draw:enhanced-path="M 270 0  L 241 65  L 206 118  L 165 164  L 122 203  L 79 238  L 37 272  L 0 307  N"/>
            </draw:custom-shape>
            <draw:custom-shape draw:style-name="gr33" draw:text-style-name="P2" draw:layer="layout" svg:width="0.179cm" svg:height="0.387cm" svg:x="21.786cm" svg:y="13.448cm">
              <text:p/>
              <draw:enhanced-geometry svg:viewBox="0 0 200 428" draw:mirror-horizontal="true" draw:type="non-primitive" draw:enhanced-path="M 200 0  L 168 42  L 134 102  L 100 172  L 69 245  L 42 315  L 19 373  L 5 412  L 0 428  N"/>
            </draw:custom-shape>
            <draw:custom-shape draw:style-name="gr34" draw:text-style-name="P2" draw:layer="layout" svg:width="3.641cm" svg:height="2.281cm" svg:x="16.542cm" svg:y="11.189cm">
              <text:p/>
              <draw:enhanced-geometry svg:viewBox="0 0 4042 2535" draw:mirror-horizontal="true" draw:type="non-primitive" draw:enhanced-path="M 3866 2144  L 3898 2184  L 3932 2247  L 3964 2322  L 3995 2399  L 4020 2467  L 4037 2516  L 4042 2535  L 4042 2535  L 3997 2510  L 3951 2482  L 3902 2453  L 3855 2420  L 3805 2385  L 3756 2347  L 3706 2309  L 3657 2269  L 3607 2229  L 3557 2187  L 3507 2144  L 3459 2101  L 3410 2057  L 3362 2013  L 3315 1970  L 3270 1927  L 3226 1886  L 3183 1845  L 3141 1805  L 3101 1767  L 3063 1731  L 3026 1697  L 2992 1664  L 2960 1634  L 2930 1606  L 2903 1582  L 2879 1561  L 2858 1544  L 2840 1529  L 2840 1529  L 2806 1503  L 2766 1471  L 2723 1433  L 2676 1391  L 2627 1345  L 2576 1297  L 2525 1246  L 2475 1196  L 2428 1145  L 2383 1097  L 2341 1050  L 2305 1007  L 2274 969  L 2250 936  L 2233 909  L 2226 890  L 2226 890  L 2216 855  L 2194 813  L 2161 766  L 2120 719  L 2073 675  L 2021 634  L 1965 603  L 1909 583  L 1909 583  L 1871 572  L 1827 552  L 1776 530  L 1721 501  L 1662 472  L 1602 440  L 1542 409  L 1483 379  L 1427 351  L 1374 328  L 1327 310  L 1289 298  L 1258 294  L 1236 299  L 1236 299  L 1206 323  L 1164 357  L 1113 401  L 1058 451  L 999 501  L 942 550  L 890 594  L 845 630  L 811 653  L 811 653  L 774 680  L 730 719  L 681 765  L 631 816  L 579 870  L 529 924  L 483 972  L 483 972  L 443 1008  L 392 1053  L 332 1101  L 267 1152  L 202 1202  L 139 1248  L 85 1290  L 39 1322  L 10 1343  L 0 1351  L 0 1351  L 130 912  L 130 912  L 177 887  L 226 858  L 276 825  L 326 790  L 375 752  L 425 712  L 475 670  L 525 627  L 573 584  L 620 540  L 666 496  L 710 453  L 752 410  L 793 369  L 829 331  L 864 294  L 896 259  L 925 229  L 950 202  L 972 178  L 989 159  L 989 159  L 1044 93  L 1088 43  L 1128 10  L 1171 0  L 1225 15  L 1225 15  L 1261 31  L 1309 50  L 1365 73  L 1429 97  L 1496 122  L 1565 148  L 1631 171  L 1694 192  L 1748 209  L 1793 222  L 1826 229  L 1826 229  L 1871 243  L 1922 275  L 1976 317  L 2031 366  L 2082 415  L 2125 462  L 2156 498  L 2156 498  L 2167 511  L 2183 529  L 2206 554  L 2233 582  L 2265 616  L 2302 654  L 2342 696  L 2385 741  L 2431 789  L 2479 839  L 2529 890  L 2578 942  L 2629 995  L 2680 1048  L 2730 1100  L 2780 1152  L 2827 1202  L 2873 1250  L 2916 1295  L 2955 1337  L 2991 1375  L 3023 1409  L 3049 1439  L 3072 1462  L 3088 1482  L 3088 1482  L 3114 1512  L 3149 1549  L 3190 1594  L 3238 1643  L 3290 1695  L 3344 1750  L 3400 1804  L 3455 1858  L 3507 1909  L 3556 1957  L 3599 1999  L 3636 2034  L 3663 2061  L 3682 2078  L 3688 2085  L 3688 2085  L 3866 2144  L 3866 2144  Z N"/>
            </draw:custom-shape>
            <draw:custom-shape draw:style-name="gr35" draw:text-style-name="P2" draw:layer="layout" svg:width="0.414cm" svg:height="0.31cm" svg:x="16.12cm" svg:y="13.237cm">
              <text:p/>
              <draw:enhanced-geometry svg:viewBox="0 0 459 343" draw:mirror-horizontal="true" draw:type="non-primitive" draw:enhanced-path="M 0 177  L 11 343  L 11 343  L 83 340  L 150 334  L 213 322  L 270 305  L 321 283  L 367 254  L 404 221  L 436 179  L 459 131  L 459 131  L 369 71  L 312 20  L 293 0  L 293 0  L 223 82  L 154 136  L 94 164  L 44 176  L 11 177  L 0 177  L 0 177  L 0 177  Z N"/>
            </draw:custom-shape>
            <draw:custom-shape draw:style-name="gr33" draw:text-style-name="P2" draw:layer="layout" svg:width="0.436cm" svg:height="0.337cm" svg:x="16.449cm" svg:y="12.876cm">
              <text:p/>
              <draw:enhanced-geometry svg:viewBox="0 0 483 377" draw:mirror-horizontal="true" draw:type="non-primitive" draw:enhanced-path="M 0 0  L 86 44  L 164 87  L 234 130  L 296 171  L 349 210  L 395 246  L 430 280  L 457 309  L 475 336  L 483 359  L 482 377  N"/>
            </draw:custom-shape>
            <draw:custom-shape draw:style-name="gr33" draw:text-style-name="P2" draw:layer="layout" svg:width="0.171cm" svg:height="0.13cm" svg:x="16.447cm" svg:y="13.102cm">
              <text:p/>
              <draw:enhanced-geometry svg:viewBox="0 0 189 148" draw:mirror-horizontal="true" draw:type="non-primitive" draw:enhanced-path="M 189 129  L 169 148  L 139 137  L 100 104  L 53 55  L 0 0  N"/>
            </draw:custom-shape>
            <draw:custom-shape draw:style-name="gr33" draw:text-style-name="P2" draw:layer="layout" svg:width="0.22cm" svg:height="0.153cm" svg:x="16.62cm" svg:y="12.949cm">
              <text:p/>
              <draw:enhanced-geometry svg:viewBox="0 0 246 166" draw:mirror-horizontal="true" draw:type="non-primitive" draw:enhanced-path="M 246 166  L 168 99  L 87 47  L 25 12  L 0 0  N"/>
            </draw:custom-shape>
            <draw:custom-shape draw:style-name="gr33" draw:text-style-name="P2" draw:layer="layout" svg:width="0.297cm" svg:height="0.396cm" svg:x="16.267cm" svg:y="13.768cm">
              <text:p/>
              <draw:enhanced-geometry svg:viewBox="0 0 330 439" draw:mirror-horizontal="true" draw:type="non-primitive" draw:enhanced-path="M 330 439  L 295 399  L 253 353  L 208 301  L 161 246  L 116 191  L 75 137  L 40 86  L 14 39  L 0 0  N"/>
            </draw:custom-shape>
            <draw:custom-shape draw:style-name="gr33" draw:text-style-name="P2" draw:layer="layout" svg:width="0.076cm" svg:height="0.117cm" svg:x="16.566cm" svg:y="13.664cm">
              <text:p/>
              <draw:enhanced-geometry svg:viewBox="0 0 83 130" draw:mirror-horizontal="true" draw:type="non-primitive" draw:enhanced-path="M 83 117  L 71 78  L 55 43  L 38 16  L 21 1  L 8 0  L 0 19  L 1 61  L 12 130  N"/>
            </draw:custom-shape>
            <draw:custom-shape draw:style-name="gr33" draw:text-style-name="P2" draw:layer="layout" svg:width="0.266cm" svg:height="0.435cm" svg:x="16.363cm" svg:y="13.782cm">
              <text:p/>
              <draw:enhanced-geometry svg:viewBox="0 0 296 486" draw:mirror-horizontal="true" draw:type="non-primitive" draw:enhanced-path="M 0 0  L 14 61  L 30 119  L 49 176  L 69 230  L 92 281  L 118 327  L 146 370  L 179 408  L 214 439  L 254 465  L 296 486  N"/>
            </draw:custom-shape>
            <draw:custom-shape draw:style-name="gr33" draw:text-style-name="P2" draw:layer="layout" svg:width="0.396cm" svg:height="0.048cm" svg:x="16.192cm" svg:y="14.344cm">
              <text:p/>
              <draw:enhanced-geometry svg:viewBox="0 0 437 54" draw:mirror-horizontal="true" draw:type="non-primitive" draw:enhanced-path="M 437 0  L 367 23  L 296 40  L 230 50  L 165 54  L 104 51  L 50 42  L 0 25  N"/>
            </draw:custom-shape>
            <draw:custom-shape draw:style-name="gr33" draw:text-style-name="P2" draw:layer="layout" svg:width="0.192cm" svg:height="0.252cm" svg:x="16.139cm" svg:y="13.282cm">
              <text:p/>
              <draw:enhanced-geometry svg:viewBox="0 0 214 284" draw:mirror-horizontal="true" draw:type="non-primitive" draw:enhanced-path="M 0 0  L 68 59  L 119 110  L 156 155  L 182 197  L 200 239  L 214 284  N"/>
            </draw:custom-shape>
            <draw:custom-shape draw:style-name="gr33" draw:text-style-name="P2" draw:layer="layout" svg:width="0.027cm" svg:height="0.427cm" svg:x="16.11cm" svg:y="13.534cm">
              <text:p/>
              <draw:enhanced-geometry svg:viewBox="0 0 34 473" draw:mirror-horizontal="true" draw:type="non-primitive" draw:enhanced-path="M 0 0  L 8 48  L 14 115  L 20 192  L 25 273  L 29 349  L 31 414  L 32 458  L 34 473  N"/>
            </draw:custom-shape>
            <draw:custom-shape draw:style-name="gr33" draw:text-style-name="P2" draw:layer="layout" svg:width="0.108cm" svg:height="0.588cm" svg:x="18.645cm" svg:y="11.671cm">
              <text:p/>
              <draw:enhanced-geometry svg:viewBox="0 0 119 651" draw:mirror-horizontal="true" draw:type="non-primitive" draw:enhanced-path="M 0 0  L 23 33  L 45 74  L 63 120  L 79 171  L 92 227  L 103 286  L 111 346  L 117 408  L 119 470  L 119 532  L 115 592  L 108 651  N"/>
            </draw:custom-shape>
            <draw:custom-shape draw:style-name="gr33" draw:text-style-name="P2" draw:layer="layout" svg:width="0.108cm" svg:height="1.404cm" svg:x="18.654cm" svg:y="12.26cm">
              <text:p/>
              <draw:enhanced-geometry svg:viewBox="0 0 120 1561" draw:mirror-horizontal="true" draw:type="non-primitive" draw:enhanced-path="M 120 0  L 115 25  L 110 56  L 104 90  L 98 127  L 92 169  L 84 213  L 77 262  L 69 311  L 61 365  L 53 420  L 46 478  L 38 538  L 32 598  L 25 660  L 19 723  L 14 787  L 9 851  L 5 915  L 2 979  L 0 1044  L 0 1107  L 0 1169  L 2 1230  L 6 1290  L 11 1349  L 18 1406  L 26 1460  L 36 1511  L 49 1561  N"/>
            </draw:custom-shape>
            <draw:custom-shape draw:style-name="gr33" draw:text-style-name="P2" draw:layer="layout" svg:width="0.265cm" svg:height="1.116cm" svg:x="19.918cm" svg:y="11.27cm">
              <text:p/>
              <draw:enhanced-geometry svg:viewBox="0 0 294 1241" draw:mirror-horizontal="true" draw:type="non-primitive" draw:enhanced-path="M 294 0  L 284 71  L 272 143  L 261 213  L 248 283  L 234 352  L 219 421  L 205 489  L 189 556  L 173 621  L 157 684  L 141 745  L 126 804  L 111 860  L 96 915  L 81 965  L 68 1013  L 54 1057  L 42 1098  L 31 1135  L 21 1168  L 12 1198  L 5 1221  L 0 1241  N"/>
            </draw:custom-shape>
            <draw:custom-shape draw:style-name="gr33" draw:text-style-name="P2" draw:layer="layout" svg:width="0.094cm" svg:height="0.476cm" svg:x="20.185cm" svg:y="12.386cm">
              <text:p/>
              <draw:enhanced-geometry svg:viewBox="0 0 107 533" draw:mirror-horizontal="true" draw:type="non-primitive" draw:enhanced-path="M 107 0  L 93 53  L 78 121  L 63 196  L 47 276  L 32 354  L 20 424  L 9 481  L 3 518  L 0 533  N"/>
            </draw:custom-shape>
            <draw:custom-shape draw:style-name="gr33" draw:text-style-name="P2" draw:layer="layout" svg:width="0.063cm" svg:height="0.563cm" svg:x="21.029cm" svg:y="13.579cm">
              <text:p/>
              <draw:enhanced-geometry svg:viewBox="0 0 73 626" draw:mirror-horizontal="true" draw:type="non-primitive" draw:enhanced-path="M 0 626  L 10 571  L 22 517  L 33 462  L 44 406  L 54 351  L 62 294  L 69 238  L 73 180  L 71 121  L 67 61  L 57 0  N"/>
            </draw:custom-shape>
            <draw:custom-shape draw:style-name="gr33" draw:text-style-name="P2" draw:layer="layout" svg:width="0.378cm" svg:height="1.233cm" svg:x="20.67cm" svg:y="12.346cm">
              <text:p/>
              <draw:enhanced-geometry svg:viewBox="0 0 418 1372" draw:mirror-horizontal="true" draw:type="non-primitive" draw:enhanced-path="M 4 1372  L 0 1344  L 0 1311  L 4 1271  L 9 1227  L 17 1180  L 29 1127  L 41 1072  L 56 1014  L 73 953  L 91 891  L 110 826  L 130 762  L 152 696  L 175 632  L 196 566  L 219 503  L 241 441  L 264 379  L 285 322  L 307 266  L 327 214  L 347 167  L 365 122  L 380 84  L 395 50  L 408 22  L 418 0  N"/>
            </draw:custom-shape>
            <draw:custom-shape draw:style-name="gr33" draw:text-style-name="P2" draw:layer="layout" svg:width="0.233cm" svg:height="0.549cm" svg:x="20.238cm" svg:y="11.068cm">
              <text:p/>
              <draw:enhanced-geometry svg:viewBox="0 0 260 613" draw:mirror-horizontal="true" draw:type="non-primitive" draw:enhanced-path="M 260 0  L 252 32  L 242 61  L 228 92  L 211 122  L 192 157  L 171 197  L 146 242  L 120 295  L 92 358  L 63 430  L 33 515  L 0 613  N"/>
            </draw:custom-shape>
            <draw:custom-shape draw:style-name="gr33" draw:text-style-name="P2" draw:layer="layout" svg:width="0.72cm" svg:height="1.597cm" svg:x="20.472cm" svg:y="11.617cm">
              <text:p/>
              <draw:enhanced-geometry svg:viewBox="0 0 801 1775" draw:mirror-horizontal="true" draw:type="non-primitive" draw:enhanced-path="M 801 0  L 789 38  L 776 77  L 760 120  L 743 167  L 724 214  L 703 265  L 682 317  L 659 372  L 634 427  L 609 485  L 583 544  L 557 603  L 530 663  L 502 724  L 474 785  L 445 846  L 416 907  L 388 968  L 359 1028  L 331 1088  L 303 1146  L 275 1203  L 247 1260  L 221 1316  L 195 1368  L 170 1419  L 147 1468  L 124 1515  L 104 1559  L 83 1600  L 65 1638  L 48 1672  L 34 1704  L 20 1732  L 9 1756  L 0 1775  N"/>
            </draw:custom-shape>
            <draw:custom-shape draw:style-name="gr33" draw:text-style-name="P2" draw:layer="layout" svg:width="0.233cm" svg:height="0.621cm" svg:x="21.192cm" svg:y="13.214cm">
              <text:p/>
              <draw:enhanced-geometry svg:viewBox="0 0 262 688" draw:mirror-horizontal="true" draw:type="non-primitive" draw:enhanced-path="M 262 0  L 240 45  L 216 89  L 191 132  L 164 174  L 138 217  L 112 260  L 87 304  L 65 351  L 44 398  L 27 449  L 14 504  L 5 560  L 0 621  L 3 688  N"/>
            </draw:custom-shape>
            <draw:custom-shape draw:style-name="gr33" draw:text-style-name="P2" draw:layer="layout" svg:width="0.108cm" svg:height="0.381cm" svg:x="21.422cm" svg:y="13.836cm">
              <text:p/>
              <draw:enhanced-geometry svg:viewBox="0 0 123 426" draw:mirror-horizontal="true" draw:type="non-primitive" draw:enhanced-path="M 118 0  L 123 107  L 122 193  L 115 258  L 102 310  L 84 349  L 61 378  L 33 403  L 0 426  N"/>
            </draw:custom-shape>
            <draw:custom-shape draw:style-name="gr33" draw:text-style-name="P2" draw:layer="layout" svg:width="0.054cm" svg:height="0.319cm" svg:x="21.476cm" svg:y="13.898cm">
              <text:p/>
              <draw:enhanced-geometry svg:viewBox="0 0 63 356" draw:mirror-horizontal="true" draw:type="non-primitive" draw:enhanced-path="M 0 356  L 22 300  L 43 237  L 58 169  L 63 102  L 56 44  L 36 0  N"/>
            </draw:custom-shape>
            <draw:custom-shape draw:style-name="gr33" draw:text-style-name="P2" draw:layer="layout" svg:width="0.126cm" svg:height="0.211cm" svg:x="20.59cm" svg:y="14.133cm">
              <text:p/>
              <draw:enhanced-geometry svg:viewBox="0 0 141 236" draw:mirror-horizontal="true" draw:type="non-primitive" draw:enhanced-path="M 0 236  L 64 167  L 110 119  L 136 83  L 141 47  L 119 0  N"/>
            </draw:custom-shape>
            <draw:custom-shape draw:style-name="gr33" draw:text-style-name="P2" draw:layer="layout" svg:width="0.099cm" svg:height="0.328cm" svg:x="20.521cm" svg:y="13.804cm">
              <text:p/>
              <draw:enhanced-geometry svg:viewBox="0 0 106 367" draw:mirror-horizontal="true" draw:type="non-primitive" draw:enhanced-path="M 13 367  L 0 317  L 5 253  L 24 183  L 50 115  L 78 56  L 98 16  L 106 0  N"/>
            </draw:custom-shape>
            <draw:custom-shape draw:style-name="gr33" draw:text-style-name="P2" draw:layer="layout" svg:width="0.198cm" svg:height="0.328cm" svg:x="20.522cm" svg:y="13.804cm">
              <text:p/>
              <draw:enhanced-geometry svg:viewBox="0 0 220 367" draw:mirror-horizontal="true" draw:type="non-primitive" draw:enhanced-path="M 220 0  L 159 69  L 108 125  L 66 173  L 34 215  L 13 252  L 1 287  L 0 326  L 8 367  N"/>
            </draw:custom-shape>
            <draw:custom-shape draw:style-name="gr33" draw:text-style-name="P2" draw:layer="layout" svg:width="0.22cm" svg:height="0.233cm" svg:x="20.716cm" svg:y="14.133cm">
              <text:p/>
              <draw:enhanced-geometry svg:viewBox="0 0 248 261" draw:mirror-horizontal="true" draw:type="non-primitive" draw:enhanced-path="M 248 0  L 246 52  L 215 104  L 166 152  L 109 195  L 56 230  L 16 253  L 0 261  N"/>
            </draw:custom-shape>
            <draw:custom-shape draw:style-name="gr33" draw:text-style-name="P2" draw:layer="layout" svg:width="0.116cm" svg:height="0.566cm" svg:x="21.278cm" svg:y="13.759cm">
              <text:p/>
              <draw:enhanced-geometry svg:viewBox="0 0 131 628" draw:mirror-horizontal="true" draw:type="non-primitive" draw:enhanced-path="M 0 628  L 28 576  L 51 513  L 71 442  L 88 367  L 100 290  L 110 215  L 118 147  L 124 89  L 128 42  L 131 12  L 131 0  N"/>
            </draw:custom-shape>
            <draw:custom-shape draw:style-name="gr33" draw:text-style-name="P2" draw:layer="layout" svg:width="0.094cm" svg:height="0.584cm" svg:x="21.216cm" svg:y="13.759cm">
              <text:p/>
              <draw:enhanced-geometry svg:viewBox="0 0 105 651" draw:mirror-horizontal="true" draw:type="non-primitive" draw:enhanced-path="M 34 0  L 60 57  L 80 115  L 94 173  L 101 233  L 105 292  L 104 351  L 97 407  L 88 460  L 74 508  L 58 554  L 40 592  L 21 625  L 0 651  N"/>
            </draw:custom-shape>
            <draw:custom-shape draw:style-name="gr33" draw:text-style-name="P2" draw:layer="layout" svg:width="0.13cm" svg:height="0.287cm" svg:x="21.544cm" svg:y="13.836cm">
              <text:p/>
              <draw:enhanced-geometry svg:viewBox="0 0 146 318" draw:mirror-horizontal="true" draw:type="non-primitive" draw:enhanced-path="M 146 0  L 81 23  L 37 58  L 11 103  L 0 152  L 0 200  L 7 246  L 16 283  L 25 309  L 29 318  N"/>
            </draw:custom-shape>
            <draw:custom-shape draw:style-name="gr33" draw:text-style-name="P2" draw:layer="layout" svg:width="0.103cm" svg:height="0.287cm" svg:x="21.543cm" svg:y="13.836cm">
              <text:p/>
              <draw:enhanced-geometry svg:viewBox="0 0 117 318" draw:mirror-horizontal="true" draw:type="non-primitive" draw:enhanced-path="M 0 318  L 21 231  L 52 145  L 83 71  L 108 19  L 117 0  N"/>
            </draw:custom-shape>
            <draw:custom-shape draw:style-name="gr33" draw:text-style-name="P2" draw:layer="layout" svg:width="0.081cm" svg:height="0.233cm" svg:x="21.732cm" svg:y="13.791cm">
              <text:p/>
              <draw:enhanced-geometry svg:viewBox="0 0 88 261" draw:mirror-horizontal="true" draw:type="non-primitive" draw:enhanced-path="M 52 261  L 28 221  L 11 195  L 1 178  L 0 162  L 6 143  L 22 114  L 49 68  L 88 0  N"/>
            </draw:custom-shape>
            <draw:custom-shape draw:style-name="gr33" draw:text-style-name="P2" draw:layer="layout" svg:width="0.297cm" svg:height="0.563cm" svg:x="21.434cm" svg:y="13.227cm">
              <text:p/>
              <draw:enhanced-geometry svg:viewBox="0 0 330 627" draw:mirror-horizontal="true" draw:type="non-primitive" draw:enhanced-path="M 0 627  L 30 574  L 62 520  L 94 465  L 125 409  L 157 355  L 188 300  L 217 247  L 244 194  L 270 143  L 293 93  L 313 46  L 330 0  N"/>
            </draw:custom-shape>
            <draw:custom-shape draw:style-name="gr33" draw:text-style-name="P2" draw:layer="layout" svg:width="0.202cm" svg:height="0.467cm" svg:x="21.233cm" svg:y="12.76cm">
              <text:p/>
              <draw:enhanced-geometry svg:viewBox="0 0 223 521" draw:mirror-horizontal="true" draw:type="non-primitive" draw:enhanced-path="M 0 521  L 23 456  L 52 383  L 84 308  L 118 231  L 150 159  L 179 96  L 202 45  L 217 12  L 223 0  N"/>
            </draw:custom-shape>
            <draw:custom-shape draw:style-name="gr33" draw:text-style-name="P2" draw:layer="layout" svg:width="0.054cm" svg:height="0.256cm" svg:x="20.152cm" svg:y="10.608cm">
              <text:p/>
              <draw:enhanced-geometry svg:viewBox="0 0 60 284" draw:mirror-horizontal="true" draw:type="non-primitive" draw:enhanced-path="M 60 284  L 20 199  L 3 106  L 0 30  L 1 0  N"/>
            </draw:custom-shape>
            <draw:custom-shape draw:style-name="gr33" draw:text-style-name="P2" draw:layer="layout" svg:width="0.035cm" svg:height="0.266cm" svg:x="20.319cm" svg:y="10.779cm">
              <text:p/>
              <draw:enhanced-geometry svg:viewBox="0 0 36 295" draw:mirror-horizontal="true" draw:type="non-primitive" draw:enhanced-path="M 36 295  L 16 205  L 4 107  L 1 31  L 0 0  N"/>
            </draw:custom-shape>
            <draw:custom-shape draw:style-name="gr33" draw:text-style-name="P2" draw:layer="layout" svg:width="0.04cm" svg:height="0.761cm" svg:x="20.504cm" svg:y="10.68cm">
              <text:p/>
              <draw:enhanced-geometry svg:viewBox="0 0 44 841" draw:mirror-horizontal="true" draw:type="non-primitive" draw:enhanced-path="M 23 0  L 33 83  L 40 166  L 43 246  L 44 325  L 43 402  L 41 475  L 36 544  L 31 607  L 25 665  L 19 716  L 14 759  L 8 794  L 4 820  L 1 836  L 0 841  N"/>
            </draw:custom-shape>
            <draw:custom-shape draw:style-name="gr33" draw:text-style-name="P2" draw:layer="layout" svg:width="0.072cm" svg:height="0.638cm" svg:x="20.842cm" svg:y="11.216cm">
              <text:p/>
              <draw:enhanced-geometry svg:viewBox="0 0 79 710" draw:mirror-horizontal="true" draw:type="non-primitive" draw:enhanced-path="M 31 710  L 14 655  L 4 594  L 0 526  L 1 455  L 6 383  L 15 311  L 26 241  L 38 177  L 51 119  L 61 70  L 71 33  L 77 9  L 79 0  N"/>
            </draw:custom-shape>
            <draw:custom-shape draw:style-name="gr33" draw:text-style-name="P2" draw:layer="layout" svg:width="0.233cm" svg:height="0.913cm" svg:x="21.084cm" svg:y="11.707cm">
              <text:p/>
              <draw:enhanced-geometry svg:viewBox="0 0 259 1016" draw:mirror-horizontal="true" draw:type="non-primitive" draw:enhanced-path="M 0 1016  L 4 931  L 10 847  L 21 766  L 34 685  L 49 609  L 66 535  L 84 464  L 104 397  L 124 333  L 144 275  L 163 220  L 182 172  L 201 128  L 216 90  L 231 58  L 242 32  L 252 14  L 257 3  L 259 0  N"/>
            </draw:custom-shape>
            <draw:custom-shape draw:style-name="gr33" draw:text-style-name="P2" draw:layer="layout" svg:width="0.054cm" svg:height="0.427cm" svg:x="21.521cm" svg:y="12.683cm">
              <text:p/>
              <draw:enhanced-geometry svg:viewBox="0 0 60 473" draw:mirror-horizontal="true" draw:type="non-primitive" draw:enhanced-path="M 60 0  L 44 116  L 31 214  L 21 296  L 13 361  L 7 411  L 4 446  L 1 467  L 0 473  N"/>
            </draw:custom-shape>
            <draw:custom-shape draw:style-name="gr33" draw:text-style-name="P2" draw:layer="layout" svg:width="0.306cm" svg:height="0.306cm" svg:x="21.575cm" svg:y="13.111cm">
              <text:p/>
              <draw:enhanced-geometry svg:viewBox="0 0 340 343" draw:mirror-horizontal="true" draw:type="non-primitive" draw:enhanced-path="M 340 0  L 269 73  L 203 138  L 144 197  L 95 247  L 54 288  L 25 318  L 5 338  L 0 343  N"/>
            </draw:custom-shape>
            <draw:custom-shape draw:style-name="gr33" draw:text-style-name="P2" draw:layer="layout" svg:width="0.157cm" svg:height="0.278cm" svg:x="21.881cm" svg:y="13.417cm">
              <text:p/>
              <draw:enhanced-geometry svg:viewBox="0 0 177 308" draw:mirror-horizontal="true" draw:type="non-primitive" draw:enhanced-path="M 177 0  L 149 73  L 126 135  L 102 189  L 76 236  L 43 275  L 0 308  N"/>
            </draw:custom-shape>
            <draw:custom-shape draw:style-name="gr33" draw:text-style-name="P2" draw:layer="layout" svg:width="0.311cm" svg:height="0.715cm" svg:x="21.326cm" svg:y="10.617cm">
              <text:p/>
              <draw:enhanced-geometry svg:viewBox="0 0 343 795" draw:mirror-horizontal="true" draw:type="non-primitive" draw:enhanced-path="M 343 0  L 309 60  L 276 115  L 246 168  L 216 216  L 189 263  L 164 307  L 140 351  L 118 394  L 97 437  L 79 480  L 62 525  L 46 573  L 33 622  L 20 676  L 9 732  L 0 795  N"/>
            </draw:custom-shape>
            <draw:custom-shape draw:style-name="gr33" draw:text-style-name="P2" draw:layer="layout" svg:width="0.454cm" svg:height="1.03cm" svg:x="21.639cm" svg:y="11.333cm">
              <text:p/>
              <draw:enhanced-geometry svg:viewBox="0 0 506 1145" draw:mirror-horizontal="true" draw:type="non-primitive" draw:enhanced-path="M 506 0  L 498 46  L 488 96  L 473 149  L 457 203  L 438 260  L 418 320  L 394 380  L 370 441  L 344 503  L 317 564  L 290 625  L 262 685  L 233 743  L 206 800  L 178 854  L 151 905  L 125 952  L 100 997  L 76 1036  L 53 1071  L 33 1102  L 16 1127  L 0 1145  N"/>
            </draw:custom-shape>
            <draw:custom-shape draw:style-name="gr33" draw:text-style-name="P2" draw:layer="layout" svg:width="0.166cm" svg:height="0.162cm" svg:x="19.316cm" svg:y="12.62cm">
              <text:p/>
              <draw:enhanced-geometry svg:viewBox="0 0 188 178" draw:mirror-horizontal="true" draw:type="non-primitive" draw:enhanced-path="M 0 178  L 34 127  L 56 93  L 69 70  L 83 54  L 102 42  L 135 25  L 188 0  N"/>
            </draw:custom-shape>
            <draw:custom-shape draw:style-name="gr33" draw:text-style-name="P2" draw:layer="layout" svg:width="0.297cm" svg:height="0.328cm" svg:x="19.017cm" svg:y="12.291cm">
              <text:p/>
              <draw:enhanced-geometry svg:viewBox="0 0 330 366" draw:mirror-horizontal="true" draw:type="non-primitive" draw:enhanced-path="M 0 366  L 58 331  L 115 279  L 171 219  L 222 157  L 266 98  L 300 47  L 323 13  L 330 0  N"/>
            </draw:custom-shape>
            <draw:custom-shape draw:style-name="gr33" draw:text-style-name="P2" draw:layer="layout" svg:width="0.117cm" svg:height="1.115cm" svg:x="19.004cm" svg:y="11.176cm">
              <text:p/>
              <draw:enhanced-geometry svg:viewBox="0 0 133 1241" draw:mirror-horizontal="true" draw:type="non-primitive" draw:enhanced-path="M 118 1241  L 125 1186  L 131 1127  L 133 1064  L 133 998  L 132 929  L 129 859  L 123 788  L 116 716  L 108 644  L 99 573  L 90 503  L 80 436  L 70 370  L 60 309  L 49 251  L 39 197  L 30 148  L 22 105  L 14 69  L 9 39  L 4 18  L 1 4  L 0 0  N"/>
            </draw:custom-shape>
          </draw:g>
          <draw:custom-shape draw:style-name="gr33" draw:text-style-name="P2" draw:layer="layout" svg:width="0.089cm" svg:height="0.427cm" svg:x="18.946cm" svg:y="12.107cm">
            <text:p/>
            <draw:enhanced-geometry svg:viewBox="0 0 100 473" draw:mirror-horizontal="true" draw:type="non-primitive" draw:enhanced-path="M 83 0  L 96 84  L 100 157  L 98 222  L 89 280  L 74 334  L 53 382  L 28 429  L 0 473  N"/>
          </draw:custom-shape>
          <draw:custom-shape draw:style-name="gr33" draw:text-style-name="P2" draw:layer="layout" svg:width="0.13cm" svg:height="0.319cm" svg:x="19.037cm" svg:y="12.535cm">
            <text:p/>
            <draw:enhanced-geometry svg:viewBox="0 0 142 355" draw:mirror-horizontal="true" draw:type="non-primitive" draw:enhanced-path="M 142 0  L 112 53  L 94 110  L 80 167  L 69 223  L 54 274  L 33 319  L 0 355  N"/>
          </draw:custom-shape>
          <draw:custom-shape draw:style-name="gr33" draw:text-style-name="P2" draw:layer="layout" svg:width="0.297cm" svg:height="0.058cm" svg:x="19.166cm" svg:y="12.815cm">
            <text:p/>
            <draw:enhanced-geometry svg:viewBox="0 0 329 68" draw:mirror-horizontal="true" draw:type="non-primitive" draw:enhanced-path="M 329 47  L 273 68  L 202 65  L 129 50  L 63 27  L 17 8  L 0 0  N"/>
          </draw:custom-shape>
          <draw:custom-shape draw:style-name="gr33" draw:text-style-name="P2" draw:layer="layout" svg:width="0.044cm" svg:height="0.562cm" svg:x="18.537cm" svg:y="12.09cm">
            <text:p/>
            <draw:enhanced-geometry svg:viewBox="0 0 51 626" draw:mirror-horizontal="true" draw:type="non-primitive" draw:enhanced-path="M 0 0  L 13 83  L 24 154  L 34 214  L 42 267  L 49 316  L 51 361  L 51 405  L 48 452  L 41 503  L 29 559  L 12 626  N"/>
          </draw:custom-shape>
          <draw:custom-shape draw:style-name="gr33" draw:text-style-name="P2" draw:layer="layout" svg:width="0.148cm" svg:height="0.949cm" svg:x="18.573cm" svg:y="12.652cm">
            <text:p/>
            <draw:enhanced-geometry svg:viewBox="0 0 164 1053" draw:mirror-horizontal="true" draw:type="non-primitive" draw:enhanced-path="M 164 0  L 152 45  L 141 99  L 130 158  L 117 223  L 106 292  L 94 364  L 82 438  L 71 514  L 61 587  L 51 661  L 40 731  L 32 797  L 25 858  L 17 912  L 11 960  L 6 999  L 3 1029  L 1 1047  L 0 1053  N"/>
          </draw:custom-shape>
          <draw:custom-shape draw:style-name="gr34" draw:text-style-name="P2" draw:layer="layout" svg:width="0.954cm" svg:height="1.584cm" svg:x="20.279cm" svg:y="12.846cm">
            <text:p/>
            <draw:enhanced-geometry svg:viewBox="0 0 1061 1763" draw:mirror-horizontal="true" draw:type="non-primitive" draw:enhanced-path="M 1061 0  L 1051 70  L 1042 141  L 1032 213  L 1023 283  L 1013 351  L 1004 418  L 994 482  L 983 544  L 973 603  L 963 659  L 953 711  L 941 758  L 929 800  L 917 837  L 904 868  L 891 893  L 876 912  L 861 923  L 861 923  L 828 942  L 784 970  L 732 1007  L 673 1050  L 612 1097  L 552 1145  L 495 1193  L 442 1238  L 401 1279  L 370 1313  L 355 1338  L 355 1338  L 344 1408  L 350 1466  L 355 1490  L 355 1490  L 295 1546  L 247 1616  L 209 1687  L 186 1742  L 178 1763  L 178 1763  L 0 1738  L 0 1738  L 37 1667  L 85 1598  L 137 1535  L 187 1479  L 230 1435  L 260 1407  L 272 1397  L 272 1397  L 278 1373  L 290 1343  L 304 1308  L 324 1268  L 346 1222  L 371 1174  L 400 1120  L 430 1064  L 463 1005  L 497 944  L 533 882  L 570 817  L 608 753  L 646 687  L 684 622  L 722 558  L 759 495  L 797 433  L 833 373  L 867 317  L 900 263  L 930 213  L 958 166  L 983 126  L 1006 89  L 1025 58  L 1040 33  L 1051 15  L 1058 3  L 1061 0  L 1061 0  L 1061 0  Z N"/>
          </draw:custom-shape>
          <draw:custom-shape draw:style-name="gr33" draw:text-style-name="P2" draw:layer="layout" svg:width="0.53cm" svg:height="1.584cm" svg:x="20.991cm" svg:y="10.749cm">
            <text:p/>
            <draw:enhanced-geometry svg:viewBox="0 0 590 1760" draw:mirror-horizontal="true" draw:type="non-primitive" draw:enhanced-path="M 590 0  L 582 24  L 572 53  L 561 87  L 549 127  L 535 170  L 521 217  L 505 268  L 488 321  L 470 379  L 450 439  L 431 500  L 411 565  L 391 629  L 370 696  L 349 764  L 327 830  L 306 898  L 284 966  L 262 1033  L 240 1100  L 219 1165  L 198 1229  L 178 1290  L 157 1350  L 138 1408  L 119 1461  L 102 1512  L 85 1559  L 69 1602  L 54 1642  L 40 1676  L 28 1705  L 17 1729  L 8 1747  L 0 1760  N"/>
          </draw:custom-shape>
          <draw:custom-shape draw:style-name="gr33" draw:text-style-name="P2" draw:layer="layout" svg:width="0.616cm" svg:height="0.863cm" svg:x="21.521cm" svg:y="12.333cm">
            <text:p/>
            <draw:enhanced-geometry svg:viewBox="0 0 683 959" draw:mirror-horizontal="true" draw:type="non-primitive" draw:enhanced-path="M 683 0  L 668 19  L 650 46  L 628 80  L 602 120  L 572 165  L 541 214  L 507 267  L 469 323  L 432 381  L 392 441  L 353 501  L 312 561  L 272 620  L 233 676  L 193 731  L 156 783  L 120 829  L 86 871  L 54 907  L 26 937  L 0 959  N"/>
          </draw:custom-shape>
          <draw:custom-shape draw:style-name="gr33" draw:text-style-name="P2" draw:layer="layout" svg:width="0.149cm" svg:height="0.459cm" svg:x="22.136cm" svg:y="13.196cm">
            <text:p/>
            <draw:enhanced-geometry svg:viewBox="0 0 167 509" draw:mirror-horizontal="true" draw:type="non-primitive" draw:enhanced-path="M 167 0  L 121 47  L 85 103  L 58 168  L 37 236  L 22 304  L 12 367  L 5 424  L 3 468  L 2 497  L 0 509  N"/>
          </draw:custom-shape>
          <draw:custom-shape draw:style-name="gr33" draw:text-style-name="P2" draw:layer="layout" svg:width="0.108cm" svg:height="0.62cm" svg:x="22.178cm" svg:y="13.035cm">
            <text:p/>
            <draw:enhanced-geometry svg:viewBox="0 0 120 686" draw:mirror-horizontal="true" draw:type="non-primitive" draw:enhanced-path="M 1 686  L 0 623  L 0 562  L 3 500  L 6 440  L 13 380  L 21 321  L 32 263  L 44 208  L 60 153  L 77 100  L 98 50  L 120 0  N"/>
          </draw:custom-shape>
          <draw:custom-shape draw:style-name="gr33" draw:text-style-name="P2" draw:layer="layout" svg:width="0.554cm" svg:height="0.999cm" svg:x="21.624cm" svg:y="12.036cm">
            <text:p/>
            <draw:enhanced-geometry svg:viewBox="0 0 615 1113" draw:mirror-horizontal="true" draw:type="non-primitive" draw:enhanced-path="M 0 1113  L 14 1087  L 32 1057  L 52 1023  L 76 986  L 103 945  L 131 902  L 162 856  L 194 808  L 228 758  L 262 706  L 296 654  L 331 600  L 365 547  L 397 491  L 430 437  L 461 383  L 490 330  L 517 277  L 542 227  L 564 177  L 582 129  L 597 83  L 608 41  L 615 0  N"/>
          </draw:custom-shape>
          <draw:custom-shape draw:style-name="gr33" draw:text-style-name="P2" draw:layer="layout" svg:width="0.328cm" svg:height="0.945cm" svg:x="21.296cm" svg:y="11.091cm">
            <text:p/>
            <draw:enhanced-geometry svg:viewBox="0 0 364 1051" draw:mirror-horizontal="true" draw:type="non-primitive" draw:enhanced-path="M 0 1051  L 6 1003  L 18 947  L 32 888  L 51 824  L 71 757  L 94 689  L 117 619  L 142 548  L 168 479  L 194 411  L 220 345  L 245 282  L 269 223  L 292 168  L 312 121  L 329 79  L 344 45  L 355 20  L 362 4  L 364 0  N"/>
          </draw:custom-shape>
          <draw:custom-shape draw:style-name="gr33" draw:text-style-name="P2" draw:layer="layout" svg:width="0.446cm" svg:height="1.039cm" svg:x="21.295cm" svg:y="11.091cm">
            <text:p/>
            <draw:enhanced-geometry svg:viewBox="0 0 495 1159" draw:mirror-horizontal="true" draw:type="non-primitive" draw:enhanced-path="M 495 0  L 477 30  L 458 68  L 437 111  L 416 158  L 393 209  L 370 265  L 347 323  L 322 385  L 297 447  L 272 509  L 247 574  L 222 637  L 197 700  L 174 763  L 150 823  L 127 880  L 106 935  L 84 986  L 65 1031  L 46 1072  L 29 1108  L 14 1136  L 0 1159  N"/>
          </draw:custom-shape>
          <draw:custom-shape draw:style-name="gr33" draw:text-style-name="P2" draw:layer="layout" svg:width="0.491cm" svg:height="0.842cm" svg:x="21.74cm" svg:y="12.13cm">
            <text:p/>
            <draw:enhanced-geometry svg:viewBox="0 0 543 932" draw:mirror-horizontal="true" draw:type="non-primitive" draw:enhanced-path="M 543 0  L 527 26  L 505 59  L 481 97  L 454 141  L 424 191  L 392 243  L 359 300  L 324 357  L 289 417  L 254 477  L 218 538  L 184 598  L 150 656  L 118 713  L 89 766  L 61 815  L 38 860  L 17 899  L 0 932  N"/>
          </draw:custom-shape>
          <draw:custom-shape draw:style-name="gr33" draw:text-style-name="P2" draw:layer="layout" svg:width="0.134cm" svg:height="0.53cm" svg:x="22.233cm" svg:y="12.972cm">
            <text:p/>
            <draw:enhanced-geometry svg:viewBox="0 0 152 592" draw:mirror-horizontal="true" draw:type="non-primitive" draw:enhanced-path="M 152 0  L 128 53  L 105 107  L 83 160  L 65 214  L 48 270  L 34 324  L 21 378  L 12 433  L 5 487  L 1 540  L 0 592  N"/>
          </draw:custom-shape>
          <draw:custom-shape draw:style-name="gr31" draw:text-style-name="P2" draw:layer="layout" svg:width="0.125cm" svg:height="0.108cm" svg:x="16.753cm" svg:y="8.11cm">
            <text:p/>
            <draw:enhanced-geometry svg:viewBox="0 0 139 122" draw:mirror-horizontal="true" draw:type="non-primitive" draw:enhanced-path="M 108 5  L 127 38  L 139 74  L 124 107  L 124 107  L 76 113  L 47 120  L 38 122  L 38 122  L 8 81  L 0 39  L 14 0  L 14 0  L 64 1  L 96 4  L 108 5  L 108 5  L 108 5  Z N"/>
          </draw:custom-shape>
          <draw:custom-shape draw:style-name="gr31" draw:text-style-name="P2" draw:layer="layout" svg:width="0.067cm" svg:height="0.107cm" svg:x="17.19cm" svg:y="8.102cm">
            <text:p/>
            <draw:enhanced-geometry svg:viewBox="0 0 75 120" draw:mirror-horizontal="true" draw:type="non-primitive" draw:enhanced-path="M 63 14  L 74 46  L 75 86  L 64 117  L 64 117  L 43 119  L 28 120  L 22 120  L 22 120  L 0 67  L 5 21  L 13 0  L 13 0  L 41 4  L 57 10  L 63 14  L 63 14  L 63 14  Z N"/>
          </draw:custom-shape>
        </draw:g>
        <presentation:notes draw:style-name="dp2">
          <draw:page-thumbnail draw:layer="layout" svg:width="13.472cm" svg:height="9.327cm" svg:x="3.126cm" svg:y="1.896cm" draw:page-number="13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answer</text:p>
          </draw:text-box>
        </draw:frame>
        <draw:frame presentation:style-name="pr5" draw:text-style-name="P2" draw:layer="layout" svg:width="22.649cm" svg:height="16.934cm" svg:x="3.597cm" svg:y="1.058cm" presentation:class="outline" presentation:user-transformed="true">
          <draw:text-box>
            <text:list text:style-name="L6">
              <text:list-item>
                <text:p text:style-name="P7">no, it's <text:span text:style-name="T18">not</text:span> a conforming program</text:p>
                <text:list text:style-name="L7">
                  <text:list-item>
                    <text:p text:style-name="P8">6.3.2.1 paragraph 1, sentence 2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0.398cm" svg:height="11.056cm" svg:x="4.957cm" svg:y="6.324cm">
          <text:p text:style-name="P9"><text:span text:style-name="T13">typedef struct</text:span></text:p>
          <text:p text:style-name="P9"><text:span text:style-name="T14">{</text:span></text:p>
          <text:p text:style-name="P9"><text:span text:style-name="T14"><text:s text:c="4"/></text:span><text:span text:style-name="T13">int</text:span><text:span text:style-name="T14"> member;</text:span></text:p>
          <text:p text:style-name="P9"><text:span text:style-name="T14">}</text:span></text:p>
          <text:p text:style-name="P9"><text:span text:style-name="T14">wibble;</text:span></text:p>
          <text:p text:style-name="P9"><text:span text:style-name="T14"/></text:p>
          <text:p text:style-name="P9"><text:span text:style-name="T14">wibble * f(</text:span><text:span text:style-name="T13">void</text:span><text:span text:style-name="T14">)</text:span></text:p>
          <text:p text:style-name="P9"><text:span text:style-name="T14">{</text:span></text:p>
          <text:p text:style-name="P9"><text:span text:style-name="T14"><text:s text:c="4"/></text:span><text:span text:style-name="T14">wibble w;</text:span></text:p>
          <text:p text:style-name="P9"><text:span text:style-name="T14"><text:s text:c="4"/></text:span><text:span text:style-name="T14">...</text:span></text:p>
          <text:p text:style-name="P9"><text:span text:style-name="T14"><text:s text:c="4"/></text:span><text:span text:style-name="T13">return</text:span><text:span text:style-name="T14"> &amp;w ;</text:span></text:p>
          <text:p text:style-name="P9"><text:span text:style-name="T14">}</text:span></text:p>
          <text:p text:style-name="P9"><text:span text:style-name="T15"/></text:p>
          <text:p text:style-name="P9"><text:span text:style-name="T13">void</text:span><text:span text:style-name="T15"> use(</text:span><text:span text:style-name="T13">void</text:span><text:span text:style-name="T15">)</text:span></text:p>
          <text:p text:style-name="P9"><text:span text:style-name="T15">{</text:span></text:p>
          <text:p text:style-name="P9"><text:span text:style-name="T15"><text:s text:c="4"/></text:span><text:span text:style-name="T15">f()-&gt;member = 42;</text:span></text:p>
          <text:p text:style-name="P9"><text:span text:style-name="T15">}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10.958cm" svg:y1="11.918cm" svg:x2="16.559cm" svg:y2="7.923cm">
          <text:p/>
        </draw:line>
        <draw:custom-shape draw:style-name="gr37" draw:text-style-name="P2" draw:layer="layout" svg:width="10.799cm" svg:height="6.19cm" svg:x="16.96cm" svg:y="6.923cm">
          <text:list text:style-name="L12">
            <text:list-item>
              <text:p text:style-name="P4"><text:span text:style-name="T23"><text:s/></text:span><text:span text:style-name="T23">w has auto storage class</text:span></text:p>
              <text:p text:style-name="P4"><text:span text:style-name="T23"/></text:p>
            </text:list-item>
            <text:list-item>
              <text:p text:style-name="P4"><text:span text:style-name="T23"><text:s/></text:span><text:span text:style-name="T23">f( ) points to an object whose lifetime has ended</text:span></text:p>
              <text:p text:style-name="P4"><text:span text:style-name="T23"/></text:p>
            </text:list-item>
            <text:list-item>
              <text:p text:style-name="P4"><text:span text:style-name="T23"><text:s/></text:span><text:span text:style-name="T23">f( ) </text:span><text:span text:style-name="T24"></text:span><text:span text:style-name="T23"> member is an object whose lifetime has ende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11.601cm" svg:height="2.601cm" svg:x="15.558cm" svg:y="8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3.472cm" svg:height="9.327cm" svg:x="3.126cm" svg:y="1.896cm" draw:page-number="14" presentation:class="page"/>
          <draw:frame presentation:style-name="pr7" draw:text-style-name="P2" draw:layer="layout" svg:width="14.394cm" svg:height="11.242cm" svg:x="2.963cm" svg:y="11.861cm" presentation:class="notes" presentation:user-transformed="true">
            <draw:text-box>
              <text:p text:style-name="P13"><text:span text:style-name="T3">6.5.3.2 Address and indirection operators</text:span></text:p>
              <text:p text:style-name="P13"><text:span text:style-name="T3">The unary * operator denotes indirection. ... If an invalid value has been assigned to the pointer, the behaviour of the unary * operator is undefined. 83)</text:span></text:p>
              <text:p text:style-name="P13"><text:span text:style-name="T3"/></text:p>
              <text:p text:style-name="P13"><text:span text:style-name="T3">83) Among the invalid values for dereferencing a pointer by the unary * operator are a null pointer, an address inappropriately aligned for the type of the object pointed to, and the address of an object after the end of its lifetime.</text:span></text:p>
            </draw:text-box>
          </draw:frame>
        </presentation:notes>
      </draw:page>
      <draw:page draw:name="* operator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* operator</text:p>
          </draw:text-box>
        </draw:frame>
        <draw:frame presentation:style-name="pr6" draw:text-style-name="P2" draw:layer="layout" svg:width="22.649cm" svg:height="17.992cm" svg:x="3.597cm" svg:y="1.058cm" presentation:class="outline" presentation:user-transformed="true">
          <draw:text-box>
            <text:list text:style-name="L6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list text:style-name="L7">
                  <text:list-header>
                    <text:p text:style-name="P8"><text:span text:style-name="T3"/></text:p>
                    <text:p text:style-name="P8"><text:span text:style-name="T3"/></text:p>
                    <text:p text:style-name="P8"><text:span text:style-name="T3"/></text:p>
                  </text:list-header>
                  <text:list-item>
                    <text:p text:style-name="P8"><text:span text:style-name="T3">ptr points to an object</text:span></text:p>
                  </text:list-item>
                  <text:list-item>
                    <text:p text:style-name="P8"><text:span text:style-name="T3">*ptr is an lvalue</text:span></text:p>
                  </text:list-item>
                  <text:list-item>
                    <text:p text:style-name="P8"><text:span text:style-name="T3">*ptr is a modifiable lvalue</text:span></text:p>
                    <text:list>
                      <text:list-item>
                        <text:p text:style-name="P8"><text:span text:style-name="T3">(not array, incomplete, const)</text:span></text:p>
                      </text:list-item>
                    </text:list>
                  </text:list-item>
                  <text:list-item>
                    <text:p text:style-name="P8"><text:span text:style-name="T3">*ptr is </text:span><text:span text:style-name="T12">not</text:span><text:span text:style-name="T3"> converted to a value</text:span></text:p>
                    <text:list>
                      <text:list-item>
                        <text:p text:style-name="P8"><text:span text:style-name="T3">(left hand side of assignment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9" draw:text-style-name="P2" draw:layer="layout" svg:width="3.201cm" svg:height="3.295cm" svg:x="19.76cm" svg:y="6.429cm">
          <text:p text:style-name="P4"><text:span text:style-name="T16">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601cm" svg:height="3.436cm" svg:x="7.157cm" svg:y="5.935cm">
          <text:p text:style-name="P9"><text:span text:style-name="T13">void</text:span><text:span text:style-name="T14"> star(wibble w)</text:span></text:p>
          <text:p text:style-name="P9"><text:span text:style-name="T15">{</text:span></text:p>
          <text:p text:style-name="P9"><text:span text:style-name="T15"><text:s text:c="4"/></text:span><text:span text:style-name="T15">wibble * ptr = &amp;w;</text:span></text:p>
          <text:p text:style-name="P9"><text:span text:style-name="T15"><text:s text:c="4"/></text:span><text:span text:style-name="T15">*ptr = w;</text:span></text:p>
          <text:p text:style-name="P9"><text:span text:style-name="T15">}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20.157cm" svg:y1="8.326cm" svg:x2="13.357cm" svg:y2="8.326cm">
          <text:p/>
        </draw:line>
        <draw:custom-shape draw:style-name="gr2" draw:text-style-name="P2" draw:layer="layout" svg:width="21.36cm" svg:height="3.649cm" svg:x="4.957cm" svg:y="1.323cm">
          <text:p text:style-name="P4"><text:span text:style-name="T4">6.5.3.2 Address and indirection operators</text:span></text:p>
          <text:p text:style-name="P4"><text:span text:style-name="T4">para 4 - The unary * operator denotes indirection. If the operand ... points to an </text:span><text:span text:style-name="T5">object</text:span><text:span text:style-name="T4">, the result is an </text:span><text:span text:style-name="T5">lvalue</text:span><text:span text:style-name="T4"> designating the </text:span><text:span text:style-name="T5">object</text:span><text:span text:style-name="T4">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5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&amp; operator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&amp; operator</text:p>
          </draw:text-box>
        </draw:frame>
        <draw:frame presentation:style-name="pr6" draw:text-style-name="P2" draw:layer="layout" svg:width="22.649cm" svg:height="17.992cm" svg:x="3.597cm" svg:y="1.058cm" presentation:class="outline" presentation:user-transformed="true">
          <draw:text-box>
            <text:list text:style-name="L6">
              <text:list-header>
                <text:p text:style-name="P7"/>
                <text:p text:style-name="P7"/>
                <text:p text:style-name="P7"/>
                <text:p text:style-name="P7"/>
                <text:list text:style-name="L7">
                  <text:list-header>
                    <text:p text:style-name="P8"/>
                    <text:p text:style-name="P8"/>
                    <text:p text:style-name="P8"/>
                  </text:list-header>
                </text:list>
              </text:list-header>
            </text:list>
          </draw:text-box>
        </draw:frame>
        <draw:custom-shape draw:style-name="gr3" draw:text-style-name="P2" draw:layer="layout" svg:width="14.799cm" svg:height="2.801cm" svg:x="5.556cm" svg:y="7.131cm">
          <text:p text:style-name="P9"><text:span text:style-name="T13">void</text:span><text:span text:style-name="T14"> cancel_one_way(wibble w)</text:span></text:p>
          <text:p text:style-name="P9"><text:span text:style-name="T14">{</text:span></text:p>
          <text:p text:style-name="P9"><text:span text:style-name="T15"><text:s text:c="4"/></text:span><text:span text:style-name="T15">*&amp;w = w;</text:span></text:p>
          <text:p text:style-name="P9"><text:span text:style-name="T15">}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96cm" svg:height="5.343cm" svg:x="4.357cm" svg:y="1.323cm">
          <text:p text:style-name="P4"><text:span text:style-name="T4">6.5.3.2 Address and indirection operators</text:span></text:p>
          <text:p text:style-name="P4"><text:span text:style-name="T4">para 3 - The unary &amp; operator yields the address of its operand. ... If the operand is the result of a unary * operator, neither that operator, nor the &amp; operator is evaluated and the result is as if both were omitted, ... and the result is not an </text:span><text:span text:style-name="T5">lvalue</text:span><text:span text:style-name="T4">.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21.355cm" svg:y1="8.929cm" svg:x2="11.358cm" svg:y2="8.924cm">
          <text:p/>
        </draw:line>
        <draw:custom-shape draw:style-name="gr9" draw:text-style-name="P2" draw:layer="layout" svg:width="3.201cm" svg:height="3.295cm" svg:x="20.955cm" svg:y="7.131cm">
          <text:p text:style-name="P4"><text:span text:style-name="T16">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.601cm" svg:height="5.341cm" svg:x="5.556cm" svg:y="10.328cm">
          <text:p text:style-name="P9"><text:span text:style-name="T13">void</text:span><text:span text:style-name="T14"> cancel_other_way(wibble w)</text:span></text:p>
          <text:p text:style-name="P9"><text:span text:style-name="T14">{</text:span></text:p>
          <text:p text:style-name="P9"><text:span text:style-name="T15"><text:s text:c="4"/></text:span><text:span text:style-name="T15">wibble * ptr;</text:span></text:p>
          <text:p text:style-name="P9"><text:span text:style-name="T15"/></text:p>
          <text:p text:style-name="P9"><text:span text:style-name="T15"><text:s text:c="6"/></text:span><text:span text:style-name="T15">ptr = &amp;w;</text:span></text:p>
          <text:p text:style-name="P9"><text:span text:style-name="T15"/></text:p>
          <text:p text:style-name="P9"><text:span text:style-name="T15"><text:s text:c="4"/></text:span><text:span text:style-name="T15">&amp;*ptr = &amp;w;</text:span></text:p>
          <text:p text:style-name="P9"><text:span text:style-name="T15">}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21.356cm" svg:y1="14.53cm" svg:x2="12.554cm" svg:y2="14.543cm">
          <text:p/>
        </draw:line>
        <draw:custom-shape draw:style-name="gr9" draw:text-style-name="P2" draw:layer="layout" svg:width="3.201cm" svg:height="3.295cm" svg:x="21.158cm" svg:y="11.448cm">
          <text:p text:style-name="P4"><text:span text:style-name="T16">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21.356cm" svg:y1="13.331cm" svg:x2="12.554cm" svg:y2="13.344cm">
          <text:p/>
        </draw:line>
        <draw:custom-shape draw:style-name="gr9" draw:text-style-name="P2" draw:layer="layout" svg:width="3.418cm" svg:height="2.787cm" svg:x="21.14cm" svg:y="13.141cm">
          <text:p text:style-name="P4"><text:span text:style-name="T25">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799cm" svg:height="1.108cm" svg:x="5.556cm" svg:y="16.62cm">
          <text:p text:style-name="P4"><text:span text:style-name="T26">The last operator controls the lvalueness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367cm" svg:height="1.998cm" svg:x="3.956cm" svg:y="16.126cm">
          <text:p/>
          <draw:enhanced-geometry svg:viewBox="0 0 3099 4329" draw:type="non-primitive" draw:enhanced-path="M 560 4145  L 531 4097  L 510 4048  L 495 3998  L 487 3947  L 486 3896  L 490 3845  L 501 3792  L 516 3741  L 0 3741  L 0 3641  L 559 3641  L 584 3599  L 610 3557  L 641 3516  L 673 3476  L 746 3399  L 826 3326  L 913 3260  L 1005 3202  L 1101 3152  L 1198 3110  L 1296 3080  L 1393 3060  L 1441 3055  L 1488 3053  L 1534 3054  L 1578 3059  L 1623 3067  L 1665 3080  L 1705 3095  L 1743 3116  L 1778 3139  L 1812 3168  L 1844 3201  L 1873 3238  L 1873 0  L 1947 0  L 1974 59  L 2004 115  L 2075 224  L 2155 329  L 2242 430  L 2432 632  L 2529 735  L 2626 842  L 2719 955  L 2806 1075  L 2848 1138  L 2887 1204  L 2924 1271  L 2958 1343  L 2989 1417  L 3016 1494  L 3041 1575  L 3062 1659  L 3078 1748  L 3089 1840  L 3097 1937  L 3099 2038  L 3097 2112  L 3092 2187  L 3072 2336  L 3038 2483  L 2992 2627  L 2964 2698  L 2934 2766  L 2902 2834  L 2867 2900  L 2789 3026  L 2703 3144  L 2754 3034  L 2799 2929  L 2838 2826  L 2872 2727  L 2899 2632  L 2922 2538  L 2939 2449  L 2951 2362  L 2958 2278  L 2959 2196  L 2956 2116  L 2949 2038  L 2935 1963  L 2918 1889  L 2896 1818  L 2871 1748  L 2840 1679  L 2805 1612  L 2767 1547  L 2724 1481  L 2628 1353  L 2517 1228  L 2393 1104  L 2255 980  L 2107 853  L 1947 726  L 1947 3475  L 1945 3517  L 1939 3558  L 1917 3641  L 2433 3641  L 2433 3741  L 1874 3741  L 1823 3825  L 1792 3866  L 1760 3906  L 1687 3983  L 1607 4055  L 1520 4121  L 1428 4179  L 1332 4230  L 1235 4272  L 1136 4303  L 1040 4322  L 992 4327  L 945 4329  L 898 4328  L 854 4324  L 810 4315  L 768 4304  L 728 4287  L 690 4268  L 654 4243  L 621 4214  L 589 4182  L 560 4145  Z N"/>
        </draw:custom-shape>
        <draw:line draw:style-name="gr8" draw:text-style-name="P10" draw:layer="layout" svg:x1="17.961cm" svg:y1="6.724cm" svg:x2="17.961cm" svg:y2="5.921cm">
          <text:p/>
        </draw:line>
        <presentation:notes draw:style-name="dp2">
          <draw:page-thumbnail draw:layer="layout" svg:width="13.472cm" svg:height="9.327cm" svg:x="3.126cm" svg:y="1.896cm" draw:page-number="16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(cast) operator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(cast) operator</text:p>
          </draw:text-box>
        </draw:frame>
        <draw:frame presentation:style-name="pr3" draw:layer="layout" svg:width="22.649cm" svg:height="17.185cm" svg:x="3.597cm" svg:y="1.058cm" presentation:class="outline" presentation:placeholder="true" presentation:user-transformed="true">
          <draw:text-box/>
        </draw:frame>
        <draw:custom-shape draw:style-name="gr2" draw:text-style-name="P2" draw:layer="layout" svg:width="21.96cm" svg:height="4.496cm" svg:x="4.357cm" svg:y="1.323cm">
          <text:p text:style-name="P4"><text:span text:style-name="T4">6.5.4 Cast operators</text:span></text:p>
          <text:p text:style-name="P4"><text:span text:style-name="T4">para 2 - Unless the type name specifies a void type, the type name </text:span><text:span text:style-name="T5">shall</text:span><text:span text:style-name="T4"> specify qualified or unqualified </text:span><text:span text:style-name="T5">scalar</text:span><text:span text:style-name="T4"> type and the operand </text:span><text:span text:style-name="T5">shall</text:span><text:span text:style-name="T4"> have scalar type.</text:span></text:p>
          <text:p text:style-name="P4"><text:span text:style-name="T4">Footnote: A cast does not yield an </text:span><text:span text:style-name="T5">lvalue</text:span><text:span text:style-name="T4">.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0.002cm" svg:height="8.516cm" svg:x="5.159cm" svg:y="6.923cm">
          <text:p text:style-name="P9"><text:span text:style-name="T13">void</text:span><text:span text:style-name="T14"> casting(</text:span><text:span text:style-name="T13">void</text:span><text:span text:style-name="T14">) </text:span></text:p>
          <text:p text:style-name="P9"><text:span text:style-name="T15">{</text:span></text:p>
          <text:p text:style-name="P9"><text:span text:style-name="T15"><text:s text:c="4"/></text:span><text:span text:style-name="T13">int</text:span><text:span text:style-name="T15"> x;</text:span></text:p>
          <text:p text:style-name="P9"><text:span text:style-name="T15"/></text:p>
          <text:p text:style-name="P9"><text:span text:style-name="T15"><text:s text:c="9"/></text:span><text:span text:style-name="T15">x = 42;</text:span></text:p>
          <text:p text:style-name="P9"><text:span text:style-name="T15"/></text:p>
          <text:p text:style-name="P9"><text:span text:style-name="T15"/></text:p>
          <text:p text:style-name="P9"><text:span text:style-name="T15"><text:s text:c="4"/></text:span><text:span text:style-name="T15">(</text:span><text:span text:style-name="T13">int</text:span><text:span text:style-name="T15">)x = 42;</text:span></text:p>
          <text:p text:style-name="P9"><text:span text:style-name="T15"><text:line-break/></text:span><text:span text:style-name="T15"/></text:p>
          <text:p text:style-name="P9"><text:span text:style-name="T15"><text:s text:c="4"/></text:span><text:span text:style-name="T15">(</text:span><text:span text:style-name="T13">int</text:span><text:span text:style-name="T15">[])42;</text:span></text:p>
          <text:p text:style-name="P9"><text:span text:style-name="T15"/></text:p>
          <text:p text:style-name="P9"><text:span text:style-name="T15">}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16.959cm" svg:y1="9.922cm" svg:x2="12.558cm" svg:y2="9.935cm">
          <text:p/>
        </draw:line>
        <draw:line draw:style-name="gr8" draw:text-style-name="P10" draw:layer="layout" svg:x1="16.941cm" svg:y1="11.712cm" svg:x2="12.54cm" svg:y2="11.725cm">
          <text:p/>
        </draw:line>
        <draw:line draw:style-name="gr8" draw:text-style-name="P10" draw:layer="layout" svg:x1="16.96cm" svg:y1="13.741cm" svg:x2="11.558cm" svg:y2="13.754cm">
          <text:p/>
        </draw:line>
        <draw:custom-shape draw:style-name="gr9" draw:text-style-name="P2" draw:layer="layout" svg:width="3.201cm" svg:height="3.295cm" svg:x="16.559cm" svg:y="7.924cm">
          <text:p text:style-name="P4"><text:span text:style-name="T16">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417cm" svg:height="2.787cm" svg:x="16.541cm" svg:y="10.323cm">
          <text:p text:style-name="P4"><text:span text:style-name="T25">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417cm" svg:height="2.787cm" svg:x="16.559cm" svg:y="12.338cm">
          <text:p text:style-name="P4"><text:span text:style-name="T25">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799cm" svg:height="1.108cm" svg:x="6.156cm" svg:y="16.62cm">
          <text:p text:style-name="P4"><text:span text:style-name="T26">In C++ sometimes the result of a cast </text:span><text:span text:style-name="T27">is</text:span><text:span text:style-name="T26"> an lvalue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367cm" svg:height="1.998cm" svg:x="4.555cm" svg:y="16.126cm">
          <text:p/>
          <draw:enhanced-geometry svg:viewBox="0 0 3099 4329" draw:type="non-primitive" draw:enhanced-path="M 560 4145  L 531 4097  L 510 4048  L 495 3998  L 487 3947  L 486 3896  L 490 3845  L 501 3792  L 516 3741  L 0 3741  L 0 3641  L 559 3641  L 584 3599  L 610 3557  L 641 3516  L 673 3476  L 746 3399  L 826 3326  L 913 3260  L 1005 3202  L 1101 3152  L 1198 3110  L 1296 3080  L 1393 3060  L 1441 3055  L 1488 3053  L 1534 3054  L 1578 3059  L 1623 3067  L 1665 3080  L 1705 3095  L 1743 3116  L 1778 3139  L 1812 3168  L 1844 3201  L 1873 3238  L 1873 0  L 1947 0  L 1974 59  L 2004 115  L 2075 224  L 2155 329  L 2242 430  L 2432 632  L 2529 735  L 2626 842  L 2719 955  L 2806 1075  L 2848 1138  L 2887 1204  L 2924 1271  L 2958 1343  L 2989 1417  L 3016 1494  L 3041 1575  L 3062 1659  L 3078 1748  L 3089 1840  L 3097 1937  L 3099 2038  L 3097 2112  L 3092 2187  L 3072 2336  L 3038 2483  L 2992 2627  L 2964 2698  L 2934 2766  L 2902 2834  L 2867 2900  L 2789 3026  L 2703 3144  L 2754 3034  L 2799 2929  L 2838 2826  L 2872 2727  L 2899 2632  L 2922 2538  L 2939 2449  L 2951 2362  L 2958 2278  L 2959 2196  L 2956 2116  L 2949 2038  L 2935 1963  L 2918 1889  L 2896 1818  L 2871 1748  L 2840 1679  L 2805 1612  L 2767 1547  L 2724 1481  L 2628 1353  L 2517 1228  L 2393 1104  L 2255 980  L 2107 853  L 1947 726  L 1947 3475  L 1945 3517  L 1939 3558  L 1917 3641  L 2433 3641  L 2433 3741  L 1874 3741  L 1823 3825  L 1792 3866  L 1760 3906  L 1687 3983  L 1607 4055  L 1520 4121  L 1428 4179  L 1332 4230  L 1235 4272  L 1136 4303  L 1040 4322  L 992 4327  L 945 4329  L 898 4328  L 854 4324  L 810 4315  L 768 4304  L 728 4287  L 690 4268  L 654 4243  L 621 4214  L 589 4182  L 560 4145  Z N"/>
        </draw:custom-shape>
        <draw:line draw:style-name="gr8" draw:text-style-name="P10" draw:layer="layout" svg:x1="12.757cm" svg:y1="6.725cm" svg:x2="12.757cm" svg:y2="5.927cm">
          <text:p/>
        </draw:line>
        <draw:custom-shape draw:style-name="gr37" draw:text-style-name="P2" draw:layer="layout" svg:width="5.997cm" svg:height="1.108cm" svg:x="18.561cm" svg:y="11.126cm">
          <text:p text:style-name="P4"><text:span text:style-name="T19">cast is not lvalue</text:span></text:p>
          <draw:enhanced-geometry svg:viewBox="0 0 21600 21600" draw:type="mso-spt202" draw:enhanced-path="M 0 0 L 21600 0 21600 21600 0 21600 0 0 Z N"/>
        </draw:custom-shape>
        <draw:custom-shape draw:style-name="gr37" draw:text-style-name="P2" draw:layer="layout" svg:width="8.4cm" svg:height="1.108cm" svg:x="18.561cm" svg:y="13.123cm">
          <text:p text:style-name="P4"><text:span text:style-name="T19">int[ ] is not scalar typ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7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compound literal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compound literals</text:p>
          </draw:text-box>
        </draw:frame>
        <draw:frame presentation:style-name="pr3" draw:layer="layout" svg:width="22.649cm" svg:height="17.185cm" svg:x="3.597cm" svg:y="1.058cm" presentation:class="outline" presentation:placeholder="true" presentation:user-transformed="true">
          <draw:text-box/>
        </draw:frame>
        <draw:custom-shape draw:style-name="gr2" draw:text-style-name="P2" draw:layer="layout" svg:width="21.96cm" svg:height="5.343cm" svg:x="4.357cm" svg:y="1.323cm">
          <text:p text:style-name="P4"><text:span text:style-name="T4">6.5.2.5 Compound literals</text:span></text:p>
          <text:p text:style-name="P4"><text:span text:style-name="T4">para 4 - A postfix expression that consists of a parenthesized type, followed by a brace enclosed list of </text:span><text:span text:style-name="T5">initializers</text:span><text:span text:style-name="T4"> is a compound literal. It provides an unnamed </text:span><text:span text:style-name="T5">object</text:span><text:span text:style-name="T4"> whose </text:span><text:span text:style-name="T5">value</text:span><text:span text:style-name="T4"> is given by the </text:span><text:span text:style-name="T5">initializer</text:span><text:span text:style-name="T4"> </text:span><text:span text:style-name="T5">list</text:span><text:span text:style-name="T4">. ... </text:span></text:p>
          <text:p text:style-name="P4"><text:span text:style-name="T4">para 5 - The result is an </text:span><text:span text:style-name="T5">lvalue</text:span><text:span text:style-name="T4">.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4.199cm" svg:height="7.246cm" svg:x="6.359cm" svg:y="9.428cm">
          <text:p text:style-name="P9"><text:span text:style-name="T13">void</text:span><text:span text:style-name="T14"> compound_literals(</text:span><text:span text:style-name="T13">void</text:span><text:span text:style-name="T14">) </text:span></text:p>
          <text:p text:style-name="P9"><text:span text:style-name="T15">{</text:span></text:p>
          <text:p text:style-name="P9"><text:span text:style-name="T15"/></text:p>
          <text:p text:style-name="P9"><text:span text:style-name="T15"><text:s text:c="4"/></text:span><text:span text:style-name="T13">int</text:span><text:span text:style-name="T15"> x[] = (</text:span><text:span text:style-name="T13">int</text:span><text:span text:style-name="T15">[]){1,2,3};</text:span></text:p>
          <text:p text:style-name="P9"><text:span text:style-name="T15"/></text:p>
          <text:p text:style-name="P9"><text:span text:style-name="T15"><text:s text:c="4"/></text:span></text:p>
          <text:p text:style-name="P9"><text:span text:style-name="T15"><text:s text:c="4"/></text:span><text:span text:style-name="T15">(</text:span><text:span text:style-name="T13">int</text:span><text:span text:style-name="T15">[]){1,2,3} [0] = 0;</text:span></text:p>
          <text:p text:style-name="P9"><text:span text:style-name="T15"/></text:p>
          <text:p text:style-name="P9"><text:span text:style-name="T15"/></text:p>
          <text:p text:style-name="P9"><text:span text:style-name="T15"><text:s text:c="4"/></text:span><text:span text:style-name="T15">(</text:span><text:span text:style-name="T13">int</text:span><text:span text:style-name="T15">){1} = 2;</text:span></text:p>
          <text:p text:style-name="P9"><text:span text:style-name="T15">}</text:span></text:p>
          <draw:enhanced-geometry svg:viewBox="0 0 21600 21600" draw:type="mso-spt202" draw:enhanced-path="M 0 0 L 21600 0 21600 21600 0 21600 0 0 Z N"/>
        </draw:custom-shape>
        <draw:custom-shape draw:style-name="gr37" draw:text-style-name="P2" draw:layer="layout" svg:width="11.201cm" svg:height="1.615cm" svg:x="12.96cm" svg:y="7.311cm">
          <text:p text:style-name="P4"><text:span text:style-name="T28">this is </text:span><text:span text:style-name="T29">not</text:span><text:span text:style-name="T28"> a cast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14.16cm" svg:y1="8.828cm" svg:x2="14.16cm" svg:y2="11.426cm">
          <text:p/>
        </draw:line>
        <draw:line draw:style-name="gr8" draw:text-style-name="P10" draw:layer="layout" svg:x1="21.758cm" svg:y1="13.719cm" svg:x2="18.314cm" svg:y2="13.719cm">
          <text:p/>
        </draw:line>
        <draw:custom-shape draw:style-name="gr9" draw:text-style-name="P2" draw:layer="layout" svg:width="3.202cm" svg:height="3.295cm" svg:x="21.356cm" svg:y="11.827cm">
          <text:p text:style-name="P4"><text:span text:style-name="T16">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18cm" svg:height="2.797cm" svg:x="23.31cm" svg:y="11.924cm">
          <text:p text:style-name="P3"><text:span text:style-name="T17">!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21.959cm" svg:y1="11.628cm" svg:x2="18.956cm" svg:y2="11.628cm">
          <text:p/>
        </draw:line>
        <draw:custom-shape draw:style-name="gr9" draw:text-style-name="P2" draw:layer="layout" svg:width="3.201cm" svg:height="3.295cm" svg:x="21.361cm" svg:y="9.626cm">
          <text:p text:style-name="P4"><text:span text:style-name="T16">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21.758cm" svg:y1="15.522cm" svg:x2="14.16cm" svg:y2="15.522cm">
          <text:p/>
        </draw:line>
        <draw:custom-shape draw:style-name="gr9" draw:text-style-name="P2" draw:layer="layout" svg:width="3.202cm" svg:height="3.295cm" svg:x="21.356cm" svg:y="13.63cm">
          <text:p text:style-name="P4"><text:span text:style-name="T16">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18cm" svg:height="2.797cm" svg:x="23.31cm" svg:y="13.727cm">
          <text:p text:style-name="P3"><text:span text:style-name="T17">!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8" presentation:class="page"/>
          <draw:frame presentation:style-name="pr7" draw:text-style-name="P2" draw:layer="layout" svg:width="14.394cm" svg:height="11.242cm" svg:x="2.963cm" svg:y="11.861cm" presentation:class="notes" presentation:user-transformed="true">
            <draw:text-box>
              <text:p text:style-name="P13"><text:span text:style-name="T3">(int)1 = 2; <text:s/>// not allowed</text:span></text:p>
              <text:p text:style-name="P13"><text:span text:style-name="T3"/></text:p>
              <text:p text:style-name="P13"><text:span text:style-name="T3">(int)(1) = 2; // not allowed</text:span></text:p>
              <text:p text:style-name="P13"><text:span text:style-name="T3"/></text:p>
              <text:p text:style-name="P13"><text:span text:style-name="T3">(int){1} = 2; // allowed!</text:span></text:p>
            </draw:text-box>
          </draw:frame>
        </presentation:notes>
      </draw:page>
      <draw:page draw:name="= operator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= operators</text:p>
          </draw:text-box>
        </draw:frame>
        <draw:frame presentation:style-name="pr6" draw:text-style-name="P2" draw:layer="layout" svg:width="22.649cm" svg:height="17.992cm" svg:x="3.597cm" svg:y="1.058cm" presentation:class="outline" presentation:user-transformed="true">
          <draw:text-box>
            <text:list text:style-name="L6">
              <text:list-header>
                <text:p text:style-name="P7"/>
                <text:p text:style-name="P7"/>
                <text:p text:style-name="P7"/>
                <text:p text:style-name="P7"/>
                <text:list text:style-name="L7">
                  <text:list-header>
                    <text:p text:style-name="P8"/>
                    <text:p text:style-name="P8"/>
                    <text:p text:style-name="P8"/>
                  </text:list-header>
                </text:list>
              </text:list-header>
            </text:list>
          </draw:text-box>
        </draw:frame>
        <draw:custom-shape draw:style-name="gr9" draw:text-style-name="P2" draw:layer="layout" svg:width="3.202cm" svg:height="3.295cm" svg:x="19.557cm" svg:y="10.125cm">
          <text:p text:style-name="P4"><text:span text:style-name="T16">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601cm" svg:height="5.341cm" svg:x="7.36cm" svg:y="9.124cm">
          <text:p text:style-name="P9"><text:span text:style-name="T13">void</text:span><text:span text:style-name="T14"> assignment(</text:span><text:span text:style-name="T13">void</text:span><text:span text:style-name="T14">) </text:span></text:p>
          <text:p text:style-name="P9"><text:span text:style-name="T15">{</text:span></text:p>
          <text:p text:style-name="P9"><text:span text:style-name="T15"><text:s text:c="4"/></text:span><text:span text:style-name="T13">int</text:span><text:span text:style-name="T15"> x = 0;</text:span></text:p>
          <text:p text:style-name="P9"><text:span text:style-name="T15"/></text:p>
          <text:p text:style-name="P9"><text:span text:style-name="T15"><text:s text:c="4"/></text:span><text:span text:style-name="T15">x += 42;</text:span></text:p>
          <text:p text:style-name="P9"><text:span text:style-name="T15"/></text:p>
          <text:p text:style-name="P9"><text:span text:style-name="T15"><text:s text:c="4"/></text:span><text:span text:style-name="T15">x += 42 += 42;</text:span></text:p>
          <text:p text:style-name="P9"><text:span text:style-name="T15">}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19.76cm" svg:y1="12.127cm" svg:x2="12.96cm" svg:y2="12.127cm">
          <text:p/>
        </draw:line>
        <draw:custom-shape draw:style-name="gr2" draw:text-style-name="P2" draw:layer="layout" svg:width="21.158cm" svg:height="4.496cm" svg:x="4.758cm" svg:y="2.081cm">
          <text:p text:style-name="P4"><text:span text:style-name="T4">6.5.16 Assignment operators</text:span></text:p>
          <text:p text:style-name="P4"><text:span text:style-name="T4">para 3 - An assignment stores a </text:span><text:span text:style-name="T5">value</text:span><text:span text:style-name="T4"> in the </text:span><text:span text:style-name="T5">object</text:span><text:span text:style-name="T4"> designated by the left operand. An assignment </text:span><text:span text:style-name="T5">expression</text:span><text:span text:style-name="T4"> has the </text:span><text:span text:style-name="T5">value</text:span><text:span text:style-name="T4"> of the left operand after the assignment, but is </text:span><text:span text:style-name="T5">not</text:span><text:span text:style-name="T4"> an </text:span><text:span text:style-name="T5">lvalue</text:span><text:span text:style-name="T4">.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19.957cm" svg:y1="13.326cm" svg:x2="15.358cm" svg:y2="13.326cm">
          <text:p/>
        </draw:line>
        <draw:custom-shape draw:style-name="gr9" draw:text-style-name="P2" draw:layer="layout" svg:width="3.418cm" svg:height="2.787cm" svg:x="19.742cm" svg:y="11.937cm">
          <text:p text:style-name="P4"><text:span text:style-name="T25">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9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++ -- operator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++ -- operators</text:p>
          </draw:text-box>
        </draw:frame>
        <draw:frame presentation:style-name="pr6" draw:text-style-name="P2" draw:layer="layout" svg:width="22.649cm" svg:height="17.992cm" svg:x="3.597cm" svg:y="1.058cm" presentation:class="outline" presentation:user-transformed="true">
          <draw:text-box>
            <text:list text:style-name="L6">
              <text:list-header>
                <text:p text:style-name="P7"/>
                <text:p text:style-name="P7"/>
                <text:p text:style-name="P7"/>
                <text:p text:style-name="P7"/>
                <text:list text:style-name="L7">
                  <text:list-header>
                    <text:p text:style-name="P8"/>
                    <text:p text:style-name="P8"/>
                    <text:p text:style-name="P8"/>
                  </text:list-header>
                </text:list>
              </text:list-header>
            </text:list>
          </draw:text-box>
        </draw:frame>
        <draw:custom-shape draw:style-name="gr2" draw:text-style-name="P2" draw:layer="layout" svg:width="21.158cm" svg:height="4.496cm" svg:x="4.758cm" svg:y="2.081cm">
          <text:p text:style-name="P4"><text:span text:style-name="T4">6.5.3.1 Prefix increment and decrement operators</text:span></text:p>
          <text:p text:style-name="P4"><text:span text:style-name="T4">para 1 - The operand of the prefix increment or decrement operator </text:span><text:span text:style-name="T5">shall</text:span><text:span text:style-name="T4"> ... be a </text:span><text:span text:style-name="T5">modifiable</text:span><text:span text:style-name="T4"> </text:span><text:span text:style-name="T5">lvalue</text:span><text:span text:style-name="T4">.</text:span></text:p>
          <text:p text:style-name="P4"><text:span text:style-name="T4">para 2 - ... The result is the new </text:span><text:span text:style-name="T5">value</text:span><text:span text:style-name="T4"> of the operand after incrementation. The expression ++E is equivalent to (E+=1)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0.601cm" svg:height="5.341cm" svg:x="7.36cm" svg:y="8.326cm">
          <text:p text:style-name="P9"><text:span text:style-name="T13">void</text:span><text:span text:style-name="T14"> increment(</text:span><text:span text:style-name="T13">void</text:span><text:span text:style-name="T14">) </text:span></text:p>
          <text:p text:style-name="P9"><text:span text:style-name="T15">{</text:span></text:p>
          <text:p text:style-name="P9"><text:span text:style-name="T15"><text:s text:c="4"/></text:span><text:span text:style-name="T13">int</text:span><text:span text:style-name="T15"> x = 0;</text:span></text:p>
          <text:p text:style-name="P9"><text:span text:style-name="T15"/></text:p>
          <text:p text:style-name="P9"><text:span text:style-name="T15"><text:s text:c="4"/></text:span><text:span text:style-name="T15">x++ = 42;</text:span></text:p>
          <text:p text:style-name="P9"><text:span text:style-name="T15"/></text:p>
          <text:p text:style-name="P9"><text:span text:style-name="T15"><text:s text:c="4"/></text:span><text:span text:style-name="T15">++x = 42;</text:span></text:p>
          <text:p text:style-name="P9"><text:span text:style-name="T15">}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19.16cm" svg:y1="11.262cm" svg:x2="13.758cm" svg:y2="11.254cm">
          <text:p/>
        </draw:line>
        <draw:custom-shape draw:style-name="gr9" draw:text-style-name="P2" draw:layer="layout" svg:width="3.417cm" svg:height="2.787cm" svg:x="18.94cm" svg:y="9.865cm">
          <text:p text:style-name="P4"><text:span text:style-name="T25">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9.16cm" svg:y1="12.673cm" svg:x2="13.758cm" svg:y2="12.664cm">
          <text:p/>
        </draw:line>
        <draw:custom-shape draw:style-name="gr9" draw:text-style-name="P2" draw:layer="layout" svg:width="3.417cm" svg:height="2.787cm" svg:x="18.94cm" svg:y="11.276cm">
          <text:p text:style-name="P4"><text:span text:style-name="T25">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802cm" svg:height="1.108cm" svg:x="6.359cm" svg:y="15.782cm">
          <text:p text:style-name="P4"><text:span text:style-name="T26">++x is accidentally an lvalue in C++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367cm" svg:height="1.998cm" svg:x="4.758cm" svg:y="15.125cm">
          <text:p/>
          <draw:enhanced-geometry svg:viewBox="0 0 3099 4329" draw:type="non-primitive" draw:enhanced-path="M 560 4145  L 531 4097  L 510 4048  L 495 3998  L 487 3947  L 486 3896  L 490 3845  L 501 3792  L 516 3741  L 0 3741  L 0 3641  L 559 3641  L 584 3599  L 610 3557  L 641 3516  L 673 3476  L 746 3399  L 826 3326  L 913 3260  L 1005 3202  L 1101 3152  L 1198 3110  L 1296 3080  L 1393 3060  L 1441 3055  L 1488 3053  L 1534 3054  L 1578 3059  L 1623 3067  L 1665 3080  L 1705 3095  L 1743 3116  L 1778 3139  L 1812 3168  L 1844 3201  L 1873 3238  L 1873 0  L 1947 0  L 1974 59  L 2004 115  L 2075 224  L 2155 329  L 2242 430  L 2432 632  L 2529 735  L 2626 842  L 2719 955  L 2806 1075  L 2848 1138  L 2887 1204  L 2924 1271  L 2958 1343  L 2989 1417  L 3016 1494  L 3041 1575  L 3062 1659  L 3078 1748  L 3089 1840  L 3097 1937  L 3099 2038  L 3097 2112  L 3092 2187  L 3072 2336  L 3038 2483  L 2992 2627  L 2964 2698  L 2934 2766  L 2902 2834  L 2867 2900  L 2789 3026  L 2703 3144  L 2754 3034  L 2799 2929  L 2838 2826  L 2872 2727  L 2899 2632  L 2922 2538  L 2939 2449  L 2951 2362  L 2958 2278  L 2959 2196  L 2956 2116  L 2949 2038  L 2935 1963  L 2918 1889  L 2896 1818  L 2871 1748  L 2840 1679  L 2805 1612  L 2767 1547  L 2724 1481  L 2628 1353  L 2517 1228  L 2393 1104  L 2255 980  L 2107 853  L 1947 726  L 1947 3475  L 1945 3517  L 1939 3558  L 1917 3641  L 2433 3641  L 2433 3741  L 1874 3741  L 1823 3825  L 1792 3866  L 1760 3906  L 1687 3983  L 1607 4055  L 1520 4121  L 1428 4179  L 1332 4230  L 1235 4272  L 1136 4303  L 1040 4322  L 992 4327  L 945 4329  L 898 4328  L 854 4324  L 810 4315  L 768 4304  L 728 4287  L 690 4268  L 654 4243  L 621 4214  L 589 4182  L 560 4145  Z N"/>
        </draw:custom-shape>
        <presentation:notes draw:style-name="dp2">
          <draw:page-thumbnail draw:layer="layout" svg:width="13.472cm" svg:height="9.327cm" svg:x="3.126cm" svg:y="1.896cm" draw:page-number="20" presentation:class="page"/>
          <draw:frame presentation:style-name="pr4" draw:layer="layout" svg:width="14.394cm" svg:height="11.499cm" svg:x="2.963cm" svg:y="11.86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axial" draw:start-color="#3333cc" draw:end-color="#191965" draw:start-intensity="100%" draw:end-intensity="100%" draw:angle="0" draw:border="0%"/>
    <draw:marker draw:name="Arrow" svg:viewBox="0 0 20 30" svg:d="m10 0-10 30h20z"/>
    <draw:marker draw:name="msArrowEnd_20_8" draw:display-name="msArrowEnd 8" svg:viewBox="0 0 355 213" svg:d="m178 0 177 213h-35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3333cc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8cm" fo:padding-bottom="0.128cm" fo:padding-left="0.256cm" fo:padding-right="0.256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61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26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787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09cm"/>
          <style:tab-stop style:position="4.18cm"/>
          <style:tab-stop style:position="6.27cm"/>
          <style:tab-stop style:position="8.36cm"/>
          <style:tab-stop style:position="10.451cm"/>
          <style:tab-stop style:position="12.541cm"/>
          <style:tab-stop style:position="14.631cm"/>
          <style:tab-stop style:position="16.721cm"/>
          <style:tab-stop style:position="18.811cm"/>
          <style:tab-stop style:position="20.902cm"/>
          <style:tab-stop style:position="22.992cm"/>
          <style:tab-stop style:position="25.082cm"/>
          <style:tab-stop style:position="27.172cm"/>
          <style:tab-stop style:position="29.262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">
            <style:list-level-properties text:min-label-width="0.952cm"/>
            <style:text-properties fo:font-family="Symbol" style:font-family-generic="roman" style:font-pitch="variable" style:font-charset="x-symbol" fo:color="#cc9900" fo:font-size="100%"/>
          </text:list-level-style-bullet>
          <text:list-level-style-bullet text:level="2" text:bullet-char="">
            <style:list-level-properties text:space-before="1.27cm" text:min-label-width="0.793cm"/>
            <style:text-properties fo:font-family="Wingdings" style:font-pitch="variable" style:font-charset="x-symbol" fo:color="#cc99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cc99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64cm"/>
          <style:tab-stop style:position="3.28cm"/>
          <style:tab-stop style:position="5.397cm"/>
          <style:tab-stop style:position="7.514cm"/>
          <style:tab-stop style:position="9.63cm"/>
          <style:tab-stop style:position="11.747cm"/>
          <style:tab-stop style:position="13.864cm"/>
          <style:tab-stop style:position="15.98cm"/>
          <style:tab-stop style:position="18.097cm"/>
          <style:tab-stop style:position="20.214cm"/>
          <style:tab-stop style:position="22.33cm"/>
          <style:tab-stop style:position="24.447cm"/>
          <style:tab-stop style:position="26.564cm"/>
          <style:tab-stop style:position="28.68cm"/>
        </style:tab-stops>
      </style:paragraph-properties>
      <style:text-properties fo:color="#f8f8f8" style:text-outline="false" style:text-line-through-style="none" style:text-position="0% 100%" fo:font-family="Arial" style:font-pitch="variable" fo:font-size="28pt" fo:font-style="normal" fo:text-shadow="1pt 1pt" style:text-underline-style="none" fo:font-weight="bold" style:font-family-asian="Arial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2" text:bullet-char="">
            <style:list-level-properties text:space-before="1.27cm" text:min-label-width="0.793cm"/>
            <style:text-properties fo:font-family="Wingdings" style:font-pitch="variable" style:font-charset="x-symbol" fo:color="#cc99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cc99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52cm"/>
          <style:tab-stop style:position="2.169cm"/>
          <style:tab-stop style:position="4.286cm"/>
          <style:tab-stop style:position="6.402cm"/>
          <style:tab-stop style:position="8.519cm"/>
          <style:tab-stop style:position="10.636cm"/>
          <style:tab-stop style:position="12.752cm"/>
          <style:tab-stop style:position="14.869cm"/>
          <style:tab-stop style:position="16.986cm"/>
          <style:tab-stop style:position="19.102cm"/>
          <style:tab-stop style:position="21.219cm"/>
          <style:tab-stop style:position="23.336cm"/>
          <style:tab-stop style:position="25.452cm"/>
          <style:tab-stop style:position="27.569cm"/>
        </style:tab-stops>
      </style:paragraph-properties>
      <style:text-properties fo:color="#f8f8f8" style:text-line-through-style="none" style:text-position="0% 100%" fo:font-family="Arial" style:font-pitch="variable" fo:font-size="24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175cm"/>
          <style:tab-stop style:position="5.291cm"/>
          <style:tab-stop style:position="7.408cm"/>
          <style:tab-stop style:position="9.525cm"/>
          <style:tab-stop style:position="11.641cm"/>
          <style:tab-stop style:position="13.758cm"/>
          <style:tab-stop style:position="15.875cm"/>
          <style:tab-stop style:position="17.991cm"/>
          <style:tab-stop style:position="20.108cm"/>
          <style:tab-stop style:position="22.225cm"/>
          <style:tab-stop style:position="24.341cm"/>
          <style:tab-stop style:position="26.458cm"/>
        </style:tab-stops>
      </style:paragraph-properties>
      <style:text-properties fo:color="#f8f8f8" style:text-line-through-style="none" style:text-position="0% 100%" fo:font-family="Arial" style:font-pitch="variable" fo:font-size="24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021cm"/>
          <style:tab-stop style:position="6.138cm"/>
          <style:tab-stop style:position="8.255cm"/>
          <style:tab-stop style:position="10.371cm"/>
          <style:tab-stop style:position="12.488cm"/>
          <style:tab-stop style:position="14.605cm"/>
          <style:tab-stop style:position="16.721cm"/>
          <style:tab-stop style:position="18.838cm"/>
          <style:tab-stop style:position="20.955cm"/>
          <style:tab-stop style:position="23.071cm"/>
          <style:tab-stop style:position="25.18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">
            <style:list-level-properties/>
            <style:text-properties fo:font-family="Symbol" style:font-family-generic="roman" style:font-pitch="variable" style:font-charset="x-symbol" fo:color="#cc9900" fo:font-size="100%"/>
          </text:list-level-style-bullet>
          <text:list-level-style-bullet text:level="2" text:bullet-char="">
            <style:list-level-properties text:space-before="1.27cm"/>
            <style:text-properties fo:font-family="Wingdings" style:font-pitch="variable" style:font-charset="x-symbol" fo:color="#cc99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cc99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cc99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8f8f8" style:text-outline="false" style:text-line-through-style="none" style:text-position="0% 100%" fo:font-family="Arial" style:font-pitch="variable" fo:font-size="28pt" fo:font-style="normal" fo:text-shadow="1pt 1pt" style:text-underline-style="none" fo:font-weight="bold" style:font-family-asian="Arial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00" style:text-outline="false" style:text-line-through-style="none" style:text-position="0% 100%" fo:font-family="Arial" style:font-pitch="variable" fo:font-size="44pt" fo:font-style="normal" fo:text-shadow="1pt 1pt" style:text-underline-style="none" fo:font-weight="bold" style:font-family-asian="Arial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4.98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gradient" draw:fill-color="#3333cc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49cm"/>
    </style:style>
    <style:style style:name="Mgr3" style:family="graphic">
      <style:graphic-properties draw:stroke="solid" svg:stroke-width="0.026cm" svg:stroke-color="#969696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00cc99" draw:textarea-horizontal-align="center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 draw:shadow-color="#969696"/>
    </style:style>
    <style:style style:name="M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5cm" fo:min-width="0cm" fo:padding-top="0cm" fo:padding-bottom="0cm" fo:padding-left="0.053cm" fo:padding-right="0.053cm" fo:wrap-option="wrap" draw:shadow="hidden" draw:shadow-color="#969696"/>
    </style:style>
    <style:style style:name="Mpr3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166cm" fo:min-width="0cm" fo:padding-top="0cm" fo:padding-bottom="0cm" fo:padding-left="0.053cm" fo:padding-right="0.053cm" fo:wrap-option="wrap" draw:shadow="hidden" draw:shadow-color="#969696"/>
    </style:style>
    <style:style style:name="Mpr4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0.91cm" fo:min-width="0cm" fo:padding-top="0cm" fo:padding-bottom="0cm" fo:padding-left="0.053cm" fo:padding-right="0.053cm" fo:wrap-option="wrap" draw:shadow="hidden" draw:shadow-color="#969696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000000" fo:font-family="Arial" style:font-pitch="variable" fo:font-size="16pt" fo:text-shadow="1pt 1pt" fo:font-weight="bold" style:font-size-asian="16pt" style:font-weight-asian="bold" style:font-size-complex="16pt" style:font-weight-complex="bold"/>
    </style:style>
    <style:style style:name="MT2" style:family="text"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MT3" style:family="text">
      <style:text-properties fo:font-size="8pt" fo:language="en" fo:country="GB" fo:font-style="italic" style:font-size-asian="8pt" style:font-style-asian="italic" style:font-size-complex="8pt" style:font-style-complex="italic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64cm" svg:height="5.789cm" svg:x="1cm" svg:y="2.434cm" draw:page-number="1"/>
      <draw:page-thumbnail draw:layer="backgroundobjects" svg:width="8.364cm" svg:height="5.789cm" svg:x="1cm" svg:y="9.594cm" draw:page-number="2"/>
      <draw:page-thumbnail draw:layer="backgroundobjects" svg:width="8.364cm" svg:height="5.789cm" svg:x="1cm" svg:y="16.754cm" draw:page-number="3"/>
      <draw:page-thumbnail draw:layer="backgroundobjects" svg:width="8.364cm" svg:height="5.789cm" svg:x="10.365cm" svg:y="2.434cm" draw:page-number="4"/>
      <draw:page-thumbnail draw:layer="backgroundobjects" svg:width="8.364cm" svg:height="5.789cm" svg:x="10.365cm" svg:y="9.594cm" draw:page-number="5"/>
      <draw:page-thumbnail draw:layer="backgroundobjects" svg:width="8.364cm" svg:height="5.789cm" svg:x="10.365cm" svg:y="16.754cm" draw:page-number="6"/>
      <draw:frame draw:style-name="Mgr1" draw:text-style-name="MP1" draw:layer="backgroundobjects" svg:width="8.561cm" svg:height="1.248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61cm" svg:height="1.248cm" svg:x="11.168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61cm" svg:height="1.248cm" svg:x="0cm" svg:y="23.731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61cm" svg:height="1.248cm" svg:x="11.168cm" svg:y="23.731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77cm" svg:height="2.329cm" svg:x="1.057cm" svg:y="2.752cm" presentation:class="title" presentation:placeholder="true">
        <draw:text-box/>
      </draw:frame>
      <draw:frame presentation:style-name="Default-outline1" draw:layer="backgroundobjects" svg:width="22.649cm" svg:height="16.934cm" svg:x="3.597cm" svg:y="1.058cm" presentation:class="outline" presentation:placeholder="true">
        <draw:text-box/>
      </draw:frame>
      <draw:frame presentation:style-name="Mpr1" draw:text-style-name="MP4" draw:layer="backgroundobjects" svg:width="2.117cm" svg:height="1.271cm" svg:x="1.057cm" svg:y="1.058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5" draw:layer="backgroundobjects" svg:x1="3.387cm" svg:y1="17.992cm" svg:x2="3.387cm" svg:y2="1.058cm">
        <text:p/>
      </draw:line>
      <presentation:notes style:page-layout-name="PM0">
        <draw:rect draw:style-name="Mgr4" draw:text-style-name="MP6" draw:layer="backgroundobjects" svg:width="19.73cm" svg:height="24.98cm" svg:x="0cm" svg:y="0cm">
          <text:p/>
        </draw:rect>
        <draw:frame presentation:style-name="Mpr2" draw:text-style-name="MP8" draw:layer="backgroundobjects" svg:width="8.546cm" svg:height="1.24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2" draw:text-style-name="MP10" draw:layer="backgroundobjects" svg:width="8.546cm" svg:height="1.249cm" svg:x="11.183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Default-title" draw:layer="backgroundobjects" svg:width="13.472cm" svg:height="9.328cm" svg:x="3.126cm" svg:y="1.895cm" presentation:class="page"/>
        <draw:frame presentation:style-name="Default-notes" draw:layer="backgroundobjects" svg:width="14.394cm" svg:height="11.242cm" svg:x="2.963cm" svg:y="11.861cm" presentation:class="notes" presentation:placeholder="true">
          <draw:text-box/>
        </draw:frame>
        <draw:frame presentation:style-name="Mpr3" draw:text-style-name="MP8" draw:layer="backgroundobjects" svg:width="8.551cm" svg:height="1.165cm" svg:x="0.528cm" svg:y="23.472cm" presentation:class="footer">
          <draw:text-box>
            <text:p text:style-name="MP7"><text:span text:style-name="MT2"><presentation:footer/></text:span></text:p>
          </draw:text-box>
        </draw:frame>
        <draw:frame presentation:style-name="Mpr4" draw:text-style-name="MP10" draw:layer="backgroundobjects" svg:width="8.335cm" svg:height="0.909cm" svg:x="11.12cm" svg:y="23.728cm" presentation:class="page-number">
          <draw:text-box>
            <text:p text:style-name="MP9"><text:span text:style-name="MT3">Page </text:span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C# Programming - Namespaces</dc:title>
    <meta:initial-creator>Jon Jagger</meta:initial-creator>
    <meta:creation-date>1996-09-18T10:28:26</meta:creation-date>
    <dc:creator>Jon Jagger</dc:creator>
    <dc:date>2009-11-16T11:02:50</dc:date>
    <meta:print-date>1999-08-14T10:11:44</meta:print-date>
    <meta:editing-cycles>2635</meta:editing-cycles>
    <meta:editing-duration>PT559H59M39S</meta:editing-duration>
    <meta:document-statistic meta:object-count="664"/>
    <meta:generator>NeoOffice/3.1.2$Unix OpenOffice.org_project/Patch 0</meta:generator>
  </office:meta>
</office:document-meta>
</file>